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000000010B061184BF1EB51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UnicodeMS" svg:font-family="ArialUnicodeMS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999999" draw:stroke-linejoin="miter" svg:stroke-linecap="butt" draw:fill="solid" draw:fill-color="#888888" fo:padding-top="0.007cm" fo:padding-bottom="0.007cm" fo:padding-left="0.007cm" fo:padding-right="0.007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999999"/>
    </style:style>
    <style:style style:name="gr4" style:family="graphic" style:parent-style-name="standard">
      <style:graphic-properties draw:stroke="solid" svg:stroke-width="0.014cm" svg:stroke-color="#999999" draw:stroke-linejoin="miter" svg:stroke-linecap="butt" draw:fill="solid" draw:fill-color="#ffffff" fo:padding-top="0.007cm" fo:padding-bottom="0.007cm" fo:padding-left="0.007cm" fo:padding-right="0.00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14cm" svg:stroke-color="#aaaaaa" draw:stroke-linejoin="miter" svg:stroke-linecap="butt" draw:fill="none" fo:padding-top="0.007cm" fo:padding-bottom="0.007cm" fo:padding-left="0.007cm" fo:padding-right="0.007cm"/>
    </style:style>
    <style:style style:name="gr8" style:family="graphic" style:parent-style-name="standard">
      <style:graphic-properties draw:stroke="solid" svg:stroke-width="0.014cm" svg:stroke-color="#888888" draw:stroke-linejoin="miter" svg:stroke-linecap="butt" draw:fill="none" fo:padding-top="0.007cm" fo:padding-bottom="0.007cm" fo:padding-left="0.007cm" fo:padding-right="0.007cm"/>
    </style:style>
    <style:style style:name="gr9" style:family="graphic" style:parent-style-name="standard">
      <style:graphic-properties draw:stroke="solid" svg:stroke-width="0.014cm" svg:stroke-color="#929292" draw:stroke-linejoin="miter" svg:stroke-linecap="butt" draw:fill="solid" draw:fill-color="#cccccc" fo:padding-top="0.007cm" fo:padding-bottom="0.007cm" fo:padding-left="0.007cm" fo:padding-right="0.007cm"/>
    </style:style>
    <style:style style:name="gr10" style:family="graphic" style:parent-style-name="standard">
      <style:graphic-properties draw:stroke="solid" svg:stroke-width="0.014cm" svg:stroke-color="#94dbfc" draw:stroke-linejoin="miter" svg:stroke-linecap="butt" draw:fill="solid" draw:fill-color="#c6e6f7" fo:padding-top="0.007cm" fo:padding-bottom="0.007cm" fo:padding-left="0.007cm" fo:padding-right="0.007cm"/>
    </style:style>
    <style:style style:name="P1" style:family="paragraph">
      <loext:graphic-properties draw:fill="solid" draw:fill-color="#888888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999999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cccccc"/>
    </style:style>
    <style:style style:name="P7" style:family="paragraph">
      <loext:graphic-properties draw:fill="solid" draw:fill-color="#c6e6f7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7.776cm" svg:height="0.946cm" svg:x="0.412cm" svg:y="3.421cm" svg:viewBox="0 0 7777 947" draw:points="0,0 7777,0 7777,947 0,947">
          <text:p/>
        </draw:polygon>
        <draw:path draw:style-name="gr2" draw:text-style-name="P2" draw:layer="layout" svg:width="1.067cm" svg:height="0.214cm" svg:x="0.497cm" svg:y="3.538cm" svg:viewBox="0 0 1068 215" svg:d="M88 210h-58v-18h13 2c0 0 1-1 1-3v-155c0 0 0-7 1-6h-4c0 0-11 0-15 5 0 0-5 4-13 32l-15-4 11-53h96l10 53-14 4c0 0-8-28-12-32 0 0-3-5-14-5 0 0-7 0-6 0 0 0 0-1 0 6v155c0 0 0 2 1 3 0 0 1 0 2 0h14zM165 212c0 0-19 0-29-11 0 0-12-12-12-26 0 0 0-23 17-38 0 0 16-13 55-19v-7c0 0 0-10-2-15 0 0-3-5-16-5 0 0-14 0-18 3 0 0-5 4-5 7 0 0 4 7 0 15 0 0-2 7-12 7 0 0-5 0-9-4 0 0-4-5-4-13 0 0 0-14 14-24 0 0 14-11 33-11 0 0 21 0 31 10 0 0 12 10 12 30v73 6h1c0 0 2 0 2-2 0 0 2-4 2-17h15c0 0 0 24-7 32 0 0-5 7-15 7 0 0-9 0-14-4 0 0-5-5-5-6 0 0-5 4-13 8 0 0-9 4-21 4zM150 172c0 0 0 7 5 14 0 0 3 6 12 6 0 0 8 0 15-3 0 0 8-4 14-10v-42c0 0-24 4-35 13 0 0-11 9-11 22zM257 113c0 0 0-21 13-31 0 0 13-11 29-11 0 0 9 0 17 4 0 0 7 2 9 2 0 0 1 0 2-1 0 0 2 0 11-11l5 55-14 3c0 0-5-18-12-26 0 0-8-6-17-6 0 0-11 0-16 3 0 0-6 4-6 12 0 0 0 7 3 11 0 0 2 3 9 5 0 0 7 3 17 7 0 0 10 3 18 8 0 0 8 6 15 14 0 0 6 8 6 19 0 0 0 20-12 31 0 0-11 11-32 11 0 0-12 0-19-3 0 0-5-3-8-3 0 0-2 0-5 2 0 0-3 1-13 7l-4-55 15-3c0 0 3 22 12 29 0 0 8 8 22 8 0 0 12 0 17-5 0 0 6-4 6-12 0 0 0-5-4-9 0 0-2-4-4-5 0 0-10-5-21-10 0 0-11-5-20-10 0 0-10-5-14-13 0 0-5-8-5-17zM427 126l34 61c0 0 2 3 3 4 0 0 2 1 3 1h9v18h-49v-18h8c0 0 3 0 2 1v1l-26-48-12 16v27c0 0 0 2 0 3h3 9v18h-49v-18h10 2c0 0 1-1 1-3v-159c0 0 0-2-1-2 0 0 0-1-2-1h-11v-19h13c0 0 5 0 8-1 0 0 3-2 7-7h10v132l29-39c0 0 1-2 2-2v1h-11v-18h49v18h-9c0 0-3 0-5 2 0 0-4 1-7 4zM694 157l-2 1-3-128v-2c0 0-1-1-3-1h-13v-19h48v19h-13c0 0-2 0-2 1 0 0-1 1-1 2v180h-14l-70-168 2-1 3 148c0 0 0 2 1 3h3 12v18h-47v-18h13 2c0 0 0-1 0-3v-159-2c0 0 0-1-2-1h-12v-19h36zM763 212c0 0-18 0-30-11 0 0-10-12-10-26 0 0 0-23 16-38 0 0 16-13 56-19v-7c0 0 0-10-3-15 0 0-3-5-15-5 0 0-15 0-20 3 0 0-4 4-3 7 0 0 3 7 0 15 0 0-4 7-12 7 0 0-6 0-10-4 0 0-4-5-4-13 0 0 0-14 15-24 0 0 14-11 33-11 0 0 20 0 31 10 0 0 11 10 11 30v73c0 0 0 6-1 6h3c0 0 1 0 2-2 0 0 1-4 1-17h14c0 0 0 24-5 32 0 0-7 7-16 7 0 0-8 0-13-4 0 0-6-5-6-6 0 0-4 4-13 8 0 0-8 4-21 4zM749 172c0 0 0 7 3 14 0 0 5 6 13 6 0 0 8 0 15-3 0 0 8-4 15-10v-42c0 0-25 4-35 13 0 0-11 9-11 22zM844 74c0 0 4 0 8-1 0 0 4-1 7-3h9l-3 14c0 0-2-3 5-8 0 0 7-5 15-5 0 0 10 0 16 6 0 0 6 5 4 8 0 0-1-4 7-9 0 0 7-5 15-5 0 0 14 0 19 10 0 0 6 10 6 25v84 2h2 7v18h-42v-18h7 2v-2-83c0 0 0-11 0-13 0 0-2-2-4-2 0 0-5 0-8 4 0 0-5 5-7 13v81c0 0 0 2 1 2h2 7v18h-42v-18h7 2c0 0 1 0 1-2v-83c0 0 0-9-2-11 0 0 0-4-3-4 0 0-4 0-9 4 0 0-3 5-5 14v80 2h2 7v18h-42v-18h7 2v-2-97c0 0 0-2 0-1 0 0 1 0 0 0h-8v-18zM1042 130c0 0 0-17-6-28 0 0-7-11-17-11 0 0-12 0-20 11 0 0-7 13-7 28zM992 148c0 0 0 22 8 34 0 0 8 10 22 10 0 0 10 0 18-7 0 0 8-7 13-23l13 7c0 0-4 18-15 31 0 0-12 13-31 13 0 0-23 0-38-19 0 0-15-18-15-51 0 0 0-30 15-51 0 0 15-21 37-21 0 0 20 0 34 17 0 0 15 17 15 60z">
          <text:p/>
        </draw:path>
        <draw:polygon draw:style-name="gr1" draw:text-style-name="P1" draw:layer="layout" svg:width="0.801cm" svg:height="0.491cm" svg:x="8.271cm" svg:y="3.877cm" svg:viewBox="0 0 802 492" draw:points="0,0 802,0 802,492 0,492">
          <text:p/>
        </draw:polygon>
        <draw:path draw:style-name="gr2" draw:text-style-name="P2" draw:layer="layout" svg:width="0.617cm" svg:height="0.228cm" svg:x="8.364cm" svg:y="4.004cm" svg:viewBox="0 0 618 229" svg:d="M92 55c0 0-2-17-10-25 0 0-9-9-25-9 0 0-15 0-24 7 0 0-9 6-9 19 0 0 0 11 7 17 0 0 7 6 27 12 0 0 18 4 29 9 0 0 11 5 19 16 0 0 9 10 9 29 0 0 0 22-15 38 0 0-15 15-39 15 0 0-30 0-45-17 0 0-15-16-16-42l18-3c0 0 1 22 13 31 0 0 12 10 29 10 0 0 17 0 26-8 0 0 10-9 10-23 0 0 0-14-10-21 0 0-11-7-35-13 0 0-24-7-35-18 0 0-10-12-10-30 0 0 0-21 13-35 0 0 14-14 37-14 0 0 24 0 38 14 0 0 15 14 16 38zM229 122h-78c0 0 2 21 10 32 0 0 9 11 22 11 0 0 10 0 17-7 0 0 7-6 10-19l19 2c0 0-5 20-17 31 0 0-11 11-29 11 0 0-23 0-37-18 0 0-13-18-13-48 0 0 0-31 13-50 0 0 13-18 36-18 0 0 11 0 22 6 0 0 10 6 18 21 0 0 7 14 7 46zM211 103c0 0-1-20-10-28 0 0-9-9-19-9 0 0-12 0-20 11 0 0-9 10-9 26zM267 68c0 0 10-19 30-19 0 0 20 0 32 18 0 0 12 18 12 47 0 0 0 32-14 50 0 0-12 19-32 19 0 0-16 0-27-17v63h-17v-178h15v17zM295 165c0 0 12 0 20-13 0 0 7-12 7-38 0 0 0-24-7-36 0 0-8-13-20-13 0 0-12 0-21 15 0 0-8 14-8 37 0 0 0 23 8 35 0 0 8 13 21 13zM505 179h-95c0 0 0-14 9-29 0 0 8-16 31-40 0 0 14-13 26-28 0 0 10-16 10-32 0 0 0-13-7-21 0 0-8-9-20-9 0 0-11 0-19 9 0 0-8 9-8 27l-19-3c0 0 2-24 15-38 0 0 13-12 32-12 0 0 21 0 33 14 0 0 12 13 12 34 0 0 0 17-10 34 0 0-10 18-40 47 0 0-15 16-21 26h71zM601 97c0 0-6 9-15 16 0 0-9 7-19 7 0 0-18 0-30-17 0 0-13-16-13-41 0 0 0-26 13-43 0 0 12-16 32-16 0 0 20 0 34 19 0 0 15 18 15 65 0 0 0 49-13 72 0 0-14 24-38 24 0 0-16 0-27-11 0 0-11-11-13-33l17-2c0 0 3 28 23 28 0 0 17 0 25-18 0 0 9-18 9-50zM571 100c0 0 13 0 20-11 0 0 8-12 8-28 0 0 0-18-8-29 0 0-7-12-20-12 0 0-12 0-21 12 0 0-8 12-8 31 0 0 0 16 8 27 0 0 9 10 21 10z">
          <text:p/>
        </draw:path>
        <draw:polygon draw:style-name="gr1" draw:text-style-name="P1" draw:layer="layout" svg:width="1.122cm" svg:height="0.491cm" svg:x="9.073cm" svg:y="3.877cm" svg:viewBox="0 0 1123 492" draw:points="0,0 1123,0 1123,492 0,492">
          <text:p/>
        </draw:polygon>
        <draw:path draw:style-name="gr2" draw:text-style-name="P2" draw:layer="layout" svg:width="0.46cm" svg:height="0.182cm" svg:x="9.405cm" svg:y="4.004cm" svg:viewBox="0 0 461 183" svg:d="M68 0c0 0 31 0 50 25 0 0 19 26 19 67 0 0 0 41-19 65 0 0-19 26-50 26 0 0-31 0-50-26 0 0-18-26-18-63 0 0 0-44 18-69 0 0 20-25 50-25zM68 163c0 0 22 0 36-19 0 0 13-19 13-52 0 0 0-35-13-53 0 0-15-19-35-19 0 0-22 0-36 19 0 0-14 18-14 55 0 0 0 31 14 50 0 0 14 19 35 19zM244 136c0 0-3 24-15 35 0 0-12 12-28 12 0 0-23 0-35-19 0 0-12-18-12-47 0 0 0-26 7-40 0 0 7-15 18-21 0 0 11-6 22-6 0 0 16 0 28 10 0 0 11 10 14 30l-17 3c0 0-3-13-9-19 0 0-6-7-15-7 0 0-15 0-22 13 0 0-8 13-8 36 0 0 0 23 7 36 0 0 8 13 22 13 0 0 11 0 18-8 0 0 6-8 8-24zM300 179c0 0-8 3-13 3 0 0-12 0-17-5 0 0-5-6-7-13 0 0 0-8 0-21v-74h-13v-17h13v-32l17-13v45h17v17h-17v75c0 0 0 9 2 13 0 0 1 4 8 4 0 0 4 0 7-1zM385 89c0 0 12-23 34-23 0 0 18 0 30 16 0 0 12 15 12 41 0 0 0 24-12 42 0 0-12 18-32 18 0 0-21 0-36-19 0 0-14-19-14-67 0 0 0-47 13-71 0 0 13-23 38-23 0 0 16 0 27 10 0 0 11 11 14 34l-18 2c0 0-4-29-24-29 0 0-14 0-23 17 0 0-10 16-10 52zM416 165c0 0 12 0 20-12 0 0 7-12 7-29 0 0 0-17-7-28 0 0-8-12-21-12 0 0-11 0-20 11 0 0-8 10-8 28 0 0 0 17 8 29 0 0 8 13 21 13z">
          <text:p/>
        </draw:path>
        <draw:polygon draw:style-name="gr1" draw:text-style-name="P1" draw:layer="layout" svg:width="1.121cm" svg:height="0.491cm" svg:x="10.195cm" svg:y="3.877cm" svg:viewBox="0 0 1122 492" draw:points="0,0 1122,0 1122,492 0,492">
          <text:p/>
        </draw:polygon>
        <draw:path draw:style-name="gr2" draw:text-style-name="P2" draw:layer="layout" svg:width="0.572cm" svg:height="0.182cm" svg:x="10.47cm" svg:y="4.004cm" svg:viewBox="0 0 573 183" svg:d="M69 0c0 0 30 0 50 25 0 0 19 26 19 67 0 0 0 41-20 65 0 0-19 26-49 26 0 0-31 0-50-26 0 0-19-26-19-63 0 0 0-44 19-69 0 0 19-25 50-25zM69 163c0 0 22 0 35-19 0 0 14-19 14-52 0 0 0-35-14-53 0 0-14-19-34-19 0 0-22 0-36 19 0 0-14 18-14 55 0 0 0 31 13 50 0 0 14 19 36 19zM246 136c0 0-4 24-16 35 0 0-12 12-28 12 0 0-22 0-35-19 0 0-12-18-12-47 0 0 0-26 7-40 0 0 7-15 18-21 0 0 11-6 22-6 0 0 17 0 28 10 0 0 11 10 14 30l-17 3c0 0-3-13-8-19 0 0-7-7-16-7 0 0-14 0-22 13 0 0-8 13-8 36 0 0 0 23 8 36 0 0 7 13 21 13 0 0 12 0 18-8 0 0 6-8 9-24zM302 179c0 0-8 3-14 3 0 0-11 0-17-5 0 0-5-6-6-13 0 0-1-8-1-21v-74h-13v-17h13v-32l17-13v45h18v17h-18v75c0 0 0 9 2 13 0 0 2 4 8 4 0 0 4 0 8-1zM434 179h-17v-137c0 0-14 15-36 26v-21c0 0 31-18 41-44h12zM547 84c0 0 12 4 20 16 0 0 6 13 6 28 0 0 0 24-14 39 0 0-14 16-34 16 0 0-19 0-32-14 0 0-12-13-14-36l18-3c0 0 3 18 9 27 0 0 7 8 19 8 0 0 12 0 21-10 0 0 8-11 8-26 0 0 0-15-7-26 0 0-8-9-21-9 0 0-5 0-12 3l2-20c0 0 7 0 11 0 0 0 4-1 9-5 0 0 6-2 9-9 0 0 3-6 3-15 0 0 0-14-7-21 0 0-7-7-16-7 0 0-11 0-18 9 0 0-6 8-9 23l-17-3c0 0 4-24 15-35 0 0 12-11 28-11 0 0 18 0 30 13 0 0 12 13 12 33 0 0 0 24-19 35z">
          <text:p/>
        </draw:path>
        <draw:polygon draw:style-name="gr1" draw:text-style-name="P1" draw:layer="layout" svg:width="1.122cm" svg:height="0.491cm" svg:x="11.317cm" svg:y="3.877cm" svg:viewBox="0 0 1123 492" draw:points="0,0 1123,0 1123,492 0,492">
          <text:p/>
        </draw:polygon>
        <draw:path draw:style-name="gr2" draw:text-style-name="P2" draw:layer="layout" svg:width="0.572cm" svg:height="0.182cm" svg:x="11.593cm" svg:y="4.004cm" svg:viewBox="0 0 573 183" svg:d="M69 0c0 0 30 0 49 25 0 0 19 26 19 67 0 0 0 41-19 65 0 0-19 26-49 26 0 0-31 0-51-26 0 0-18-26-18-63 0 0 0-44 19-69 0 0 19-25 50-25zM68 163c0 0 22 0 36-19 0 0 13-19 14-52 0 0 0-35-14-53 0 0-15-19-35-19 0 0-21 0-36 19 0 0-13 18-13 55 0 0 0 31 13 50 0 0 14 19 35 19zM246 136c0 0-4 24-16 35 0 0-12 12-28 12 0 0-23 0-36-19 0 0-12-18-12-47 0 0 0-26 7-40 0 0 7-15 18-21 0 0 11-6 23-6 0 0 16 0 27 10 0 0 12 10 15 30l-18 3c0 0-2-13-8-19 0 0-6-7-15-7 0 0-15 0-23 13 0 0-8 13-8 36 0 0 0 23 8 36 0 0 8 13 22 13 0 0 12 0 17-8 0 0 7-8 9-24zM301 179c0 0-8 3-13 3 0 0-12 0-17-5 0 0-5-6-6-13 0 0-2-8-2-21v-74h-12v-17h12v-32l18-13v45h18v17h-18v75c0 0 0 9 2 13 0 0 1 4 8 4 0 0 4 0 8-1zM459 179h-94c0 0 0-14 8-29 0 0 9-16 32-39 0 0 14-14 25-28 0 0 12-16 12-32 0 0 0-13-8-22 0 0-8-9-19-9 0 0-12 0-21 9 0 0-8 10-8 28l-18-3c0 0 2-25 15-39 0 0 12-12 32-12 0 0 21 0 32 14 0 0 12 13 12 35 0 0 0 17-10 34 0 0-10 17-39 46 0 0-16 16-21 26h70zM526 3c0 0 47 0 47 90 0 0 0 45-13 68 0 0-12 22-34 22 0 0-47 0-47-90 0 0 0-45 12-69 0 0 12-21 35-21zM526 165c0 0 14 0 21-17 0 0 7-17 7-55 0 0 0-27-3-42 0 0-3-15-9-23 0 0-7-8-17-8 0 0-14 0-21 17 0 0-7 18-7 56 0 0 0 26 4 42 0 0 2 15 9 22 0 0 6 8 16 8z">
          <text:p/>
        </draw:path>
        <draw:polygon draw:style-name="gr1" draw:text-style-name="P1" draw:layer="layout" svg:width="4.969cm" svg:height="0.49cm" svg:x="8.271cm" svg:y="3.386cm" svg:viewBox="0 0 4970 491" draw:points="0,0 4970,0 4970,491 0,491">
          <text:p/>
        </draw:polygon>
        <draw:path draw:style-name="gr2" draw:text-style-name="P2" draw:layer="layout" svg:width="0.301cm" svg:height="0.182cm" svg:x="10.609cm" svg:y="3.514cm" svg:viewBox="0 0 302 183" svg:d="M69 0c0 0 30 0 50 24 0 0 19 26 19 66 0 0 0 41-19 67 0 0-20 26-50 26 0 0-31 0-50-27 0 0-19-26-19-63 0 0 0-43 20-69 0 0 18-24 49-24zM69 162c0 0 22 0 35-19 0 0 14-19 14-53 0 0 0-33-14-52 0 0-14-19-34-19 0 0-22 0-36 18 0 0-14 19-14 56 0 0 0 31 13 50 0 0 14 19 36 19zM246 135c0 0-3 23-16 36 0 0-12 12-28 12 0 0-22 0-35-19 0 0-12-19-12-49 0 0 0-25 7-39 0 0 8-15 18-21 0 0 11-7 22-7 0 0 17 0 28 10 0 0 11 11 14 31l-17 3c0 0-3-13-8-20 0 0-6-6-15-6 0 0-15 0-23 13 0 0-8 12-8 36 0 0 0 23 8 36 0 0 7 13 21 13 0 0 12 0 18-8 0 0 6-8 9-25zM302 179c0 0-8 2-14 2 0 0-11 0-17-5 0 0-5-5-5-13 0 0-2-8-2-22v-73h-13v-17h13v-32l18-13v45h17v17h-17v74c0 0 0 10 1 14 0 0 2 4 8 4 0 0 4 0 8-1z">
          <text:p/>
        </draw:path>
        <draw:polygon draw:style-name="gr1" draw:text-style-name="P1" draw:layer="layout" svg:width="1.121cm" svg:height="0.491cm" svg:x="8.258cm" svg:y="3.877cm" svg:viewBox="0 0 1122 492" draw:points="0,0 1122,0 1122,492 0,492">
          <text:p/>
        </draw:polygon>
        <draw:path draw:style-name="gr2" draw:text-style-name="P2" draw:layer="layout" svg:width="0.572cm" svg:height="0.182cm" svg:x="8.533cm" svg:y="4.004cm" svg:viewBox="0 0 573 183" svg:d="M69 0c0 0 30 0 50 25 0 0 19 26 19 67 0 0 0 41-20 65 0 0-19 26-49 26 0 0-31 0-50-26 0 0-19-26-19-63 0 0 0-44 19-69 0 0 19-25 50-25zM69 163c0 0 22 0 35-19 0 0 14-19 14-52 0 0 0-35-14-53 0 0-14-19-34-19 0 0-22 0-37 19 0 0-13 18-13 55 0 0 0 31 13 50 0 0 14 19 36 19zM246 136c0 0-4 24-16 35 0 0-12 12-28 12 0 0-23 0-35-19 0 0-12-18-12-47 0 0 0-26 7-40 0 0 7-15 17-21 0 0 11-6 23-6 0 0 17 0 28 10 0 0 11 10 14 30l-17 3c0 0-3-13-9-19 0 0-6-7-16-7 0 0-15 0-22 13 0 0-7 13-7 36 0 0 0 23 7 36 0 0 7 13 22 13 0 0 12 0 18-8 0 0 6-8 9-24zM302 179c0 0-8 3-14 3 0 0-11 0-17-5 0 0-5-6-6-13 0 0-1-8-1-21v-74h-13v-17h13v-32l17-13v45h18v17h-18v75c0 0 0 9 2 13 0 0 2 4 8 4 0 0 4 0 8-1zM460 179h-95c0 0 0-14 8-29 0 0 9-16 32-39 0 0 15-14 25-28 0 0 12-16 12-32 0 0 0-13-8-22 0 0-7-9-19-9 0 0-12 0-20 9 0 0-9 10-9 28l-18-3c0 0 3-25 15-39 0 0 12-12 32-12 0 0 21 0 33 14 0 0 11 13 11 35 0 0 0 17-10 34 0 0-9 17-39 46 0 0-15 16-20 26h70zM573 22c0 0-21 29-37 71 0 0-15 42-18 86h-18c0 0 1-35 14-78 0 0 14-43 36-75h-70v-21h93z">
          <text:p/>
        </draw:path>
        <draw:polygon draw:style-name="gr1" draw:text-style-name="P1" draw:layer="layout" svg:width="1.121cm" svg:height="0.491cm" svg:x="9.38cm" svg:y="3.877cm" svg:viewBox="0 0 1122 492" draw:points="0,0 1122,0 1122,492 0,492">
          <text:p/>
        </draw:polygon>
        <draw:path draw:style-name="gr2" draw:text-style-name="P2" draw:layer="layout" svg:width="0.499cm" svg:height="0.179cm" svg:x="9.695cm" svg:y="4.007cm" svg:viewBox="0 0 500 180" svg:d="M113 177h-20l-75-138v138h-18v-177h19l75 139v-139h19zM185 47c0 0 20 0 34 16 0 0 15 18 15 48 0 0 0 38-16 53 0 0-15 16-33 16 0 0-20 0-34-16 0 0-15-16-15-51 0 0 0-33 14-50 0 0 14-16 35-16zM185 163c0 0 14 0 22-14 0 0 8-14 8-37 0 0 0-23-9-35 0 0-9-13-21-13 0 0-14 0-22 13 0 0-9 13-9 36 0 0 0 24 9 37 0 0 8 13 22 13zM339 50l-39 127h-17l-40-127h19l21 74c0 0 7 20 8 28 0 0 1-8 6-21l24-81zM473 82c0 0 13 3 20 15 0 0 7 13 7 28 0 0 0 25-14 39 0 0-15 16-34 16 0 0-20 0-32-14 0 0-12-13-15-36l18-2c0 0 3 17 10 26 0 0 7 9 19 9 0 0 12 0 20-11 0 0 9-11 9-26 0 0 0-15-8-25 0 0-8-10-20-10 0 0-6 0-13 3l2-19c0 0 7 0 12-1 0 0 4-1 9-4 0 0 5-3 8-9 0 0 3-6 3-16 0 0 0-13-7-20 0 0-7-7-16-7 0 0-11 0-17 9 0 0-7 8-9 23l-17-4c0 0 3-23 14-34 0 0 12-12 29-12 0 0 18 0 30 14 0 0 12 13 12 32 0 0 0 24-20 36z">
          <text:p/>
        </draw:path>
        <draw:path draw:style-name="gr3" draw:text-style-name="P3" draw:layer="layout" svg:width="0.053cm" svg:height="0.17cm" svg:x="0.243cm" svg:y="4.516cm" svg:viewBox="0 0 54 171" svg:d="M54 171h-18v-133c0 0-13 15-36 25v-20c0 0 31-17 42-43h12z">
          <text:p/>
        </draw:path>
        <draw:polygon draw:style-name="gr4" draw:text-style-name="P2" draw:layer="layout" svg:width="7.776cm" svg:height="0.473cm" svg:x="0.412cm" svg:y="4.367cm" svg:viewBox="0 0 7777 474" draw:points="0,0 7777,0 7777,474 0,474">
          <text:p/>
        </draw:polygon>
        <draw:frame draw:style-name="gr5" draw:text-style-name="P4" draw:layer="layout" svg:width="0.318cm" svg:height="0.378cm" svg:x="0.413cm" svg:y="4.414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1.665cm" svg:height="0.229cm" svg:x="0.806cm" svg:y="4.519cm" svg:viewBox="0 0 1666 230" svg:d="M144 179h-26l4-146-38 146h-23l-39-148h1l3 148h-26v-179h35l35 123c0 0 6 20 3 26 0 0-1-11 4-28l35-121h32zM263 123h-78c0 0 2 13 9 23 0 0 7 9 19 9 0 0 8 0 14-5 0 0 5-6 10-21l27 4c0 0-7 26-20 38 0 0-12 11-31 11 0 0-26 0-40-19 0 0-14-18-14-49 0 0 0-31 13-50 0 0 15-20 40-20 0 0 12 0 23 6 0 0 12 7 20 22 0 0 8 15 8 51zM236 96c0 0-1-11-8-18 0 0-8-8-16-8 0 0-11 0-18 9 0 0-7 9-7 17zM369 127c0 0-4 31-18 43 0 0-13 12-30 12 0 0-24 0-38-19 0 0-13-19-13-50 0 0 0-25 8-41 0 0 7-15 19-22 0 0 12-6 24-6 0 0 17 0 30 10 0 0 12 11 16 37l-25 5c0 0-3-16-8-21 0 0-5-5-13-5 0 0-12 0-19 11 0 0-6 11-6 32 0 0 0 21 6 31 0 0 7 11 19 11 0 0 10 0 15-7 0 0 5-5 7-24zM468 179h-26v-82c0 0 0-13-5-19 0 0-4-6-13-6 0 0-9 0-16 7 0 0-7 7-7 28v72h-26v-179h26v53c0 0 6-9 27-9 0 0 11 0 21 5 0 0 10 5 15 17 0 0 4 12 4 30zM588 179h-29c0 0-4-9-4-10 0 0-13 13-35 13 0 0-18 0-29-11 0 0-11-11-11-29 0 0 0-18 10-29 0 0 11-11 34-14l17-3c0 0 9-2 12-3 0 0 0-6-1-9 0 0 0-4-2-6 0 0-2-3-7-5 0 0-4-3-12-3 0 0-10 0-15 5 0 0-5 4-8 20l-25-4c0 0 4-26 17-37 0 0 12-10 34-10 0 0 20 0 30 7 0 0 10 8 13 19 0 0 2 10 2 25v28c0 0 0 25 1 33 0 0 1 8 8 23zM553 120c0 0-10 3-27 6 0 0-19 3-19 15 0 0 0 7 5 11 0 0 4 4 12 4 0 0 12 0 20-8 0 0 9-8 9-28zM690 179h-26v-79c0 0 0-17-4-23 0 0-4-5-13-5 0 0-7 0-13 3 0 0-5 4-8 11 0 0-2 7-2 21v72h-26v-132h24l-4 22v-1c0 0 3-13 12-19 0 0 9-5 21-5 0 0 8 0 17 4 0 0 10 4 15 12 0 0 4 8 6 16 0 0 1 9 1 23zM734 179h-25v-132h25zM734 34h-25v-34h25zM846 127c0 0-4 31-17 43 0 0-14 12-31 12 0 0-24 0-37-19 0 0-13-19-13-50 0 0 0-25 7-41 0 0 7-15 19-22 0 0 12-6 24-6 0 0 18 0 30 10 0 0 13 11 16 37l-24 5c0 0-3-16-8-21 0 0-5-5-13-5 0 0-13 0-19 11 0 0-6 11-6 32 0 0 0 21 6 31 0 0 6 11 18 11 0 0 10 0 15-7 0 0 5-5 7-24zM953 179h-28c0 0-4-9-4-10 0 0-13 13-35 13 0 0-18 0-29-11 0 0-11-11-11-29 0 0 0-18 11-29 0 0 11-11 34-14l16-3c0 0 9-2 12-3 0 0 0-6 0-9 0 0 0-4-3-6 0 0-2-3-6-5 0 0-4-3-12-3 0 0-10 0-15 5 0 0-6 4-9 20l-25-4c0 0 4-26 17-37 0 0 13-10 35-10 0 0 20 0 30 7 0 0 9 8 12 19 0 0 2 10 2 25v28c0 0 0 25 0 33 0 0 1 8 8 23zM919 120c0 0-9 3-27 6 0 0-18 3-18 15 0 0 0 7 4 11 0 0 4 4 12 4 0 0 12 0 21-8 0 0 8-8 8-28zM989 179h-26v-179h26zM1066 0h53c0 0 14 0 24 2 0 0 9 1 19 7 0 0 9 8 15 19 0 0 7 11 11 26 0 0 4 14 4 35 0 0 0 38-16 64 0 0-16 26-55 26h-55zM1093 149h26c0 0 9 0 16-1 0 0 7-1 14-7 0 0 6-5 10-18 0 0 5-13 5-35 0 0 0-13-2-23 0 0-1-10-6-18 0 0-4-8-10-12 0 0-6-3-12-4 0 0-6-2-15-2h-26zM1305 123h-77c0 0 1 13 8 23 0 0 8 9 20 9 0 0 8 0 14-5 0 0 5-6 10-21l26 4c0 0-7 26-19 38 0 0-13 11-31 11 0 0-26 0-40-19 0 0-14-18-14-49 0 0 0-31 13-50 0 0 14-20 39-20 0 0 12 0 24 6 0 0 11 7 19 22 0 0 8 15 8 51zM1279 96c0 0-1-11-9-18 0 0-7-8-16-8 0 0-10 0-18 9 0 0-6 9-7 17zM1376 91c0 0-1-12-5-16 0 0-5-5-14-5 0 0-9 0-14 4 0 0-4 3-4 7 0 0 0 5 3 7 0 0 4 3 18 7 0 0 16 5 26 9 0 0 8 4 14 13 0 0 5 7 5 21 0 0 0 19-12 31 0 0-13 13-34 13 0 0-21 0-33-11 0 0-12-11-16-38l26-4c0 0 2 15 7 21 0 0 5 5 16 5 0 0 10 0 15-4 0 0 5-5 5-11 0 0 0-3-2-6 0 0-2-2-6-3 0 0-3-2-18-6 0 0-23-6-31-17 0 0-8-10-8-24 0 0 0-18 12-29 0 0 11-11 30-11 0 0 20 0 31 10 0 0 12 9 15 33zM1444 179h-26v-132h26zM1444 34h-26v-34h26zM1555 158c0 0 0 26-5 41 0 0-5 15-17 22 0 0-12 9-29 9 0 0-19 0-32-10 0 0-13-11-13-41l25 5c0 0 1 10 5 15 0 0 5 4 15 4 0 0 12 0 17-7 0 0 5-5 7-13 0 0 1-9 1-12 0 0-6 8-25 8 0 0-22 0-35-19 0 0-13-19-13-48 0 0 0-29 12-48 0 0 14-20 36-20 0 0 21 0 31 21h-1l-4-18h25zM1506 153c0 0 10 0 17-10 0 0 7-9 7-32 0 0 0-20-7-31 0 0-7-10-17-10 0 0-11 0-17 11 0 0-7 10-7 30 0 0 0 22 7 32 0 0 7 10 17 10zM1666 179h-26v-79c0 0 0-17-5-23 0 0-4-5-13-5 0 0-6 0-12 3 0 0-6 4-8 11 0 0-3 7-3 21v72h-26v-132h25l-5 22v-1c0 0 3-13 12-19 0 0 10-5 21-5 0 0 9 0 18 4 0 0 9 4 14 12 0 0 5 8 6 16 0 0 2 9 2 23z">
          <text:p/>
        </draw:path>
        <draw:path draw:style-name="gr3" draw:text-style-name="P3" draw:layer="layout" svg:width="0.094cm" svg:height="0.17cm" svg:x="0.228cm" svg:y="4.99cm" svg:viewBox="0 0 95 171" svg:d="M95 171h-95c0 0 0-15 8-30 0 0 9-15 32-37 0 0 14-13 26-28 0 0 11-15 11-30 0 0 0-12-8-21 0 0-8-8-20-8 0 0-12 0-19 8 0 0-8 9-8 26l-19-2c0 0 2-24 15-36 0 0 12-13 32-13 0 0 21 0 33 13 0 0 12 15 12 34 0 0 0 16-10 33 0 0-10 16-40 44 0 0-15 15-20 26h70z">
          <text:p/>
        </draw:path>
        <draw:polygon draw:style-name="gr4" draw:text-style-name="P2" draw:layer="layout" svg:width="7.776cm" svg:height="0.473cm" svg:x="0.412cm" svg:y="4.84cm" svg:viewBox="0 0 7777 474" draw:points="0,0 7777,0 7777,474 0,474">
          <text:p/>
        </draw:polygon>
        <draw:frame draw:style-name="gr5" draw:text-style-name="P4" draw:layer="layout" svg:width="0.319cm" svg:height="0.378cm" svg:x="0.711cm" svg:y="4.888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2.22cm" svg:height="0.178cm" svg:x="1.101cm" svg:y="4.999cm" svg:viewBox="0 0 2221 179" svg:d="M126 119c0 0-7 29-22 43 0 0-16 15-37 15 0 0-35 0-51-27 0 0-16-27-16-63 0 0 0-41 18-64 0 0 19-23 49-23 0 0 21 0 35 13 0 0 15 13 22 37l-19 5c0 0-5-18-15-26 0 0-9-10-23-10 0 0-24 0-36 19 0 0-12 18-12 48 0 0 0 36 13 53 0 0 13 18 33 18 0 0 17 0 28-11 0 0 9-11 14-33zM237 173h-19c0 0-2-6-4-15 0 0-17 19-37 19 0 0-17 0-27-11 0 0-9-10-9-26 0 0 0-15 9-25 0 0 9-9 32-13l16-3c0 0 9-2 15-4 0 0 0-9 0-14 0 0 0-3-3-7 0 0-2-4-8-7 0 0-5-2-14-2 0 0-11 0-18 5 0 0-6 5-9 18l-17-2c0 0 3-20 15-29 0 0 11-10 32-10 0 0 18 0 27 7 0 0 9 6 11 16 0 0 2 9 2 24v28c0 0 0 25 1 34 0 0 0 8 5 17zM213 118v-7c0 0-13 6-34 9 0 0-19 3-19 20 0 0 0 8 5 13 0 0 5 6 16 6 0 0 13 0 22-9 0 0 10-9 10-32zM298 173c0 0-8 2-13 2 0 0-12 0-17-6 0 0-5-4-7-11 0 0 0-8 0-21v-71h-13v-16h13v-31l17-11v42h17v16h-17v71c0 0 0 11 2 14 0 0 1 4 8 4 0 0 4 0 7-1zM418 3l-3 18c0 0-6-2-11-2 0 0-6 0-10 4 0 0-4 3-4 16v11h20v16h-20v107h-18v-107h-15v-16h15v-13c0 0 0-9 2-17 0 0 1-7 8-13 0 0 6-7 19-7 0 0 8 0 17 3zM466 47c0 0 21 0 35 17 0 0 13 16 13 46 0 0 0 36-14 51 0 0-15 16-34 16 0 0-19 0-34-17 0 0-14-15-14-49 0 0 0-31 14-47 0 0 13-17 34-17zM466 158c0 0 15 0 23-13 0 0 8-13 8-34 0 0 0-23-9-35 0 0-9-11-22-11 0 0-13 0-22 11 0 0-9 12-9 35 0 0 0 24 9 36 0 0 9 11 22 11zM577 47c0 0 21 0 35 17 0 0 13 16 13 46 0 0 0 36-15 51 0 0-14 16-33 16 0 0-20 0-34-17 0 0-14-15-14-49 0 0 0-31 14-47 0 0 13-17 34-17zM577 158c0 0 15 0 23-13 0 0 8-13 8-34 0 0 0-23-10-35 0 0-8-11-21-11 0 0-13 0-22 11 0 0-9 12-9 35 0 0 0 24 9 36 0 0 9 11 22 11zM729 173h-16v-16c0 0-10 20-29 20 0 0-19 0-32-19 0 0-13-18-13-47 0 0 0-30 12-46 0 0 12-18 32-18 0 0 19 0 29 18v-62h17zM686 158c0 0 11 0 19-10 0 0 9-12 9-35 0 0 0-22-8-35 0 0-7-13-21-13 0 0-14 0-21 12 0 0-6 14-6 34 0 0 0 16 3 26 0 0 4 11 11 16 0 0 6 5 14 5zM902 173h-19c0 0-3-6-3-15 0 0-18 19-38 19 0 0-17 0-26-11 0 0-10-10-10-26 0 0 0-15 9-25 0 0 10-9 32-13l16-3c0 0 10-2 16-4 0 0 0-9-1-14 0 0 0-3-3-7 0 0-2-4-7-7 0 0-6-2-14-2 0 0-12 0-19 5 0 0-6 5-8 18l-18-2c0 0 3-20 15-29 0 0 11-10 32-10 0 0 19 0 27 7 0 0 9 6 11 16 0 0 2 9 2 24v28c0 0 0 25 1 34 0 0 0 8 5 17zM879 118v-7c0 0-14 6-34 9 0 0-20 3-20 20 0 0 0 8 5 13 0 0 6 6 16 6 0 0 12 0 22-9 0 0 11-9 11-32zM1008 131c0 0-4 22-16 34 0 0-12 12-28 12 0 0-22 0-34-19 0 0-12-17-12-47 0 0 0-23 6-37 0 0 7-14 18-20 0 0 11-7 22-7 0 0 17 0 28 10 0 0 11 10 13 29l-17 3c0 0-2-12-8-19 0 0-6-5-15-5 0 0-15 0-22 12 0 0-8 12-8 34 0 0 0 23 8 35 0 0 7 12 21 12 0 0 12 0 18-7 0 0 6-8 9-24zM1063 173c0 0-7 2-13 2 0 0-11 0-17-6 0 0-5-4-6-11 0 0-2-8-2-21v-71h-12v-16h12v-31l18-11v42h18v16h-18v71c0 0 0 11 1 14 0 0 2 4 9 4 0 0 3 0 8-1zM1096 173h-18v-123h18zM1096 27h-18v-24h18zM1207 50l-39 123h-16l-40-123h19l21 71c0 0 6 20 7 27 0 0 3-7 6-20l24-78zM1313 117h-78c0 0 1 20 10 31 0 0 8 10 22 10 0 0 10 0 17-5 0 0 6-7 10-20l18 3c0 0-4 19-16 29 0 0-12 12-29 12 0 0-23 0-37-19 0 0-13-16-13-46 0 0 0-28 13-47 0 0 13-18 35-18 0 0 12 0 22 7 0 0 11 6 18 20 0 0 8 13 8 43zM1294 100c0 0 0-20-9-28 0 0-9-7-20-7 0 0-12 0-19 10 0 0-9 9-10 25zM1432 3l-42 176h-14l41-176zM1583 173h-16v-16h-1c0 0-9 20-28 20 0 0-19 0-32-19 0 0-12-18-12-47 0 0 0-30 12-46 0 0 12-18 31-18 0 0 19 0 29 18v-62h17zM1540 158c0 0 12 0 19-10 0 0 9-12 9-35 0 0 0-22-8-35 0 0-7-13-20-13 0 0-15 0-22 12 0 0-6 14-6 34 0 0 0 16 4 26 0 0 3 11 10 16 0 0 7 5 14 5zM1701 117h-78c0 0 1 20 10 31 0 0 8 10 22 10 0 0 10 0 17-5 0 0 7-7 10-20l18 3c0 0-4 19-16 29 0 0-12 12-29 12 0 0-24 0-36-19 0 0-14-16-14-46 0 0 0-28 13-47 0 0 13-18 36-18 0 0 11 0 21 7 0 0 11 6 18 20 0 0 8 13 8 43zM1682 100c0 0 0-20-10-28 0 0-8-7-18-7 0 0-13 0-20 10 0 0-9 9-10 25zM1812 173h-19c0 0-3-6-3-15 0 0-19 19-38 19 0 0-17 0-27-11 0 0-9-10-9-26 0 0 0-15 9-25 0 0 10-9 32-13l16-3c0 0 9-2 15-4 0 0 0-9 0-14 0 0-1-3-3-7 0 0-2-4-8-7 0 0-5-2-14-2 0 0-11 0-18 5 0 0-6 5-9 18l-17-2c0 0 3-20 14-29 0 0 12-10 33-10 0 0 18 0 27 7 0 0 9 6 11 16 0 0 1 9 1 24v28c0 0 0 25 2 34 0 0 0 8 5 17zM1788 118v-7c0 0-14 6-34 9 0 0-19 3-19 20 0 0 0 8 5 13 0 0 5 6 16 6 0 0 13 0 22-9 0 0 10-9 10-32zM1917 131c0 0-3 22-16 34 0 0-12 12-27 12 0 0-22 0-35-19 0 0-12-17-12-47 0 0 0-23 7-37 0 0 7-14 18-20 0 0 11-7 22-7 0 0 16 0 27 10 0 0 12 10 15 29l-17 3c0 0-3-12-9-19 0 0-6-5-15-5 0 0-15 0-22 12 0 0-8 12-8 34 0 0 0 23 8 35 0 0 7 12 21 12 0 0 11 0 17-7 0 0 7-8 9-24zM1973 173c0 0-8 2-14 2 0 0-11 0-17-6 0 0-5-4-6-11 0 0-1-8-1-21v-71h-12v-16h12v-31l18-11v42h17v16h-17v71c0 0 0 11 1 14 0 0 2 4 8 4 0 0 4 0 8-1zM2005 173h-17v-123h17zM2005 27h-17v-24h17zM2116 50l-39 123h-17l-39-123h19l21 71c0 0 6 20 7 27h1c0 0 1-7 5-20l24-78zM2221 117h-77c0 0 1 20 10 31 0 0 9 10 22 10 0 0 9 0 16-5 0 0 8-7 11-20l18 3c0 0-4 19-16 29 0 0-12 12-29 12 0 0-24 0-37-19 0 0-13-16-13-46 0 0 0-28 13-47 0 0 12-18 36-18 0 0 11 0 22 7 0 0 10 6 17 20 0 0 7 13 7 43zM2203 100c0 0-1-20-9-28 0 0-9-7-19-7 0 0-13 0-21 10 0 0-7 9-9 25z">
          <text:p/>
        </draw:path>
        <draw:path draw:style-name="gr3" draw:text-style-name="P3" draw:layer="layout" svg:width="0.094cm" svg:height="0.173cm" svg:x="0.23cm" svg:y="5.462cm" svg:viewBox="0 0 95 174" svg:d="M67 79c0 0 13 2 20 15 0 0 8 12 8 27 0 0 0 23-15 38 0 0-14 15-34 15 0 0-19 0-31-13 0 0-13-13-15-34l18-4c0 0 2 17 10 25 0 0 6 9 18 9 0 0 12 0 20-10 0 0 9-10 9-25 0 0 0-16-8-25 0 0-8-9-20-9 0 0-5 0-12 2l2-18c0 0 7 0 10-1 0 0 5-1 10-4 0 0 5-3 9-9 0 0 3-6 3-14 0 0 0-13-8-20 0 0-7-7-16-7 0 0-10 0-17 8 0 0-7 8-8 23l-18-4c0 0 3-22 15-33 0 0 12-11 28-11 0 0 18 0 30 13 0 0 11 13 11 31 0 0 0 24-19 34z">
          <text:p/>
        </draw:path>
        <draw:polygon draw:style-name="gr4" draw:text-style-name="P2" draw:layer="layout" svg:width="7.776cm" svg:height="0.474cm" svg:x="0.412cm" svg:y="5.313cm" svg:viewBox="0 0 7777 475" draw:points="0,0 7777,0 7777,475 0,475">
          <text:p/>
        </draw:polygon>
        <draw:path draw:style-name="gr6" draw:text-style-name="P5" draw:layer="layout" svg:width="1.085cm" svg:height="0.222cm" svg:x="1.399cm" svg:y="5.472cm" svg:viewBox="0 0 1086 223" svg:d="M132 149c0 0-27 27-59 27 0 0-33 0-53-23 0 0-20-25-20-64 0 0 0-24 8-45 0 0 9-21 25-32 0 0 16-12 39-12 0 0 24 0 38 13 0 0 15 13 20 38l-17 6c0 0-4-18-14-28 0 0-11-9-27-9 0 0-26 0-39 19 0 0-13 19-13 49 0 0 0 23 6 38 0 0 7 14 19 22 0 0 12 8 27 8 0 0 23 0 42-18v-32h-42v-20h60zM249 174h-19c0 0-2-7-3-16 0 0-18 18-39 18 0 0-16 0-26-10 0 0-9-9-9-25 0 0 0-15 9-25 0 0 9-10 32-14l17-2c0 0 8-2 14-4 0 0 0-10 0-14 0 0-1-4-3-8 0 0-2-4-8-7 0 0-5-2-13-2 0 0-13 0-19 5 0 0-7 5-10 18l-17-2c0 0 3-19 15-29 0 0 12-9 33-9 0 0 19 0 27 6 0 0 9 6 11 16 0 0 2 10 2 24v28c0 0 0 26 1 34 0 0 0 9 5 18zM225 119v-8c0 0-14 6-34 9 0 0-20 3-20 20 0 0 0 8 6 14 0 0 5 5 16 5 0 0 13 0 23-9 0 0 9-9 9-31zM310 173c0 0-8 1-13 1 0 0-12 0-16-4 0 0-6-5-7-12 0 0-1-8-1-21v-70h-13v-17h13v-30l17-13v43h18v17h-18v71c0 0 0 10 2 14 0 0 1 3 8 3 0 0 4 0 8-1zM415 117h-77c0 0 0 20 10 31 0 0 8 11 21 11 0 0 10 0 17-6 0 0 7-7 10-20l19 3c0 0-5 19-16 30 0 0-13 10-30 10 0 0-23 0-36-17 0 0-13-17-13-46 0 0 0-29 13-48 0 0 13-17 35-17 0 0 11 0 22 6 0 0 11 6 18 20 0 0 7 14 7 43zM397 100c0 0-1-19-10-27 0 0-8-8-19-8 0 0-12 0-20 10 0 0-8 10-10 25zM494 3h49c0 0 13 0 23 1 0 0 9 2 18 8 0 0 8 7 14 17 0 0 7 11 10 25 0 0 4 14 4 33 0 0 0 38-15 62 0 0-15 25-52 25h-51zM513 153h30c0 0 10 0 17-1 0 0 8-2 15-8 0 0 8-6 13-20 0 0 5-14 5-37 0 0 0-12-2-23 0 0-2-12-7-20 0 0-5-10-12-14 0 0-7-4-13-6 0 0-6-1-16-1h-30zM725 117h-77c0 0 1 20 10 31 0 0 8 11 22 11 0 0 10 0 17-6 0 0 6-7 10-20l18 3c0 0-5 19-16 30 0 0-12 10-29 10 0 0-24 0-37-17 0 0-13-17-13-46 0 0 0-29 13-48 0 0 13-17 35-17 0 0 12 0 22 6 0 0 11 6 18 20 0 0 7 14 7 43zM707 100c0 0 0-19-10-27 0 0-8-8-19-8 0 0-12 0-19 10 0 0-9 10-10 25zM804 85c0 0-1-10-7-15 0 0-6-5-16-5 0 0-9 0-16 4 0 0-6 4-6 11 0 0 0 8 5 11 0 0 5 3 20 8 0 0 16 5 24 8 0 0 8 4 12 11 0 0 5 7 5 19 0 0 0 16-11 28 0 0-12 11-30 11 0 0-20 0-32-10 0 0-10-10-13-29l18-4c0 0 1 13 8 20 0 0 7 6 19 6 0 0 11 0 17-6 0 0 6-5 6-14 0 0 0-5-3-9 0 0-3-3-7-4 0 0-4-2-19-7 0 0-22-6-29-15 0 0-7-8-7-21 0 0 0-15 10-25 0 0 10-10 28-10 0 0 18 0 29 8 0 0 10 9 12 26zM863 174h-17v-124h17zM863 28h-17v-25h17zM975 157c0 0 0 26-4 38 0 0-4 14-16 20 0 0-11 8-27 8 0 0-17 0-29-9 0 0-12-9-12-31l17 3c0 0 2 10 7 15 0 0 6 5 17 5 0 0 14 0 20-6 0 0 7-7 8-17 0 0 1-9 1-26 0 0-11 17-29 17 0 0-19 0-32-19 0 0-12-18-12-44 0 0 0-27 12-46 0 0 12-17 32-17 0 0 19 0 31 17v-15h16zM930 156c0 0 11 0 20-10 0 0 9-11 9-36 0 0 0-22-9-34 0 0-8-11-20-11 0 0-13 0-20 11 0 0-8 13-8 34 0 0 0 24 8 35 0 0 9 11 20 11zM1086 174h-18v-75c0 0 0-19-5-26 0 0-6-8-17-8 0 0-7 0-14 5 0 0-7 5-10 13 0 0-3 8-3 23v68h-18v-124h16v18c0 0 6-10 15-15 0 0 7-5 19-5 0 0 7 0 15 3 0 0 9 3 13 11 0 0 4 7 6 14 0 0 1 8 1 22z">
          <text:p/>
        </draw:path>
        <draw:path draw:style-name="gr3" draw:text-style-name="P3" draw:layer="layout" svg:width="0.099cm" svg:height="0.169cm" svg:x="0.224cm" svg:y="5.936cm" svg:viewBox="0 0 100 170" svg:d="M100 130h-19v40h-20v-40h-61v-19l65-111h16v111h19zM61 111v-77l-44 77z">
          <text:p/>
        </draw:path>
        <draw:polygon draw:style-name="gr4" draw:text-style-name="P2" draw:layer="layout" svg:width="7.776cm" svg:height="0.473cm" svg:x="0.412cm" svg:y="5.787cm" svg:viewBox="0 0 7777 474" draw:points="0,0 7777,0 7777,474 0,474">
          <text:p/>
        </draw:polygon>
        <draw:path draw:style-name="gr6" draw:text-style-name="P5" draw:layer="layout" svg:width="0.863cm" svg:height="0.175cm" svg:x="1.399cm" svg:y="5.945cm" svg:viewBox="0 0 864 176" svg:d="M132 150c0 0-27 26-59 26 0 0-33 0-53-23 0 0-20-24-20-63 0 0 0-25 8-46 0 0 9-21 25-32 0 0 16-12 39-12 0 0 24 0 38 13 0 0 15 12 20 38l-17 6c0 0-4-19-14-28 0 0-11-10-27-10 0 0-26 0-39 20 0 0-13 19-13 49 0 0 0 23 6 38 0 0 7 15 19 22 0 0 12 8 27 8 0 0 23 0 42-18v-31h-42v-20h60zM248 174h-18c0 0-3-6-4-16 0 0-18 18-38 18 0 0-16 0-26-9 0 0-9-10-9-26 0 0 0-15 9-25 0 0 9-10 31-13l17-3c0 0 8-2 15-4 0 0 0-10-1-14 0 0-1-3-3-7 0 0-2-5-8-7 0 0-5-3-13-3 0 0-12 0-18 5 0 0-7 5-10 19l-17-3c0 0 3-19 15-28 0 0 12-10 32-10 0 0 19 0 28 6 0 0 8 7 10 16 0 0 2 10 2 24v28c0 0 0 26 1 34 0 0 1 9 5 18zM225 119v-7c0 0-14 5-34 9 0 0-20 3-20 20 0 0 0 8 6 13 0 0 5 6 15 6 0 0 13 0 23-9 0 0 10-9 10-32zM309 174c0 0-7 1-13 1 0 0-11 0-16-5 0 0-6-5-7-12 0 0-1-7-1-21v-70h-13v-16h13v-32l18-12v44h17v16h-17v71c0 0 0 10 1 14 0 0 2 4 8 4 0 0 4 0 8-1zM414 117h-77c0 0 1 20 10 31 0 0 8 11 21 11 0 0 11 0 17-6 0 0 7-6 11-19l18 3c0 0-5 19-16 29 0 0-12 10-30 10 0 0-22 0-36-17 0 0-13-16-13-46 0 0 0-29 13-47 0 0 13-18 35-18 0 0 12 0 22 6 0 0 11 6 18 20 0 0 7 14 7 43zM396 101c0 0-1-20-10-28 0 0-8-8-19-8 0 0-12 0-20 10 0 0-8 10-9 26zM596 23h-48v151h-19v-151h-47v-20h114zM703 117h-78c0 0 2 20 10 31 0 0 9 11 22 11 0 0 10 0 17-6 0 0 7-6 11-19l17 3c0 0-4 19-16 29 0 0-11 10-29 10 0 0-23 0-36-17 0 0-13-16-13-46 0 0 0-29 12-47 0 0 13-18 36-18 0 0 12 0 22 6 0 0 11 6 18 20 0 0 7 14 7 43zM685 101c0 0-1-20-10-28 0 0-9-8-19-8 0 0-12 0-20 10 0 0-8 10-9 26zM782 86c0 0-1-11-7-16 0 0-6-5-16-5 0 0-10 0-16 4 0 0-6 4-6 12 0 0 0 7 5 10 0 0 5 4 19 8 0 0 16 5 25 9 0 0 8 3 12 10 0 0 5 7 5 19 0 0 0 17-12 28 0 0-11 11-29 11 0 0-20 0-31-9 0 0-12-10-14-30l18-3c0 0 1 13 8 19 0 0 6 6 18 6 0 0 12 0 18-6 0 0 6-5 6-14 0 0 0-5-3-8 0 0-3-4-7-5 0 0-4-2-19-6 0 0-22-7-29-15 0 0-7-9-7-22 0 0 0-15 11-25 0 0 9-10 27-10 0 0 19 0 28 9 0 0 11 8 13 25zM864 174c0 0-8 1-13 1 0 0-12 0-17-5 0 0-5-5-6-12 0 0-1-7-1-21v-70h-13v-16h13v-32l17-12v44h18v16h-18v71c0 0 0 10 2 14 0 0 1 4 8 4 0 0 4 0 8-1z">
          <text:p/>
        </draw:path>
        <draw:path draw:style-name="gr3" draw:text-style-name="P3" draw:layer="layout" svg:width="0.094cm" svg:height="0.169cm" svg:x="0.23cm" svg:y="6.412cm" svg:viewBox="0 0 95 170" svg:d="M24 65c0 0 13-11 27-11 0 0 18 0 31 16 0 0 13 15 13 40 0 0 0 25-14 43 0 0-13 17-34 17 0 0-19 0-31-12 0 0-15-11-16-35l18-1c0 0 3 15 10 23 0 0 7 8 19 8 0 0 12 0 21-11 0 0 8-13 8-30 0 0 0-19-8-29 0 0-9-10-22-10 0 0-17 0-26 16l-17-2 15-87h70v20h-57z">
          <text:p/>
        </draw:path>
        <draw:polygon draw:style-name="gr4" draw:text-style-name="P2" draw:layer="layout" svg:width="7.776cm" svg:height="0.474cm" svg:x="0.412cm" svg:y="6.26cm" svg:viewBox="0 0 7777 475" draw:points="0,0 7777,0 7777,475 0,475">
          <text:p/>
        </draw:polygon>
        <draw:path draw:style-name="gr6" draw:text-style-name="P5" draw:layer="layout" svg:width="2.603cm" svg:height="0.222cm" svg:x="1.101cm" svg:y="6.419cm" svg:viewBox="0 0 2604 223" svg:d="M126 118c0 0-7 29-22 43 0 0-16 14-37 14 0 0-35 0-51-26 0 0-16-26-16-63 0 0 0-40 18-63 0 0 19-23 49-23 0 0 21 0 35 13 0 0 15 12 22 36l-19 5c0 0-5-17-15-25 0 0-9-10-23-10 0 0-24 0-36 19 0 0-12 17-12 48 0 0 0 36 13 53 0 0 13 17 33 17 0 0 17 0 28-11 0 0 9-11 14-33zM237 172h-19c0 0-2-6-4-15 0 0-17 18-37 18 0 0-17 0-27-10 0 0-9-9-9-25 0 0 0-15 9-25 0 0 9-10 32-14l16-2c0 0 9-3 15-4 0 0 0-10 0-14 0 0 0-4-3-8 0 0-2-4-8-7 0 0-5-2-14-2 0 0-11 0-18 5 0 0-6 5-9 18l-17-2c0 0 3-20 15-29 0 0 11-9 32-9 0 0 18 0 27 7 0 0 9 6 11 16 0 0 2 9 2 23v28c0 0 0 26 1 34 0 0 0 9 5 17zM213 118v-7c0 0-13 5-34 8 0 0-19 3-19 20 0 0 0 9 5 14 0 0 5 5 16 5 0 0 13 0 22-9 0 0 10-9 10-31zM316 84c0 0-2-10-7-15 0 0-6-5-16-5 0 0-10 0-17 4 0 0-5 4-5 12 0 0 0 7 4 10 0 0 6 3 20 7 0 0 16 5 24 9 0 0 8 5 13 11 0 0 4 7 4 19 0 0 0 17-11 28 0 0-11 11-30 11 0 0-20 0-31-10 0 0-11-10-13-29l17-4c0 0 1 13 8 20 0 0 7 6 19 6 0 0 11 0 17-5 0 0 7-6 7-15 0 0 0-6-3-9 0 0-3-3-7-4 0 0-4-3-19-7 0 0-22-6-29-15 0 0-7-8-7-21 0 0 0-16 10-25 0 0 10-10 27-10 0 0 19 0 29 8 0 0 11 9 13 26zM447 116h-77c0 0 1 21 9 32 0 0 10 10 22 10 0 0 10 0 17-6 0 0 7-7 11-20l18 3c0 0-5 19-16 30 0 0-12 10-30 10 0 0-23 0-36-17 0 0-13-17-13-47 0 0 0-28 13-46 0 0 12-18 36-18 0 0 11 0 22 6 0 0 9 6 17 20 0 0 7 14 7 43zM429 99c0 0-1-19-9-27 0 0-9-8-19-8 0 0-13 0-21 10 0 0-8 10-9 25zM608 172h-17v-15c0 0-10 18-29 18 0 0-19 0-31-18 0 0-13-18-13-46 0 0 0-30 12-47 0 0 12-17 31-17 0 0 19 0 28 17h1v-61h18zM564 158c0 0 12 0 20-11 0 0 7-11 7-35 0 0 0-21-7-35 0 0-7-13-21-13 0 0-13 0-20 13 0 0-7 13-7 34 0 0 0 16 3 26 0 0 4 11 11 16 0 0 7 5 14 5zM725 116h-78c0 0 1 21 10 32 0 0 9 10 21 10 0 0 11 0 17-6 0 0 7-7 11-20l18 3c0 0-5 19-16 30 0 0-12 10-30 10 0 0-23 0-36-17 0 0-13-17-13-47 0 0 0-28 13-46 0 0 12-18 36-18 0 0 11 0 22 6 0 0 10 6 17 20 0 0 8 14 8 43zM707 99c0 0-2-19-10-27 0 0-9-8-19-8 0 0-12 0-21 10 0 0-8 10-9 25zM803 84c0 0-1-10-7-15 0 0-5-5-15-5 0 0-11 0-16 4 0 0-7 4-7 12 0 0 0 7 5 10 0 0 5 3 19 7 0 0 17 5 25 9 0 0 8 5 13 11 0 0 4 7 4 19 0 0 0 17-11 28 0 0-11 11-30 11 0 0-20 0-31-10 0 0-11-10-14-29l18-4c0 0 1 13 8 20 0 0 6 6 18 6 0 0 12 0 18-5 0 0 6-6 6-15 0 0 0-6-3-9 0 0-2-3-7-4 0 0-4-3-19-7 0 0-22-6-29-15 0 0-7-8-7-21 0 0 0-16 11-25 0 0 10-10 27-10 0 0 19 0 29 8 0 0 10 9 12 26zM863 172h-18v-123h18zM863 26h-18v-23h18zM974 156c0 0 0 27-4 39 0 0-5 14-16 20 0 0-11 8-26 8 0 0-18 0-30-9 0 0-11-10-11-31l17 3c0 0 0 10 7 15 0 0 5 5 16 5 0 0 14 0 21-7 0 0 6-6 7-16 0 0 2-10 2-27 0 0-12 16-29 16 0 0-21 0-33-18 0 0-12-17-12-44 0 0 0-27 12-45 0 0 12-18 33-18 0 0 18 0 29 18h1v-16h16zM929 155c0 0 11 0 20-10 0 0 9-11 9-36 0 0 0-22-8-34 0 0-9-11-21-11 0 0-12 0-20 11 0 0-8 13-8 34 0 0 0 23 8 35 0 0 9 11 20 11zM1085 172h-17v-75c0 0 0-18-7-25 0 0-5-7-15-7 0 0-8 0-15 5 0 0-6 4-10 12 0 0-3 9-3 23v67h-18v-123h17v18c0 0 5-10 13-15 0 0 9-5 19-5 0 0 9 0 17 3 0 0 7 4 12 10 0 0 4 8 6 15 0 0 1 8 1 21zM1256 172h-18c0 0-3-6-4-15 0 0-17 18-38 18 0 0-16 0-25-10 0 0-10-9-10-25 0 0 0-15 9-25 0 0 9-10 32-14l16-2c0 0 9-3 16-4 0 0 0-10-2-14 0 0 0-4-2-8 0 0-3-4-8-7 0 0-5-2-14-2 0 0-11 0-18 5 0 0-6 5-9 18l-17-2c0 0 3-20 15-29 0 0 11-9 31-9 0 0 19 0 28 7 0 0 9 6 11 16 0 0 2 9 2 23v28c0 0 0 26 0 34 0 0 1 9 5 17zM1234 118v-7c0 0-14 5-34 8 0 0-20 3-20 20 0 0 0 9 5 14 0 0 6 5 15 5 0 0 13 0 23-9 0 0 11-9 11-31zM1362 172h-17v-75c0 0 0-18-6-25 0 0-6-7-16-7 0 0-8 0-15 5 0 0-7 4-9 12 0 0-4 9-4 23v67h-17v-123h16v18c0 0 5-10 14-15 0 0 8-5 18-5 0 0 9 0 16 3 0 0 9 4 13 10 0 0 4 8 6 15 0 0 1 8 1 21zM1472 172h-16v-15c0 0-10 18-29 18 0 0-20 0-32-18 0 0-13-18-13-46 0 0 0-30 12-47 0 0 12-17 32-17 0 0 18 0 28 17h1v-61h17zM1429 158c0 0 11 0 19-11 0 0 8-11 8-35 0 0 0-21-7-35 0 0-8-13-21-13 0 0-13 0-21 13 0 0-7 13-7 34 0 0 0 16 4 26 0 0 3 11 11 16 0 0 7 5 14 5zM1640 130c0 0-4 23-16 34 0 0-12 11-27 11 0 0-23 0-35-17 0 0-12-18-12-47 0 0 0-24 7-38 0 0 7-14 17-20 0 0 11-6 23-6 0 0 15 0 27 9 0 0 11 10 14 30l-17 3c0 0-3-13-9-19 0 0-6-6-14-6 0 0-15 0-23 12 0 0-8 13-8 35 0 0 0 22 8 35 0 0 7 12 21 12 0 0 11 0 18-8 0 0 6-7 8-23zM1697 47c0 0 21 0 35 16 0 0 14 16 14 46 0 0 0 36-15 51 0 0-15 15-34 15 0 0-20 0-34-15 0 0-15-16-15-49 0 0 0-32 14-48 0 0 14-16 35-16zM1697 158c0 0 16 0 23-13 0 0 8-13 8-35 0 0 0-23-9-35 0 0-8-11-22-11 0 0-13 0-22 11 0 0-9 12-9 36 0 0 0 23 9 35 0 0 9 12 22 12zM1850 172h-17v-75c0 0 0-18-6-25 0 0-5-7-15-7 0 0-8 0-15 5 0 0-7 4-10 12 0 0-3 9-3 23v67h-18v-123h16v18h1c0 0 5-10 13-15 0 0 9-5 19-5 0 0 8 0 16 3 0 0 8 4 12 10 0 0 5 8 7 15 0 0 0 8 0 21zM1935 84c0 0-1-10-7-15 0 0-5-5-16-5 0 0-10 0-16 4 0 0-7 4-7 12 0 0 0 7 5 10 0 0 5 3 20 7 0 0 16 5 24 9 0 0 9 5 13 11 0 0 5 7 5 19 0 0 0 17-12 28 0 0-11 11-30 11 0 0-20 0-30-10 0 0-12-10-14-29l17-4c0 0 2 13 8 20 0 0 7 6 19 6 0 0 11 0 18-5 0 0 5-6 5-15 0 0 0-6-2-9 0 0-3-3-7-4 0 0-4-3-20-7 0 0-21-6-28-15 0 0-8-8-8-21 0 0 0-16 11-25 0 0 11-10 28-10 0 0 18 0 29 8 0 0 10 9 12 26zM2017 172c0 0-8 2-13 2 0 0-11 0-16-5 0 0-6-5-7-12 0 0-1-8-1-21v-71h-13v-16h13v-30l17-12v42h17v16h-17v72c0 0 0 10 2 14 0 0 1 3 8 3 0 0 4 0 7-1zM2088 54l-6 19c0 0-7-5-13-5 0 0-9 0-14 11 0 0-6 10-6 28v65h-18v-123h17v19c0 0 8-21 22-21 0 0 9 0 18 7zM2183 172h-16v-18h-1c0 0-12 21-32 21 0 0-11 0-21-6 0 0-9-6-12-16 0 0-2-10-2-27v-77h17v68c0 0 0 17 1 24 0 0 2 7 7 12 0 0 6 4 13 4 0 0 10 0 19-8 0 0 9-8 9-34v-66h18zM2294 130c0 0-3 23-15 34 0 0-12 11-28 11 0 0-22 0-35-17 0 0-12-18-12-47 0 0 0-24 7-38 0 0 7-14 18-20 0 0 10-6 22-6 0 0 16 0 27 9 0 0 12 10 14 30l-17 3c0 0-2-13-8-19 0 0-6-6-15-6 0 0-15 0-22 12 0 0-8 13-8 35 0 0 0 22 7 35 0 0 8 12 22 12 0 0 11 0 18-8 0 0 6-7 8-23zM2349 172c0 0-7 2-12 2 0 0-12 0-17-5 0 0-6-5-7-12 0 0-1-8-1-21v-71h-13v-16h13v-30l18-12v42h17v16h-17v72c0 0 0 10 1 14 0 0 2 3 8 3 0 0 4 0 8-1zM2382 172h-17v-123h17zM2382 26h-17v-23h17zM2451 47c0 0 21 0 35 16 0 0 14 16 14 46 0 0 0 36-16 51 0 0-15 15-33 15 0 0-20 0-34-15 0 0-15-16-15-49 0 0 0-32 14-48 0 0 15-16 35-16zM2451 158c0 0 15 0 23-13 0 0 7-13 7-35 0 0 0-23-8-35 0 0-9-11-22-11 0 0-13 0-22 11 0 0-8 12-8 36 0 0 0 23 8 35 0 0 9 12 22 12zM2604 172h-17v-75c0 0 0-18-6-25 0 0-6-7-16-7 0 0-8 0-14 5 0 0-7 4-11 12 0 0-2 9-2 23v67h-18v-123h16v18c0 0 6-10 14-15 0 0 8-5 19-5 0 0 8 0 16 3 0 0 8 4 12 10 0 0 5 8 6 15 0 0 1 8 1 21z">
          <text:p/>
        </draw:path>
        <draw:path draw:style-name="gr3" draw:text-style-name="P3" draw:layer="layout" svg:width="0.094cm" svg:height="0.173cm" svg:x="0.23cm" svg:y="6.883cm" svg:viewBox="0 0 95 174" svg:d="M18 83c0 0 12-23 34-23 0 0 18 0 30 15 0 0 13 16 13 41 0 0 0 23-13 41 0 0-12 17-32 17 0 0-20 0-35-19 0 0-15-18-15-64 0 0 0-46 13-68 0 0 14-23 39-23 0 0 16 0 26 10 0 0 12 11 15 32l-18 2c0 0-5-27-25-27 0 0-13 0-22 16 0 0-10 15-10 50zM49 156c0 0 12 0 20-11 0 0 7-12 7-28 0 0 0-16-7-27 0 0-8-11-20-11 0 0-12 0-20 10 0 0-9 10-9 27 0 0 0 16 9 28 0 0 8 12 20 12z">
          <text:p/>
        </draw:path>
        <draw:polygon draw:style-name="gr4" draw:text-style-name="P2" draw:layer="layout" svg:width="7.776cm" svg:height="0.473cm" svg:x="0.412cm" svg:y="6.733cm" svg:viewBox="0 0 7777 474" draw:points="0,0 7777,0 7777,474 0,474">
          <text:p/>
        </draw:polygon>
        <draw:frame draw:style-name="gr5" draw:text-style-name="P4" draw:layer="layout" svg:width="0.319cm" svg:height="0.378cm" svg:x="0.711cm" svg:y="6.781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2.651cm" svg:height="0.222cm" svg:x="1.108cm" svg:y="6.892cm" svg:viewBox="0 0 2652 223" svg:d="M19 174h-19v-171h19zM135 174h-18v-76c0 0 0-19-5-26 0 0-6-7-17-7 0 0-7 0-14 5 0 0-7 4-10 12 0 0-2 9-2 24v68h-18v-125h15v18h1c0 0 6-10 14-15 0 0 8-5 19-5 0 0 7 0 16 3 0 0 8 4 12 11 0 0 5 7 6 14 0 0 1 9 1 22zM202 173c0 0-8 2-13 2 0 0-12 0-17-5 0 0-5-5-7-12 0 0-1-7-1-21v-71h-13v-17h13v-30l18-12v42h17v17h-17v71c0 0 0 11 2 15 0 0 1 4 7 4 0 0 4 0 8-1zM307 117h-78c0 0 1 20 10 31 0 0 9 11 22 11 0 0 10 0 17-6 0 0 6-7 10-20l18 3c0 0-4 20-16 30 0 0-12 10-29 10 0 0-24 0-37-17 0 0-13-17-13-47 0 0 0-29 13-47 0 0 13-18 36-18 0 0 11 0 21 6 0 0 11 6 19 20 0 0 7 14 7 44zM288 100c0 0 0-20-9-28 0 0-9-7-19-7 0 0-13 0-20 9 0 0-8 10-10 26zM412 157c0 0 0 26-4 39 0 0-5 13-16 20 0 0-11 7-27 7 0 0-17 0-29-9 0 0-11-9-11-30l17 3c0 0 1 9 6 14 0 0 7 5 17 5 0 0 14 0 20-6 0 0 6-7 8-16 0 0 1-10 1-26 0 0-11 16-28 16 0 0-20 0-33-18 0 0-12-19-12-46 0 0 0-27 12-45 0 0 12-18 33-18 0 0 18 0 30 18v-16h16zM367 156c0 0 12 0 20-11 0 0 9-11 9-35 0 0 0-22-9-35 0 0-8-10-20-10 0 0-12 0-20 11 0 0-8 12-8 33 0 0 0 24 9 35 0 0 7 12 19 12zM494 54l-6 19c0 0-6-4-12-4 0 0-10 0-15 10 0 0-5 11-5 29v66h-18v-125h16v20c0 0 9-22 22-22 0 0 9 0 18 7zM595 174h-18c0 0-3-6-5-16 0 0-17 18-37 18 0 0-17 0-26-9 0 0-9-10-9-27 0 0 0-15 9-25 0 0 8-10 31-13l16-3c0 0 9-2 16-4 0 0 0-9-1-14 0 0-1-3-3-7 0 0-2-4-8-7 0 0-5-2-14-2 0 0-11 0-17 5 0 0-7 4-10 18l-17-3c0 0 3-19 15-28 0 0 12-10 32-10 0 0 18 0 28 7 0 0 8 6 10 16 0 0 2 9 2 23v29c0 0 0 26 1 34 0 0 1 9 5 18zM572 118v-7c0 0-15 6-34 9 0 0-20 3-20 20 0 0 0 9 6 14 0 0 5 6 15 6 0 0 13 0 23-9 0 0 10-10 10-33zM656 173c0 0-7 2-13 2 0 0-11 0-17-5 0 0-5-5-6-12 0 0-1-7-1-21v-71h-13v-17h13v-30l18-12v42h17v17h-17v71c0 0 0 11 1 15 0 0 1 4 8 4 0 0 4 0 8-1zM689 174h-18v-125h18zM689 27h-18v-24h18zM757 47c0 0 22 0 35 17 0 0 14 16 14 45 0 0 0 37-15 52 0 0-14 15-34 15 0 0-19 0-33-15 0 0-15-16-15-50 0 0 0-32 14-48 0 0 14-16 34-16zM757 159c0 0 16 0 23-14 0 0 9-13 9-34 0 0 0-23-10-36 0 0-8-10-22-10 0 0-13 0-21 11 0 0-9 12-9 35 0 0 0 24 9 37 0 0 9 11 21 11zM911 174h-18v-76c0 0 0-19-6-26 0 0-5-7-15-7 0 0-8 0-15 5 0 0-7 4-10 12 0 0-3 9-3 24v68h-17v-125h15v18h1c0 0 6-10 13-15 0 0 9-5 19-5 0 0 9 0 17 3 0 0 7 4 12 11 0 0 5 7 6 14 0 0 1 9 1 22zM1035 47c0 0 21 0 35 17 0 0 13 16 13 45 0 0 0 37-15 52 0 0-15 15-33 15 0 0-20 0-34-15 0 0-15-16-15-50 0 0 0-32 14-48 0 0 15-16 35-16zM1035 159c0 0 15 0 23-14 0 0 8-13 8-34 0 0 0-23-10-36 0 0-8-10-21-10 0 0-13 0-22 11 0 0-8 12-8 35 0 0 0 24 8 37 0 0 9 11 22 11zM1152 3l-2 18c0 0-5-2-10-2 0 0-7 0-11 4 0 0-4 3-4 16v10h20v17h-20v108h-18v-108h-15v-17h15v-12c0 0 0-9 2-17 0 0 2-7 7-13 0 0 7-7 20-7 0 0 8 0 16 3zM1263 3l-2 18c0 0-5-2-11-2 0 0-6 0-10 4 0 0-4 3-4 16v10h20v17h-20v108h-18v-108h-15v-17h15v-12c0 0 0-9 2-17 0 0 2-7 7-13 0 0 7-7 20-7 0 0 8 0 16 3zM1312 47c0 0 21 0 35 17 0 0 13 16 13 45 0 0 0 37-15 52 0 0-15 15-33 15 0 0-20 0-34-15 0 0-14-16-14-50 0 0 0-32 13-48 0 0 15-16 35-16zM1312 159c0 0 15 0 23-14 0 0 7-13 7-34 0 0 0-23-8-36 0 0-9-10-22-10 0 0-13 0-22 11 0 0-8 12-8 35 0 0 0 24 8 37 0 0 9 11 22 11zM1423 47c0 0 21 0 35 17 0 0 13 16 13 45 0 0 0 37-15 52 0 0-15 15-33 15 0 0-20 0-34-15 0 0-15-16-15-50 0 0 0-32 14-48 0 0 15-16 35-16zM1423 159c0 0 15 0 23-14 0 0 7-13 7-34 0 0 0-23-8-36 0 0-9-10-22-10 0 0-13 0-22 11 0 0-8 12-8 35 0 0 0 24 8 37 0 0 9 11 22 11zM1575 174h-16v-16c0 0-10 18-29 18 0 0-19 0-32-18 0 0-13-18-13-47 0 0 0-30 12-46 0 0 12-18 32-18 0 0 18 0 28 17h1v-61h17zM1532 159c0 0 11 0 20-11 0 0 7-12 7-35 0 0 0-22-7-35 0 0-7-13-21-13 0 0-13 0-20 12 0 0-7 13-7 34 0 0 0 16 3 26 0 0 4 11 11 17 0 0 7 5 14 5zM1799 174h-18v-79c0 0 0-9 0-15 0 0-2-5-6-10 0 0-4-5-12-5 0 0-11 0-19 9 0 0-7 8-7 27v73h-18v-81c0 0 0-16-5-22 0 0-4-6-13-6 0 0-12 0-19 10 0 0-7 9-7 34v65h-17v-125h15v18h1c0 0 10-20 31-20 0 0 11 0 18 6 0 0 8 5 11 16 0 0 12-22 32-22 0 0 17 0 25 11 0 0 8 10 8 30zM1915 117h-78c0 0 1 20 10 31 0 0 8 11 22 11 0 0 10 0 17-6 0 0 7-7 10-20l18 3c0 0-4 20-16 30 0 0-11 10-29 10 0 0-23 0-37-17 0 0-13-17-13-47 0 0 0-29 13-47 0 0 13-18 36-18 0 0 11 0 21 6 0 0 11 6 18 20 0 0 8 14 8 44zM1896 100c0 0 0-20-9-28 0 0-9-7-19-7 0 0-13 0-20 9 0 0-9 10-10 26zM2020 130c0 0-3 24-15 35 0 0-12 11-28 11 0 0-22 0-35-17 0 0-12-19-12-48 0 0 0-23 7-38 0 0 7-14 18-20 0 0 11-6 22-6 0 0 16 0 28 10 0 0 11 10 14 29l-17 3c0 0-3-12-9-19 0 0-5-5-15-5 0 0-14 0-22 12 0 0-8 12-8 34 0 0 0 23 8 35 0 0 7 13 21 13 0 0 11 0 18-7 0 0 6-9 8-25zM2120 174h-18v-79c0 0 0-15-5-22 0 0-6-8-17-8 0 0-10 0-19 9 0 0-8 9-8 32v68h-17v-171h17v61c0 0 12-17 31-17 0 0 10 0 19 5 0 0 10 5 13 15 0 0 4 10 4 28zM2236 174h-18c0 0-3-6-4-16 0 0-17 18-38 18 0 0-17 0-26-9 0 0-9-10-9-27 0 0 0-15 9-25 0 0 9-10 31-13l16-3c0 0 10-2 16-4 0 0 0-9-1-14 0 0 0-3-3-7 0 0-2-4-7-7 0 0-5-2-14-2 0 0-12 0-18 5 0 0-6 4-9 18l-17-3c0 0 3-19 15-28 0 0 11-10 31-10 0 0 19 0 28 7 0 0 8 6 11 16 0 0 2 9 2 23v29c0 0 0 26 0 34 0 0 1 9 5 18zM2213 118v-7c0 0-14 6-34 9 0 0-20 3-20 20 0 0 0 9 6 14 0 0 5 6 15 6 0 0 13 0 23-9 0 0 10-10 10-33zM2342 174h-18v-76c0 0 0-19-6-26 0 0-5-7-15-7 0 0-8 0-15 5 0 0-7 4-10 12 0 0-3 9-3 24v68h-18v-125h16v18h1c0 0 5-10 13-15 0 0 9-5 19-5 0 0 8 0 16 3 0 0 8 4 12 11 0 0 5 7 6 14 0 0 2 9 2 22zM2386 174h-18v-125h18zM2386 27h-18v-24h18zM2470 85c0 0-1-11-7-15 0 0-6-5-15-5 0 0-10 0-17 3 0 0-6 4-6 12 0 0 0 7 5 11 0 0 5 3 20 7 0 0 16 5 24 9 0 0 8 4 12 10 0 0 5 7 5 20 0 0 0 17-11 28 0 0-12 11-30 11 0 0-20 0-31-9 0 0-11-10-14-31l18-3c0 0 1 13 8 20 0 0 7 6 19 6 0 0 11 0 17-6 0 0 6-5 6-15 0 0 0-5-3-8 0 0-3-3-7-5 0 0-4-2-19-6 0 0-22-7-29-15 0 0-7-9-7-22 0 0 0-15 11-25 0 0 9-10 27-10 0 0 19 0 29 8 0 0 10 10 12 26zM2652 174h-17v-79c0 0 0-9-2-15 0 0 0-5-5-10 0 0-3-5-12-5 0 0-10 0-18 9 0 0-7 8-7 27v73h-18v-81c0 0 0-16-5-22 0 0-4-6-13-6 0 0-11 0-18 10 0 0-7 9-7 34v65h-18v-125h15v18h1c0 0 11-20 30-20 0 0 12 0 20 6 0 0 7 5 10 16 0 0 11-22 32-22 0 0 16 0 24 11 0 0 8 10 8 30z">
          <text:p/>
        </draw:path>
        <draw:path draw:style-name="gr3" draw:text-style-name="P3" draw:layer="layout" svg:width="0.092cm" svg:height="0.168cm" svg:x="0.231cm" svg:y="7.358cm" svg:viewBox="0 0 93 169" svg:d="M93 17c0 0-21 27-36 69 0 0-16 40-19 83h-18c0 0 0-35 15-76 0 0 13-43 36-73h-71v-20h93z">
          <text:p/>
        </draw:path>
        <draw:polygon draw:style-name="gr4" draw:text-style-name="P2" draw:layer="layout" svg:width="7.776cm" svg:height="0.474cm" svg:x="0.412cm" svg:y="7.206cm" svg:viewBox="0 0 7777 475" draw:points="0,0 7777,0 7777,475 0,475">
          <text:p/>
        </draw:polygon>
        <draw:path draw:style-name="gr6" draw:text-style-name="P5" draw:layer="layout" svg:width="2.255cm" svg:height="0.222cm" svg:x="1.405cm" svg:y="7.365cm" svg:viewBox="0 0 2256 223" svg:d="M0 3h49c0 0 13 0 22 1 0 0 10 2 19 8 0 0 8 6 15 17 0 0 6 10 9 24 0 0 4 14 4 33 0 0 0 39-15 62 0 0-15 25-51 25h-52zM19 153h30c0 0 10 0 17-1 0 0 7-2 15-8 0 0 8-7 12-20 0 0 5-15 5-38 0 0 0-13-1-24 0 0-2-11-7-20 0 0-5-9-12-13 0 0-7-4-13-6 0 0-6 0-16 0h-30zM231 117h-77c0 0 1 20 10 31 0 0 8 10 21 10 0 0 11 0 17-5 0 0 7-7 11-20l17 3c0 0-4 19-15 29 0 0-12 11-30 11 0 0-23 0-36-17 0 0-13-17-13-48 0 0 0-28 12-46 0 0 13-18 36-18 0 0 12 0 22 6 0 0 11 6 18 20 0 0 7 14 7 44zM213 99c0 0-1-19-10-27 0 0-8-8-19-8 0 0-12 0-20 10 0 0-8 9-9 25zM310 84c0 0-1-10-7-15 0 0-6-5-16-5 0 0-10 0-16 4 0 0-6 4-6 12 0 0 0 7 5 10 0 0 5 3 19 7 0 0 17 5 25 9 0 0 8 5 12 12 0 0 5 7 5 19 0 0 0 16-12 27 0 0-11 12-29 12 0 0-20 0-31-10 0 0-11-10-14-29l18-4c0 0 1 13 8 20 0 0 6 5 18 5 0 0 12 0 18-5 0 0 6-5 6-14 0 0 0-6-3-9 0 0-3-3-7-5 0 0-4-2-19-6 0 0-22-7-29-16 0 0-7-9-7-21 0 0 0-16 11-25 0 0 9-10 27-10 0 0 19 0 29 8 0 0 10 9 12 26zM370 173h-18v-124h18zM370 26h-18v-23h18zM481 157c0 0 0 26-4 38 0 0-5 14-16 20 0 0-12 8-26 8 0 0-18 0-30-9 0 0-11-10-11-31l17 3c0 0 0 10 7 14 0 0 5 5 16 5 0 0 14 0 20-6 0 0 7-6 7-16 0 0 3-9 3-26 0 0-13 16-29 16 0 0-21 0-33-18 0 0-12-18-12-45 0 0 0-27 11-45 0 0 12-18 34-18 0 0 18 0 29 18h1v-16h16zM436 156c0 0 11 0 20-11 0 0 9-10 9-36 0 0 0-22-9-34 0 0-8-11-20-11 0 0-13 0-21 11 0 0-7 13-7 33 0 0 0 25 8 37 0 0 9 11 20 11zM592 173h-18v-76c0 0 0-18-6-25 0 0-6-7-15-7 0 0-8 0-15 5 0 0-7 4-10 12 0 0-3 9-3 23v68h-18v-124h17v18c0 0 5-10 13-15 0 0 8-5 19-5 0 0 9 0 16 3 0 0 8 4 13 10 0 0 4 7 6 15 0 0 1 8 1 21zM716 47c0 0 21 0 34 16 0 0 14 16 14 46 0 0 0 37-14 52 0 0-16 15-34 15 0 0-20 0-34-16 0 0-15-15-15-49 0 0 0-32 14-48 0 0 14-16 35-16zM716 158c0 0 15 0 22-13 0 0 8-13 8-35 0 0 0-23-8-35 0 0-10-11-22-11 0 0-14 0-22 11 0 0-9 12-9 36 0 0 0 24 9 36 0 0 9 11 22 11zM833 2l-2 18c0 0-6-1-11-1 0 0-6 0-10 3 0 0-5 3-5 16v11h21v16h-21v108h-16v-108h-16v-16h16v-13c0 0 0-9 1-17 0 0 1-7 8-13 0 0 5-6 19-6 0 0 8 0 16 2zM945 2l-3 18c0 0-5-1-10-1 0 0-6 0-11 3 0 0-4 3-4 16v11h20v16h-20v108h-17v-108h-16v-16h16v-13c0 0 0-9 1-17 0 0 1-7 8-13 0 0 6-6 19-6 0 0 8 0 17 2zM993 47c0 0 21 0 35 16 0 0 14 16 14 46 0 0 0 37-15 52 0 0-14 15-34 15 0 0-19 0-33-16 0 0-15-15-15-49 0 0 0-32 14-48 0 0 14-16 34-16zM993 158c0 0 15 0 23-13 0 0 8-13 8-35 0 0 0-23-9-35 0 0-9-11-22-11 0 0-13 0-21 11 0 0-9 12-9 36 0 0 0 24 9 36 0 0 8 11 21 11zM1104 47c0 0 21 0 35 16 0 0 14 16 14 46 0 0 0 37-15 52 0 0-15 15-34 15 0 0-19 0-34-16 0 0-14-15-14-49 0 0 0-32 14-48 0 0 14-16 34-16zM1104 158c0 0 15 0 23-13 0 0 8-13 8-35 0 0 0-23-9-35 0 0-9-11-22-11 0 0-13 0-22 11 0 0-8 12-8 36 0 0 0 24 8 36 0 0 9 11 22 11zM1257 173h-17v-15c0 0-9 18-28 18 0 0-19 0-32-18 0 0-13-18-13-47 0 0 0-30 12-47 0 0 12-17 31-17 0 0 19 0 29 17v-61h18zM1213 158c0 0 12 0 20-10 0 0 8-11 8-36 0 0 0-21-7-35 0 0-8-13-22-13 0 0-13 0-20 13 0 0-7 13-7 34 0 0 0 16 3 26 0 0 5 11 11 16 0 0 7 5 14 5zM1388 2l-2 18c0 0-6-1-11-1 0 0-6 0-11 3 0 0-3 3-3 16v11h20v16h-20v108h-18v-108h-15v-16h15v-13c0 0 0-9 2-17 0 0 1-7 7-13 0 0 7-6 20-6 0 0 8 0 16 2zM1451 53l-7 19c0 0-6-4-12-4 0 0-10 0-15 10 0 0-5 11-5 29v66h-18v-124h16v19c0 0 9-21 22-21 0 0 9 0 19 6zM1551 173h-18c0 0-3-6-4-15 0 0-18 18-38 18 0 0-16 0-26-10 0 0-9-9-9-26 0 0 0-15 9-26 0 0 9-9 32-13l16-3c0 0 9-2 15-4 0 0 0-9-1-13 0 0 0-4-3-8 0 0-2-4-7-7 0 0-6-2-14-2 0 0-11 0-19 5 0 0-6 5-9 18l-17-2c0 0 3-20 15-29 0 0 12-9 32-9 0 0 19 0 28 6 0 0 8 7 10 17 0 0 2 8 2 23v29c0 0 0 26 1 34 0 0 1 8 5 17zM1528 119v-8c0 0-14 6-34 9 0 0-20 3-20 20 0 0 0 8 6 14 0 0 5 5 15 5 0 0 13 0 23-9 0 0 10-9 10-31zM1712 173h-17v-78c0 0 0-9-1-15 0 0-1-6-5-10 0 0-5-5-13-5 0 0-10 0-18 8 0 0-7 9-7 28v72h-18v-81c0 0 0-16-4-22 0 0-5-5-14-5 0 0-11 0-18 9 0 0-8 9-8 34v65h-17v-124h16v17c0 0 10-19 31-19 0 0 11 0 19 5 0 0 7 6 10 16 0 0 12-21 32-21 0 0 16 0 24 10 0 0 8 10 8 31zM1828 117h-77c0 0 1 20 10 31 0 0 8 10 21 10 0 0 10 0 17-5 0 0 7-7 11-20l18 3c0 0-5 19-16 29 0 0-12 11-30 11 0 0-23 0-36-17 0 0-13-17-13-48 0 0 0-28 13-46 0 0 13-18 35-18 0 0 12 0 22 6 0 0 10 6 18 20 0 0 7 14 7 44zM1810 99c0 0-1-19-10-27 0 0-9-8-19-8 0 0-12 0-20 10 0 0-8 9-9 25zM1979 49l-32 124h-19l-16-75-2-10c0 0-2-9-2-10h-1l-20 95h-19l-31-124h18l22 99 4-17 18-82h19l14 65c0 0 5 27 6 31l23-96zM2035 47c0 0 21 0 35 16 0 0 14 16 14 46 0 0 0 37-15 52 0 0-15 15-34 15 0 0-19 0-34-16 0 0-14-15-14-49 0 0 0-32 14-48 0 0 14-16 34-16zM2035 158c0 0 15 0 23-13 0 0 8-13 8-35 0 0 0-23-9-35 0 0-9-11-22-11 0 0-13 0-22 11 0 0-8 12-8 36 0 0 0 24 9 36 0 0 8 11 21 11zM2160 53l-6 19c0 0-7-4-13-4 0 0-10 0-15 10 0 0-5 11-5 29v66h-18v-124h17v19c0 0 8-21 22-21 0 0 9 0 18 6zM2256 173h-21l-35-64-12 15v49h-17v-170h17v96l41-50h23l-39 46z">
          <text:p/>
        </draw:path>
        <draw:path draw:style-name="gr3" draw:text-style-name="P3" draw:layer="layout" svg:width="0.094cm" svg:height="0.173cm" svg:x="0.23cm" svg:y="7.828cm" svg:viewBox="0 0 95 174" svg:d="M67 79c0 0 28 10 28 43 0 0 0 22-14 36 0 0-14 16-34 16 0 0-21 0-34-16 0 0-13-14-13-36 0 0 0-16 7-29 0 0 8-12 20-14 0 0-21-9-21-35 0 0 0-19 11-31 0 0 11-13 30-13 0 0 18 0 29 13 0 0 12 13 12 31 0 0 0 26-21 35zM47 70c0 0 10 0 17-7 0 0 6-8 6-19 0 0 0-10-7-19 0 0-6-7-16-7 0 0-10 0-17 7 0 0-7 8-7 19 0 0 0 12 7 20 0 0 7 6 17 6zM47 156c0 0 12 0 20-9 0 0 9-10 9-25 0 0 0-15-9-25 0 0-8-10-20-10 0 0-13 0-22 10 0 0-7 10-7 25 0 0 0 15 8 24 0 0 8 10 21 10z">
          <text:p/>
        </draw:path>
        <draw:polygon draw:style-name="gr4" draw:text-style-name="P2" draw:layer="layout" svg:width="7.776cm" svg:height="0.473cm" svg:x="0.412cm" svg:y="7.68cm" svg:viewBox="0 0 7777 474" draw:points="0,0 7777,0 7777,474 0,474">
          <text:p/>
        </draw:polygon>
        <draw:path draw:style-name="gr6" draw:text-style-name="P5" draw:layer="layout" svg:width="2.727cm" svg:height="0.222cm" svg:x="1.398cm" svg:y="7.838cm" svg:viewBox="0 0 2728 223" svg:d="M91 53c0 0-1-16-10-24 0 0-8-9-24-9 0 0-15 0-24 7 0 0-10 7-10 18 0 0 0 11 8 17 0 0 6 5 27 11 0 0 18 4 29 9 0 0 11 6 19 16 0 0 8 10 8 28 0 0 0 22-15 36 0 0-14 14-38 14 0 0-30 0-45-16 0 0-15-16-16-41l18-2c0 0 1 20 13 30 0 0 12 9 29 9 0 0 16 0 26-8 0 0 9-7 9-21 0 0 0-14-10-20 0 0-10-6-34-12 0 0-24-7-35-19 0 0-10-11-10-29 0 0 0-20 13-34 0 0 14-13 37-13 0 0 24 0 38 13 0 0 15 14 16 38zM228 117h-78c0 0 1 20 10 31 0 0 8 11 22 11 0 0 9 0 17-6 0 0 6-6 9-20l19 4c0 0-4 19-16 29 0 0-12 10-29 10 0 0-24 0-37-17 0 0-13-16-13-46 0 0 0-30 13-48 0 0 13-18 35-18 0 0 11 0 22 6 0 0 11 6 18 20 0 0 8 15 8 44zM209 101c0 0-1-21-10-29 0 0-8-7-19-7 0 0-12 0-20 9 0 0-8 10-9 27zM338 174h-19c0 0-2-6-3-16 0 0-18 18-38 18 0 0-17 0-26-9 0 0-10-10-10-26 0 0 0-15 10-25 0 0 9-10 31-14l17-2c0 0 9-2 15-4 0 0 0-10-1-15 0 0 0-4-2-7 0 0-3-4-8-8 0 0-6-1-14-1 0 0-12 0-18 5 0 0-6 4-9 18l-17-3c0 0 3-19 14-29 0 0 12-9 33-9 0 0 18 0 26 7 0 0 10 6 12 16 0 0 1 9 1 24v28c0 0 0 26 1 34 0 0 1 9 5 18zM315 119v-8c0 0-14 6-34 10 0 0-20 2-20 20 0 0 0 7 5 13 0 0 6 5 16 5 0 0 13 0 23-8 0 0 10-9 10-32zM400 173c0 0-8 1-14 1 0 0-11 0-16-4 0 0-5-5-7-12 0 0-1-7-1-21v-71h-13v-17h13v-30l17-12v42h18v17h-18v72c0 0 0 10 3 14 0 0 1 4 7 4 0 0 5 0 8-2zM432 174h-17v-125h17zM432 27h-17v-24h17zM543 174h-17v-75c0 0 0-20-6-27 0 0-6-7-16-7 0 0-7 0-14 5 0 0-7 4-10 12 0 0-3 9-3 24v68h-18v-125h16v18h1c0 0 5-10 13-15 0 0 8-5 19-5 0 0 8 0 16 3 0 0 8 4 12 11 0 0 5 7 6 14 0 0 1 9 1 23zM654 157c0 0 0 26-4 39 0 0-4 13-16 20 0 0-11 7-26 7 0 0-17 0-29-9 0 0-12-9-12-30l17 3c0 0 1 9 7 14 0 0 5 5 17 5 0 0 13 0 19-6 0 0 7-7 8-16 0 0 2-10 2-26 0 0-12 16-29 16 0 0-20 0-32-18 0 0-13-19-13-45 0 0 0-28 12-46 0 0 12-18 33-18 0 0 19 0 30 18v-16h16zM610 156c0 0 11 0 20-10 0 0 8-11 8-35 0 0 0-23-8-36 0 0-8-10-20-10 0 0-13 0-21 11 0 0-7 13-7 34 0 0 0 24 8 35 0 0 8 11 20 11zM779 47c0 0 20 0 34 17 0 0 14 16 14 46 0 0 0 37-15 51 0 0-15 15-33 15 0 0-20 0-35-15 0 0-14-15-14-49 0 0 0-33 14-49 0 0 13-16 35-16zM779 159c0 0 14 0 22-13 0 0 8-14 8-35 0 0 0-23-9-36 0 0-9-10-21-10 0 0-14 0-22 11 0 0-9 13-9 36 0 0 0 24 9 36 0 0 8 11 22 11zM896 3l-3 17c0 0-5-1-10-1 0 0-6 0-10 4 0 0-5 3-5 16v10h21v17h-21v108h-17v-108h-16v-17h16v-12c0 0 0-9 1-17 0 0 2-7 8-14 0 0 6-6 20-6 0 0 7 0 16 3zM998 173c0 0-7 1-13 1 0 0-11 0-17-4 0 0-5-5-6-12 0 0-1-7-1-21v-71h-13v-17h13v-30l18-12v42h17v17h-17v72c0 0 0 10 1 14 0 0 1 4 8 4 0 0 4 0 8-2zM1097 174h-17v-78c0 0 0-16-5-24 0 0-6-7-17-7 0 0-10 0-19 9 0 0-8 8-8 32v68h-18v-171h18v61c0 0 13-17 31-17 0 0 10 0 19 5 0 0 9 5 13 15 0 0 3 10 3 29zM1214 117h-77c0 0 1 20 10 31 0 0 8 11 21 11 0 0 10 0 17-6 0 0 7-6 11-20l18 4c0 0-5 19-16 29 0 0-12 10-30 10 0 0-23 0-36-17 0 0-14-16-14-46 0 0 0-30 13-48 0 0 13-18 36-18 0 0 12 0 22 6 0 0 10 6 18 20 0 0 7 15 7 44zM1196 101c0 0-1-21-10-29 0 0-9-7-19-7 0 0-12 0-20 9 0 0-8 10-9 27zM1339 3l-2 17c0 0-6-1-11-1 0 0-6 0-10 4 0 0-4 3-4 16v10h20v17h-20v108h-18v-108h-15v-17h15v-12c0 0 0-9 2-17 0 0 1-7 8-14 0 0 6-6 19-6 0 0 7 0 16 3zM1388 47c0 0 21 0 35 17 0 0 13 16 13 46 0 0 0 37-14 51 0 0-15 15-34 15 0 0-19 0-34-15 0 0-14-15-14-49 0 0 0-33 13-49 0 0 14-16 35-16zM1388 159c0 0 15 0 23-13 0 0 8-14 8-35 0 0 0-23-9-36 0 0-9-10-22-10 0 0-14 0-22 11 0 0-9 13-9 36 0 0 0 24 10 36 0 0 8 11 21 11zM1499 47c0 0 21 0 34 17 0 0 14 16 14 46 0 0 0 37-14 51 0 0-15 15-34 15 0 0-19 0-34-15 0 0-14-15-14-49 0 0 0-33 13-49 0 0 14-16 35-16zM1499 159c0 0 15 0 23-13 0 0 8-14 8-35 0 0 0-23-9-36 0 0-9-10-22-10 0 0-14 0-22 11 0 0-9 13-9 36 0 0 0 24 9 36 0 0 9 11 22 11zM1652 174h-16v-16h-1c0 0-9 18-28 18 0 0-19 0-32-18 0 0-13-17-13-46 0 0 0-31 12-47 0 0 12-18 32-18 0 0 18 0 28 17v-61h18zM1609 159c0 0 11 0 19-11 0 0 8-11 8-34 0 0 0-23-7-37 0 0-7-12-21-12 0 0-14 0-21 12 0 0-7 14-7 35 0 0 0 15 4 25 0 0 4 11 11 16 0 0 6 6 14 6zM1875 174h-17v-78c0 0 0-9-2-16 0 0-1-5-5-10 0 0-4-5-13-5 0 0-9 0-17 9 0 0-8 8-8 28v72h-17v-81c0 0 0-16-5-22 0 0-5-6-13-6 0 0-12 0-19 10 0 0-7 9-7 35v64h-17v-125h15v18h1c0 0 10-20 30-20 0 0 12 0 19 5 0 0 7 6 11 17 0 0 11-22 32-22 0 0 15 0 24 10 0 0 8 11 8 32zM1990 117h-77c0 0 1 20 10 31 0 0 9 11 22 11 0 0 10 0 16-6 0 0 7-6 11-20l18 4c0 0-5 19-16 29 0 0-12 10-29 10 0 0-23 0-37-17 0 0-13-16-13-46 0 0 0-30 13-48 0 0 12-18 36-18 0 0 11 0 22 6 0 0 10 6 17 20 0 0 7 15 7 44zM1973 101c0 0-2-21-10-29 0 0-9-7-19-7 0 0-13 0-21 9 0 0-7 10-9 27zM2096 131c0 0-3 23-15 34 0 0-12 11-28 11 0 0-22 0-34-18 0 0-13-17-13-46 0 0 0-24 8-39 0 0 6-14 17-20 0 0 10-6 22-6 0 0 17 0 27 10 0 0 12 9 15 29l-17 4c0 0-3-14-9-20 0 0-6-5-15-5 0 0-15 0-22 11 0 0-8 14-8 35 0 0 0 24 7 36 0 0 8 12 22 12 0 0 12 0 18-7 0 0 6-9 8-24zM2196 174h-18v-78c0 0 0-16-5-24 0 0-5-7-17-7 0 0-10 0-19 9 0 0-8 8-8 32v68h-17v-171h17v61c0 0 13-17 31-17 0 0 10 0 19 5 0 0 10 5 13 15 0 0 4 10 4 29zM2312 174h-18c0 0-3-6-4-16 0 0-18 18-38 18 0 0-16 0-26-9 0 0-9-10-9-26 0 0 0-15 9-25 0 0 9-10 31-14l17-2c0 0 9-2 15-4 0 0 0-10 0-15 0 0-1-4-4-7 0 0-2-4-7-8 0 0-6-1-14-1 0 0-11 0-19 5 0 0-6 4-8 18l-17-3c0 0 3-19 14-29 0 0 12-9 33-9 0 0 18 0 27 7 0 0 8 6 10 16 0 0 2 9 2 24v28c0 0 0 26 1 34 0 0 1 9 5 18zM2289 119v-8c0 0-14 6-34 10 0 0-19 2-19 20 0 0 0 7 5 13 0 0 5 5 15 5 0 0 13 0 23-8 0 0 10-9 10-32zM2418 174h-18v-75c0 0 0-20-5-27 0 0-6-7-17-7 0 0-7 0-14 5 0 0-7 4-10 12 0 0-3 9-3 24v68h-18v-125h16v18c0 0 6-10 14-15 0 0 8-5 20-5 0 0 7 0 15 3 0 0 9 4 13 11 0 0 5 7 5 14 0 0 2 9 2 23zM2462 174h-18v-125h18zM2462 27h-18v-24h18zM2546 85c0 0-1-11-7-15 0 0-5-5-16-5 0 0-10 0-16 3 0 0-6 4-6 12 0 0 0 8 5 11 0 0 5 4 19 8 0 0 17 5 25 8 0 0 8 4 13 11 0 0 4 7 4 19 0 0 0 16-11 28 0 0-12 11-31 11 0 0-19 0-30-9 0 0-11-10-14-30l17-4c0 0 3 14 9 20 0 0 6 6 18 6 0 0 12 0 18-6 0 0 6-5 6-14 0 0 0-5-3-8 0 0-2-4-7-5 0 0-4-2-19-6 0 0-22-7-29-15 0 0-7-9-7-23 0 0 0-15 10-25 0 0 11-10 28-10 0 0 19 0 29 8 0 0 10 10 12 26zM2728 174h-17v-78c0 0 0-9-1-16 0 0-1-5-5-10 0 0-5-5-13-5 0 0-11 0-18 9 0 0-7 8-7 28v72h-18v-81c0 0 0-16-4-22 0 0-5-6-14-6 0 0-11 0-18 10 0 0-8 9-8 35v64h-17v-125h16v18c0 0 10-20 31-20 0 0 11 0 18 5 0 0 8 6 11 17 0 0 12-22 32-22 0 0 16 0 24 10 0 0 8 11 8 32z">
          <text:p/>
        </draw:path>
        <draw:path draw:style-name="gr3" draw:text-style-name="P3" draw:layer="layout" svg:width="0.094cm" svg:height="0.173cm" svg:x="0.23cm" svg:y="8.302cm" svg:viewBox="0 0 95 174" svg:d="M76 91c0 0-5 10-15 16 0 0-8 6-19 6 0 0-17 0-30-15 0 0-12-15-12-40 0 0 0-26 13-42 0 0 12-16 32-16 0 0 19 0 34 18 0 0 16 19 16 65 0 0 0 45-14 68 0 0-14 23-39 23 0 0-16 0-26-11 0 0-11-10-13-31l16-2c0 0 4 27 24 27 0 0 16 0 25-18 0 0 8-17 8-48zM47 95c0 0 12 0 20-10 0 0 7-11 7-28 0 0 0-17-8-28 0 0-7-12-19-12 0 0-12 0-21 12 0 0-8 13-8 30 0 0 0 16 8 26 0 0 8 10 21 10z">
          <text:p/>
        </draw:path>
        <draw:polygon draw:style-name="gr4" draw:text-style-name="P2" draw:layer="layout" svg:width="7.776cm" svg:height="0.474cm" svg:x="0.412cm" svg:y="8.153cm" svg:viewBox="0 0 7777 475" draw:points="0,0 7777,0 7777,475 0,475">
          <text:p/>
        </draw:polygon>
        <draw:path draw:style-name="gr6" draw:text-style-name="P5" draw:layer="layout" svg:width="2.57cm" svg:height="0.222cm" svg:x="1.101cm" svg:y="8.311cm" svg:viewBox="0 0 2571 223" svg:d="M126 120c0 0-7 28-22 43 0 0-16 14-37 14 0 0-35 0-51-26 0 0-16-26-16-63 0 0 0-41 18-65 0 0 19-23 49-23 0 0 21 0 35 13 0 0 15 13 22 37l-19 6c0 0-5-18-15-27 0 0-9-10-23-10 0 0-24 0-36 19 0 0-12 19-12 50 0 0 0 34 13 52 0 0 13 18 33 18 0 0 17 0 28-11 0 0 9-11 14-33zM189 48c0 0 21 0 34 17 0 0 14 15 14 46 0 0 0 36-14 51 0 0-15 15-34 15 0 0-19 0-34-16 0 0-14-15-14-49 0 0 0-32 14-47 0 0 13-17 34-17zM189 159c0 0 15 0 23-13 0 0 8-13 8-35 0 0 0-22-9-34 0 0-9-12-22-12 0 0-14 0-22 12 0 0-9 12-9 35 0 0 0 24 9 36 0 0 9 11 22 11zM342 174h-18v-75c0 0 0-19-5-25 0 0-6-8-16-8 0 0-8 0-15 4 0 0-7 5-10 14 0 0-2 7-2 22v68h-18v-124h15v19h1c0 0 6-10 14-16 0 0 8-5 19-5 0 0 8 0 16 3 0 0 8 3 12 11 0 0 5 7 6 15 0 0 1 8 1 21zM426 86c0 0-1-11-6-16 0 0-6-5-17-5 0 0-9 0-16 5 0 0-6 4-6 11 0 0 0 8 5 10 0 0 5 4 20 8 0 0 16 5 24 9 0 0 8 3 13 11 0 0 4 7 4 18 0 0 0 17-11 28 0 0-11 12-30 12 0 0-20 0-31-10 0 0-11-10-13-30l17-3c0 0 1 13 7 19 0 0 8 6 20 6 0 0 11 0 17-5 0 0 6-6 6-14 0 0 0-6-2-9 0 0-3-4-7-5 0 0-5-2-19-6 0 0-22-6-29-15 0 0-7-9-7-21 0 0 0-16 9-25 0 0 11-11 28-11 0 0 19 0 29 9 0 0 11 8 13 26zM510 48c0 0 21 0 35 17 0 0 14 15 14 46 0 0 0 36-15 51 0 0-15 15-34 15 0 0-19 0-34-16 0 0-14-15-14-49 0 0 0-32 14-47 0 0 14-17 34-17zM510 159c0 0 16 0 23-13 0 0 8-13 8-35 0 0 0-22-9-34 0 0-8-12-22-12 0 0-13 0-22 12 0 0-8 12-8 35 0 0 0 24 8 36 0 0 9 11 22 11zM597 174h-18v-171h18zM641 174h-17v-124h17zM641 27h-17v-24h17zM752 174h-17v-16c0 0-9 19-29 19 0 0-19 0-31-19 0 0-13-17-13-46 0 0 0-29 12-47 0 0 11-17 31-17 0 0 19 0 28 17h1v-62h18zM708 159c0 0 11 0 20-11 0 0 8-11 8-34 0 0 0-23-8-35 0 0-7-14-21-14 0 0-13 0-20 14 0 0-7 12-7 33 0 0 0 15 3 26 0 0 4 11 11 16 0 0 7 5 14 5zM868 174h-18c0 0-3-6-4-16 0 0-17 19-38 19 0 0-16 0-26-10 0 0-9-10-9-26 0 0 0-15 9-25 0 0 9-10 32-13l16-3c0 0 9-2 15-4 0 0 0-10 0-13 0 0-1-4-3-8 0 0-3-5-8-7 0 0-5-3-14-3 0 0-11 0-18 5 0 0-6 5-9 19l-16-3c0 0 2-19 14-28 0 0 12-10 32-10 0 0 19 0 27 6 0 0 8 7 11 16 0 0 2 10 2 25v27c0 0 0 26 0 35 0 0 1 8 5 17zM845 120v-8c0 0-13 5-33 9 0 0-21 3-21 20 0 0 0 8 6 14 0 0 6 5 16 5 0 0 12 0 22-9 0 0 10-9 10-31zM930 174c0 0-8 1-13 1 0 0-12 0-17-5 0 0-5-4-6-12 0 0-2-7-2-21v-70h-12v-17h12v-31l18-11v42h18v17h-18v72c0 0 0 9 1 13 0 0 3 4 9 4 0 0 3 0 8-1zM962 174h-17v-124h17zM962 27h-17v-24h17zM1032 48c0 0 20 0 34 17 0 0 14 15 14 46 0 0 0 36-15 51 0 0-15 15-33 15 0 0-20 0-34-16 0 0-15-15-15-49 0 0 0-32 14-47 0 0 14-17 35-17zM1032 159c0 0 14 0 22-13 0 0 8-13 8-35 0 0 0-22-9-34 0 0-9-12-21-12 0 0-14 0-22 12 0 0-9 12-9 35 0 0 0 24 9 36 0 0 8 11 22 11zM1185 174h-18v-75c0 0 0-19-5-25 0 0-6-8-17-8 0 0-7 0-14 4 0 0-7 5-10 14 0 0-3 7-3 22v68h-18v-124h16v19c0 0 6-10 15-16 0 0 7-5 18-5 0 0 8 0 16 3 0 0 9 3 13 11 0 0 5 7 6 15 0 0 1 8 1 21zM1356 174h-18c0 0-3-6-4-16 0 0-18 19-38 19 0 0-16 0-26-10 0 0-9-10-9-26 0 0 0-15 9-25 0 0 9-10 31-13l17-3c0 0 9-2 15-4 0 0 0-10 0-13 0 0-1-4-3-8 0 0-2-5-8-7 0 0-5-3-14-3 0 0-11 0-18 5 0 0-7 5-9 19l-17-3c0 0 3-19 14-28 0 0 12-10 33-10 0 0 18 0 27 6 0 0 9 7 11 16 0 0 1 10 1 25v27c0 0 0 26 1 35 0 0 1 8 5 17zM1333 120v-8c0 0-14 5-34 9 0 0-19 3-19 20 0 0 0 8 5 14 0 0 5 5 15 5 0 0 14 0 23-9 0 0 10-9 10-31zM1462 174h-18v-75c0 0 0-19-5-25 0 0-6-8-16-8 0 0-8 0-15 4 0 0-7 5-10 14 0 0-3 7-3 22v68h-17v-124h15v19h1c0 0 5-10 13-16 0 0 9-5 20-5 0 0 7 0 16 3 0 0 8 3 12 11 0 0 5 7 5 15 0 0 2 8 2 21zM1572 174h-16v-16h-1c0 0-9 19-28 19 0 0-19 0-32-19 0 0-13-17-13-46 0 0 0-29 12-47 0 0 12-17 32-17 0 0 19 0 28 17v-62h18zM1528 159c0 0 12 0 20-11 0 0 8-11 8-34 0 0 0-23-7-35 0 0-7-14-21-14 0 0-14 0-21 14 0 0-7 12-7 33 0 0 0 15 4 26 0 0 4 11 10 16 0 0 7 5 14 5zM1745 117h-78c0 0 2 20 10 32 0 0 9 10 22 10 0 0 10 0 17-6 0 0 7-6 11-19l18 3c0 0-5 19-17 29 0 0-11 11-29 11 0 0-23 0-36-17 0 0-13-17-13-47 0 0 0-28 13-47 0 0 12-18 36-18 0 0 11 0 21 6 0 0 10 6 17 21 0 0 8 14 8 42zM1727 101c0 0-1-20-9-27 0 0-10-9-19-9 0 0-13 0-21 10 0 0-8 10-9 26zM1822 54l-6 20c0 0-6-4-13-4 0 0-10 0-15 10 0 0-5 11-5 29v65h-17v-124h16v20c0 0 8-22 22-22 0 0 9 0 18 6zM1889 54l-7 20c0 0-6-4-12-4 0 0-10 0-15 10 0 0-5 11-5 29v65h-18v-124h16v20c0 0 9-22 22-22 0 0 9 0 19 6zM1941 48c0 0 21 0 35 17 0 0 14 15 14 46 0 0 0 36-15 51 0 0-15 15-34 15 0 0-20 0-34-16 0 0-14-15-14-49 0 0 0-32 14-47 0 0 13-17 34-17zM1941 159c0 0 15 0 23-13 0 0 8-13 8-35 0 0 0-22-9-34 0 0-9-12-22-12 0 0-13 0-22 12 0 0-8 12-8 35 0 0 0 24 9 36 0 0 8 11 21 11zM2066 54l-6 20c0 0-7-4-13-4 0 0-10 0-15 10 0 0-5 11-5 29v65h-18v-124h17v20c0 0 8-22 22-22 0 0 9 0 18 6zM2180 3l-2 18c0 0-5-2-10-2 0 0-7 0-11 4 0 0-4 3-4 16v11h20v17h-20v107h-17v-107h-16v-17h16v-13c0 0 0-9 1-17 0 0 2-7 8-13 0 0 6-7 19-7 0 0 8 0 16 3zM2205 174h-17v-124h17zM2205 27h-17v-24h17zM2317 174h-22l-27-49-27 49h-22l38-64-34-60h21c0 0 21 39 23 44l26-44h21l-36 59zM2349 174h-18v-124h18zM2349 27h-18v-24h18zM2460 174h-17v-75c0 0 0-19-6-25 0 0-6-8-16-8 0 0-8 0-15 4 0 0-7 5-10 14 0 0-3 7-3 22v68h-18v-124h17v19c0 0 5-10 14-16 0 0 8-5 18-5 0 0 9 0 16 3 0 0 9 3 13 11 0 0 4 7 6 15 0 0 1 8 1 21zM2571 157c0 0 0 27-5 39 0 0-4 14-15 20 0 0-11 7-26 7 0 0-18 0-30-9 0 0-11-9-11-30l17 3c0 0 0 10 7 14 0 0 5 5 17 5 0 0 13 0 19-6 0 0 7-7 8-16 0 0 2-10 2-26 0 0-12 16-29 16 0 0-21 0-33-18 0 0-12-18-12-45 0 0 0-26 12-45 0 0 12-18 33-18 0 0 18 0 30 17v-15h16zM2526 157c0 0 11 0 20-11 0 0 9-10 9-35 0 0 0-22-9-34 0 0-8-12-20-12 0 0-13 0-21 12 0 0-7 13-7 33 0 0 0 24 8 36 0 0 8 11 20 11z">
          <text:p/>
        </draw:path>
        <draw:path draw:style-name="gr3" draw:text-style-name="P3" draw:layer="layout" svg:width="0.19cm" svg:height="0.173cm" svg:x="0.133cm" svg:y="8.775cm" svg:viewBox="0 0 191 174" svg:d="M53 171h-18v-133c0 0-13 15-35 25v-20c0 0 30-17 42-43h11zM144 0c0 0 47 0 47 88 0 0 0 44-12 65 0 0-12 21-35 21 0 0-46 0-46-86 0 0 0-45 12-66 0 0 12-22 34-22zM144 157c0 0 14 0 21-16 0 0 9-17 9-53 0 0 0-27-4-42 0 0-3-14-10-22 0 0-7-7-16-7 0 0-14 0-21 17 0 0-7 16-7 54 0 0 0 25 3 39 0 0 3 16 10 23 0 0 6 7 15 7z">
          <text:p/>
        </draw:path>
        <draw:polygon draw:style-name="gr4" draw:text-style-name="P2" draw:layer="layout" svg:width="7.776cm" svg:height="0.473cm" svg:x="0.412cm" svg:y="8.626cm" svg:viewBox="0 0 7777 474" draw:points="0,0 7777,0 7777,474 0,474">
          <text:p/>
        </draw:polygon>
        <draw:path draw:style-name="gr3" draw:text-style-name="P3" draw:layer="layout" svg:width="0.164cm" svg:height="0.17cm" svg:x="0.133cm" svg:y="9.248cm" svg:viewBox="0 0 165 171" svg:d="M53 171h-18v-133c0 0-13 14-35 25v-20c0 0 30-18 42-43h11zM165 171h-18v-133c0 0-13 14-36 25v-20c0 0 31-18 42-43h12z">
          <text:p/>
        </draw:path>
        <draw:polygon draw:style-name="gr4" draw:text-style-name="P2" draw:layer="layout" svg:width="7.776cm" svg:height="0.473cm" svg:x="0.412cm" svg:y="9.099cm" svg:viewBox="0 0 7777 474" draw:points="0,0 7777,0 7777,474 0,474">
          <text:p/>
        </draw:polygon>
        <draw:frame draw:style-name="gr5" draw:text-style-name="P4" draw:layer="layout" svg:width="0.318cm" svg:height="0.378cm" svg:x="0.413cm" svg:y="9.147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1.531cm" svg:height="0.229cm" svg:x="0.807cm" svg:y="9.251cm" svg:viewBox="0 0 1532 230" svg:d="M115 180h-115v-180h112v30h-84v43h78v30h-78v47h87zM157 180h-26v-180h26zM273 124h-77c0 0 0 13 8 23 0 0 8 9 19 9 0 0 9 0 14-5 0 0 6-5 10-20l26 3c0 0-5 26-18 38 0 0-13 12-32 12 0 0-25 0-39-19 0 0-14-19-14-50 0 0 0-31 13-50 0 0 14-21 39-21 0 0 13 0 24 8 0 0 11 6 19 21 0 0 8 16 8 51zM247 97c0 0-1-11-9-18 0 0-7-7-16-7 0 0-11 0-17 8 0 0-7 9-8 17zM380 129c0 0-4 30-18 42 0 0-14 13-31 13 0 0-24 0-37-20 0 0-13-19-13-50 0 0 0-25 7-40 0 0 7-16 19-23 0 0 12-7 24-7 0 0 18 0 31 12 0 0 12 11 17 37l-26 4c0 0-3-15-8-20 0 0-5-5-13-5 0 0-12 0-19 11 0 0-6 10-6 31 0 0 0 21 6 32 0 0 6 10 18 10 0 0 10 0 15-6 0 0 5-7 8-25zM435 179c0 0-12 3-17 3 0 0-13 0-19-6 0 0-7-6-8-14 0 0-2-9-2-23v-65h-12v-27h12v-29l26-18v47h17v27h-17v67c0 0 0 7 0 10 0 0 2 2 5 2 0 0 4 0 12-2zM507 54l-10 29c0 0-9-7-14-7 0 0-7 0-12 9 0 0-4 9-4 26v69h-26v-133h25l-5 24v-1c0 0 6-26 22-26 0 0 11 0 24 10zM555 44c0 0 22 0 37 19 0 0 15 17 15 49 0 0 0 39-16 55 0 0-17 17-36 17 0 0-22 0-38-18 0 0-15-17-15-52 0 0 0-34 15-52 0 0 15-18 38-18zM555 156c0 0 12 0 19-11 0 0 7-12 7-32 0 0 0-21-8-31 0 0-8-10-18-10 0 0-12 0-19 10 0 0-8 10-8 32 0 0 0 22 8 32 0 0 7 10 19 10zM712 180h-27v-79c0 0 0-17-4-22 0 0-4-6-13-6 0 0-6 0-12 3 0 0-6 4-8 11 0 0-3 7-3 21v72h-26v-133h25l-5 23v-1c0 0 3-13 12-18 0 0 10-7 21-7 0 0 9 0 18 5 0 0 9 4 14 12 0 0 5 8 6 16 0 0 2 9 2 23zM756 180h-26v-133h26zM756 34h-26v-34h26zM868 129c0 0-5 30-18 42 0 0-13 13-30 13 0 0-24 0-38-20 0 0-13-19-13-50 0 0 0-25 8-40 0 0 7-16 19-23 0 0 12-7 24-7 0 0 17 0 30 12 0 0 13 11 16 37l-25 4c0 0-3-15-8-20 0 0-5-5-13-5 0 0-12 0-19 11 0 0-6 10-6 31 0 0 0 21 6 32 0 0 7 10 19 10 0 0 10 0 14-6 0 0 6-7 8-25zM932 0h54c0 0 12 0 22 2 0 0 10 1 20 8 0 0 9 7 16 18 0 0 7 11 10 26 0 0 4 16 4 36 0 0 0 39-16 64 0 0-16 26-54 26h-56zM959 150h27c0 0 9 0 15-1 0 0 7-1 14-6 0 0 6-6 11-19 0 0 4-13 4-35 0 0 0-12-1-22 0 0-2-11-7-18 0 0-5-10-10-13 0 0-6-4-12-5 0 0-5-1-15-1h-26zM1171 124h-77c0 0 1 13 8 23 0 0 8 9 19 9 0 0 9 0 14-5 0 0 7-5 11-20l26 3c0 0-6 26-19 38 0 0-13 12-32 12 0 0-24 0-39-19 0 0-14-19-14-50 0 0 0-31 14-50 0 0 13-21 39-21 0 0 12 0 23 8 0 0 11 6 20 21 0 0 7 16 7 51zM1145 97c0 0-1-11-8-18 0 0-8-7-16-7 0 0-11 0-18 8 0 0-7 9-8 17zM1243 93c0 0-2-13-7-17 0 0-4-4-13-4 0 0-8 0-13 3 0 0-5 3-5 8 0 0 0 4 4 7 0 0 3 2 18 6 0 0 16 5 25 9 0 0 9 4 13 12 0 0 6 9 6 22 0 0 0 19-13 31 0 0-12 14-33 14 0 0-20 0-33-11 0 0-12-12-16-39l26-4c0 0 2 16 8 21 0 0 5 5 15 5 0 0 10 0 15-4 0 0 5-4 5-10 0 0 0-4-2-6 0 0-2-3-6-4 0 0-3-1-18-5 0 0-23-7-31-17 0 0-8-10-8-24 0 0 0-18 11-30 0 0 12-12 31-12 0 0 20 0 31 10 0 0 12 11 15 35zM1310 180h-26v-133h26zM1310 34h-26v-34h26zM1421 158c0 0 0 28-5 42 0 0-4 15-17 22 0 0-12 8-29 8 0 0-18 0-32-10 0 0-12-10-12-41l24 5c0 0 1 11 6 16 0 0 4 3 14 3 0 0 12 0 18-5 0 0 5-5 6-14 0 0 1-9 1-11 0 0-5 7-24 7 0 0-22 0-36-19 0 0-14-19-14-48 0 0 0-28 14-48 0 0 12-21 36-21 0 0 20 0 30 22l-1 1-3-20h24zM1372 153c0 0 9 0 17-9 0 0 7-9 7-32 0 0 0-20-7-30 0 0-7-10-17-10 0 0-10 0-18 10 0 0-6 11-6 30 0 0 0 22 7 32 0 0 7 9 17 9zM1532 180h-26v-79c0 0 0-17-5-22 0 0-4-6-12-6 0 0-7 0-13 3 0 0-6 4-8 11 0 0-3 7-3 21v72h-26v-133h24l-3 23-1-1c0 0 4-13 12-18 0 0 9-7 21-7 0 0 9 0 18 5 0 0 9 4 14 12 0 0 5 8 6 16 0 0 2 9 2 23z">
          <text:p/>
        </draw:path>
        <draw:path draw:style-name="gr3" draw:text-style-name="P3" draw:layer="layout" svg:width="0.189cm" svg:height="0.17cm" svg:x="0.133cm" svg:y="9.721cm" svg:viewBox="0 0 190 171" svg:d="M53 171h-18v-132c0 0-13 15-35 25v-20c0 0 30-17 42-44h11zM190 171h-95c0 0 0-14 8-29 0 0 9-15 32-36 0 0 14-15 25-29 0 0 12-14 12-29 0 0 0-14-8-21 0 0-8-9-20-9 0 0-12 0-20 9 0 0-7 8-7 26l-19-4c0 0 2-23 15-36 0 0 12-13 32-13 0 0 21 0 33 14 0 0 12 15 12 34 0 0 0 17-10 33 0 0-10 17-40 45 0 0-16 14-21 25h71z">
          <text:p/>
        </draw:path>
        <draw:polygon draw:style-name="gr4" draw:text-style-name="P2" draw:layer="layout" svg:width="7.776cm" svg:height="0.474cm" svg:x="0.412cm" svg:y="9.572cm" svg:viewBox="0 0 7777 475" draw:points="0,0 7777,0 7777,475 0,475">
          <text:p/>
        </draw:polygon>
        <draw:frame draw:style-name="gr5" draw:text-style-name="P4" draw:layer="layout" svg:width="0.319cm" svg:height="0.379cm" svg:x="0.711cm" svg:y="9.619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1.866cm" svg:height="0.219cm" svg:x="1.106cm" svg:y="9.734cm" svg:viewBox="0 0 1867 220" svg:d="M0 0h49c0 0 13 0 22 2 0 0 10 1 18 7 0 0 9 7 16 17 0 0 5 11 9 24 0 0 4 15 4 35 0 0 0 37-16 62 0 0-14 24-51 24h-51zM19 151h30c0 0 10 0 17-2 0 0 7-1 15-7 0 0 7-6 12-20 0 0 5-15 5-37 0 0 0-14-1-25 0 0-2-11-7-20 0 0-6-9-12-13 0 0-7-4-13-6 0 0-6-1-16-1h-30zM183 44c0 0 21 0 35 16 0 0 14 16 14 47 0 0 0 36-15 51 0 0-15 16-34 16 0 0-19 0-34-16 0 0-14-15-14-49 0 0 0-33 14-49 0 0 14-16 34-16zM183 157c0 0 16 0 23-14 0 0 8-13 8-35 0 0 0-22-9-35 0 0-9-12-22-12 0 0-13 0-22 12 0 0-8 13-8 36 0 0 0 23 9 35 0 0 8 13 21 13zM337 154c0 0 0 26-5 39 0 0-4 13-15 20 0 0-11 7-27 7 0 0-17 0-29-9 0 0-12-9-12-31l17 4c0 0 1 10 7 15 0 0 6 5 17 5 0 0 13 0 19-7 0 0 7-7 9-17 0 0 1-9 1-26 0 0-12 17-29 17 0 0-20 0-32-18 0 0-12-18-12-45 0 0 0-28 12-46 0 0 11-18 32-18 0 0 19 0 30 18h1v-15h16zM292 153c0 0 11 0 20-10 0 0 8-11 8-36 0 0 0-21-8-34 0 0-8-12-20-12 0 0-13 0-21 12 0 0-7 13-7 34 0 0 0 25 8 36 0 0 8 10 20 10zM502 171h-17v-16c0 0-9 19-29 19 0 0-18 0-31-18 0 0-12-19-12-47 0 0 0-30 12-48 0 0 11-17 31-17 0 0 18 0 28 17h1v-61h17zM459 157c0 0 11 0 19-12 0 0 8-11 8-34 0 0 0-22-8-36 0 0-7-14-20-14 0 0-14 0-21 14 0 0-7 13-7 34 0 0 0 16 4 26 0 0 4 11 10 16 0 0 7 6 15 6zM620 114h-78c0 0 1 21 9 32 0 0 9 11 23 11 0 0 10 0 17-7 0 0 7-7 10-19l18 2c0 0-4 20-16 30 0 0-12 11-29 11 0 0-24 0-37-17 0 0-13-18-13-46 0 0 0-31 12-49 0 0 13-18 37-18 0 0 11 0 22 6 0 0 11 6 18 20 0 0 7 16 7 44zM602 97c0 0-1-19-10-27 0 0-8-9-19-9 0 0-13 0-21 10 0 0-8 10-9 26zM681 170c0 0-8 2-13 2 0 0-12 0-17-4 0 0-5-5-6-13 0 0-1-7-1-21v-70h-13v-17h13v-30l17-13v43h18v17h-18v72c0 0 0 9 2 13 0 0 2 4 8 4 0 0 4 0 8-1zM786 114h-77c0 0 1 21 10 32 0 0 8 11 21 11 0 0 10 0 17-7 0 0 7-7 10-19l19 2c0 0-5 20-17 30 0 0-12 11-29 11 0 0-23 0-36-17 0 0-13-18-13-46 0 0 0-31 13-49 0 0 12-18 35-18 0 0 11 0 22 6 0 0 11 6 18 20 0 0 7 16 7 44zM768 97c0 0-1-19-10-27 0 0-8-9-19-9 0 0-12 0-20 10 0 0-8 10-10 26zM863 51l-6 19c0 0-7-5-13-5 0 0-10 0-14 11 0 0-6 11-6 30v65h-17v-124h15v18h1c0 0 9-21 22-21 0 0 9 0 18 7zM929 51l-6 19c0 0-6-5-12-5 0 0-10 0-15 11 0 0-5 11-5 30v65h-18v-124h16v18h1c0 0 8-21 21-21 0 0 9 0 18 7zM957 171h-17v-124h17zM957 24h-17v-24h17zM1069 171h-18v-75c0 0 0-20-5-26 0 0-7-8-17-8 0 0-7 0-14 5 0 0-7 4-10 13 0 0-3 9-3 23v68h-17v-124h15v18c0 0 6-11 14-16 0 0 8-5 19-5 0 0 8 0 16 4 0 0 9 3 13 11 0 0 4 6 6 14 0 0 1 7 1 23zM1180 154c0 0 0 26-4 39 0 0-5 13-16 20 0 0-11 7-27 7 0 0-17 0-29-9 0 0-12-9-12-31l17 4c0 0 1 10 7 15 0 0 6 5 17 5 0 0 14 0 20-7 0 0 6-7 8-17 0 0 1-9 1-26 0 0-12 17-29 17 0 0-19 0-32-18 0 0-12-18-12-45 0 0 0-28 12-46 0 0 11-18 32-18 0 0 19 0 30 18h1v-15h16zM1135 153c0 0 11 0 20-10 0 0 9-11 9-36 0 0 0-21-9-34 0 0-8-12-20-12 0 0-12 0-21 12 0 0-8 13-8 34 0 0 0 25 9 36 0 0 8 10 20 10zM1319 81c0 0-1-10-7-15 0 0-6-5-15-5 0 0-10 0-17 4 0 0-6 5-6 12 0 0 0 9 5 11 0 0 5 3 20 8 0 0 16 5 24 9 0 0 8 4 12 11 0 0 5 6 5 18 0 0 0 17-11 29 0 0-11 11-30 11 0 0-20 0-31-11 0 0-11-10-14-29l18-3c0 0 1 12 8 19 0 0 7 7 19 7 0 0 11 0 17-6 0 0 6-6 6-14 0 0 0-5-3-10 0 0-3-3-7-4 0 0-4-1-18-6 0 0-23-6-30-16 0 0-7-8-7-21 0 0 0-15 11-26 0 0 9-10 27-10 0 0 19 0 29 9 0 0 10 8 12 26zM1446 47l-39 126c0 0-1 0-1 1 0 0-6 20-13 33 0 0-7 13-22 13 0 0-4 0-11-2l-1-19c0 0 5 1 10 1 0 0 10 0 13-6 0 0 4-6 9-23l-40-124h19l24 81c0 0 3 8 5 20h1c0 0 2-14 5-26l23-75zM1518 81c0 0 0-10-6-15 0 0-6-5-16-5 0 0-10 0-16 4 0 0-7 5-7 12 0 0 0 9 5 11 0 0 5 3 20 8 0 0 16 5 24 9 0 0 8 4 13 11 0 0 5 6 5 18 0 0 0 17-12 29 0 0-11 11-30 11 0 0-20 0-30-11 0 0-12-10-15-29l18-3c0 0 1 12 8 19 0 0 7 7 19 7 0 0 11 0 18-6 0 0 5-6 5-14 0 0 0-5-2-10 0 0-3-3-7-4 0 0-4-1-19-6 0 0-23-6-29-16 0 0-8-8-8-21 0 0 0-15 11-26 0 0 10-10 27-10 0 0 19 0 29 9 0 0 11 8 13 26zM1601 170c0 0-8 2-13 2 0 0-12 0-17-4 0 0-5-5-7-13 0 0 0-7 0-21v-70h-13v-17h13v-30l17-13v43h17v17h-17v72c0 0 0 9 2 13 0 0 1 4 7 4 0 0 5 0 8-1zM1706 114h-77c0 0 0 21 9 32 0 0 9 11 22 11 0 0 10 0 17-7 0 0 7-7 10-19l18 2c0 0-4 20-16 30 0 0-12 11-29 11 0 0-24 0-36-17 0 0-14-18-14-46 0 0 0-31 13-49 0 0 13-18 36-18 0 0 11 0 22 6 0 0 11 6 18 20 0 0 7 16 7 44zM1688 97c0 0-1-19-10-27 0 0-8-9-19-9 0 0-13 0-20 10 0 0-8 10-10 26zM1867 171h-17v-78c0 0 0-8-2-15 0 0 0-7-5-11 0 0-4-5-12-5 0 0-10 0-18 9 0 0-8 9-8 28v72h-17v-80c0 0 0-16-5-23 0 0-5-6-13-6 0 0-11 0-18 9 0 0-8 9-8 36v64h-17v-124h15v18h1c0 0 10-21 30-21 0 0 12 0 20 5 0 0 7 6 10 17 0 0 11-22 32-22 0 0 15 0 24 10 0 0 8 11 8 32z">
          <text:p/>
        </draw:path>
        <draw:path draw:style-name="gr3" draw:text-style-name="P3" draw:layer="layout" svg:width="0.191cm" svg:height="0.173cm" svg:x="0.133cm" svg:y="10.195cm" svg:viewBox="0 0 192 174" svg:d="M53 170h-18v-133c0 0-13 16-35 26v-21c0 0 30-17 42-42h11zM165 79c0 0 13 3 20 15 0 0 7 12 7 27 0 0 0 23-14 37 0 0-15 16-35 16 0 0-19 0-31-14 0 0-12-12-14-34l17-3c0 0 3 17 10 25 0 0 6 9 18 9 0 0 12 0 21-10 0 0 8-11 8-25 0 0 0-15-7-25 0 0-8-9-21-9 0 0-5 0-12 3l2-19c0 0 7 0 11-1 0 0 4-1 10-4 0 0 5-2 8-8 0 0 3-6 3-16 0 0 0-13-7-20 0 0-7-6-16-6 0 0-11 0-17 8 0 0-7 8-9 23l-17-4c0 0 2-22 14-33 0 0 12-11 29-11 0 0 17 0 29 13 0 0 12 12 12 31 0 0 0 24-19 35z">
          <text:p/>
        </draw:path>
        <draw:polygon draw:style-name="gr4" draw:text-style-name="P2" draw:layer="layout" svg:width="7.776cm" svg:height="0.473cm" svg:x="0.412cm" svg:y="10.046cm" svg:viewBox="0 0 7777 474" draw:points="0,0 7777,0 7777,474 0,474">
          <text:p/>
        </draw:polygon>
        <draw:path draw:style-name="gr6" draw:text-style-name="P5" draw:layer="layout" svg:width="2.392cm" svg:height="0.222cm" svg:x="1.405cm" svg:y="10.204cm" svg:viewBox="0 0 2393 223" svg:d="M0 3h49c0 0 13 0 22 2 0 0 10 2 19 8 0 0 8 5 15 16 0 0 6 11 9 25 0 0 4 13 4 33 0 0 0 37-15 61 0 0-15 26-51 26h-52zM19 153h30c0 0 10 0 17-2 0 0 7-1 15-8 0 0 8-6 12-20 0 0 5-13 5-37 0 0 0-12-1-23 0 0-2-11-7-20 0 0-5-9-12-14 0 0-7-4-13-5 0 0-6-1-16-1h-30zM231 117h-77c0 0 1 20 10 31 0 0 8 11 21 11 0 0 11 0 17-6 0 0 7-7 11-20l17 3c0 0-4 20-15 30 0 0-12 10-30 10 0 0-23 0-36-17 0 0-13-17-13-47 0 0 0-29 12-47 0 0 13-18 36-18 0 0 12 0 22 6 0 0 11 6 18 20 0 0 7 14 7 44zM213 100c0 0-1-20-10-28 0 0-8-7-19-7 0 0-12 0-20 9 0 0-8 10-9 26zM310 85c0 0-1-11-7-15 0 0-6-5-16-5 0 0-10 0-16 3 0 0-6 4-6 12 0 0 0 7 5 11 0 0 5 3 19 7 0 0 17 5 25 9 0 0 8 4 12 10 0 0 5 7 5 20 0 0 0 16-12 28 0 0-11 11-29 11 0 0-20 0-31-9 0 0-11-10-14-31l18-3c0 0 1 13 8 19 0 0 6 7 18 7 0 0 12 0 18-6 0 0 6-6 6-15 0 0 0-5-3-8 0 0-3-3-7-5 0 0-4-2-19-6 0 0-22-7-29-15 0 0-7-9-7-22 0 0 0-15 11-25 0 0 9-10 27-10 0 0 19 0 29 9 0 0 10 9 12 25zM370 174h-18v-124h18zM370 27h-18v-24h18zM481 157c0 0 0 27-4 39 0 0-5 13-16 20 0 0-12 7-26 7 0 0-18 0-30-9 0 0-11-9-11-30l17 3c0 0 0 9 7 14 0 0 5 5 16 5 0 0 14 0 20-6 0 0 7-7 7-16 0 0 3-10 3-26 0 0-13 16-29 16 0 0-21 0-33-18 0 0-12-19-12-45 0 0 0-28 11-46 0 0 12-18 34-18 0 0 18 0 29 18h1v-15h16zM436 156c0 0 11 0 20-11 0 0 9-11 9-35 0 0 0-22-9-34 0 0-8-11-20-11 0 0-13 0-21 11 0 0-7 12-7 33 0 0 0 24 8 35 0 0 9 12 20 12zM592 174h-18v-76c0 0 0-19-6-26 0 0-6-7-15-7 0 0-8 0-15 5 0 0-7 4-10 12 0 0-3 9-3 24v68h-18v-124h17v17c0 0 5-10 13-15 0 0 8-5 19-5 0 0 9 0 16 4 0 0 8 3 13 10 0 0 4 7 6 15 0 0 1 8 1 21zM716 47c0 0 21 0 34 17 0 0 14 16 14 45 0 0 0 37-14 52 0 0-16 15-34 15 0 0-20 0-34-15 0 0-15-16-15-50 0 0 0-32 14-48 0 0 14-16 35-16zM716 159c0 0 15 0 22-14 0 0 8-13 8-34 0 0 0-23-8-35 0 0-10-11-22-11 0 0-14 0-22 11 0 0-9 12-9 35 0 0 0 24 9 36 0 0 9 12 22 12zM833 3l-2 18c0 0-6-2-11-2 0 0-6 0-10 4 0 0-5 3-5 16v11h21v16h-21v108h-16v-108h-16v-16h16v-13c0 0 0-9 1-17 0 0 1-7 8-13 0 0 5-7 19-7 0 0 8 0 16 3zM912 66c0 0 9-19 29-19 0 0 21 0 33 18 0 0 12 17 12 46 0 0 0 29-14 47 0 0-12 18-32 18 0 0-17 0-26-15h-1v59h-18v-170h16v16zM939 159c0 0 12 0 21-12 0 0 7-13 7-36 0 0 0-23-7-36 0 0-8-11-20-11 0 0-13 0-21 13 0 0-8 14-8 35 0 0 0 23 8 35 0 0 7 12 20 12zM1049 47c0 0 21 0 35 17 0 0 13 16 13 45 0 0 0 37-15 52 0 0-14 15-33 15 0 0-20 0-34-15 0 0-15-16-15-50 0 0 0-32 14-48 0 0 14-16 35-16zM1049 159c0 0 15 0 23-14 0 0 8-13 8-34 0 0 0-23-9-35 0 0-9-11-22-11 0 0-14 0-23 11 0 0-9 12-9 35 0 0 0 24 10 36 0 0 8 12 22 12zM1176 85c0 0-2-11-7-15 0 0-6-5-16-5 0 0-10 0-17 3 0 0-5 4-5 12 0 0 0 7 4 11 0 0 5 3 20 7 0 0 16 5 24 9 0 0 8 4 13 10 0 0 4 7 4 20 0 0 0 16-11 28 0 0-11 11-30 11 0 0-20 0-31-9 0 0-10-10-13-31l17-3c0 0 1 13 8 19 0 0 7 7 19 7 0 0 11 0 17-6 0 0 7-6 7-15 0 0 0-5-3-8 0 0-3-3-7-5 0 0-5-2-19-6 0 0-22-7-29-15 0 0-7-9-7-22 0 0 0-15 9-25 0 0 11-10 29-10 0 0 18 0 28 9 0 0 11 9 13 25zM1275 85c0 0-1-11-7-15 0 0-5-5-15-5 0 0-11 0-17 3 0 0-6 4-6 12 0 0 0 7 5 11 0 0 5 3 19 7 0 0 16 5 25 9 0 0 8 4 13 10 0 0 4 7 4 20 0 0 0 16-11 28 0 0-12 11-30 11 0 0-20 0-31-9 0 0-11-10-14-31l17-3c0 0 2 13 9 19 0 0 6 7 18 7 0 0 11 0 18-6 0 0 6-6 6-15 0 0 0-5-3-8 0 0-2-3-7-5 0 0-4-2-19-6 0 0-22-7-29-15 0 0-7-9-7-22 0 0 0-15 10-25 0 0 11-10 28-10 0 0 19 0 29 9 0 0 10 9 12 25zM1335 174h-18v-124h18zM1335 27h-18v-24h18zM1379 64c0 0 10-17 28-17 0 0 20 0 32 18 0 0 12 16 12 44 0 0 0 33-13 50 0 0-14 17-31 17 0 0-19 0-28-18h-1v16h-16v-171h17zM1405 159c0 0 12 0 20-13 0 0 8-13 8-35 0 0 0-21-7-34 0 0-7-12-20-12 0 0-13 0-20 12 0 0-8 14-8 34 0 0 0 19 3 27 0 0 3 9 10 15 0 0 6 6 14 6zM1490 174h-18v-171h18zM1607 117h-78c0 0 1 20 10 31 0 0 8 11 22 11 0 0 10 0 17-6 0 0 6-7 10-20l18 3c0 0-4 20-16 30 0 0-12 10-29 10 0 0-24 0-37-17 0 0-13-17-13-47 0 0 0-29 13-47 0 0 13-18 35-18 0 0 12 0 22 6 0 0 11 6 18 20 0 0 8 14 8 44zM1588 100c0 0 0-20-10-28 0 0-8-7-19-7 0 0-12 0-20 9 0 0-8 10-9 26zM1740 85c0 0 0-11-6-15 0 0-6-5-16-5 0 0-10 0-17 3 0 0-5 4-5 12 0 0 0 7 5 11 0 0 5 3 19 7 0 0 16 5 25 9 0 0 7 4 12 10 0 0 4 7 4 20 0 0 0 16-11 28 0 0-11 11-30 11 0 0-19 0-31-9 0 0-11-10-13-31l17-3c0 0 1 13 8 19 0 0 7 7 19 7 0 0 11 0 17-6 0 0 7-6 7-15 0 0 0-5-3-8 0 0-3-3-7-5 0 0-4-2-19-6 0 0-22-7-29-15 0 0-7-9-7-22 0 0 0-15 10-25 0 0 10-10 28-10 0 0 18 0 29 9 0 0 10 9 12 25zM1867 50l-39 125v1c0 0-6 21-14 34 0 0-7 13-21 13 0 0-5 0-11-3l-2-19c0 0 5 2 10 2 0 0 10 0 13-7 0 0 4-6 9-22l-39-124h18l25 80c0 0 2 7 4 19h1c0 0 3-13 6-25l23-74zM1940 85c0 0-1-11-7-15 0 0-5-5-15-5 0 0-11 0-17 3 0 0-6 4-6 12 0 0 0 7 5 11 0 0 5 3 19 7 0 0 17 5 25 9 0 0 8 4 12 10 0 0 5 7 5 20 0 0 0 16-12 28 0 0-10 11-29 11 0 0-20 0-31-9 0 0-12-10-14-31l18-3c0 0 1 13 8 19 0 0 6 7 18 7 0 0 12 0 18-6 0 0 6-6 6-15 0 0 0-5-3-8 0 0-3-3-7-5 0 0-4-2-19-6 0 0-22-7-29-15 0 0-7-9-7-22 0 0 0-15 11-25 0 0 10-10 27-10 0 0 19 0 29 9 0 0 10 9 12 25zM2022 174c0 0-8 1-13 1 0 0-11 0-16-5 0 0-5-5-7-12 0 0-1-8-1-21v-71h-13v-16h13v-31l17-12v43h18v16h-18v71c0 0 0 11 2 14 0 0 2 5 8 5 0 0 4 0 8-1zM2127 117h-77c0 0 1 20 10 31 0 0 8 11 22 11 0 0 9 0 17-6 0 0 6-7 10-20l18 3c0 0-4 20-16 30 0 0-12 10-29 10 0 0-24 0-37-17 0 0-13-17-13-47 0 0 0-29 13-47 0 0 13-18 35-18 0 0 12 0 22 6 0 0 11 6 18 20 0 0 7 14 7 44zM2109 100c0 0-1-20-10-28 0 0-8-7-19-7 0 0-12 0-20 9 0 0-8 10-9 26zM2289 174h-18v-78c0 0 0-10-1-16 0 0-1-5-5-10 0 0-4-5-12-5 0 0-11 0-19 9 0 0-7 8-7 27v73h-18v-81c0 0 0-16-5-22 0 0-4-6-13-6 0 0-11 0-18 10 0 0-7 9-7 34v65h-18v-124h16v17c0 0 11-20 31-20 0 0 12 0 19 6 0 0 7 5 10 16 0 0 12-22 32-22 0 0 16 0 25 11 0 0 8 10 8 30zM2372 85c0 0-1-11-6-15 0 0-7-5-17-5 0 0-10 0-16 3 0 0-6 4-6 12 0 0 0 7 5 11 0 0 5 3 19 7 0 0 17 5 25 9 0 0 8 4 12 10 0 0 5 7 5 20 0 0 0 16-11 28 0 0-11 11-31 11 0 0-19 0-30-9 0 0-11-10-13-31l17-3c0 0 1 13 8 19 0 0 6 7 18 7 0 0 12 0 18-6 0 0 6-6 6-15 0 0 0-5-3-8 0 0-2-3-6-5 0 0-5-2-19-6 0 0-22-7-30-15 0 0-7-9-7-22 0 0 0-15 10-25 0 0 11-10 29-10 0 0 18 0 28 9 0 0 10 9 13 25z">
          <text:p/>
        </draw:path>
        <draw:path draw:style-name="gr3" draw:text-style-name="P3" draw:layer="layout" svg:width="0.19cm" svg:height="0.17cm" svg:x="0.133cm" svg:y="10.668cm" svg:viewBox="0 0 191 171" svg:d="M53 171h-18v-133c0 0-13 15-35 25v-20c0 0 30-18 42-43h11zM191 131h-19v40h-19v-40h-61v-20l65-110h15v110h19zM153 111v-77l-44 77z">
          <text:p/>
        </draw:path>
        <draw:polygon draw:style-name="gr4" draw:text-style-name="P2" draw:layer="layout" svg:width="7.776cm" svg:height="0.474cm" svg:x="0.412cm" svg:y="10.518cm" svg:viewBox="0 0 7777 475" draw:points="0,0 7777,0 7777,475 0,475">
          <text:p/>
        </draw:polygon>
        <draw:path draw:style-name="gr6" draw:text-style-name="P5" draw:layer="layout" svg:width="3.089cm" svg:height="0.222cm" svg:x="1.407cm" svg:y="10.678cm" svg:viewBox="0 0 3090 223" svg:d="M19 173h-19v-170h19zM191 173h-18v-78c0 0 0-9-1-15 0 0 0-6-5-10 0 0-4-5-12-5 0 0-11 0-18 9 0 0-8 8-8 27v72h-17v-81c0 0 0-16-5-22 0 0-5-5-13-5 0 0-11 0-19 9 0 0-7 9-7 35v64h-18v-124h16v17c0 0 11-19 32-19 0 0 11 0 18 5 0 0 8 6 10 17 0 0 12-22 33-22 0 0 16 0 23 10 0 0 9 11 9 31zM233 65c0 0 10-18 30-18 0 0 20 0 32 18 0 0 12 17 12 45 0 0 0 31-13 48 0 0-13 18-33 18 0 0-16 0-26-16v60h-18v-171h16zM261 158c0 0 12 0 20-11 0 0 8-12 8-37 0 0 0-23-8-35 0 0-8-12-20-12 0 0-12 0-20 13 0 0-9 15-9 35 0 0 0 24 8 36 0 0 8 11 21 11zM346 173h-18v-170h18zM462 116h-78c0 0 2 21 10 32 0 0 9 10 22 10 0 0 10 0 17-5 0 0 6-7 10-20l18 3c0 0-4 19-16 30 0 0-12 10-29 10 0 0-23 0-37-17 0 0-12-17-12-48 0 0 0-28 12-46 0 0 13-18 36-18 0 0 11 0 22 6 0 0 10 6 17 20 0 0 8 14 8 43zM444 99c0 0-1-19-10-27 0 0-9-8-19-8 0 0-12 0-20 10 0 0-9 10-10 25zM623 173h-17v-78c0 0 0-9-2-15 0 0-1-6-5-10 0 0-3-5-12-5 0 0-10 0-18 9 0 0-7 8-7 27v72h-18v-81c0 0 0-16-5-22 0 0-4-5-13-5 0 0-12 0-19 9 0 0-7 9-7 35v64h-17v-124h15v17h1c0 0 10-19 31-19 0 0 11 0 18 5 0 0 8 6 11 17 0 0 11-22 32-22 0 0 16 0 24 10 0 0 8 11 8 31zM739 116h-78c0 0 2 21 10 32 0 0 9 10 22 10 0 0 10 0 17-5 0 0 6-7 10-20l18 3c0 0-5 19-16 30 0 0-11 10-29 10 0 0-23 0-37-17 0 0-12-17-12-48 0 0 0-28 12-46 0 0 13-18 36-18 0 0 11 0 22 6 0 0 10 6 17 20 0 0 8 14 8 43zM721 99c0 0-1-19-10-27 0 0-9-8-19-8 0 0-12 0-20 10 0 0-9 10-9 25zM844 173h-17v-76c0 0 0-18-6-25 0 0-6-7-16-7 0 0-8 0-14 5 0 0-7 4-10 12 0 0-3 9-3 23v68h-18v-124h16v18h1c0 0 5-10 13-15 0 0 8-5 19-5 0 0 8 0 16 3 0 0 8 4 12 10 0 0 5 8 6 15 0 0 1 8 1 21zM911 173c0 0-7 1-13 1 0 0-11 0-17-4 0 0-5-5-6-12 0 0-2-8-2-21v-72h-12v-16h12v-30l18-12v42h18v16h-18v73c0 0 0 10 2 14 0 0 2 3 8 3 0 0 3 0 8-1zM1016 173h-18c0 0-3-6-4-15 0 0-18 18-38 18 0 0-16 0-26-10 0 0-9-9-9-25 0 0 0-15 9-26 0 0 8-10 32-14l15-2c0 0 10-3 16-4 0 0 0-10-1-14 0 0 0-4-3-8 0 0-2-4-8-7 0 0-5-2-14-2 0 0-10 0-17 5 0 0-7 5-10 18l-17-2c0 0 3-20 15-29 0 0 12-9 32-9 0 0 18 0 28 7 0 0 8 6 10 16 0 0 2 9 2 23v28c0 0 0 27 1 35 0 0 1 9 5 17zM993 118v-7c0 0-14 5-34 8 0 0-20 3-20 21 0 0 0 8 6 14 0 0 5 5 15 5 0 0 13 0 23-9 0 0 10-9 10-32zM1078 173c0 0-8 1-14 1 0 0-11 0-16-4 0 0-6-5-7-12 0 0-1-8-1-21v-72h-13v-16h13v-30l18-12v42h17v16h-17v73c0 0 0 10 1 14 0 0 2 3 8 3 0 0 4 0 8-1zM1110 173h-18v-124h18zM1110 26h-18v-23h18zM1179 47c0 0 21 0 35 16 0 0 13 16 13 46 0 0 0 37-15 52 0 0-14 15-33 15 0 0-20 0-34-15 0 0-14-16-14-50 0 0 0-32 14-48 0 0 14-16 34-16zM1179 158c0 0 15 0 23-12 0 0 8-14 8-36 0 0 0-23-10-35 0 0-8-11-21-11 0 0-14 0-22 11 0 0-8 12-8 36 0 0 0 24 8 36 0 0 9 11 22 11zM1332 173h-18v-76c0 0 0-18-5-25 0 0-6-7-16-7 0 0-8 0-15 5 0 0-7 4-10 12 0 0-3 9-3 23v68h-17v-124h15v18h1c0 0 6-10 14-15 0 0 8-5 19-5 0 0 8 0 16 3 0 0 8 4 13 10 0 0 4 8 5 15 0 0 1 8 1 21zM1456 47c0 0 21 0 35 16 0 0 14 16 14 46 0 0 0 37-16 52 0 0-14 15-33 15 0 0-20 0-34-15 0 0-15-16-15-50 0 0 0-32 15-48 0 0 14-16 34-16zM1456 158c0 0 15 0 23-12 0 0 8-14 8-36 0 0 0-23-9-35 0 0-9-11-22-11 0 0-13 0-22 11 0 0-8 12-8 36 0 0 0 24 8 36 0 0 9 11 22 11zM1574 2l-3 18c0 0-5-1-10-1 0 0-7 0-11 4 0 0-3 2-3 15v11h19v16h-19v108h-19v-108h-15v-16h15v-13c0 0 0-9 2-17 0 0 2-6 8-13 0 0 7-6 19-6 0 0 8 0 17 2zM1652 65c0 0 11-18 30-18 0 0 20 0 32 18 0 0 12 17 12 45 0 0 0 31-13 48 0 0-14 18-32 18 0 0-17 0-27-16h-1v60h-17v-171h16zM1680 158c0 0 12 0 20-11 0 0 8-12 8-37 0 0 0-23-8-35 0 0-8-12-20-12 0 0-13 0-20 13 0 0-8 15-8 35 0 0 0 24 8 36 0 0 7 11 20 11zM1789 47c0 0 21 0 35 16 0 0 13 16 13 46 0 0 0 37-15 52 0 0-15 15-33 15 0 0-20 0-35-15 0 0-14-16-14-50 0 0 0-32 14-48 0 0 15-16 35-16zM1789 158c0 0 15 0 23-12 0 0 7-14 7-36 0 0 0-23-9-35 0 0-8-11-21-11 0 0-13 0-22 11 0 0-9 12-9 36 0 0 0 24 9 36 0 0 9 11 22 11zM1916 84c0 0-2-10-8-15 0 0-5-5-15-5 0 0-11 0-16 4 0 0-7 4-7 12 0 0 0 7 5 10 0 0 5 3 19 7 0 0 17 5 25 9 0 0 9 5 13 11 0 0 4 8 4 20 0 0 0 16-11 28 0 0-12 11-31 11 0 0-19 0-30-10 0 0-11-10-14-29l18-4c0 0 1 13 8 20 0 0 6 5 18 5 0 0 12 0 18-5 0 0 6-5 6-14 0 0 0-6-2-9 0 0-3-3-8-4 0 0-4-4-19-8 0 0-22-6-29-15 0 0-7-8-7-21 0 0 0-16 10-25 0 0 11-10 28-10 0 0 19 0 29 8 0 0 10 9 12 26zM2015 84c0 0-1-10-7-15 0 0-6-5-15-5 0 0-10 0-17 4 0 0-6 4-6 12 0 0 0 7 5 10 0 0 5 3 19 7 0 0 16 5 25 9 0 0 8 5 12 11 0 0 5 8 5 20 0 0 0 16-11 28 0 0-12 11-31 11 0 0-19 0-30-10 0 0-11-10-14-29l18-4c0 0 0 13 8 20 0 0 7 5 18 5 0 0 12 0 18-5 0 0 6-5 6-14 0 0 0-6-3-9 0 0-3-3-7-4 0 0-4-4-19-8 0 0-22-6-29-15 0 0-7-8-7-21 0 0 0-16 10-25 0 0 10-10 28-10 0 0 18 0 28 8 0 0 11 9 13 26zM2074 173h-17v-124h17zM2074 26h-17v-23h17zM2120 64c0 0 10-17 28-17 0 0 20 0 32 17 0 0 12 17 12 45 0 0 0 33-14 49 0 0-13 18-31 18 0 0-18 0-28-18h-1v15h-17v-170h19zM2146 158c0 0 12 0 20-11 0 0 7-13 7-36 0 0 0-22-7-35 0 0-7-12-19-12 0 0-13 0-21 13 0 0-8 13-8 33 0 0 0 20 3 28 0 0 4 9 10 15 0 0 6 5 15 5zM2231 173h-18v-170h18zM2347 116h-78c0 0 2 21 10 32 0 0 9 10 22 10 0 0 10 0 17-5 0 0 7-7 10-20l19 3c0 0-5 19-17 30 0 0-12 10-29 10 0 0-23 0-36-17 0 0-13-17-13-48 0 0 0-28 13-46 0 0 12-18 35-18 0 0 12 0 22 6 0 0 10 6 17 20 0 0 8 14 8 43zM2329 99c0 0-1-19-10-27 0 0-9-8-19-8 0 0-12 0-20 10 0 0-8 10-9 25zM2507 173h-16v-15h-1c0 0-9 18-28 18 0 0-19 0-32-18 0 0-13-18-13-47 0 0 0-30 12-47 0 0 12-17 32-17 0 0 18 0 28 17v-61h18zM2464 158c0 0 11 0 19-10 0 0 8-11 8-36 0 0 0-21-7-35 0 0-7-13-21-13 0 0-14 0-21 13 0 0-7 13-7 34 0 0 0 16 4 26 0 0 4 11 11 16 0 0 6 5 14 5zM2624 116h-77c0 0 1 21 9 32 0 0 10 10 22 10 0 0 10 0 17-5 0 0 7-7 11-20l17 3c0 0-4 19-16 30 0 0-11 10-29 10 0 0-23 0-36-17 0 0-13-17-13-48 0 0 0-28 13-46 0 0 12-18 36-18 0 0 11 0 21 6 0 0 10 6 18 20 0 0 7 14 7 43zM2606 99c0 0-1-19-9-27 0 0-10-8-19-8 0 0-13 0-21 10 0 0-8 10-9 25zM2703 84c0 0-1-10-7-15 0 0-5-5-16-5 0 0-10 0-16 4 0 0-6 4-6 12 0 0 0 7 5 10 0 0 5 3 19 7 0 0 16 5 25 9 0 0 8 5 13 11 0 0 4 8 4 20 0 0 0 16-11 28 0 0-12 11-31 11 0 0-19 0-30-10 0 0-12-10-14-29l17-4c0 0 2 13 9 20 0 0 6 5 18 5 0 0 11 0 18-5 0 0 6-5 6-14 0 0 0-6-3-9 0 0-3-3-7-4 0 0-4-4-19-8 0 0-22-6-29-15 0 0-7-8-7-21 0 0 0-16 10-25 0 0 11-10 28-10 0 0 19 0 29 8 0 0 10 9 12 26zM2763 173h-18v-124h18zM2763 26h-18v-23h18zM2874 157c0 0 0 26-5 38 0 0-4 14-15 20 0 0-11 8-27 8 0 0-18 0-29-9 0 0-11-10-11-31l17 3c0 0 0 10 6 15 0 0 6 5 17 5 0 0 13 0 20-7 0 0 6-6 8-16 0 0 1-9 1-26 0 0-11 16-28 16 0 0-21 0-33-18 0 0-12-18-12-45 0 0 0-27 11-45 0 0 12-18 34-18 0 0 18 0 29 18v-16h17zM2829 156c0 0 11 0 20-10 0 0 8-11 8-37 0 0 0-22-8-34 0 0-8-11-20-11 0 0-13 0-20 11 0 0-8 13-8 34 0 0 0 24 8 36 0 0 8 11 20 11zM2985 173h-18v-76c0 0 0-18-6-25 0 0-5-7-15-7 0 0-8 0-15 5 0 0-7 4-10 12 0 0-3 9-3 23v68h-18v-124h16v18h1c0 0 5-10 13-15 0 0 9-5 19-5 0 0 9 0 16 3 0 0 8 4 12 10 0 0 5 8 7 15 0 0 1 8 1 21zM3069 84c0 0-2-10-7-15 0 0-6-5-16-5 0 0-10 0-16 4 0 0-7 4-7 12 0 0 0 7 5 10 0 0 6 3 20 7 0 0 16 5 25 9 0 0 8 5 13 11 0 0 4 8 4 20 0 0 0 16-11 28 0 0-12 11-31 11 0 0-20 0-30-10 0 0-12-10-14-29l17-4c0 0 2 13 9 20 0 0 6 5 18 5 0 0 11 0 18-5 0 0 5-5 5-14 0 0 0-6-2-9 0 0-3-3-7-4 0 0-5-4-19-8 0 0-22-6-29-15 0 0-8-8-8-21 0 0 0-16 11-25 0 0 11-10 28-10 0 0 18 0 29 8 0 0 9 9 12 26z">
          <text:p/>
        </draw:path>
        <draw:path draw:style-name="gr3" draw:text-style-name="P3" draw:layer="layout" svg:width="0.191cm" svg:height="0.173cm" svg:x="0.133cm" svg:y="11.141cm" svg:viewBox="0 0 192 174" svg:d="M53 170h-18v-133c0 0-13 15-35 25v-20c0 0 30-17 42-42h11zM121 68c0 0 13-11 27-11 0 0 17 0 31 15 0 0 13 15 13 40 0 0 0 26-14 44 0 0-13 18-35 18 0 0-18 0-31-12 0 0-13-13-14-37l17-2c0 0 3 18 10 25 0 0 7 8 18 8 0 0 13 0 22-12 0 0 8-12 8-30 0 0 0-18-8-28 0 0-9-11-22-11 0 0-17 0-26 17l-17-2 14-87h72v20h-58z">
          <text:p/>
        </draw:path>
        <draw:polygon draw:style-name="gr4" draw:text-style-name="P2" draw:layer="layout" svg:width="7.776cm" svg:height="0.473cm" svg:x="0.412cm" svg:y="10.992cm" svg:viewBox="0 0 7777 474" draw:points="0,0 7777,0 7777,474 0,474">
          <text:p/>
        </draw:polygon>
        <draw:path draw:style-name="gr6" draw:text-style-name="P5" draw:layer="layout" svg:width="1.656cm" svg:height="0.219cm" svg:x="1.394cm" svg:y="11.151cm" svg:viewBox="0 0 1657 220" svg:d="M113 23h-47v150h-19v-150h-47v-20h113zM220 117h-77c0 0 1 20 10 31 0 0 8 10 22 10 0 0 9 0 16-6 0 0 7-6 11-19l18 3c0 0-4 19-17 29 0 0-11 10-28 10 0 0-24 0-37-17 0 0-13-16-13-46 0 0 0-29 13-47 0 0 12-18 35-18 0 0 12 0 22 6 0 0 11 6 18 20 0 0 7 14 7 44zM202 100c0 0-1-20-9-28 0 0-9-7-20-7 0 0-12 0-20 9 0 0-7 10-9 26zM299 85c0 0-1-11-6-15 0 0-6-5-17-5 0 0-10 0-16 3 0 0-6 4-6 12 0 0 0 7 5 11 0 0 5 3 19 7 0 0 17 5 24 9 0 0 9 4 13 10 0 0 5 7 5 20 0 0 0 16-11 27 0 0-12 11-31 11 0 0-19 0-30-9 0 0-11-10-14-30l18-3c0 0 1 13 7 19 0 0 7 6 19 6 0 0 12 0 18-5 0 0 6-6 6-15 0 0 0-5-2-8 0 0-3-3-7-5 0 0-5-2-20-6 0 0-22-7-29-15 0 0-7-9-7-22 0 0 0-15 10-25 0 0 11-10 28-10 0 0 19 0 29 8 0 0 10 10 13 26zM382 172c0 0-8 2-14 2 0 0-11 0-16-5 0 0-6-5-7-12 0 0-1-7-1-20v-71h-13v-17h13v-30l18-12v42h17v17h-17v71c0 0 0 10 1 14 0 0 2 4 8 4 0 0 4 0 8-1zM494 47c0 0 21 0 35 17 0 0 14 16 14 45 0 0 0 37-15 51 0 0-15 15-34 15 0 0-19 0-34-15 0 0-14-15-14-49 0 0 0-32 13-48 0 0 14-16 35-16zM494 158c0 0 15 0 23-13 0 0 7-13 7-34 0 0 0-23-8-36 0 0-9-10-22-10 0 0-14 0-22 11 0 0-8 12-8 35 0 0 0 24 8 36 0 0 9 11 22 11zM612 3l-3 18c0 0-6-2-11-2 0 0-6 0-10 4 0 0-4 3-4 16v10h20v17h-20v107h-17v-107h-16v-17h16v-12c0 0 0-9 1-17 0 0 1-7 8-13 0 0 6-7 19-7 0 0 8 0 17 3zM714 172c0 0-7 2-13 2 0 0-11 0-17-5 0 0-5-5-6-12 0 0-2-7-2-20v-71h-13v-17h13v-30l18-12v42h18v17h-18v71c0 0 0 10 1 14 0 0 2 4 9 4 0 0 3 0 8-1zM813 173h-17v-78c0 0 0-15-5-22 0 0-6-8-17-8 0 0-11 0-19 9 0 0-8 9-8 32v67h-18v-170h18v61c0 0 12-17 31-17 0 0 10 0 19 5 0 0 9 5 13 15 0 0 3 10 3 28zM930 117h-78c0 0 2 20 10 31 0 0 8 10 22 10 0 0 10 0 17-6 0 0 7-6 10-19l18 3c0 0-4 19-16 29 0 0-11 10-29 10 0 0-23 0-36-17 0 0-14-16-14-46 0 0 0-29 13-47 0 0 13-18 36-18 0 0 12 0 21 6 0 0 11 6 18 20 0 0 8 14 8 44zM911 100c0 0 0-20-9-28 0 0-9-7-19-7 0 0-13 0-20 9 0 0-8 10-9 26zM1023 65c0 0 9-18 29-18 0 0 21 0 33 18 0 0 12 17 12 45 0 0 0 30-14 48 0 0-13 17-32 17 0 0-17 0-26-15h-1v60h-18v-171h16v16zM1050 158c0 0 12 0 20-12 0 0 8-12 8-36 0 0 0-22-8-35 0 0-7-11-19-11 0 0-12 0-21 13 0 0-8 14-8 35 0 0 0 23 8 35 0 0 7 11 20 11zM1173 54l-6 19c0 0-7-4-13-4 0 0-10 0-15 10 0 0-5 11-5 29v65h-18v-124h17v20c0 0 8-22 22-22 0 0 9 0 18 7zM1226 47c0 0 20 0 35 17 0 0 13 16 13 45 0 0 0 37-15 51 0 0-15 15-33 15 0 0-20 0-35-15 0 0-14-15-14-49 0 0 0-32 14-48 0 0 14-16 35-16zM1226 158c0 0 15 0 23-13 0 0 7-13 7-34 0 0 0-23-8-36 0 0-9-10-22-10 0 0-14 0-22 11 0 0-9 12-9 35 0 0 0 24 9 36 0 0 8 11 22 11zM1378 173h-16v-16c0 0-10 18-29 18 0 0-19 0-32-17 0 0-13-18-13-47 0 0 0-30 12-46 0 0 12-18 32-18 0 0 18 0 28 17h1v-61h17zM1335 158c0 0 11 0 19-11 0 0 8-11 8-34 0 0 0-22-7-35 0 0-8-13-21-13 0 0-13 0-20 12 0 0-8 13-8 34 0 0 0 16 4 26 0 0 4 11 11 16 0 0 6 5 14 5zM1489 173h-16v-19c0 0-12 21-32 21 0 0-12 0-21-6 0 0-9-6-12-16 0 0-3-10-3-27v-77h18v69c0 0 0 16 1 23 0 0 1 7 7 12 0 0 5 5 13 5 0 0 10 0 19-9 0 0 9-8 9-33v-67h17zM1601 130c0 0-3 23-15 34 0 0-12 11-28 11 0 0-23 0-35-17 0 0-12-18-12-47 0 0 0-23 7-38 0 0 7-14 17-20 0 0 11-6 23-6 0 0 16 0 27 10 0 0 11 10 14 29l-17 3c0 0-3-12-8-19 0 0-6-5-15-5 0 0-15 0-23 12 0 0-8 12-8 34 0 0 0 23 8 35 0 0 8 12 21 12 0 0 12 0 18-7 0 0 7-8 8-24zM1657 172c0 0-8 2-13 2 0 0-12 0-17-5 0 0-6-5-7-12 0 0-1-7-1-20v-71h-13v-17h13v-30l18-12v42h18v17h-18v71c0 0 0 10 2 14 0 0 1 4 8 4 0 0 4 0 8-1z">
          <text:p/>
        </draw:path>
        <draw:path draw:style-name="gr3" draw:text-style-name="P3" draw:layer="layout" svg:width="0.191cm" svg:height="0.173cm" svg:x="0.133cm" svg:y="11.614cm" svg:viewBox="0 0 192 174" svg:d="M53 171h-18v-132c0 0-13 14-35 25v-20c0 0 30-18 42-44h11zM115 84c0 0 12-23 34-23 0 0 18 0 30 15 0 0 13 16 13 40 0 0 0 24-13 41 0 0-12 17-32 17 0 0-21 0-35-18 0 0-14-19-14-65 0 0 0-45 12-68 0 0 14-23 38-23 0 0 17 0 28 12 0 0 11 10 14 31l-18 2c0 0-5-27-25-27 0 0-13 0-23 16 0 0-10 15-10 50zM146 157c0 0 12 0 20-12 0 0 7-12 7-28 0 0 0-16-7-26 0 0-8-12-20-12 0 0-12 0-20 11 0 0-9 10-9 26 0 0 0 16 9 29 0 0 8 12 20 12z">
          <text:p/>
        </draw:path>
        <draw:polygon draw:style-name="gr4" draw:text-style-name="P2" draw:layer="layout" svg:width="7.776cm" svg:height="0.474cm" svg:x="0.412cm" svg:y="11.465cm" svg:viewBox="0 0 7777 475" draw:points="0,0 7777,0 7777,475 0,475">
          <text:p/>
        </draw:polygon>
        <draw:frame draw:style-name="gr5" draw:text-style-name="P4" draw:layer="layout" svg:width="0.319cm" svg:height="0.378cm" svg:x="0.711cm" svg:y="11.513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2.821cm" svg:height="0.219cm" svg:x="1.105cm" svg:y="11.627cm" svg:viewBox="0 0 2822 220" svg:d="M81 80c0 0 14 5 20 16 0 0 7 10 7 25 0 0 0 14-6 26 0 0-6 11-17 18 0 0-12 5-30 5h-55v-170h54c0 0 26 0 36 13 0 0 11 14 11 31 0 0 0 10-5 20 0 0-5 9-15 16zM19 71h31c0 0 9 0 16-1 0 0 7-1 12-7 0 0 5-5 5-17 0 0 0-12-6-17 0 0-5-6-12-7 0 0-6-2-18-2h-28zM19 149h35c0 0 19 0 27-7 0 0 7-8 7-21 0 0 0-15-7-22 0 0-8-8-29-8h-33zM221 170h-18c0 0-2-6-4-16 0 0-17 20-38 20 0 0-16 0-25-11 0 0-10-10-10-26 0 0 0-15 9-26 0 0 9-9 32-12l16-3c0 0 9-2 15-5 0 0 0-9 0-12 0 0-1-4-3-9 0 0-3-4-8-6 0 0-5-3-14-3 0 0-11 0-18 5 0 0-7 5-9 19l-17-3c0 0 3-19 14-28 0 0 12-10 32-10 0 0 19 0 28 6 0 0 8 7 10 17 0 0 3 8 3 24v27c0 0 0 26 0 35 0 0 1 9 5 17zM198 116v-8c0 0-14 5-33 9 0 0-20 3-20 20 0 0 0 8 5 14 0 0 5 5 15 5 0 0 13 0 23-9 0 0 10-10 10-31zM283 170c0 0-8 2-13 2 0 0-12 0-17-5 0 0-5-4-6-13 0 0-2-7-2-21v-70h-13v-16h13v-30l18-13v43h18v16h-18v72c0 0 0 9 1 13 0 0 2 4 9 4 0 0 3 0 8-1zM338 170c0 0-7 2-13 2 0 0-11 0-17-5 0 0-5-4-6-13 0 0-1-7-1-21v-70h-13v-16h13v-30l17-13v43h18v16h-18v72c0 0 0 9 2 13 0 0 1 4 8 4 0 0 4 0 8-1zM443 113h-77c0 0 1 21 9 32 0 0 9 10 22 10 0 0 10 0 17-6 0 0 7-6 11-19l18 2c0 0-5 20-16 31 0 0-12 11-30 11 0 0-23 0-36-18 0 0-13-18-13-47 0 0 0-29 12-47 0 0 13-18 36-18 0 0 12 0 22 6 0 0 10 6 18 20 0 0 7 15 7 43zM425 96c0 0-1-18-10-26 0 0-9-9-19-9 0 0-12 0-20 10 0 0-8 9-9 25zM520 50l-6 20c0 0-7-5-13-5 0 0-10 0-15 10 0 0-5 11-5 30v65h-17v-123h16v18c0 0 8-21 22-21 0 0 9 0 18 6zM615 47l-39 126v1c0 0-6 20-14 33 0 0-7 13-21 13 0 0-5 0-11-2l-2-20c0 0 5 2 10 2 0 0 10 0 13-6 0 0 4-7 9-23l-39-124h18l25 80c0 0 2 8 4 19h1c0 0 3-13 6-25l23-74zM743 81c0 0 0-10-7-15 0 0-5-5-15-5 0 0-10 0-17 4 0 0-6 5-6 12 0 0 0 8 5 10 0 0 5 4 20 8 0 0 16 5 24 9 0 0 8 4 13 11 0 0 5 7 5 18 0 0 0 17-12 29 0 0-11 12-30 12 0 0-20 0-31-11 0 0-11-10-14-30l18-3c0 0 1 13 8 19 0 0 7 6 19 6 0 0 11 0 17-5 0 0 7-6 7-14 0 0 0-6-4-9 0 0-3-4-7-5 0 0-4-2-18-6 0 0-23-6-30-15 0 0-7-10-7-21 0 0 0-16 11-26 0 0 10-10 27-10 0 0 19 0 29 9 0 0 10 8 12 26zM875 113h-77c0 0 1 21 10 32 0 0 8 10 22 10 0 0 9 0 16-6 0 0 7-6 10-19l19 2c0 0-5 20-17 31 0 0-11 11-28 11 0 0-24 0-37-18 0 0-13-18-13-47 0 0 0-29 13-47 0 0 12-18 35-18 0 0 11 0 22 6 0 0 11 6 18 20 0 0 7 15 7 43zM857 96c0 0-1-18-10-26 0 0-8-9-19-9 0 0-12 0-20 10 0 0-8 9-9 25zM914 170h-17v-170h17zM1030 113h-77c0 0 1 21 10 32 0 0 9 10 21 10 0 0 11 0 17-6 0 0 7-6 11-19l18 2c0 0-5 20-16 31 0 0-12 11-30 11 0 0-22 0-36-18 0 0-13-18-13-47 0 0 0-29 13-47 0 0 13-18 36-18 0 0 11 0 21 6 0 0 11 6 18 20 0 0 7 15 7 43zM1013 96c0 0-1-18-10-26 0 0-9-9-19-9 0 0-12 0-21 10 0 0-8 9-9 25zM1136 127c0 0-3 24-15 36 0 0-12 11-28 11 0 0-23 0-35-19 0 0-12-18-12-46 0 0 0-24 7-39 0 0 7-14 18-20 0 0 10-6 22-6 0 0 16 0 28 10 0 0 11 10 13 29l-17 3c0 0-2-12-8-18 0 0-6-7-15-7 0 0-15 0-22 13 0 0-8 12-8 34 0 0 0 23 7 35 0 0 8 12 22 12 0 0 11 0 18-7 0 0 6-8 7-23zM1192 170c0 0-8 2-13 2 0 0-12 0-17-5 0 0-5-4-7-13 0 0-1-7-1-21v-70h-13v-16h13v-30l17-13v43h18v16h-18v72c0 0 0 9 3 13 0 0 1 4 7 4 0 0 4 0 8-1zM1224 170h-17v-123h17zM1224 23h-17v-23h17zM1293 44c0 0 21 0 35 16 0 0 14 16 14 46 0 0 0 37-16 52 0 0-14 16-33 16 0 0-20 0-34-17 0 0-15-15-15-49 0 0 0-32 14-48 0 0 15-16 35-16zM1293 155c0 0 15 0 23-13 0 0 7-13 7-35 0 0 0-22-8-34 0 0-9-12-22-12 0 0-13 0-22 12 0 0-8 12-8 35 0 0 0 24 8 35 0 0 9 12 22 12zM1446 170h-17v-75c0 0 0-19-6-25 0 0-6-8-16-8 0 0-8 0-14 5 0 0-7 4-10 13 0 0-3 8-3 22v68h-18v-123h16v18c0 0 6-11 14-16 0 0 8-5 19-5 0 0 8 0 16 4 0 0 8 3 12 10 0 0 5 7 6 15 0 0 1 7 1 21zM1618 170h-19c0 0-2-6-4-16 0 0-17 20-38 20 0 0-15 0-25-11 0 0-9-10-9-26 0 0 0-15 8-26 0 0 10-9 32-12l17-3c0 0 8-2 15-5 0 0 0-9-1-12 0 0-1-4-3-9 0 0-2-4-8-6 0 0-5-3-14-3 0 0-11 0-17 5 0 0-7 5-10 19l-17-3c0 0 3-19 15-28 0 0 12-10 32-10 0 0 18 0 28 6 0 0 8 7 10 17 0 0 2 8 2 24v27c0 0 0 26 1 35 0 0 1 9 5 17zM1595 116v-8c0 0-14 5-34 9 0 0-20 3-20 20 0 0 0 8 6 14 0 0 5 5 15 5 0 0 13 0 23-9 0 0 10-10 10-31zM1723 170h-17v-75c0 0 0-19-6-25 0 0-6-8-16-8 0 0-7 0-14 5 0 0-7 4-10 13 0 0-3 8-3 22v68h-18v-123h16v18c0 0 6-11 14-16 0 0 8-5 19-5 0 0 8 0 16 4 0 0 8 3 13 10 0 0 4 7 6 15 0 0 0 7 0 21zM1834 170h-17v-16c0 0-10 20-29 20 0 0-19 0-31-20 0 0-13-17-13-46 0 0 0-29 12-47 0 0 12-17 32-17 0 0 18 0 28 17v-61h18zM1790 155c0 0 12 0 20-11 0 0 7-11 7-34 0 0 0-22-7-35 0 0-7-14-20-14 0 0-14 0-21 14 0 0-8 12-8 33 0 0 0 16 5 26 0 0 3 11 10 16 0 0 7 5 14 5zM1932 63c0 0 11-19 30-19 0 0 21 0 33 18 0 0 12 18 12 45 0 0 0 30-14 48 0 0-13 19-32 19 0 0-17 0-26-17h-1v60h-18v-170h16zM1960 155c0 0 12 0 21-12 0 0 7-12 7-36 0 0 0-22-7-34 0 0-8-13-20-13 0 0-13 0-21 14 0 0-8 14-8 35 0 0 0 23 8 34 0 0 8 12 20 12zM2046 170h-18v-170h18zM2162 170h-19c0 0-2-6-3-16 0 0-18 20-38 20 0 0-17 0-26-11 0 0-10-10-10-26 0 0 0-15 10-26 0 0 9-9 31-12l16-3c0 0 9-2 16-5 0 0 0-9-1-12 0 0-1-4-3-9 0 0-2-4-8-6 0 0-4-3-14-3 0 0-11 0-17 5 0 0-7 5-10 19l-16-3c0 0 2-19 14-28 0 0 12-10 32-10 0 0 19 0 27 6 0 0 9 7 11 17 0 0 2 8 2 24v27c0 0 0 26 1 35 0 0 1 9 5 17zM2139 116v-8c0 0-14 5-34 9 0 0-20 3-20 20 0 0 0 8 6 14 0 0 5 5 15 5 0 0 13 0 23-9 0 0 10-10 10-31zM2267 127c0 0-2 24-15 36 0 0-12 11-28 11 0 0-22 0-34-19 0 0-12-18-12-46 0 0 0-24 7-39 0 0 7-14 17-20 0 0 11-6 22-6 0 0 17 0 28 10 0 0 11 10 14 29l-17 3c0 0-3-12-8-18 0 0-6-7-15-7 0 0-15 0-23 13 0 0-8 12-8 34 0 0 0 23 8 35 0 0 7 12 21 12 0 0 12 0 18-7 0 0 6-8 8-23zM2373 113h-78c0 0 1 21 10 32 0 0 8 10 22 10 0 0 10 0 17-6 0 0 7-6 10-19l18 2c0 0-4 20-16 31 0 0-12 11-29 11 0 0-24 0-36-18 0 0-14-18-14-47 0 0 0-29 13-47 0 0 13-18 36-18 0 0 11 0 21 6 0 0 11 6 18 20 0 0 8 15 8 43zM2354 96c0 0 0-18-9-26 0 0-9-9-19-9 0 0-13 0-20 10 0 0-9 9-10 25zM2534 170h-18v-78c0 0 0-8-1-14 0 0-1-7-5-11 0 0-4-5-12-5 0 0-11 0-18 8 0 0-8 10-8 28v72h-17v-80c0 0 0-16-5-22 0 0-5-6-13-6 0 0-12 0-19 9 0 0-7 9-7 35v64h-18v-123h16v17c0 0 11-20 31-20 0 0 12 0 19 5 0 0 8 6 10 16 0 0 12-21 32-21 0 0 16 0 25 10 0 0 8 11 8 32zM2650 113h-78c0 0 1 21 10 32 0 0 9 10 22 10 0 0 10 0 17-6 0 0 7-6 10-19l18 2c0 0-4 20-16 31 0 0-12 11-29 11 0 0-24 0-36-18 0 0-14-18-14-47 0 0 0-29 13-47 0 0 13-18 36-18 0 0 11 0 21 6 0 0 11 6 19 20 0 0 7 15 7 43zM2632 96c0 0-1-18-11-26 0 0-8-9-18-9 0 0-13 0-20 10 0 0-8 9-10 25zM2755 170h-18v-75c0 0 0-19-5-25 0 0-6-8-16-8 0 0-8 0-15 5 0 0-7 4-10 13 0 0-3 8-3 22v68h-17v-123h16v18c0 0 6-11 13-16 0 0 9-5 20-5 0 0 8 0 16 4 0 0 8 3 13 10 0 0 4 7 5 15 0 0 1 7 1 21zM2822 170c0 0-8 2-13 2 0 0-12 0-17-5 0 0-5-4-6-13 0 0-1-7-1-21v-70h-13v-16h13v-30l17-13v43h18v16h-18v72c0 0 0 9 2 13 0 0 1 4 7 4 0 0 5 0 9-1z">
          <text:p/>
        </draw:path>
        <draw:path draw:style-name="gr3" draw:text-style-name="P3" draw:layer="layout" svg:width="0.19cm" svg:height="0.17cm" svg:x="0.133cm" svg:y="12.087cm" svg:viewBox="0 0 191 171" svg:d="M53 171h-18v-132c0 0-13 15-35 25v-20c0 0 30-17 42-44h11zM191 20c0 0-21 28-36 68 0 0-16 40-19 83h-17c0 0 0-34 14-75 0 0 13-42 35-72h-70v-21h93z">
          <text:p/>
        </draw:path>
        <draw:polygon draw:style-name="gr4" draw:text-style-name="P2" draw:layer="layout" svg:width="7.776cm" svg:height="0.473cm" svg:x="0.412cm" svg:y="11.939cm" svg:viewBox="0 0 7777 474" draw:points="0,0 7777,0 7777,474 0,474">
          <text:p/>
        </draw:polygon>
        <draw:path draw:style-name="gr6" draw:text-style-name="P5" draw:layer="layout" svg:width="4.573cm" svg:height="0.222cm" svg:x="1.398cm" svg:y="12.097cm" svg:viewBox="0 0 4574 223" svg:d="M91 54c0 0-1-16-10-25 0 0-8-9-24-9 0 0-15 0-24 7 0 0-10 7-10 19 0 0 0 11 8 17 0 0 6 5 27 11 0 0 18 4 29 9 0 0 11 5 19 15 0 0 8 10 8 28 0 0 0 22-15 36 0 0-14 14-38 14 0 0-30 0-45-16 0 0-15-16-16-41l18-2c0 0 1 20 13 30 0 0 12 9 29 9 0 0 16 0 26-8 0 0 9-7 9-21 0 0 0-14-10-20 0 0-10-6-34-12 0 0-24-7-35-18 0 0-10-11-10-29 0 0 0-21 13-35 0 0 14-13 37-13 0 0 24 0 38 13 0 0 15 14 16 39zM228 117h-78c0 0 1 20 10 31 0 0 8 11 22 11 0 0 9 0 17-6 0 0 6-6 9-20l19 4c0 0-4 19-16 29 0 0-12 10-29 10 0 0-24 0-37-17 0 0-13-16-13-46 0 0 0-29 13-47 0 0 13-18 35-18 0 0 11 0 22 6 0 0 11 6 18 20 0 0 8 14 8 43zM209 101c0 0-1-20-10-28 0 0-8-8-19-8 0 0-12 0-20 10 0 0-8 10-9 26zM266 174h-17v-171h17zM382 117h-77c0 0 1 20 10 31 0 0 9 11 21 11 0 0 11 0 17-6 0 0 7-6 11-20l18 4c0 0-5 19-16 29 0 0-12 10-30 10 0 0-22 0-36-17 0 0-12-16-12-46 0 0 0-29 12-47 0 0 13-18 36-18 0 0 11 0 22 6 0 0 10 6 17 20 0 0 7 14 7 43zM365 101c0 0-2-20-10-28 0 0-9-8-19-8 0 0-12 0-21 10 0 0-8 10-9 26zM488 131c0 0-3 23-15 34 0 0-12 11-28 11 0 0-22 0-34-18 0 0-13-17-13-46 0 0 0-24 7-38 0 0 7-14 18-20 0 0 10-6 22-6 0 0 16 0 28 10 0 0 11 9 13 28l-17 4c0 0-2-13-8-19 0 0-6-6-15-6 0 0-15 0-22 12 0 0-8 13-8 34 0 0 0 24 7 36 0 0 8 12 22 12 0 0 11 0 18-7 0 0 6-9 8-24zM544 173c0 0-8 1-13 1 0 0-12 0-17-4 0 0-5-5-7-12 0 0-1-7-1-21v-70h-13v-17h13v-31l18-12v43h17v17h-17v71c0 0 0 10 2 14 0 0 1 4 7 4 0 0 4 0 8-2zM576 174h-17v-124h17zM576 27h-17v-24h17zM645 48c0 0 21 0 35 17 0 0 14 15 14 45 0 0 0 37-16 51 0 0-14 15-33 15 0 0-20 0-34-15 0 0-15-15-15-49 0 0 0-32 14-48 0 0 15-16 35-16zM645 159c0 0 15 0 23-13 0 0 7-14 7-35 0 0 0-23-8-35 0 0-9-11-22-11 0 0-13 0-22 12 0 0-8 12-8 35 0 0 0 24 8 36 0 0 9 11 22 11zM798 174h-17v-75c0 0 0-19-6-26 0 0-6-7-16-7 0 0-8 0-14 4 0 0-7 5-10 13 0 0-3 8-3 23v68h-18v-124h16v18c0 0 6-10 14-15 0 0 8-5 19-5 0 0 8 0 16 3 0 0 8 3 12 11 0 0 5 7 6 14 0 0 1 9 1 22zM970 174h-19c0 0-2-6-3-16 0 0-18 18-39 18 0 0-15 0-25-9 0 0-9-10-9-26 0 0 0-15 8-25 0 0 9-10 32-14l17-2c0 0 8-2 15-4 0 0 0-10-1-14 0 0-1-4-3-7 0 0-2-5-8-8 0 0-4-2-14-2 0 0-11 0-17 5 0 0-7 5-9 18l-17-2c0 0 2-19 14-29 0 0 12-9 32-9 0 0 19 0 28 6 0 0 8 7 10 16 0 0 2 10 2 24v28c0 0 0 26 1 34 0 0 1 9 5 18zM947 119v-8c0 0-14 6-34 10 0 0-20 2-20 20 0 0 0 7 6 13 0 0 5 5 15 5 0 0 13 0 23-8 0 0 10-9 10-32zM1075 174h-17v-75c0 0 0-19-6-26 0 0-6-7-15-7 0 0-8 0-15 4 0 0-7 5-10 13 0 0-3 8-3 23v68h-18v-124h16v18h1c0 0 5-10 13-15 0 0 8-5 19-5 0 0 9 0 16 3 0 0 8 3 13 11 0 0 4 7 6 14 0 0 0 9 0 22zM1186 174h-17v-16c0 0-10 18-29 18 0 0-19 0-31-18 0 0-13-17-13-46 0 0 0-30 12-47 0 0 12-17 32-17 0 0 18 0 28 17v-62h18zM1143 159c0 0 11 0 19-11 0 0 7-11 7-34 0 0 0-23-7-36 0 0-7-13-20-13 0 0-14 0-21 13 0 0-7 13-7 34 0 0 0 15 4 25 0 0 3 11 10 16 0 0 7 6 15 6zM1309 173c0 0-8 1-13 1 0 0-12 0-17-4 0 0-5-5-6-12 0 0-2-7-2-21v-70h-13v-17h13v-31l18-12v43h17v17h-17v71c0 0 0 10 1 14 0 0 2 4 9 4 0 0 3 0 7-2zM1413 117h-77c0 0 2 20 10 31 0 0 8 11 22 11 0 0 10 0 17-6 0 0 6-6 10-20l18 4c0 0-5 19-16 29 0 0-11 10-29 10 0 0-23 0-37-17 0 0-13-16-13-46 0 0 0-29 13-47 0 0 13-18 36-18 0 0 11 0 21 6 0 0 11 6 18 20 0 0 7 14 7 43zM1395 101c0 0 0-20-9-28 0 0-9-8-19-8 0 0-13 0-20 10 0 0-9 10-9 26zM1492 86c0 0 0-11-7-16 0 0-5-5-15-5 0 0-10 0-17 4 0 0-6 4-6 11 0 0 0 8 5 11 0 0 5 4 20 8 0 0 16 5 24 8 0 0 8 4 13 11 0 0 4 7 4 19 0 0 0 16-11 28 0 0-11 11-30 11 0 0-20 0-31-9 0 0-11-10-14-30l18-4c0 0 1 14 8 20 0 0 7 6 19 6 0 0 11 0 17-6 0 0 6-5 6-14 0 0 0-5-3-8 0 0-3-4-7-5 0 0-4-2-19-6 0 0-22-7-29-15 0 0-7-9-7-22 0 0 0-15 11-25 0 0 10-10 27-10 0 0 19 0 29 8 0 0 10 9 12 26zM1575 173c0 0-8 1-13 1 0 0-12 0-17-4 0 0-5-5-7-12 0 0-1-7-1-21v-70h-13v-17h13v-31l17-12v43h18v17h-18v71c0 0 0 10 3 14 0 0 1 4 7 4 0 0 5 0 8-2zM1607 174h-17v-124h17zM1607 27h-17v-24h17zM1718 174h-17v-75c0 0 0-19-6-26 0 0-6-7-15-7 0 0-8 0-15 4 0 0-7 5-10 13 0 0-3 8-3 23v68h-18v-124h16v18h1c0 0 5-10 13-15 0 0 8-5 19-5 0 0 8 0 16 3 0 0 8 3 12 11 0 0 5 7 6 14 0 0 1 9 1 22zM1829 157c0 0 0 26-4 39 0 0-4 13-15 20 0 0-12 7-27 7 0 0-17 0-29-9 0 0-12-9-12-30l17 3c0 0 1 9 7 14 0 0 5 5 17 5 0 0 13 0 19-6 0 0 7-7 8-16 0 0 2-10 2-26 0 0-12 16-29 16 0 0-20 0-32-18 0 0-13-19-13-45 0 0 0-27 12-45 0 0 12-18 33-18 0 0 19 0 30 17h1v-15h15zM1785 156c0 0 11 0 20-10 0 0 8-11 8-35 0 0 0-23-8-35 0 0-8-11-20-11 0 0-13 0-21 12 0 0-7 12-7 33 0 0 0 24 8 35 0 0 8 11 20 11zM1954 48c0 0 20 0 34 17 0 0 14 15 14 45 0 0 0 37-15 51 0 0-15 15-33 15 0 0-20 0-34-15 0 0-15-15-15-49 0 0 0-32 14-48 0 0 13-16 35-16zM1954 159c0 0 14 0 22-13 0 0 8-14 8-35 0 0 0-23-9-35 0 0-9-11-21-11 0 0-14 0-22 12 0 0-9 12-9 35 0 0 0 24 9 36 0 0 8 11 22 11zM2071 3l-3 17c0 0-5-1-10-1 0 0-6 0-10 4 0 0-5 3-5 16v11h20v17h-20v107h-17v-107h-16v-17h16v-12c0 0 0-10 1-18 0 0 2-7 8-14 0 0 6-6 20-6 0 0 7 0 16 3zM2173 173c0 0-7 1-13 1 0 0-11 0-17-4 0 0-5-5-6-12 0 0-1-7-1-21v-70h-13v-17h13v-31l17-12v43h18v17h-18v71c0 0 0 10 2 14 0 0 1 4 8 4 0 0 4 0 8-2zM2273 174h-18v-78c0 0 0-15-5-23 0 0-6-7-17-7 0 0-10 0-19 9 0 0-8 8-8 31v68h-18v-171h18v62c0 0 13-17 31-17 0 0 10 0 19 5 0 0 9 5 13 15 0 0 4 10 4 28zM2389 117h-77c0 0 1 20 10 31 0 0 8 11 21 11 0 0 10 0 17-6 0 0 7-6 11-20l18 4c0 0-5 19-16 29 0 0-12 10-30 10 0 0-23 0-36-17 0 0-13-16-13-46 0 0 0-29 12-47 0 0 13-18 36-18 0 0 12 0 22 6 0 0 10 6 18 20 0 0 7 14 7 43zM2371 101c0 0-1-20-10-28 0 0-9-8-19-8 0 0-12 0-20 10 0 0-8 10-9 26zM2482 66c0 0 10-18 30-18 0 0 20 0 32 17 0 0 12 18 12 46 0 0 0 30-13 47 0 0-13 18-33 18 0 0-17 0-26-15v59h-18v-170h15v16zM2509 159c0 0 13 0 21-12 0 0 7-12 7-36 0 0 0-23-7-35 0 0-8-11-20-11 0 0-12 0-21 13 0 0-8 13-8 34 0 0 0 24 8 36 0 0 8 11 20 11zM2619 48c0 0 21 0 34 17 0 0 14 15 14 45 0 0 0 37-15 51 0 0-14 15-33 15 0 0-20 0-34-15 0 0-15-15-15-49 0 0 0-32 14-48 0 0 14-16 35-16zM2619 159c0 0 14 0 22-13 0 0 8-14 8-35 0 0 0-23-9-35 0 0-9-11-21-11 0 0-14 0-22 12 0 0-9 12-9 35 0 0 0 24 9 36 0 0 8 11 22 11zM2745 86c0 0-1-11-7-16 0 0-6-5-16-5 0 0-9 0-16 4 0 0-6 4-6 11 0 0 0 8 5 11 0 0 5 4 20 8 0 0 16 5 24 8 0 0 8 4 12 11 0 0 5 7 5 19 0 0 0 16-11 28 0 0-11 11-30 11 0 0-20 0-32-9 0 0-10-10-13-30l18-4c0 0 1 14 7 20 0 0 8 6 20 6 0 0 11 0 16-6 0 0 7-5 7-14 0 0 0-5-3-8 0 0-3-4-7-5 0 0-4-2-19-6 0 0-22-7-29-15 0 0-7-9-7-22 0 0 0-15 10-25 0 0 10-10 28-10 0 0 18 0 29 8 0 0 11 9 12 26zM2845 86c0 0-2-11-7-16 0 0-6-5-16-5 0 0-10 0-16 4 0 0-7 4-7 11 0 0 0 8 5 11 0 0 5 4 20 8 0 0 16 5 24 8 0 0 9 4 13 11 0 0 5 7 5 19 0 0 0 16-11 28 0 0-12 11-31 11 0 0-20 0-31-9 0 0-11-10-13-30l17-4c0 0 2 14 8 20 0 0 7 6 19 6 0 0 11 0 18-6 0 0 5-5 5-14 0 0 0-5-2-8 0 0-2-4-7-5 0 0-4-2-20-6 0 0-21-7-28-15 0 0-8-9-8-22 0 0 0-15 11-25 0 0 11-10 28-10 0 0 18 0 29 8 0 0 10 9 12 26zM2904 174h-17v-124h17zM2904 27h-17v-24h17zM2949 65c0 0 10-17 28-17 0 0 20 0 32 17 0 0 12 17 12 45 0 0 0 33-14 49 0 0-13 17-31 17 0 0-18 0-28-18h-1v16h-15v-171h17zM2975 159c0 0 12 0 20-12 0 0 8-13 8-36 0 0 0-20-7-34 0 0-8-12-21-12 0 0-12 0-20 13 0 0-8 13-8 33 0 0 0 20 4 27 0 0 2 9 9 15 0 0 7 6 15 6zM3059 174h-17v-171h17zM3176 117h-77c0 0 1 20 9 31 0 0 9 11 22 11 0 0 10 0 17-6 0 0 7-6 11-20l17 4c0 0-4 19-15 29 0 0-12 10-30 10 0 0-23 0-36-17 0 0-13-16-13-46 0 0 0-29 12-47 0 0 13-18 36-18 0 0 12 0 22 6 0 0 10 6 18 20 0 0 7 14 7 43zM3158 101c0 0-1-20-10-28 0 0-9-8-19-8 0 0-12 0-20 10 0 0-8 10-9 26zM3271 65c0 0 10-17 27-17 0 0 21 0 32 17 0 0 13 17 13 45 0 0 0 33-14 49 0 0-14 17-31 17 0 0-19 0-29-18v16h-16v-171h17v62zM3296 159c0 0 13 0 21-12 0 0 7-13 7-36 0 0 0-20-7-34 0 0-7-12-20-12 0 0-13 0-21 13 0 0-7 13-7 33 0 0 0 20 3 27 0 0 3 9 10 15 0 0 6 6 14 6zM3453 174h-18c0 0-2-6-4-16 0 0-18 18-38 18 0 0-16 0-26-9 0 0-9-10-9-26 0 0 0-15 9-25 0 0 9-10 32-14l16-2c0 0 9-2 15-4 0 0 0-10 0-14 0 0-1-4-4-7 0 0-2-5-7-8 0 0-6-2-14-2 0 0-11 0-18 5 0 0-7 5-9 18l-18-2c0 0 4-19 15-29 0 0 12-9 32-9 0 0 19 0 28 6 0 0 8 7 10 16 0 0 2 10 2 24v28c0 0 0 26 1 34 0 0 1 9 5 18zM3430 119v-8c0 0-14 6-34 10 0 0-19 2-19 20 0 0 0 7 5 13 0 0 5 5 15 5 0 0 13 0 23-8 0 0 10-9 10-32zM3514 173c0 0-7 1-12 1 0 0-12 0-17-4 0 0-5-5-7-12 0 0-1-7-1-21v-70h-13v-17h13v-31l18-12v43h17v17h-17v71c0 0 0 10 1 14 0 0 2 4 9 4 0 0 3 0 7-2zM3570 173c0 0-7 1-13 1 0 0-11 0-17-4 0 0-5-5-6-12 0 0-1-7-1-21v-70h-13v-17h13v-31l17-12v43h17v17h-17v71c0 0 0 10 2 14 0 0 1 4 8 4 0 0 4 0 7-2zM3675 117h-78c0 0 2 20 11 31 0 0 8 11 21 11 0 0 10 0 17-6 0 0 7-6 10-20l18 4c0 0-4 19-15 29 0 0-12 10-30 10 0 0-23 0-36-17 0 0-14-16-14-46 0 0 0-29 13-47 0 0 13-18 36-18 0 0 12 0 22 6 0 0 10 6 18 20 0 0 7 14 7 43zM3657 101c0 0-1-20-10-28 0 0-9-8-19-8 0 0-12 0-20 10 0 0-8 10-9 26zM3752 54l-6 20c0 0-7-4-13-4 0 0-10 0-15 10 0 0-5 11-5 29v65h-18v-124h17v20c0 0 8-22 22-22 0 0 9 0 18 6zM3847 50l-39 125v1c0 0-6 21-14 34 0 0-7 13-21 13 0 0-5 0-11-3l-2-19c0 0 5 2 10 2 0 0 9 0 13-7 0 0 4-6 8-22l-38-124h18l25 81c0 0 2 7 4 19h1c0 0 2-13 6-25l23-75zM4002 131c0 0-4 23-16 34 0 0-12 11-27 11 0 0-22 0-35-18 0 0-12-17-12-46 0 0 0-24 7-38 0 0 7-14 18-20 0 0 11-6 22-6 0 0 16 0 27 10 0 0 12 9 15 28l-17 4c0 0-3-13-9-19 0 0-6-6-15-6 0 0-15 0-22 12 0 0-8 13-8 34 0 0 0 24 8 36 0 0 7 12 21 12 0 0 11 0 18-7 0 0 6-9 8-24zM4102 174h-18v-78c0 0 0-15-5-23 0 0-6-7-17-7 0 0-11 0-19 9 0 0-8 8-8 31v68h-17v-171h17v62c0 0 12-17 31-17 0 0 10 0 19 5 0 0 10 5 13 15 0 0 4 10 4 28zM4170 48c0 0 21 0 35 17 0 0 14 15 14 45 0 0 0 37-15 51 0 0-15 15-34 15 0 0-19 0-34-15 0 0-14-15-14-49 0 0 0-32 14-48 0 0 14-16 34-16zM4170 159c0 0 15 0 23-13 0 0 8-14 8-35 0 0 0-23-9-35 0 0-8-11-22-11 0 0-13 0-22 12 0 0-8 12-8 35 0 0 0 24 8 36 0 0 9 11 22 11zM4257 174h-18v-124h18zM4257 27h-18v-24h18zM4369 131c0 0-4 23-16 34 0 0-12 11-28 11 0 0-23 0-35-18 0 0-12-17-12-46 0 0 0-24 7-38 0 0 7-14 17-20 0 0 12-6 23-6 0 0 17 0 28 10 0 0 11 9 14 28l-17 4c0 0-2-13-9-19 0 0-6-6-15-6 0 0-15 0-22 12 0 0-8 13-8 34 0 0 0 24 7 36 0 0 8 12 22 12 0 0 11 0 18-7 0 0 7-9 9-24zM4473 117h-77c0 0 1 20 10 31 0 0 9 11 22 11 0 0 10 0 17-6 0 0 6-6 10-20l18 4c0 0-5 19-16 29 0 0-12 10-29 10 0 0-23 0-37-17 0 0-12-16-12-46 0 0 0-29 12-47 0 0 13-18 36-18 0 0 11 0 22 6 0 0 10 6 17 20 0 0 7 14 7 43zM4456 101c0 0-1-20-10-28 0 0-9-8-19-8 0 0-12 0-20 10 0 0-9 10-10 26zM4552 86c0 0 0-11-7-16 0 0-5-5-15-5 0 0-10 0-16 4 0 0-7 4-7 11 0 0 0 8 5 11 0 0 5 4 20 8 0 0 16 5 24 8 0 0 8 4 13 11 0 0 5 7 5 19 0 0 0 16-12 28 0 0-12 11-30 11 0 0-20 0-31-9 0 0-11-10-14-30l18-4c0 0 1 14 8 20 0 0 7 6 19 6 0 0 11 0 17-6 0 0 6-5 6-14 0 0 0-5-3-8 0 0-2-4-7-5 0 0-4-2-19-6 0 0-22-7-29-15 0 0-7-9-7-22 0 0 0-15 11-25 0 0 10-10 27-10 0 0 19 0 29 8 0 0 10 9 12 26z">
          <text:p/>
        </draw:path>
        <draw:path draw:style-name="gr3" draw:text-style-name="P3" draw:layer="layout" svg:width="0.191cm" svg:height="0.173cm" svg:x="0.133cm" svg:y="12.561cm" svg:viewBox="0 0 192 174" svg:d="M53 171h-18v-133c0 0-13 14-35 25v-20c0 0 30-18 42-43h11zM165 78c0 0 27 11 27 44 0 0 0 22-13 37 0 0-14 15-35 15 0 0-20 0-34-15 0 0-12-15-12-37 0 0 0-16 7-29 0 0 7-12 19-15 0 0-21-8-21-34 0 0 0-19 11-31 0 0 12-13 30-13 0 0 19 0 30 13 0 0 12 13 12 31 0 0 0 25-21 34zM144 70c0 0 10 0 17-7 0 0 6-8 6-19 0 0 0-11-7-20 0 0-6-7-16-7 0 0-10 0-17 7 0 0-6 9-6 19 0 0 0 12 7 20 0 0 6 7 16 7zM144 157c0 0 13 0 21-10 0 0 8-10 8-25 0 0 0-15-8-24 0 0-9-11-21-11 0 0-13 0-21 11 0 0-8 10-8 24 0 0 0 15 9 25 0 0 7 10 20 10z">
          <text:p/>
        </draw:path>
        <draw:polygon draw:style-name="gr4" draw:text-style-name="P2" draw:layer="layout" svg:width="7.776cm" svg:height="0.474cm" svg:x="0.412cm" svg:y="12.411cm" svg:viewBox="0 0 7777 475" draw:points="0,0 7777,0 7777,475 0,475">
          <text:p/>
        </draw:polygon>
        <draw:path draw:style-name="gr6" draw:text-style-name="P5" draw:layer="layout" svg:width="2.998cm" svg:height="0.222cm" svg:x="1.398cm" svg:y="12.57cm" svg:viewBox="0 0 2999 223" svg:d="M91 54c0 0-1-16-10-25 0 0-8-8-24-8 0 0-15 0-24 7 0 0-10 6-10 19 0 0 0 11 8 16 0 0 6 6 27 11 0 0 18 5 29 10 0 0 11 4 19 15 0 0 8 10 8 27 0 0 0 22-15 36 0 0-14 15-38 15 0 0-30 0-45-16 0 0-15-16-16-42l18-2c0 0 1 20 13 30 0 0 12 9 29 9 0 0 16 0 26-8 0 0 9-7 9-21 0 0 0-13-10-20 0 0-10-6-34-12 0 0-24-6-35-17 0 0-10-12-10-29 0 0 0-21 13-34 0 0 14-15 37-15 0 0 24 0 38 14 0 0 15 14 16 38zM228 174h-20c0 0-2-6-3-16 0 0-18 19-38 19 0 0-17 0-26-10 0 0-10-10-10-26 0 0 0-15 10-25 0 0 9-10 31-13l17-3c0 0 9-2 15-4 0 0 0-10-1-13 0 0 0-4-2-8 0 0-3-5-8-7 0 0-6-3-14-3 0 0-12 0-18 5 0 0-6 5-9 19l-17-3c0 0 3-19 14-28 0 0 12-9 33-9 0 0 18 0 26 5 0 0 10 7 12 16 0 0 1 10 1 25v27c0 0 0 26 2 35 0 0 0 8 5 17zM204 120v-8c0 0-14 5-34 9 0 0-20 3-20 20 0 0 0 8 5 14 0 0 6 5 16 5 0 0 13 0 23-9 0 0 10-9 10-31zM297 3l-2 19c0 0-6-2-11-2 0 0-6 0-10 3 0 0-4 4-4 16v12h20v16h-20v107h-18v-107h-15v-16h15v-13c0 0 0-9 2-17 0 0 1-8 7-13 0 0 7-8 20-8 0 0 7 0 16 3zM394 117h-77c0 0 0 20 9 32 0 0 9 10 22 10 0 0 10 0 17-6 0 0 7-6 10-19l18 3c0 0-4 19-16 29 0 0-12 11-29 11 0 0-24 0-36-17 0 0-14-17-14-47 0 0 0-28 13-47 0 0 13-17 36-17 0 0 11 0 22 5 0 0 10 6 17 21 0 0 8 14 8 42zM375 101c0 0-1-20-9-27 0 0-9-9-19-9 0 0-13 0-21 10 0 0-7 10-9 26zM455 174c0 0-8 1-13 1 0 0-12 0-17-5 0 0-5-4-6-12 0 0-1-7-1-21v-70h-13v-16h13v-31l17-12v43h17v16h-17v72c0 0 0 9 2 13 0 0 1 4 8 4 0 0 4 0 7-1zM555 51l-40 125v1c0 0-6 20-13 33 0 0-7 13-22 13 0 0-4 0-11-2l-1-20c0 0 5 2 10 2 0 0 10 0 12-6 0 0 5-7 9-23l-39-123h19l24 81c0 0 2 7 5 18 0 0 3-13 6-25l23-74zM715 174h-18c0 0-3-6-4-16 0 0-18 19-38 19 0 0-17 0-26-10 0 0-9-10-9-26 0 0 0-15 9-25 0 0 9-10 31-13l17-3c0 0 8-2 15-4 0 0 0-10-1-13 0 0-1-4-3-8 0 0-2-5-8-7 0 0-5-3-13-3 0 0-12 0-18 5 0 0-7 5-10 19l-17-3c0 0 3-19 15-28 0 0 12-9 32-9 0 0 19 0 28 5 0 0 8 7 10 16 0 0 2 10 2 25v27c0 0 0 26 1 35 0 0 1 8 5 17zM692 120v-8c0 0-14 5-34 9 0 0-20 3-20 20 0 0 0 8 6 14 0 0 5 5 15 5 0 0 13 0 23-9 0 0 10-9 10-31zM820 174h-17v-75c0 0 0-19-6-25 0 0-6-8-16-8 0 0-7 0-14 4 0 0-7 5-10 14 0 0-3 7-3 22v68h-18v-123h16v18c0 0 6-10 14-15 0 0 8-5 19-5 0 0 8 0 16 3 0 0 8 3 13 10 0 0 4 7 6 15 0 0 0 8 0 21zM931 174h-17v-16c0 0-10 19-29 19 0 0-19 0-31-19 0 0-13-17-13-46 0 0 0-29 12-47 0 0 12-16 32-16 0 0 18 0 28 16v-61h18zM887 159c0 0 12 0 20-11 0 0 8-11 8-34 0 0 0-23-8-35 0 0-7-14-20-14 0 0-14 0-21 14 0 0-7 12-7 33 0 0 0 15 4 26 0 0 3 11 10 16 0 0 7 5 14 5zM1069 54l-6 20c0 0-7-4-13-4 0 0-9 0-15 10 0 0-5 11-5 29v65h-17v-123h16v19c0 0 8-21 22-21 0 0 9 0 18 5zM1169 117h-77c0 0 1 20 10 32 0 0 9 10 21 10 0 0 11 0 17-6 0 0 7-6 11-19l18 3c0 0-5 19-16 29 0 0-12 11-30 11 0 0-23 0-36-17 0 0-13-17-13-47 0 0 0-28 13-47 0 0 12-17 36-17 0 0 11 0 22 5 0 0 10 6 17 21 0 0 7 14 7 42zM1152 101c0 0-2-20-10-27 0 0-9-9-19-9 0 0-13 0-21 10 0 0-8 10-9 26zM1275 157c0 0 0 27-4 39 0 0-5 14-16 20 0 0-11 7-26 7 0 0-18 0-30-9 0 0-11-9-11-30l17 3c0 0 0 10 7 14 0 0 5 5 16 5 0 0 14 0 21-6 0 0 6-7 7-16 0 0 2-10 2-26 0 0-12 16-29 16 0 0-21 0-33-18 0 0-12-18-12-45 0 0 0-26 12-45 0 0 12-17 33-17 0 0 18 0 29 16h1v-14h16zM1231 157c0 0 10 0 19-11 0 0 9-10 9-35 0 0 0-22-8-34 0 0-9-12-21-12 0 0-12 0-20 12 0 0-8 13-8 33 0 0 0 24 8 36 0 0 9 11 21 11zM1386 174h-17v-18c0 0-12 21-32 21 0 0-11 0-20-6 0 0-9-6-13-17 0 0-3-10-3-27v-76h18v68c0 0 0 16 2 24 0 0 0 6 6 11 0 0 6 4 13 4 0 0 10 0 19-8 0 0 9-7 9-33v-66h18zM1430 174h-18v-170h18zM1546 174h-18c0 0-3-6-4-16 0 0-18 19-38 19 0 0-16 0-26-10 0 0-9-10-9-26 0 0 0-15 9-25 0 0 9-10 32-13l17-3c0 0 8-2 14-4 0 0 0-10 0-13 0 0-1-4-3-8 0 0-2-5-8-7 0 0-5-3-14-3 0 0-11 0-18 5 0 0-7 5-9 19l-17-3c0 0 3-19 14-28 0 0 12-9 33-9 0 0 18 0 27 5 0 0 9 7 11 16 0 0 2 10 2 25v27c0 0 0 26 1 35 0 0 0 8 4 17zM1523 120v-8c0 0-14 5-34 9 0 0-19 3-19 20 0 0 0 8 5 14 0 0 5 5 15 5 0 0 14 0 23-9 0 0 10-9 10-31zM1608 174c0 0-8 1-13 1 0 0-12 0-17-5 0 0-5-4-7-12 0 0 0-7 0-21v-70h-13v-16h13v-31l17-12v43h17v16h-17v72c0 0 0 9 2 13 0 0 1 4 8 4 0 0 4 0 7-1zM1641 174h-18v-123h18zM1641 28h-18v-24h18zM1709 49c0 0 21 0 36 16 0 0 13 15 13 46 0 0 0 36-15 51 0 0-15 15-34 15 0 0-19 0-34-16 0 0-14-15-14-49 0 0 0-32 14-47 0 0 14-16 34-16zM1709 159c0 0 16 0 24-13 0 0 7-13 7-35 0 0 0-22-9-34 0 0-8-12-22-12 0 0-13 0-22 12 0 0-8 12-8 35 0 0 0 24 9 36 0 0 8 11 21 11zM1863 174h-18v-75c0 0 0-19-6-25 0 0-5-8-15-8 0 0-8 0-15 4 0 0-7 5-10 14 0 0-3 7-3 22v68h-18v-123h16v18h1c0 0 5-10 13-15 0 0 9-5 19-5 0 0 9 0 16 3 0 0 8 3 13 10 0 0 4 7 6 15 0 0 1 8 1 21zM2035 174h-18c0 0-3-6-4-16 0 0-18 19-39 19 0 0-16 0-26-10 0 0-9-10-9-26 0 0 0-15 9-25 0 0 9-10 33-13l16-3c0 0 9-2 15-4 0 0 0-10-1-13 0 0 0-4-3-8 0 0-2-5-7-7 0 0-6-3-15-3 0 0-11 0-18 5 0 0-7 5-9 19l-17-3c0 0 2-19 14-28 0 0 12-9 33-9 0 0 19 0 28 5 0 0 8 7 10 16 0 0 2 10 2 25v27c0 0 0 26 1 35 0 0 1 8 5 17zM2012 120v-8c0 0-14 5-34 9 0 0-20 3-20 20 0 0 0 8 5 14 0 0 5 5 16 5 0 0 13 0 23-9 0 0 10-9 10-31zM2139 174h-16v-16c0 0-10 19-29 19 0 0-19 0-32-19 0 0-12-17-12-46 0 0 0-29 12-47 0 0 12-16 32-16 0 0 18 0 28 16h1v-61h16zM2096 159c0 0 12 0 20-11 0 0 8-11 8-34 0 0 0-23-8-35 0 0-7-14-20-14 0 0-14 0-21 14 0 0-7 12-7 33 0 0 0 15 4 26 0 0 3 11 10 16 0 0 7 5 14 5zM2185 180c0 0 0 12-2 21 0 0-1 9-7 15 0 0-5 7-17 7 0 0-8 0-15-2l4-17c0 0 5 1 8 1 0 0 6 0 9-5 0 0 2-4 2-20v-129h18zM2185 28h-18v-24h18zM2295 174h-16v-18c0 0-12 21-33 21 0 0-10 0-20-6 0 0-9-6-12-17 0 0-2-10-2-27v-76h17v68c0 0 0 16 1 24 0 0 1 6 7 11 0 0 6 4 13 4 0 0 10 0 19-8 0 0 8-7 8-33v-66h18zM2380 86c0 0-1-11-7-16 0 0-6-5-16-5 0 0-10 0-16 5 0 0-6 4-6 11 0 0 0 8 4 10 0 0 5 4 20 8 0 0 16 5 24 9 0 0 9 3 13 11 0 0 5 7 5 18 0 0 0 17-11 28 0 0-12 12-31 12 0 0-20 0-30-10 0 0-11-10-14-30l17-3c0 0 2 13 9 19 0 0 6 6 18 6 0 0 12 0 18-5 0 0 6-6 6-14 0 0 0-6-3-9 0 0-2-4-7-5 0 0-4-2-19-6 0 0-22-6-29-15 0 0-7-9-7-21 0 0 0-16 10-25 0 0 11-10 28-10 0 0 19 0 29 8 0 0 10 8 12 26zM2462 174c0 0-7 1-13 1 0 0-11 0-16-5 0 0-6-4-7-12 0 0-1-7-1-21v-70h-13v-16h13v-31l18-12v43h17v16h-17v72c0 0 0 9 1 13 0 0 1 4 8 4 0 0 4 0 8-1zM2617 174h-17v-78c0 0 0-8-1-15 0 0-1-6-5-10 0 0-4-5-13-5 0 0-10 0-18 9 0 0-7 9-7 27v72h-18v-80c0 0 0-16-4-22 0 0-5-6-14-6 0 0-11 0-18 9 0 0-8 10-8 35v64h-17v-123h16v17c0 0 10-19 31-19 0 0 11 0 19 5 0 0 7 6 11 16 0 0 11-21 31-21 0 0 17 0 24 10 0 0 8 10 8 31zM2733 117h-77c0 0 1 20 10 32 0 0 8 10 21 10 0 0 11 0 17-6 0 0 7-6 11-19l18 3c0 0-5 19-16 29 0 0-12 11-30 11 0 0-23 0-36-17 0 0-13-17-13-47 0 0 0-28 13-47 0 0 13-17 35-17 0 0 12 0 22 5 0 0 11 6 18 21 0 0 7 14 7 42zM2715 101c0 0 0-20-10-27 0 0-8-9-19-9 0 0-12 0-20 10 0 0-8 10-9 26zM2839 174h-18v-75c0 0 0-19-5-25 0 0-6-8-17-8 0 0-7 0-14 4 0 0-7 5-10 14 0 0-3 7-3 22v68h-17v-123h15v18h1c0 0 5-10 14-15 0 0 7-5 18-5 0 0 8 0 16 3 0 0 9 3 13 10 0 0 4 7 6 15 0 0 1 8 1 21zM2905 174c0 0-7 1-12 1 0 0-12 0-17-5 0 0-6-4-7-12 0 0-1-7-1-21v-70h-13v-16h13v-31l18-12v43h17v16h-17v72c0 0 0 9 1 13 0 0 1 4 9 4 0 0 3 0 7-1zM2978 86c0 0-1-11-6-16 0 0-7-5-16-5 0 0-10 0-17 5 0 0-6 4-6 11 0 0 0 8 5 10 0 0 5 4 20 8 0 0 16 5 24 9 0 0 8 3 12 11 0 0 5 7 5 18 0 0 0 17-11 28 0 0-11 12-30 12 0 0-20 0-31-10 0 0-11-10-14-30l18-3c0 0 1 13 8 19 0 0 7 6 19 6 0 0 11 0 17-5 0 0 6-6 6-14 0 0 0-6-3-9 0 0-2-4-6-5 0 0-4-2-20-6 0 0-22-6-28-15 0 0-8-9-8-21 0 0 0-16 11-25 0 0 10-10 27-10 0 0 19 0 29 8 0 0 11 8 12 26z">
          <text:p/>
        </draw:path>
        <draw:path draw:style-name="gr3" draw:text-style-name="P3" draw:layer="layout" svg:width="0.191cm" svg:height="0.173cm" svg:x="0.133cm" svg:y="13.033cm" svg:viewBox="0 0 192 174" svg:d="M53 171h-18v-133c0 0-13 15-35 25v-20c0 0 30-17 42-43h11zM173 91c0 0-5 10-14 15 0 0-9 7-19 7 0 0-18 0-30-16 0 0-12-15-12-40 0 0 0-25 12-41 0 0 12-16 33-16 0 0 19 0 34 18 0 0 15 19 15 64 0 0 0 46-13 70 0 0-14 22-39 22 0 0-16 0-27-11 0 0-11-10-13-32l17-2c0 0 4 28 24 28 0 0 16 0 24-19 0 0 9-16 9-47zM144 95c0 0 13 0 21-11 0 0 7-11 7-28 0 0 0-16-8-27 0 0-8-12-20-12 0 0-12 0-20 12 0 0-9 12-9 29 0 0 0 16 9 27 0 0 7 10 20 10z">
          <text:p/>
        </draw:path>
        <draw:polygon draw:style-name="gr4" draw:text-style-name="P2" draw:layer="layout" svg:width="7.776cm" svg:height="0.473cm" svg:x="0.412cm" svg:y="12.885cm" svg:viewBox="0 0 7777 474" draw:points="0,0 7777,0 7777,474 0,474">
          <text:p/>
        </draw:polygon>
        <draw:path draw:style-name="gr6" draw:text-style-name="P5" draw:layer="layout" svg:width="2.153cm" svg:height="0.219cm" svg:x="1.407cm" svg:y="13.046cm" svg:viewBox="0 0 2154 220" svg:d="M19 171h-19v-171h19zM135 171h-18v-75c0 0 0-19-5-26 0 0-6-6-16-6 0 0-8 0-15 4 0 0-7 4-10 12 0 0-2 9-2 24v67h-18v-124h15v18h1c0 0 6-10 14-16 0 0 8-5 19-5 0 0 8 0 16 4 0 0 8 3 13 12 0 0 4 6 5 14 0 0 1 7 1 22zM202 170c0 0-8 2-13 2 0 0-12 0-17-4 0 0-5-5-7-13 0 0 0-7 0-20v-70h-13v-18h13v-30l17-13v43h17v18h-17v71c0 0 0 9 2 13 0 0 1 4 7 4 0 0 5 0 8-1zM307 115h-77c0 0 0 20 10 31 0 0 8 11 21 11 0 0 10 0 17-7 0 0 7-6 10-19l18 3c0 0-4 19-16 29 0 0-12 11-29 11 0 0-24 0-36-17 0 0-14-17-14-46 0 0 0-30 13-47 0 0 13-20 36-20 0 0 11 0 22 6 0 0 11 7 18 21 0 0 7 15 7 44zM289 97c0 0-1-18-10-27 0 0-8-8-19-8 0 0-12 0-20 10 0 0-8 10-10 25zM413 154c0 0 0 26-5 39 0 0-5 13-15 20 0 0-11 7-27 7 0 0-18 0-29-9 0 0-12-9-12-30l17 3c0 0 1 10 7 15 0 0 6 5 16 5 0 0 14 0 21-7 0 0 6-7 8-16 0 0 1-10 1-26 0 0-12 16-29 16 0 0-20 0-33-18 0 0-12-18-12-45 0 0 0-27 12-44 0 0 12-20 33-20 0 0 18 0 30 19v-16h17zM367 153c0 0 12 0 20-10 0 0 9-11 9-36 0 0 0-21-8-33 0 0-9-12-21-12 0 0-12 0-20 13 0 0-8 11-8 32 0 0 0 25 9 36 0 0 8 10 19 10zM495 51l-7 20c0 0-6-5-12-5 0 0-10 0-15 11 0 0-5 10-5 29v65h-18v-124h16v19c0 0 9-22 22-22 0 0 9 0 19 7zM595 171h-18c0 0-3-6-4-15 0 0-18 18-38 18 0 0-16 0-26-11 0 0-9-9-9-25 0 0 0-15 9-25 0 0 9-10 31-13l17-3c0 0 9-1 15-4 0 0 0-9-1-13 0 0 0-5-3-9 0 0-2-4-8-6 0 0-5-3-13-3 0 0-11 0-18 5 0 0-7 5-10 19l-17-3c0 0 3-18 15-29 0 0 12-10 32-10 0 0 19 0 28 7 0 0 8 8 10 17 0 0 2 9 2 23v29c0 0 0 25 1 33 0 0 1 10 5 18zM572 117v-8c0 0-14 6-34 8 0 0-20 4-20 20 0 0 0 9 6 15 0 0 5 5 15 5 0 0 13 0 23-9 0 0 10-9 10-31zM656 170c0 0-7 2-13 2 0 0-11 0-16-4 0 0-6-5-7-13 0 0-1-7-1-20v-70h-13v-18h13v-30l18-13v43h17v18h-17v71c0 0 0 9 1 13 0 0 1 4 9 4 0 0 3 0 7-1zM689 171h-17v-124h17zM689 24h-17v-24h17zM759 44c0 0 20 0 34 17 0 0 14 16 14 46 0 0 0 37-15 51 0 0-15 16-33 16 0 0-20 0-34-16 0 0-15-15-15-48 0 0 0-33 14-49 0 0 14-17 35-17zM759 157c0 0 15 0 22-14 0 0 8-13 8-34 0 0 0-23-9-35 0 0-8-12-21-12 0 0-14 0-22 13 0 0-9 11-9 35 0 0 0 22 9 35 0 0 8 12 22 12zM912 171h-17v-75c0 0 0-19-7-26 0 0-5-6-15-6 0 0-8 0-15 4 0 0-7 4-10 12 0 0-3 9-3 24v67h-18v-124h17v18c0 0 5-10 14-16 0 0 8-5 18-5 0 0 9 0 16 4 0 0 8 3 13 12 0 0 4 6 6 14 0 0 1 7 1 22zM1034 170c0 0-7 2-13 2 0 0-11 0-17-4 0 0-5-5-6-13 0 0-1-7-1-20v-70h-13v-18h13v-30l17-13v43h18v18h-18v71c0 0 0 9 1 13 0 0 2 4 9 4 0 0 3 0 8-1zM1091 44c0 0 21 0 35 17 0 0 14 16 14 46 0 0 0 37-15 51 0 0-15 16-34 16 0 0-19 0-34-16 0 0-14-15-14-48 0 0 0-33 14-49 0 0 13-17 34-17zM1091 157c0 0 15 0 23-14 0 0 8-13 8-34 0 0 0-23-9-35 0 0-9-12-22-12 0 0-13 0-22 13 0 0-8 11-8 35 0 0 0 22 9 35 0 0 8 12 21 12zM1256 170c0 0-8 2-13 2 0 0-11 0-17-4 0 0-6-5-6-13 0 0-2-7-2-20v-70h-13v-18h13v-30l18-13v43h17v18h-17v71c0 0 0 9 1 13 0 0 2 4 9 4 0 0 3 0 7-1zM1355 171h-17v-78c0 0 0-14-6-23 0 0-5-6-16-6 0 0-11 0-19 8 0 0-9 8-9 32v67h-17v-171h17v62c0 0 13-18 31-18 0 0 11 0 20 5 0 0 9 6 13 16 0 0 3 10 3 28zM1472 115h-78c0 0 1 20 10 31 0 0 8 11 22 11 0 0 10 0 17-7 0 0 6-6 10-19l18 3c0 0-4 19-16 29 0 0-12 11-29 11 0 0-23 0-37-17 0 0-13-17-13-46 0 0 0-30 13-47 0 0 13-20 35-20 0 0 12 0 22 6 0 0 11 7 18 21 0 0 8 15 8 44zM1453 97c0 0 0-18-9-27 0 0-9-8-20-8 0 0-12 0-19 10 0 0-9 10-10 25zM1605 82c0 0 0-10-6-15 0 0-6-5-16-5 0 0-10 0-17 4 0 0-5 4-5 12 0 0 0 8 5 11 0 0 5 2 19 7 0 0 16 5 25 9 0 0 7 4 12 11 0 0 5 6 5 19 0 0 0 16-12 28 0 0-11 11-29 11 0 0-20 0-32-11 0 0-11-9-13-29l17-3c0 0 2 13 8 19 0 0 7 7 19 7 0 0 11 0 17-6 0 0 7-6 7-14 0 0 0-5-3-10 0 0-3-2-7-4 0 0-4-1-19-6 0 0-22-6-29-16 0 0-7-8-7-21 0 0 0-15 10-25 0 0 10-11 28-11 0 0 18 0 28 10 0 0 11 8 13 26zM1733 47l-40 126v1c0 0-6 20-13 33 0 0-8 13-22 13 0 0-5 0-11-2l-2-19c0 0 6 1 10 1 0 0 10 0 13-6 0 0 4-6 9-23l-39-124h18l25 81c0 0 2 8 4 20h1c0 0 3-14 6-26l23-75zM1805 82c0 0-1-10-7-15 0 0-5-5-15-5 0 0-11 0-17 4 0 0-6 4-6 12 0 0 0 8 5 11 0 0 5 2 19 7 0 0 17 5 25 9 0 0 8 4 13 11 0 0 4 6 4 19 0 0 0 16-12 28 0 0-10 11-29 11 0 0-20 0-31-11 0 0-12-9-14-29l18-3c0 0 1 13 8 19 0 0 6 7 18 7 0 0 12 0 18-6 0 0 6-6 6-14 0 0 0-5-3-10 0 0-3-2-7-4 0 0-4-1-19-6 0 0-22-6-29-16 0 0-7-8-7-21 0 0 0-15 11-25 0 0 10-11 27-11 0 0 19 0 29 10 0 0 10 8 12 26zM1887 170c0 0-8 2-12 2 0 0-12 0-17-4 0 0-5-5-7-13 0 0-1-7-1-20v-70h-13v-18h13v-30l17-13v43h18v18h-18v71c0 0 0 9 2 13 0 0 2 4 8 4 0 0 4 0 8-1zM1993 115h-78c0 0 1 20 10 31 0 0 8 11 22 11 0 0 9 0 17-7 0 0 7-6 9-19l19 3c0 0-4 19-16 29 0 0-12 11-29 11 0 0-24 0-36-17 0 0-14-17-14-46 0 0 0-30 13-47 0 0 13-20 36-20 0 0 11 0 21 6 0 0 11 7 18 21 0 0 8 15 8 44zM1974 97c0 0-1-18-10-27 0 0-8-8-18-8 0 0-13 0-21 10 0 0-8 10-9 25zM2154 171h-18v-78c0 0 0-8-1-14 0 0-1-7-5-11 0 0-4-4-12-4 0 0-11 0-19 8 0 0-7 8-7 28v71h-18v-80c0 0 0-16-4-21 0 0-5-6-13-6 0 0-12 0-19 8 0 0-7 9-7 35v64h-18v-124h16v18c0 0 11-21 31-21 0 0 12 0 19 5 0 0 7 7 10 18 0 0 12-23 32-23 0 0 16 0 25 11 0 0 8 11 8 31z">
          <text:p/>
        </draw:path>
        <draw:path draw:style-name="gr3" draw:text-style-name="P3" draw:layer="layout" svg:width="0.206cm" svg:height="0.173cm" svg:x="0.117cm" svg:y="13.507cm" svg:viewBox="0 0 207 174" svg:d="M94 171h-94c0 0 0-14 8-29 0 0 8-15 32-37 0 0 14-14 25-28 0 0 11-15 11-30 0 0 0-13-7-21 0 0-8-8-20-8 0 0-12 0-20 8 0 0-8 9-8 26l-18-3c0 0 2-23 15-36 0 0 12-13 31-13 0 0 21 0 33 13 0 0 12 16 12 35 0 0 0 16-10 32 0 0-10 17-39 45 0 0-16 15-21 26h70zM160 0c0 0 47 0 47 87 0 0 0 44-12 66 0 0-12 21-35 21 0 0-46 0-46-87 0 0 0-43 12-65 0 0 12-22 34-22zM160 157c0 0 15 0 22-17 0 0 7-16 7-53 0 0 0-26-3-40 0 0-3-15-9-22 0 0-7-7-17-7 0 0-14 0-21 16 0 0-7 16-7 53 0 0 0 25 3 40 0 0 3 15 10 22 0 0 6 8 15 8z">
          <text:p/>
        </draw:path>
        <draw:polygon draw:style-name="gr4" draw:text-style-name="P2" draw:layer="layout" svg:width="7.776cm" svg:height="0.473cm" svg:x="0.412cm" svg:y="13.358cm" svg:viewBox="0 0 7777 474" draw:points="0,0 7777,0 7777,474 0,474">
          <text:p/>
        </draw:polygon>
        <draw:frame draw:style-name="gr5" draw:text-style-name="P4" draw:layer="layout" svg:width="0.319cm" svg:height="0.377cm" svg:x="0.711cm" svg:y="13.406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2.425cm" svg:height="0.222cm" svg:x="1.106cm" svg:y="13.516cm" svg:viewBox="0 0 2426 223" svg:d="M0 3h49c0 0 13 0 22 2 0 0 10 2 18 8 0 0 9 5 16 16 0 0 5 11 9 25 0 0 4 13 4 33 0 0 0 38-16 61 0 0-14 26-51 26h-51zM19 153h30c0 0 10 0 17-2 0 0 7-1 15-8 0 0 7-6 12-20 0 0 5-13 5-37 0 0 0-12-1-23 0 0-2-11-7-20 0 0-6-9-12-14 0 0-7-4-13-5 0 0-6-1-16-1h-30zM231 117h-78c0 0 2 20 10 31 0 0 9 10 22 10 0 0 10 0 17-5 0 0 6-7 11-20l17 3c0 0-4 19-16 30 0 0-11 11-29 11 0 0-23 0-36-19 0 0-13-16-13-46 0 0 0-28 12-47 0 0 13-18 36-18 0 0 12 0 22 7 0 0 10 6 18 20 0 0 7 13 7 43zM213 100c0 0-1-20-10-28 0 0-9-7-19-7 0 0-12 0-20 10 0 0-8 9-9 25zM310 85c0 0-1-10-7-15 0 0-6-5-16-5 0 0-10 0-16 4 0 0-6 3-6 11 0 0 0 7 4 11 0 0 6 3 20 7 0 0 16 5 25 9 0 0 7 4 12 10 0 0 5 8 5 20 0 0 0 16-12 28 0 0-11 12-30 12 0 0-20 0-30-10 0 0-12-11-14-31l17-3c0 0 2 13 9 19 0 0 6 6 18 6 0 0 11 0 18-5 0 0 6-6 6-15 0 0 0-5-3-8 0 0-3-3-7-5 0 0-4-2-19-6 0 0-22-7-29-15 0 0-7-9-7-22 0 0 0-15 10-25 0 0 10-10 27-10 0 0 20 0 29 9 0 0 11 9 13 25zM370 174h-18v-124h18zM370 27h-18v-24h18zM480 156c0 0 0 28-4 40 0 0-4 13-15 20 0 0-12 7-27 7 0 0-17 0-29-9 0 0-12-9-12-30l17 3c0 0 1 10 7 14 0 0 6 5 17 5 0 0 13 0 20-6 0 0 6-7 7-16 0 0 2-10 2-27 0 0-12 17-28 17 0 0-21 0-33-19 0 0-13-18-13-44 0 0 0-27 12-46 0 0 12-18 34-18 0 0 18 0 29 18h1v-15h15zM436 156c0 0 11 0 20-11 0 0 8-10 8-35 0 0 0-22-8-34 0 0-8-11-20-11 0 0-13 0-21 11 0 0-7 13-7 33 0 0 0 24 8 36 0 0 8 11 20 11zM591 174h-17v-76c0 0 0-18-6-26 0 0-6-7-15-7 0 0-8 0-15 5 0 0-7 5-10 12 0 0-3 9-3 24v68h-18v-124h16v17h1c0 0 5-10 13-15 0 0 8-5 19-5 0 0 8 0 16 4 0 0 8 3 12 10 0 0 5 7 6 15 0 0 1 8 1 21zM716 47c0 0 20 0 34 17 0 0 14 16 14 46 0 0 0 36-15 51 0 0-15 16-33 16 0 0-20 0-35-17 0 0-14-15-14-49 0 0 0-31 14-47 0 0 14-17 35-17zM716 158c0 0 15 0 22-13 0 0 8-13 8-34 0 0 0-23-9-35 0 0-9-11-21-11 0 0-14 0-22 11 0 0-9 12-9 35 0 0 0 24 9 36 0 0 8 11 22 11zM833 3l-3 18c0 0-5-2-10-2 0 0-6 0-10 4 0 0-5 3-5 16v11h20v16h-20v108h-17v-108h-16v-16h16v-13c0 0 0-9 1-17 0 0 2-7 8-13 0 0 6-7 20-7 0 0 8 0 16 3zM911 66c0 0 10-19 30-19 0 0 21 0 32 18 0 0 12 17 12 46 0 0 0 30-13 47 0 0-13 19-32 19 0 0-17 0-26-17h-1v60h-18v-170h16zM939 158c0 0 12 0 20-11 0 0 8-13 8-36 0 0 0-23-7-36 0 0-8-11-20-11 0 0-13 0-21 13 0 0-8 14-8 35 0 0 0 23 8 35 0 0 7 11 20 11zM1048 47c0 0 21 0 34 17 0 0 15 16 15 46 0 0 0 36-15 51 0 0-15 16-34 16 0 0-19 0-34-17 0 0-14-15-14-49 0 0 0-31 13-47 0 0 14-17 35-17zM1048 158c0 0 15 0 23-13 0 0 8-13 8-34 0 0 0-23-9-35 0 0-9-11-22-11 0 0-14 0-22 11 0 0-9 12-9 35 0 0 0 24 9 36 0 0 9 11 22 11zM1246 50l-32 124h-18l-17-75-2-10c0 0-1-9-1-10h-1l-20 95h-19l-32-124h19l22 98 4-17 18-81h18l14 65c0 0 6 26 6 30l24-95zM1350 117h-77c0 0 1 20 10 31 0 0 9 10 22 10 0 0 10 0 17-5 0 0 6-7 10-20l18 3c0 0-5 19-16 30 0 0-11 11-29 11 0 0-23 0-37-19 0 0-12-16-12-46 0 0 0-28 12-47 0 0 13-18 36-18 0 0 11 0 22 7 0 0 10 6 17 20 0 0 7 13 7 43zM1333 100c0 0-1-20-10-28 0 0-9-7-19-7 0 0-12 0-20 10 0 0-9 9-10 25zM1428 54l-6 19c0 0-7-4-13-4 0 0-10 0-16 10 0 0-5 11-5 29v66h-17v-124h16v19h1c0 0 8-22 22-22 0 0 9 0 18 7zM1584 117h-78c0 0 2 20 10 31 0 0 9 10 22 10 0 0 10 0 17-5 0 0 7-7 10-20l18 3c0 0-4 19-16 30 0 0-11 11-29 11 0 0-23 0-36-19 0 0-13-16-13-46 0 0 0-28 12-47 0 0 13-18 36-18 0 0 11 0 22 7 0 0 10 6 17 20 0 0 8 13 8 43zM1566 100c0 0-1-20-10-28 0 0-9-7-19-7 0 0-12 0-20 10 0 0-8 9-9 25zM1623 174h-18v-171h18zM1740 117h-78c0 0 1 20 10 31 0 0 8 10 21 10 0 0 11 0 17-5 0 0 7-7 10-20l19 3c0 0-4 19-16 30 0 0-12 11-30 11 0 0-23 0-36-19 0 0-13-16-13-46 0 0 0-28 13-47 0 0 13-18 35-18 0 0 12 0 22 7 0 0 11 6 18 20 0 0 8 13 8 43zM1721 100c0 0-1-20-10-28 0 0-8-7-19-7 0 0-12 0-20 10 0 0-8 9-9 25zM1845 131c0 0-4 22-16 35 0 0-12 11-27 11 0 0-23 0-35-19 0 0-12-17-12-47 0 0 0-23 6-37 0 0 8-14 19-20 0 0 10-7 22-7 0 0 16 0 27 10 0 0 12 10 14 29l-17 3c0 0-2-12-9-19 0 0-5-5-15-5 0 0-14 0-21 12 0 0-8 12-8 34 0 0 0 23 8 35 0 0 7 12 21 12 0 0 11 0 17-7 0 0 7-8 9-24zM1901 174c0 0-8 1-14 1 0 0-11 0-17-5 0 0-5-4-6-12 0 0-1-8-1-21v-71h-13v-16h13v-31l17-11v42h18v16h-18v71c0 0 0 11 2 14 0 0 2 4 8 4 0 0 4 0 8-1zM1971 54l-6 19c0 0-6-4-13-4 0 0-10 0-15 10 0 0-5 11-5 29v66h-17v-124h16v19c0 0 9-22 22-22 0 0 9 0 18 7zM2024 47c0 0 21 0 35 17 0 0 13 16 13 46 0 0 0 36-14 51 0 0-15 16-34 16 0 0-19 0-34-17 0 0-14-15-14-49 0 0 0-31 14-47 0 0 13-17 34-17zM2024 158c0 0 15 0 23-13 0 0 8-13 8-34 0 0 0-23-9-35 0 0-9-11-22-11 0 0-13 0-22 11 0 0-9 12-9 35 0 0 0 24 9 36 0 0 9 11 22 11zM2177 174h-17v-76c0 0 0-18-6-26 0 0-6-7-16-7 0 0-8 0-15 5 0 0-7 5-10 12 0 0-2 9-2 24v68h-18v-124h16v17c0 0 6-10 14-15 0 0 8-5 19-5 0 0 8 0 16 4 0 0 8 3 13 10 0 0 4 7 5 15 0 0 1 8 1 21zM2221 174h-17v-124h17zM2221 27h-17v-24h17zM2332 131c0 0-3 22-15 35 0 0-12 11-28 11 0 0-22 0-34-19 0 0-12-17-12-47 0 0 0-23 7-37 0 0 7-14 17-20 0 0 11-7 22-7 0 0 17 0 28 10 0 0 11 10 14 29l-17 3c0 0-3-12-8-19 0 0-7-5-16-5 0 0-14 0-22 12 0 0-8 12-8 34 0 0 0 23 8 35 0 0 7 12 21 12 0 0 12 0 18-7 0 0 6-8 8-24zM2405 85c0 0-1-10-7-15 0 0-6-5-15-5 0 0-10 0-17 4 0 0-6 3-6 11 0 0 0 7 6 11 0 0 4 3 19 7 0 0 16 5 24 9 0 0 8 4 12 10 0 0 5 8 5 20 0 0 0 16-11 28 0 0-11 12-30 12 0 0-20 0-31-10 0 0-11-11-13-31l17-3c0 0 1 13 8 19 0 0 7 6 19 6 0 0 11 0 17-5 0 0 7-6 7-15 0 0 0-5-4-8 0 0-3-3-7-5 0 0-4-2-18-6 0 0-22-7-30-15 0 0-6-9-6-22 0 0 0-15 10-25 0 0 10-10 27-10 0 0 19 0 29 9 0 0 11 9 13 25z">
          <text:p/>
        </draw:path>
        <draw:path draw:style-name="gr3" draw:text-style-name="P3" draw:layer="layout" svg:width="0.179cm" svg:height="0.17cm" svg:x="0.117cm" svg:y="13.98cm" svg:viewBox="0 0 180 171" svg:d="M94 171h-94c0 0 0-14 8-30 0 0 8-14 32-36 0 0 14-14 25-29 0 0 11-14 11-29 0 0 0-13-7-21 0 0-8-9-20-9 0 0-12 0-20 9 0 0-8 8-8 26l-18-3c0 0 2-24 15-36 0 0 12-13 31-13 0 0 21 0 33 13 0 0 12 15 12 34 0 0 0 17-10 33 0 0-10 17-39 45 0 0-16 14-21 26h70zM180 171h-17v-133c0 0-14 15-36 25v-20c0 0 31-17 42-43h11z">
          <text:p/>
        </draw:path>
        <draw:polygon draw:style-name="gr4" draw:text-style-name="P2" draw:layer="layout" svg:width="7.776cm" svg:height="0.474cm" svg:x="0.412cm" svg:y="13.831cm" svg:viewBox="0 0 7777 475" draw:points="0,0 7777,0 7777,475 0,475">
          <text:p/>
        </draw:polygon>
        <draw:path draw:style-name="gr6" draw:text-style-name="P5" draw:layer="layout" svg:width="2.726cm" svg:height="0.222cm" svg:x="1.399cm" svg:y="13.99cm" svg:viewBox="0 0 2727 223" svg:d="M126 118c0 0-6 30-22 44 0 0-15 14-37 14 0 0-35 0-51-26 0 0-16-27-16-64 0 0 0-40 18-63 0 0 19-23 49-23 0 0 21 0 36 13 0 0 14 12 21 36l-19 5c0 0-5-17-15-25 0 0-9-10-23-10 0 0-23 0-35 19 0 0-13 17-13 48 0 0 0 36 13 54 0 0 13 17 33 17 0 0 17 0 28-11 0 0 10-11 14-33zM232 174h-18v-79c0 0 0-15-6-23 0 0-5-7-16-7 0 0-10 0-19 9 0 0-8 8-8 31v69h-18v-171h18v61c0 0 12-17 31-17 0 0 10 0 19 5 0 0 9 5 13 15 0 0 4 10 4 28zM300 47c0 0 21 0 35 16 0 0 14 16 14 46 0 0 0 37-16 52 0 0-14 15-33 15 0 0-19 0-34-15 0 0-14-16-14-50 0 0 0-32 14-48 0 0 14-16 34-16zM300 159c0 0 15 0 23-13 0 0 8-14 8-36 0 0 0-23-10-35 0 0-8-11-21-11 0 0-13 0-22 11 0 0-8 13-8 36 0 0 0 24 8 36 0 0 9 12 22 12zM386 174h-17v-125h17zM386 27h-17v-24h17zM497 130c0 0-2 24-14 35 0 0-13 11-29 11 0 0-22 0-34-18 0 0-12-17-12-47 0 0 0-24 7-38 0 0 7-14 17-20 0 0 11-6 22-6 0 0 17 0 28 10 0 0 11 9 14 29l-17 3c0 0-3-13-8-19 0 0-6-6-16-6 0 0-14 0-22 12 0 0-8 13-8 35 0 0 0 23 8 36 0 0 7 12 21 12 0 0 12 0 18-8 0 0 7-8 8-24zM603 116h-78c0 0 1 21 10 32 0 0 9 11 22 11 0 0 10 0 17-6 0 0 7-7 10-20l18 3c0 0-4 19-16 30 0 0-12 10-29 10 0 0-24 0-36-17 0 0-14-17-14-47 0 0 0-29 13-47 0 0 13-18 36-18 0 0 11 0 21 6 0 0 12 6 19 20 0 0 7 14 7 43zM585 99c0 0-1-19-11-27 0 0-8-8-18-8 0 0-13 0-20 10 0 0-8 10-10 25zM721 47c0 0 22 0 35 16 0 0 13 16 13 46 0 0 0 37-14 52 0 0-15 15-34 15 0 0-19 0-34-15 0 0-14-16-14-50 0 0 0-32 14-48 0 0 14-16 34-16zM721 159c0 0 15 0 23-13 0 0 8-14 8-36 0 0 0-23-9-35 0 0-9-11-22-11 0 0-13 0-21 11 0 0-9 13-9 36 0 0 0 24 9 36 0 0 9 12 21 12zM839 2l-2 18c0 0-6-1-11-1 0 0-6 0-11 4 0 0-4 3-4 15v11h21v17h-21v108h-17v-108h-15v-17h15v-12c0 0 0-10 2-18 0 0 1-6 7-13 0 0 6-6 19-6 0 0 8 0 17 2zM957 54l-7 19c0 0-6-5-12-5 0 0-10 0-15 11 0 0-5 10-5 29v66h-18v-125h16v19c0 0 9-21 23-21 0 0 9 0 18 7zM1057 116h-78c0 0 2 21 10 32 0 0 9 11 22 11 0 0 10 0 17-6 0 0 7-7 11-20l17 3c0 0-4 19-16 30 0 0-11 10-29 10 0 0-23 0-36-17 0 0-13-17-13-47 0 0 0-29 12-47 0 0 13-18 36-18 0 0 12 0 22 6 0 0 11 6 18 20 0 0 7 14 7 43zM1039 99c0 0-1-19-10-27 0 0-8-8-19-8 0 0-12 0-20 10 0 0-8 10-9 25zM1163 157c0 0 0 26-4 38 0 0-5 14-16 20 0 0-11 8-27 8 0 0-17 0-29-9 0 0-12-9-12-31l17 3c0 0 1 10 7 15 0 0 6 5 17 5 0 0 14 0 20-6 0 0 6-7 8-17 0 0 1-9 1-26 0 0-12 17-29 17 0 0-20 0-32-19 0 0-12-18-12-45 0 0 0-27 11-45 0 0 12-18 33-18 0 0 19 0 30 18h1v-16h16zM1118 156c0 0 11 0 20-10 0 0 9-11 9-37 0 0 0-22-9-34 0 0-8-11-20-11 0 0-12 0-21 11 0 0-7 13-7 34 0 0 0 25 8 36 0 0 8 11 20 11zM1273 174h-16v-19c0 0-12 21-33 21 0 0-10 0-19-6 0 0-9-6-13-17 0 0-3-10-3-27v-77h17v68c0 0 0 18 2 25 0 0 1 7 7 11 0 0 5 5 13 5 0 0 10 0 18-8 0 0 10-8 10-35v-66h17zM1318 174h-18v-171h18zM1434 174h-19c0 0-2-7-3-16 0 0-18 18-38 18 0 0-17 0-26-10 0 0-10-9-10-25 0 0 0-16 9-26 0 0 10-10 32-14l16-2c0 0 10-2 16-4 0 0 0-10-1-14 0 0 0-4-3-8 0 0-2-4-7-7 0 0-5-2-14-2 0 0-12 0-18 5 0 0-7 5-9 18l-17-2c0 0 3-19 14-29 0 0 12-9 32-9 0 0 19 0 27 7 0 0 9 6 12 16 0 0 1 9 1 23v28c0 0 0 27 1 35 0 0 1 9 5 18zM1411 118v-7c0 0-14 5-34 8 0 0-20 3-20 21 0 0 0 8 6 14 0 0 5 5 15 5 0 0 13 0 23-9 0 0 10-9 10-32zM1496 173c0 0-8 1-14 1 0 0-11 0-17-4 0 0-5-5-6-12 0 0-1-8-1-21v-71h-12v-17h12v-30l17-12v42h18v17h-18v72c0 0 0 10 2 14 0 0 2 3 8 3 0 0 4 0 8-1zM1552 47c0 0 22 0 36 16 0 0 14 16 14 46 0 0 0 37-15 52 0 0-15 15-35 15 0 0-19 0-34-15 0 0-14-16-14-50 0 0 0-32 14-48 0 0 14-16 34-16zM1552 159c0 0 17 0 24-13 0 0 8-14 8-36 0 0 0-23-9-35 0 0-9-11-23-11 0 0-12 0-22 11 0 0-8 13-8 36 0 0 0 24 9 36 0 0 9 12 21 12zM1678 54l-6 19c0 0-7-5-13-5 0 0-10 0-15 11 0 0-5 10-5 29v66h-17v-125h16v19c0 0 8-21 22-21 0 0 9 0 18 7zM1746 84c0 0-1-10-6-15 0 0-6-5-17-5 0 0-10 0-16 4 0 0-6 4-6 12 0 0 0 7 5 10 0 0 5 3 19 8 0 0 17 5 25 8 0 0 8 5 13 11 0 0 4 7 4 20 0 0 0 16-11 28 0 0-11 11-30 11 0 0-20 0-31-10 0 0-11-10-13-29l17-4c0 0 1 13 8 20 0 0 6 6 18 6 0 0 12 0 18-6 0 0 6-5 6-14 0 0 0-5-2-10 0 0-3-3-7-4 0 0-5-2-20-7 0 0-21-6-28-15 0 0-8-8-8-21 0 0 0-15 10-25 0 0 11-10 29-10 0 0 18 0 29 8 0 0 9 9 12 26zM1933 174h-18c0 0-2-7-4-16 0 0-17 18-38 18 0 0-16 0-25-10 0 0-10-9-10-25 0 0 0-16 9-26 0 0 9-10 32-14l16-2c0 0 9-2 16-4 0 0 0-10-1-14 0 0-1-4-3-8 0 0-3-4-8-7 0 0-5-2-14-2 0 0-11 0-18 5 0 0-7 5-9 18l-17-2c0 0 3-19 14-29 0 0 12-9 32-9 0 0 19 0 28 7 0 0 9 6 10 16 0 0 3 9 3 23v28c0 0 0 27 0 35 0 0 2 9 5 18zM1911 118v-7c0 0-15 5-34 8 0 0-20 3-20 21 0 0 0 8 5 14 0 0 5 5 15 5 0 0 13 0 23-9 0 0 11-9 11-32zM2039 174h-18v-76c0 0 0-19-5-26 0 0-6-7-16-7 0 0-8 0-15 5 0 0-7 4-9 12 0 0-4 9-4 23v69h-17v-125h16v18c0 0 5-10 14-15 0 0 8-5 19-5 0 0 8 0 15 3 0 0 9 4 13 11 0 0 4 7 6 14 0 0 1 8 1 22zM2149 174h-16v-16h-1c0 0-9 18-28 18 0 0-19 0-32-18 0 0-12-18-12-47 0 0 0-30 11-47 0 0 12-17 32-17 0 0 19 0 28 17h1v-61h17zM2106 159c0 0 11 0 19-11 0 0 8-11 8-35 0 0 0-22-7-36 0 0-7-13-21-13 0 0-14 0-21 13 0 0-7 13-7 34 0 0 0 16 4 26 0 0 4 11 10 16 0 0 8 6 15 6zM2361 49l-32 125h-18l-17-75-2-10c0 0-1-10-1-11h-1l-21 96h-18l-32-125h19l22 99 4-18 18-81h18l14 65c0 0 6 27 6 31h1l23-96zM2393 174h-17v-125h17zM2393 27h-17v-24h17zM2476 54l-6 19c0 0-7-5-13-5 0 0-10 0-15 11 0 0-5 10-5 29v66h-18v-125h17v19c0 0 9-21 22-21 0 0 9 0 18 7zM2504 174h-18v-125h18zM2504 27h-18v-24h18zM2615 174h-17v-76c0 0 0-19-6-26 0 0-6-7-16-7 0 0-8 0-15 5 0 0-7 4-10 12 0 0-2 9-2 23v69h-18v-125h16v18c0 0 6-10 14-15 0 0 8-5 19-5 0 0 8 0 16 3 0 0 8 4 13 11 0 0 4 7 5 14 0 0 1 8 1 22zM2727 157c0 0 0 26-5 38 0 0-5 14-16 20 0 0-11 8-26 8 0 0-18 0-30-9 0 0-11-9-11-31l17 3c0 0 1 10 6 15 0 0 7 5 17 5 0 0 14 0 20-6 0 0 6-7 8-17 0 0 2-9 2-26 0 0-12 17-29 17 0 0-20 0-32-19 0 0-13-18-13-45 0 0 0-27 12-45 0 0 12-18 33-18 0 0 18 0 30 18v-16h17zM2681 156c0 0 12 0 20-10 0 0 9-11 9-37 0 0 0-22-8-34 0 0-9-11-21-11 0 0-12 0-20 11 0 0-8 13-8 34 0 0 0 25 9 36 0 0 8 11 19 11z">
          <text:p/>
        </draw:path>
        <draw:path draw:style-name="gr3" draw:text-style-name="P3" draw:layer="layout" svg:width="0.205cm" svg:height="0.169cm" svg:x="0.117cm" svg:y="14.454cm" svg:viewBox="0 0 206 170" svg:d="M95 170h-95c0 0 0-13 8-28 0 0 8-15 32-37 0 0 14-14 25-28 0 0 11-15 11-30 0 0 0-13-7-21 0 0-8-8-20-8 0 0-12 0-20 8 0 0-8 9-8 26l-18-3c0 0 2-23 15-37 0 0 12-12 31-12 0 0 21 0 33 14 0 0 13 14 13 34 0 0 0 16-11 32 0 0-10 17-39 45 0 0-16 15-21 25h71zM206 170h-94c0 0 0-13 7-28 0 0 9-15 32-37 0 0 14-14 26-28 0 0 11-15 11-30 0 0 0-13-8-21 0 0-8-8-20-8 0 0-12 0-19 8 0 0-8 9-8 26l-19-3c0 0 3-23 15-37 0 0 12-12 32-12 0 0 21 0 33 14 0 0 12 14 12 34 0 0 0 16-10 32 0 0-10 17-40 45 0 0-15 15-20 25h70z">
          <text:p/>
        </draw:path>
        <draw:polygon draw:style-name="gr4" draw:text-style-name="P2" draw:layer="layout" svg:width="7.776cm" svg:height="0.473cm" svg:x="0.412cm" svg:y="14.304cm" svg:viewBox="0 0 7777 474" draw:points="0,0 7777,0 7777,474 0,474">
          <text:p/>
        </draw:polygon>
        <draw:path draw:style-name="gr6" draw:text-style-name="P5" draw:layer="layout" svg:width="5.228cm" svg:height="0.222cm" svg:x="1.407cm" svg:y="14.463cm" svg:viewBox="0 0 5229 223" svg:d="M19 174h-19v-171h19zM191 174h-17v-78c0 0 0-10-1-16 0 0-1-5-5-10 0 0-4-5-13-5 0 0-10 0-17 9 0 0-8 8-8 28v72h-18v-81c0 0 0-16-4-22 0 0-5-6-13-6 0 0-12 0-20 10 0 0-7 9-7 35v64h-18v-124h16v17c0 0 11-20 32-20 0 0 12 0 19 6 0 0 7 5 10 16 0 0 12-22 33-22 0 0 15 0 23 11 0 0 8 10 8 30zM234 66c0 0 10-19 30-19 0 0 20 0 32 18 0 0 11 17 11 46 0 0 0 30-12 47 0 0-14 18-33 18 0 0-16 0-26-15h-1v59h-17v-170h16zM261 159c0 0 12 0 20-11 0 0 9-13 9-37 0 0 0-23-8-36 0 0-8-11-20-11 0 0-13 0-20 13 0 0-9 14-9 36 0 0 0 23 8 35 0 0 8 11 20 11zM346 174h-17v-171h17zM463 117h-78c0 0 1 20 10 31 0 0 8 11 22 11 0 0 10 0 17-6 0 0 6-6 10-19l18 3c0 0-4 19-16 29 0 0-12 10-29 10 0 0-23 0-37-17 0 0-13-16-13-46 0 0 0-30 13-48 0 0 13-18 35-18 0 0 12 0 22 6 0 0 11 6 18 20 0 0 8 14 8 44zM444 100c0 0 0-20-9-28 0 0-9-7-20-7 0 0-12 0-19 9 0 0-9 10-10 26zM624 174h-18v-78c0 0 0-10-1-16 0 0-1-5-5-10 0 0-4-5-12-5 0 0-11 0-19 9 0 0-7 8-7 28v72h-17v-81c0 0 0-16-5-22 0 0-4-6-14-6 0 0-11 0-18 10 0 0-7 9-7 35v64h-18v-124h16v17h1c0 0 10-20 31-20 0 0 11 0 18 6 0 0 8 5 11 16 0 0 11-22 31-22 0 0 17 0 24 11 0 0 9 10 9 30zM740 117h-78c0 0 1 20 10 31 0 0 8 11 22 11 0 0 10 0 17-6 0 0 6-6 10-19l18 3c0 0-5 19-16 29 0 0-11 10-29 10 0 0-23 0-37-17 0 0-13-16-13-46 0 0 0-30 13-48 0 0 13-18 35-18 0 0 12 0 22 6 0 0 11 6 18 20 0 0 8 14 8 44zM721 100c0 0 0-20-9-28 0 0-9-7-20-7 0 0-12 0-19 9 0 0-9 10-10 26zM845 174h-18v-76c0 0 0-19-5-26 0 0-6-7-16-7 0 0-8 0-15 5 0 0-7 4-10 12 0 0-2 9-2 24v68h-18v-124h16v17c0 0 6-10 14-15 0 0 7-5 19-5 0 0 7 0 16 4 0 0 8 3 12 10 0 0 5 7 6 15 0 0 1 8 1 21zM912 174c0 0-8 1-13 1 0 0-12 0-17-5 0 0-5-5-7-12 0 0-1-7-1-21v-71h-13v-16h13v-31l18-12v43h17v16h-17v72c0 0 0 10 2 14 0 0 1 4 8 4 0 0 3 0 7-1zM1017 174h-19c0 0-2-6-3-16 0 0-18 18-38 18 0 0-17 0-26-9 0 0-10-10-10-26 0 0 0-15 10-25 0 0 8-10 31-13l16-4c0 0 10-2 15-4 0 0 0-9 0-14 0 0 0-3-3-7 0 0-2-4-8-7 0 0-5-2-14-2 0 0-11 0-18 5 0 0-6 4-9 18l-17-2c0 0 3-20 15-29 0 0 11-10 32-10 0 0 18 0 27 7 0 0 9 6 11 16 0 0 2 9 2 23v29c0 0 0 26 1 34 0 0 1 9 5 18zM993 119v-7c0 0-13 5-33 9 0 0-20 3-20 20 0 0 0 8 5 13 0 0 5 6 16 6 0 0 13 0 23-9 0 0 9-9 9-32zM1078 174c0 0-8 1-13 1 0 0-12 0-16-5 0 0-6-5-8-12 0 0 0-7 0-21v-71h-13v-16h13v-31l17-12v43h17v16h-17v72c0 0 0 10 2 14 0 0 1 4 8 4 0 0 4 0 7-1zM1111 174h-18v-124h18zM1111 27h-18v-24h18zM1180 47c0 0 20 0 35 17 0 0 13 16 13 46 0 0 0 37-15 51 0 0-15 15-33 15 0 0-20 0-34-15 0 0-15-15-15-49 0 0 0-33 14-49 0 0 14-16 35-16zM1180 159c0 0 15 0 23-13 0 0 7-13 7-35 0 0 0-23-9-35 0 0-8-11-21-11 0 0-14 0-23 11 0 0-7 12-7 36 0 0 0 24 8 36 0 0 9 11 22 11zM1333 174h-18v-76c0 0 0-19-6-26 0 0-5-7-15-7 0 0-8 0-15 5 0 0-7 4-10 12 0 0-3 9-3 24v68h-17v-124h15v17h1c0 0 5-10 14-15 0 0 8-5 18-5 0 0 9 0 17 4 0 0 7 3 12 10 0 0 4 7 6 15 0 0 1 8 1 21zM1504 174h-18c0 0-2-6-4-16 0 0-17 18-38 18 0 0-16 0-25-9 0 0-10-10-10-26 0 0 0-15 9-25 0 0 9-10 32-13l16-4c0 0 9-2 15-4 0 0 0-9 0-14 0 0-1-3-4-7 0 0-2-4-7-7 0 0-5-2-14-2 0 0-11 0-18 5 0 0-6 4-9 18l-17-2c0 0 3-20 15-29 0 0 11-10 31-10 0 0 19 0 28 7 0 0 8 6 11 16 0 0 2 9 2 23v29c0 0 0 26 0 34 0 0 2 9 5 18zM1481 119v-7c0 0-13 5-33 9 0 0-20 3-20 20 0 0 0 8 5 13 0 0 6 6 15 6 0 0 13 0 23-9 0 0 10-9 10-32zM1610 174h-17v-76c0 0 0-19-6-26 0 0-6-7-16-7 0 0-8 0-14 5 0 0-7 4-11 12 0 0-3 9-3 24v68h-17v-124h16v17c0 0 5-10 14-15 0 0 8-5 18-5 0 0 9 0 16 4 0 0 9 3 13 10 0 0 5 7 6 15 0 0 1 8 1 21zM1720 174h-16v-16c0 0-10 18-29 18 0 0-19 0-32-18 0 0-12-17-12-46 0 0 0-31 11-47 0 0 13-18 32-18 0 0 19 0 28 17h1v-61h17zM1677 159c0 0 11 0 19-11 0 0 8-11 8-34 0 0 0-23-7-36 0 0-8-13-21-13 0 0-13 0-21 12 0 0-7 14-7 35 0 0 0 15 4 26 0 0 4 10 11 16 0 0 7 5 14 5zM1860 85c0 0 0-11-7-15 0 0-5-5-15-5 0 0-10 0-16 3 0 0-7 4-7 12 0 0 0 7 6 11 0 0 4 3 19 7 0 0 16 6 25 10 0 0 7 3 12 10 0 0 5 7 5 19 0 0 0 17-12 28 0 0-11 11-30 11 0 0-20 0-30-9 0 0-12-10-14-30l17-3c0 0 1 13 9 19 0 0 6 6 18 6 0 0 11 0 18-6 0 0 6-5 6-14 0 0 0-5-4-8 0 0-2-4-7-5 0 0-4-2-18-6 0 0-22-7-30-15 0 0-7-10-7-23 0 0 0-15 11-25 0 0 10-10 27-10 0 0 19 0 29 9 0 0 10 9 12 25zM1988 50l-40 125c0 0 0 1-1 1 0 0-5 21-12 34 0 0-8 13-22 13 0 0-5 0-11-3l-2-19c0 0 5 2 10 2 0 0 10 0 13-7 0 0 4-6 9-22l-40-124h19l25 81c0 0 2 7 4 19h1c0 0 2-13 6-25l22-75zM2060 85c0 0-1-11-7-15 0 0-5-5-16-5 0 0-10 0-16 3 0 0-6 4-6 12 0 0 0 7 5 11 0 0 4 3 19 7 0 0 16 6 25 10 0 0 8 3 12 10 0 0 5 7 5 19 0 0 0 17-11 28 0 0-12 11-31 11 0 0-20 0-30-9 0 0-12-10-14-30l17-3c0 0 2 13 9 19 0 0 6 6 18 6 0 0 11 0 18-6 0 0 6-5 6-14 0 0 0-5-3-8 0 0-2-4-7-5 0 0-4-2-19-6 0 0-22-7-29-15 0 0-7-10-7-23 0 0 0-15 10-25 0 0 11-10 28-10 0 0 19 0 29 9 0 0 10 9 12 25zM2142 174c0 0-7 1-13 1 0 0-11 0-16-5 0 0-6-5-7-12 0 0-1-7-1-21v-71h-13v-16h13v-31l18-12v43h16v16h-16v72c0 0 0 10 1 14 0 0 1 4 8 4 0 0 4 0 7-1zM2247 117h-77c0 0 1 20 10 31 0 0 8 11 22 11 0 0 10 0 16-6 0 0 7-6 11-19l18 3c0 0-5 19-16 29 0 0-12 10-29 10 0 0-24 0-37-17 0 0-14-16-14-46 0 0 0-30 13-48 0 0 13-18 36-18 0 0 12 0 22 6 0 0 11 6 18 20 0 0 7 14 7 44zM2229 100c0 0-1-20-10-28 0 0-8-7-19-7 0 0-12 0-20 9 0 0-8 10-9 26zM2408 174h-17v-78c0 0 0-10-1-16 0 0-1-5-5-10 0 0-4-5-13-5 0 0-10 0-18 9 0 0-7 8-7 28v72h-17v-81c0 0 0-16-5-22 0 0-5-6-14-6 0 0-11 0-18 10 0 0-8 9-8 35v64h-17v-124h16v17c0 0 11-20 31-20 0 0 11 0 19 6 0 0 7 5 10 16 0 0 12-22 32-22 0 0 16 0 24 11 0 0 8 10 8 30zM2508 174h-18v-124h18zM2508 27h-18v-24h18zM2619 174h-18v-76c0 0 0-19-6-26 0 0-5-7-15-7 0 0-9 0-15 5 0 0-7 4-10 12 0 0-3 9-3 24v68h-18v-124h16v17h1c0 0 5-10 13-15 0 0 9-5 19-5 0 0 8 0 16 4 0 0 8 3 12 10 0 0 5 7 6 15 0 0 2 8 2 21zM2686 174c0 0-9 1-14 1 0 0-11 0-17-5 0 0-5-5-6-12 0 0-1-7-1-21v-71h-13v-16h13v-31l17-12v43h18v16h-18v72c0 0 0 10 2 14 0 0 2 4 8 4 0 0 4 0 8-1zM2790 117h-77c0 0 1 20 9 31 0 0 10 11 22 11 0 0 10 0 17-6 0 0 7-6 11-19l18 3c0 0-5 19-17 29 0 0-11 10-29 10 0 0-23 0-36-17 0 0-13-16-13-46 0 0 0-30 13-48 0 0 12-18 36-18 0 0 11 0 22 6 0 0 9 6 17 20 0 0 7 14 7 44zM2772 100c0 0-1-20-9-28 0 0-10-7-19-7 0 0-13 0-21 9 0 0-8 10-9 26zM2896 157c0 0 0 27-5 39 0 0-4 13-15 20 0 0-11 7-27 7 0 0-17 0-29-9 0 0-11-9-11-30l17 3c0 0 0 9 6 14 0 0 6 5 17 5 0 0 13 0 20-6 0 0 6-7 7-16 0 0 2-10 2-26 0 0-11 16-28 16 0 0-21 0-33-18 0 0-12-18-12-45 0 0 0-28 12-46 0 0 11-18 33-18 0 0 18 0 29 18h1v-15h16zM2851 156c0 0 11 0 20-10 0 0 8-11 8-35 0 0 0-23-8-35 0 0-8-11-20-11 0 0-13 0-20 11 0 0-8 12-8 34 0 0 0 24 8 35 0 0 8 11 20 11zM2978 54l-6 19c0 0-7-4-13-4 0 0-10 0-15 10 0 0-5 11-5 30v65h-17v-124h16v19c0 0 8-22 22-22 0 0 9 0 18 7zM3079 174h-19c0 0-3-6-3-16 0 0-18 18-39 18 0 0-17 0-26-9 0 0-9-10-9-26 0 0 0-15 9-25 0 0 9-10 31-13l17-4c0 0 9-2 15-4 0 0 0-9-1-14 0 0 0-3-2-7 0 0-2-4-8-7 0 0-5-2-14-2 0 0-12 0-18 5 0 0-6 4-9 18l-17-2c0 0 3-20 15-29 0 0 11-10 32-10 0 0 18 0 27 7 0 0 9 6 11 16 0 0 2 9 2 23v29c0 0 0 26 1 34 0 0 0 9 5 18zM3055 119v-7c0 0-14 5-34 9 0 0-20 3-20 20 0 0 0 8 6 13 0 0 5 6 16 6 0 0 12 0 22-9 0 0 10-9 10-32zM3140 174c0 0-8 1-13 1 0 0-12 0-17-5 0 0-5-5-7-12 0 0 0-7 0-21v-71h-13v-16h13v-31l17-12v43h17v16h-17v72c0 0 0 10 2 14 0 0 1 4 7 4 0 0 5 0 8-1zM3172 174h-17v-124h17zM3172 27h-17v-24h17zM3241 47c0 0 21 0 35 17 0 0 14 16 14 46 0 0 0 37-15 51 0 0-15 15-34 15 0 0-19 0-34-15 0 0-14-15-14-49 0 0 0-33 14-49 0 0 14-16 34-16zM3241 159c0 0 16 0 23-13 0 0 8-13 8-35 0 0 0-23-9-35 0 0-9-11-22-11 0 0-13 0-22 11 0 0-8 12-8 36 0 0 0 24 9 36 0 0 8 11 21 11zM3394 174h-17v-76c0 0 0-19-6-26 0 0-6-7-16-7 0 0-7 0-14 5 0 0-7 4-10 12 0 0-3 9-3 24v68h-18v-124h16v17h1c0 0 5-10 13-15 0 0 8-5 19-5 0 0 8 0 16 4 0 0 8 3 12 10 0 0 5 7 7 15 0 0 0 8 0 21zM3519 47c0 0 20 0 34 17 0 0 14 16 14 46 0 0 0 37-15 51 0 0-15 15-33 15 0 0-20 0-34-15 0 0-15-15-15-49 0 0 0-33 14-49 0 0 14-16 35-16zM3519 159c0 0 15 0 22-13 0 0 8-13 8-35 0 0 0-23-8-35 0 0-10-11-22-11 0 0-14 0-22 11 0 0-9 12-9 36 0 0 0 24 9 36 0 0 8 11 22 11zM3636 3l-3 18c0 0-5-2-10-2 0 0-6 0-10 4 0 0-5 3-5 16v11h21v16h-21v108h-17v-108h-16v-16h16v-13c0 0 0-9 1-17 0 0 2-7 9-13 0 0 6-7 19-7 0 0 8 0 16 3zM3714 66c0 0 10-19 30-19 0 0 21 0 33 18 0 0 11 17 11 46 0 0 0 30-13 47 0 0-13 18-32 18 0 0-17 0-26-15h-1v59h-18v-170h16zM3742 159c0 0 12 0 20-11 0 0 8-13 8-37 0 0 0-23-8-36 0 0-7-11-19-11 0 0-13 0-21 13 0 0-8 14-8 36 0 0 0 23 8 35 0 0 7 11 20 11zM3851 47c0 0 21 0 35 17 0 0 14 16 14 46 0 0 0 37-15 51 0 0-15 15-34 15 0 0-19 0-34-15 0 0-14-15-14-49 0 0 0-33 14-49 0 0 13-16 34-16zM3851 159c0 0 15 0 23-13 0 0 8-13 8-35 0 0 0-23-9-35 0 0-9-11-22-11 0 0-13 0-21 11 0 0-10 12-10 36 0 0 0 24 10 36 0 0 8 11 21 11zM4049 50l-31 124h-19l-16-75-2-10c0 0-2-10-2-11h-1l-21 96h-18l-32-124h19l22 98 4-16 18-82h19l13 65c0 0 6 27 6 30h1l23-95zM4154 117h-78c0 0 2 20 10 31 0 0 9 11 22 11 0 0 10 0 17-6 0 0 6-6 10-19l18 3c0 0-4 19-16 29 0 0-11 10-29 10 0 0-23 0-37-17 0 0-12-16-12-46 0 0 0-30 12-48 0 0 13-18 36-18 0 0 11 0 21 6 0 0 11 6 18 20 0 0 8 14 8 44zM4136 100c0 0-1-20-10-28 0 0-9-7-19-7 0 0-12 0-20 9 0 0-9 10-9 26zM4231 54l-6 19c0 0-7-4-13-4 0 0-10 0-15 10 0 0-5 11-5 30v65h-18v-124h16v19h1c0 0 8-22 22-22 0 0 8 0 18 7zM4386 117h-77c0 0 1 20 10 31 0 0 9 11 21 11 0 0 11 0 17-6 0 0 7-6 11-19l18 3c0 0-5 19-17 29 0 0-11 10-29 10 0 0-23 0-36-17 0 0-13-16-13-46 0 0 0-30 13-48 0 0 12-18 36-18 0 0 11 0 22 6 0 0 10 6 17 20 0 0 7 14 7 44zM4369 100c0 0-2-20-10-28 0 0-9-7-19-7 0 0-13 0-21 9 0 0-8 10-9 26zM4425 174h-17v-171h17zM4542 117h-78c0 0 2 20 10 31 0 0 9 11 22 11 0 0 10 0 17-6 0 0 6-6 10-19l18 3c0 0-4 19-16 29 0 0-11 10-29 10 0 0-23 0-37-17 0 0-13-16-13-46 0 0 0-30 13-48 0 0 13-18 35-18 0 0 12 0 22 6 0 0 11 6 19 20 0 0 7 14 7 44zM4523 100c0 0 0-20-9-28 0 0-9-7-20-7 0 0-12 0-19 9 0 0-9 10-9 26zM4647 131c0 0-3 23-15 34 0 0-12 11-28 11 0 0-22 0-35-17 0 0-12-18-12-47 0 0 0-24 7-39 0 0 7-14 18-20 0 0 11-6 22-6 0 0 16 0 28 10 0 0 11 10 14 29l-17 3c0 0-3-12-9-19 0 0-6-5-15-5 0 0-14 0-22 12 0 0-8 12-8 35 0 0 0 23 8 35 0 0 7 12 21 12 0 0 11 0 18-7 0 0 7-8 8-24zM4703 174c0 0-8 1-14 1 0 0-11 0-16-5 0 0-5-5-6-12 0 0-2-7-2-21v-71h-12v-16h12v-31l17-12v43h19v16h-19v72c0 0 0 10 3 14 0 0 1 4 7 4 0 0 5 0 9-1zM4774 54l-7 19c0 0-6-4-13-4 0 0-9 0-14 10 0 0-5 11-5 30v65h-17v-124h15v19c0 0 9-22 22-22 0 0 9 0 19 7zM4827 47c0 0 20 0 34 17 0 0 14 16 14 46 0 0 0 37-15 51 0 0-15 15-33 15 0 0-20 0-34-15 0 0-15-15-15-49 0 0 0-33 14-49 0 0 14-16 35-16zM4827 159c0 0 14 0 22-13 0 0 8-13 8-35 0 0 0-23-9-35 0 0-9-11-21-11 0 0-14 0-22 11 0 0-9 12-9 36 0 0 0 24 9 36 0 0 8 11 22 11zM4980 174h-18v-76c0 0 0-19-6-26 0 0-6-7-16-7 0 0-7 0-15 5 0 0-6 4-9 12 0 0-3 9-3 24v68h-18v-124h16v17c0 0 6-10 14-15 0 0 8-5 19-5 0 0 8 0 16 4 0 0 8 3 13 10 0 0 4 7 5 15 0 0 2 8 2 21zM5024 174h-18v-124h18zM5024 27h-18v-24h18zM5135 131c0 0-3 23-15 34 0 0-13 11-28 11 0 0-22 0-35-17 0 0-12-18-12-47 0 0 0-24 7-39 0 0 7-14 18-20 0 0 10-6 22-6 0 0 16 0 27 10 0 0 11 10 14 29l-17 3c0 0-3-12-8-19 0 0-7-5-15-5 0 0-15 0-23 12 0 0-7 12-7 35 0 0 0 23 7 35 0 0 7 12 22 12 0 0 11 0 17-7 0 0 7-8 9-24zM5207 85c0 0 0-11-6-15 0 0-6-5-16-5 0 0-10 0-16 3 0 0-6 4-6 12 0 0 0 7 5 11 0 0 5 3 19 7 0 0 16 6 25 10 0 0 7 3 12 10 0 0 5 7 5 19 0 0 0 17-12 28 0 0-11 11-29 11 0 0-20 0-31-9 0 0-12-10-14-30l17-3c0 0 1 13 9 19 0 0 6 6 18 6 0 0 11 0 18-6 0 0 6-5 6-14 0 0 0-5-3-8 0 0-3-4-7-5 0 0-4-2-19-6 0 0-22-7-29-15 0 0-7-10-7-23 0 0 0-15 10-25 0 0 10-10 28-10 0 0 18 0 28 9 0 0 11 9 13 25z">
          <text:p/>
        </draw:path>
        <draw:path draw:style-name="gr3" draw:text-style-name="P3" draw:layer="layout" svg:width="0.207cm" svg:height="0.173cm" svg:x="0.117cm" svg:y="14.926cm" svg:viewBox="0 0 208 174" svg:d="M94 171h-94c0 0 0-14 8-30 0 0 8-14 32-36 0 0 14-14 25-29 0 0 11-15 11-30 0 0 0-12-7-21 0 0-8-8-20-8 0 0-12 0-20 9 0 0-8 8-8 25l-18-2c0 0 2-24 15-36 0 0 12-13 31-13 0 0 21 0 33 13 0 0 12 15 12 34 0 0 0 17-10 33 0 0-10 16-39 45 0 0-16 14-21 26h70zM181 79c0 0 13 2 20 15 0 0 7 12 7 26 0 0 0 23-14 39 0 0-15 15-34 15 0 0-19 0-31-13 0 0-13-14-15-35l17-4c0 0 3 17 10 26 0 0 7 9 19 9 0 0 12 0 20-11 0 0 9-10 9-25 0 0 0-15-8-24 0 0-8-9-21-9 0 0-5 0-12 2l2-19c0 0 8 0 11 0 0 0 4-1 10-4 0 0 5-3 8-9 0 0 3-6 3-14 0 0 0-13-7-20 0 0-7-7-16-7 0 0-11 0-17 8 0 0-7 8-8 23l-18-4c0 0 3-22 15-33 0 0 12-11 28-11 0 0 18 0 30 13 0 0 11 12 11 31 0 0 0 24-19 34z">
          <text:p/>
        </draw:path>
        <draw:polygon draw:style-name="gr4" draw:text-style-name="P2" draw:layer="layout" svg:width="7.776cm" svg:height="0.474cm" svg:x="0.412cm" svg:y="14.777cm" svg:viewBox="0 0 7777 475" draw:points="0,0 7777,0 7777,475 0,475">
          <text:p/>
        </draw:polygon>
        <draw:frame draw:style-name="gr5" draw:text-style-name="P4" draw:layer="layout" svg:width="0.319cm" svg:height="0.378cm" svg:x="0.711cm" svg:y="14.825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4.633cm" svg:height="0.222cm" svg:x="1.099cm" svg:y="14.936cm" svg:viewBox="0 0 4634 223" svg:d="M91 53c0 0-1-17-10-24 0 0-8-9-24-9 0 0-15 0-24 6 0 0-10 7-10 19 0 0 0 11 7 16 0 0 7 6 27 13 0 0 18 4 29 9 0 0 12 4 20 15 0 0 8 10 8 27 0 0 0 22-14 37 0 0-16 14-39 14 0 0-31 0-45-16 0 0-15-16-16-42l18-1c0 0 1 20 13 30 0 0 12 9 29 9 0 0 16 0 25-8 0 0 11-8 11-21 0 0 0-14-11-21 0 0-10-5-34-12 0 0-24-6-35-17 0 0-10-12-10-30 0 0 0-21 13-34 0 0 14-13 37-13 0 0 23 0 38 13 0 0 15 13 16 37zM228 117h-78c0 0 1 20 10 31 0 0 9 10 22 10 0 0 10 0 17-5 0 0 7-7 10-20l19 3c0 0-5 19-17 30 0 0-12 10-29 10 0 0-23 0-36-17 0 0-14-17-14-47 0 0 0-28 13-47 0 0 13-18 36-18 0 0 11 0 22 6 0 0 10 6 17 21 0 0 8 14 8 43zM210 100c0 0-2-19-10-27 0 0-9-9-19-9 0 0-12 0-21 11 0 0-7 10-9 25zM333 173h-17v-75c0 0 0-18-6-25 0 0-5-8-16-8 0 0-8 0-14 5 0 0-7 5-10 13 0 0-4 8-4 23v67h-17v-124h16v18h1c0 0 5-10 13-15 0 0 8-5 18-5 0 0 9 0 17 3 0 0 8 4 12 10 0 0 5 8 6 16 0 0 1 8 1 21zM418 85c0 0-2-10-7-16 0 0-6-5-16-5 0 0-11 0-16 4 0 0-7 5-7 12 0 0 0 8 5 11 0 0 5 3 19 7 0 0 17 5 25 9 0 0 9 4 13 11 0 0 4 7 4 19 0 0 0 16-11 28 0 0-11 11-30 11 0 0-20 0-31-10 0 0-11-10-13-29l17-4c0 0 1 13 8 20 0 0 6 5 18 5 0 0 12 0 18-5 0 0 6-5 6-14 0 0 0-6-2-9 0 0-3-3-7-4 0 0-5-3-20-7 0 0-21-6-29-15 0 0-7-8-7-21 0 0 0-17 11-26 0 0 10-10 28-10 0 0 18 0 29 8 0 0 9 9 12 27zM502 47c0 0 21 0 34 16 0 0 14 17 14 47 0 0 0 36-15 51 0 0-15 15-33 15 0 0-20 0-34-15 0 0-14-16-14-50 0 0 0-31 13-48 0 0 14-16 35-16zM502 158c0 0 15 0 22-12 0 0 8-14 8-35 0 0 0-23-8-35 0 0-10-12-22-12 0 0-14 0-22 12 0 0-9 12-9 35 0 0 0 24 9 36 0 0 8 11 22 11zM626 54l-6 20c0 0-7-6-12-6 0 0-10 0-16 12 0 0-5 10-5 28v65h-17v-124h16v19c0 0 9-21 22-21 0 0 9 0 18 7zM781 173h-18c0 0-2-6-3-15 0 0-18 18-39 18 0 0-16 0-25-10 0 0-9-9-9-25 0 0 0-15 8-25 0 0 9-10 32-14l16-2c0 0 9-3 16-4 0 0 0-10-1-14 0 0-1-4-3-8 0 0-2-5-7-8 0 0-5-2-15-2 0 0-11 0-17 5 0 0-7 6-9 19l-17-2c0 0 2-21 14-30 0 0 12-9 32-9 0 0 19 0 27 7 0 0 9 6 11 16 0 0 2 10 2 24v28c0 0 0 26 1 34 0 0 1 9 4 17zM759 119v-8c0 0-14 6-34 9 0 0-20 3-20 20 0 0 0 8 6 14 0 0 5 5 15 5 0 0 13 0 23-9 0 0 10-9 10-31zM887 173h-17v-75c0 0 0-18-6-25 0 0-6-8-15-8 0 0-8 0-15 5 0 0-7 5-10 13 0 0-3 8-3 23v67h-18v-124h16v18h1c0 0 5-10 13-15 0 0 9-5 19-5 0 0 9 0 16 3 0 0 8 4 13 10 0 0 4 8 5 16 0 0 1 8 1 21zM998 173h-17v-15c0 0-9 18-29 18 0 0-19 0-31-18 0 0-13-18-13-47 0 0 0-29 12-47 0 0 12-17 32-17 0 0 18 0 28 17v-61h18zM954 158c0 0 12 0 20-10 0 0 7-11 7-35 0 0 0-22-7-35 0 0-7-14-21-14 0 0-13 0-20 14 0 0-7 13-7 33 0 0 0 16 4 26 0 0 3 11 10 16 0 0 7 5 14 5zM1220 173h-17v-77c0 0 0-9-1-15 0 0-2-6-5-11 0 0-4-5-13-5 0 0-10 0-17 10 0 0-8 8-8 26v72h-18v-80c0 0 0-16-5-22 0 0-4-6-13-6 0 0-11 0-19 10 0 0-7 9-7 35v63h-17v-124h16v17c0 0 10-19 31-19 0 0 11 0 19 5 0 0 7 6 11 17 0 0 11-22 31-22 0 0 16 0 24 10 0 0 8 11 8 32zM1264 173h-18v-124h18zM1264 26h-18v-23h18zM1375 131c0 0-3 23-15 34 0 0-13 11-28 11 0 0-22 0-35-18 0 0-12-17-12-46 0 0 0-24 7-38 0 0 7-15 18-21 0 0 11-6 22-6 0 0 16 0 27 9 0 0 12 10 15 30l-17 4c0 0-3-13-9-19 0 0-6-7-15-7 0 0-15 0-22 13 0 0-8 13-8 34 0 0 0 23 8 36 0 0 7 11 21 11 0 0 11 0 18-7 0 0 7-8 8-23zM1446 54l-6 20c0 0-6-6-13-6 0 0-10 0-15 12 0 0-5 10-5 28v65h-17v-124h16v19c0 0 9-21 22-21 0 0 9 0 18 7zM1499 47c0 0 21 0 34 16 0 0 14 17 14 47 0 0 0 36-14 51 0 0-15 15-34 15 0 0-19 0-34-15 0 0-14-16-14-50 0 0 0-31 13-48 0 0 14-16 35-16zM1499 158c0 0 15 0 23-12 0 0 8-14 8-35 0 0 0-23-9-35 0 0-9-12-22-12 0 0-14 0-22 12 0 0-9 12-9 35 0 0 0 24 9 36 0 0 9 11 22 11zM1584 65c0 0 10-18 30-18 0 0 20 0 32 18 0 0 12 18 12 46 0 0 0 30-13 47 0 0-14 18-33 18 0 0-16 0-26-16v60h-18v-171h16zM1612 158c0 0 12 0 19-11 0 0 9-12 9-36 0 0 0-23-8-35 0 0-8-13-20-13 0 0-12 0-20 14 0 0-9 14-9 35 0 0 0 23 8 35 0 0 8 11 21 11zM1735 54l-7 20c0 0-6-6-12-6 0 0-10 0-15 12 0 0-5 10-5 28v65h-18v-124h16v19c0 0 9-21 22-21 0 0 9 0 19 7zM1787 47c0 0 21 0 35 16 0 0 14 17 14 47 0 0 0 36-15 51 0 0-15 15-34 15 0 0-19 0-34-15 0 0-14-16-14-50 0 0 0-31 14-48 0 0 13-16 34-16zM1787 158c0 0 15 0 23-12 0 0 8-14 8-35 0 0 0-23-9-35 0 0-9-12-22-12 0 0-13 0-22 12 0 0-8 12-8 35 0 0 0 24 9 36 0 0 8 11 21 11zM1941 131c0 0-4 23-16 34 0 0-12 11-27 11 0 0-23 0-35-18 0 0-13-17-13-46 0 0 0-24 8-38 0 0 7-15 17-21 0 0 11-6 23-6 0 0 15 0 27 9 0 0 11 10 14 30l-17 4c0 0-3-13-9-19 0 0-5-7-14-7 0 0-15 0-23 13 0 0-8 13-8 34 0 0 0 23 8 36 0 0 7 11 21 11 0 0 11 0 18-7 0 0 6-8 8-23zM2046 117h-78c0 0 1 20 10 31 0 0 8 10 22 10 0 0 9 0 17-5 0 0 7-7 10-20l18 3c0 0-4 19-16 30 0 0-12 10-29 10 0 0-24 0-36-17 0 0-14-17-14-47 0 0 0-28 13-47 0 0 13-18 36-18 0 0 11 0 21 6 0 0 11 6 18 21 0 0 8 14 8 43zM2027 100c0 0-1-19-9-27 0 0-9-9-19-9 0 0-13 0-21 11 0 0-7 10-9 25zM2125 85c0 0-2-10-7-16 0 0-6-5-17-5 0 0-10 0-16 4 0 0-6 5-6 12 0 0 0 8 5 11 0 0 5 3 19 7 0 0 17 5 24 9 0 0 9 4 13 11 0 0 5 7 5 19 0 0 0 16-11 28 0 0-11 11-31 11 0 0-19 0-30-10 0 0-11-10-14-29l18-4c0 0 1 13 8 20 0 0 6 5 18 5 0 0 12 0 18-5 0 0 6-5 6-14 0 0 0-6-2-9 0 0-3-3-7-4 0 0-5-3-19-7 0 0-23-6-29-15 0 0-8-8-8-21 0 0 0-17 10-26 0 0 11-10 29-10 0 0 18 0 28 8 0 0 10 9 13 27zM2224 85c0 0-1-10-7-16 0 0-5-5-16-5 0 0-10 0-16 4 0 0-6 5-6 12 0 0 0 8 4 11 0 0 6 3 20 7 0 0 16 5 25 9 0 0 8 4 13 11 0 0 4 7 4 19 0 0 0 16-12 28 0 0-11 11-30 11 0 0-20 0-30-10 0 0-12-10-14-29l17-4c0 0 2 13 9 20 0 0 6 5 18 5 0 0 11 0 18-5 0 0 6-5 6-14 0 0 0-6-3-9 0 0-3-3-7-4 0 0-4-3-19-7 0 0-22-6-29-15 0 0-7-8-7-21 0 0 0-17 10-26 0 0 11-10 28-10 0 0 19 0 29 8 0 0 10 9 12 27zM2308 47c0 0 21 0 35 16 0 0 13 17 13 47 0 0 0 36-14 51 0 0-15 15-34 15 0 0-19 0-34-15 0 0-14-16-14-50 0 0 0-31 14-48 0 0 14-16 34-16zM2308 158c0 0 15 0 23-12 0 0 8-14 8-35 0 0 0-23-9-35 0 0-9-12-22-12 0 0-14 0-22 12 0 0-9 12-9 35 0 0 0 24 9 36 0 0 9 11 22 11zM2433 54l-7 20c0 0-6-6-12-6 0 0-10 0-15 12 0 0-5 10-5 28v65h-18v-124h16v19c0 0 9-21 22-21 0 0 10 0 19 7zM2556 85c0 0-1-10-7-16 0 0-5-5-15-5 0 0-10 0-17 4 0 0-6 5-6 12 0 0 0 8 5 11 0 0 5 3 20 7 0 0 16 5 24 9 0 0 8 4 13 11 0 0 5 7 5 19 0 0 0 16-12 28 0 0-12 11-30 11 0 0-20 0-31-10 0 0-11-10-14-29l18-4c0 0 1 13 8 20 0 0 7 5 19 5 0 0 11 0 17-5 0 0 6-5 6-14 0 0 0-6-3-9 0 0-2-3-7-4 0 0-4-3-19-7 0 0-22-6-29-15 0 0-7-8-7-21 0 0 0-17 11-26 0 0 10-10 27-10 0 0 19 0 29 8 0 0 10 9 12 27zM2688 117h-77c0 0 1 20 10 31 0 0 8 10 22 10 0 0 9 0 17-5 0 0 6-7 9-20l19 3c0 0-5 19-16 30 0 0-12 10-29 10 0 0-24 0-37-17 0 0-13-17-13-47 0 0 0-28 13-47 0 0 13-18 35-18 0 0 11 0 22 6 0 0 11 6 18 21 0 0 7 14 7 43zM2670 100c0 0-1-19-10-27 0 0-8-9-19-9 0 0-12 0-20 11 0 0-8 10-10 25zM2727 173h-17v-170h17zM2843 117h-77c0 0 1 20 9 31 0 0 10 10 22 10 0 0 10 0 17-5 0 0 7-7 11-20l18 3c0 0-5 19-16 30 0 0-12 10-30 10 0 0-23 0-36-17 0 0-13-17-13-47 0 0 0-28 13-47 0 0 12-18 36-18 0 0 11 0 21 6 0 0 10 6 18 21 0 0 7 14 7 43zM2826 100c0 0-2-19-10-27 0 0-10-9-19-9 0 0-13 0-21 11 0 0-8 10-9 25zM2949 131c0 0-3 23-15 34 0 0-12 11-28 11 0 0-22 0-35-18 0 0-12-17-12-46 0 0 0-24 7-38 0 0 7-15 18-21 0 0 10-6 22-6 0 0 16 0 27 9 0 0 12 10 14 30l-17 4c0 0-2-13-8-19 0 0-6-7-15-7 0 0-15 0-23 13 0 0-7 13-7 34 0 0 0 23 7 36 0 0 8 11 21 11 0 0 12 0 19-7 0 0 6-8 8-23zM3004 173c0 0-7 1-13 1 0 0-11 0-16-4 0 0-6-5-7-12 0 0-1-8-1-21v-72h-13v-16h13v-30l18-12v42h17v16h-17v73c0 0 0 10 1 14 0 0 2 3 8 3 0 0 4 0 8-1zM3037 173h-17v-124h17zM3037 26h-17v-23h17zM3106 47c0 0 21 0 35 16 0 0 14 17 14 47 0 0 0 36-16 51 0 0-15 15-33 15 0 0-20 0-34-15 0 0-15-16-15-50 0 0 0-31 14-48 0 0 15-16 35-16zM3106 158c0 0 15 0 23-12 0 0 7-14 7-35 0 0 0-23-8-35 0 0-9-12-22-12 0 0-13 0-22 12 0 0-8 12-8 35 0 0 0 24 8 36 0 0 9 11 22 11zM3259 173h-17v-75c0 0 0-18-6-25 0 0-6-8-16-8 0 0-8 0-14 5 0 0-7 5-11 13 0 0-2 8-2 23v67h-18v-124h16v18c0 0 6-10 14-15 0 0 8-5 19-5 0 0 8 0 16 3 0 0 8 4 12 10 0 0 5 8 6 16 0 0 1 8 1 21zM3430 173h-18c0 0-2-6-4-15 0 0-17 18-38 18 0 0-16 0-25-10 0 0-10-9-10-25 0 0 0-15 9-25 0 0 9-10 32-14l16-2c0 0 9-3 16-4 0 0 0-10-1-14 0 0-1-4-3-8 0 0-2-5-8-8 0 0-4-2-14-2 0 0-11 0-17 5 0 0-7 6-10 19l-16-2c0 0 2-21 14-30 0 0 12-9 32-9 0 0 19 0 27 7 0 0 9 6 11 16 0 0 2 10 2 24v28c0 0 0 26 0 34 0 0 2 9 5 17zM3408 119v-8c0 0-14 6-34 9 0 0-20 3-20 20 0 0 0 8 6 14 0 0 5 5 15 5 0 0 13 0 23-9 0 0 10-9 10-31zM3536 173h-17v-75c0 0 0-18-6-25 0 0-6-8-15-8 0 0-8 0-15 5 0 0-7 5-10 13 0 0-3 8-3 23v67h-18v-124h16v18h1c0 0 4-10 13-15 0 0 8-5 19-5 0 0 8 0 16 3 0 0 8 4 12 10 0 0 5 8 6 16 0 0 1 8 1 21zM3647 173h-17v-15c0 0-10 18-29 18 0 0-19 0-31-18 0 0-13-18-13-47 0 0 0-29 12-47 0 0 12-17 32-17 0 0 18 0 28 17v-61h18zM3603 158c0 0 12 0 20-10 0 0 7-11 7-35 0 0 0-22-7-35 0 0-7-14-21-14 0 0-13 0-20 14 0 0-7 13-7 33 0 0 0 16 4 26 0 0 3 11 10 16 0 0 7 5 14 5zM3747 173h-18v-124h18zM3747 26h-18v-23h18zM3858 173h-18v-75c0 0 0-18-5-25 0 0-6-8-16-8 0 0-8 0-15 5 0 0-7 5-10 13 0 0-3 8-3 23v67h-17v-124h15v18h1c0 0 6-10 13-15 0 0 9-5 20-5 0 0 7 0 16 3 0 0 8 4 12 10 0 0 5 8 5 16 0 0 2 8 2 21zM3925 173c0 0-8 1-13 1 0 0-12 0-17-4 0 0-5-5-7-12 0 0 0-8 0-21v-72h-14v-16h14v-30l16-12v42h18v16h-18v73c0 0 0 10 3 14 0 0 1 3 7 3 0 0 4 0 8-1zM4030 117h-78c0 0 1 20 10 31 0 0 9 10 22 10 0 0 10 0 17-5 0 0 7-7 10-20l18 3c0 0-4 19-16 30 0 0-12 10-29 10 0 0-24 0-36-17 0 0-14-17-14-47 0 0 0-28 13-47 0 0 13-18 36-18 0 0 11 0 22 6 0 0 10 6 17 21 0 0 8 14 8 43zM4011 100c0 0-1-19-9-27 0 0-9-9-19-9 0 0-13 0-21 11 0 0-7 10-9 25zM4136 157c0 0 0 26-5 38 0 0-5 14-15 20 0 0-12 8-28 8 0 0-17 0-29-9 0 0-11-10-11-31l17 3c0 0 1 10 6 15 0 0 7 5 17 5 0 0 14 0 20-7 0 0 6-6 8-16 0 0 1-9 1-26 0 0-11 16-28 16 0 0-21 0-33-18 0 0-12-18-12-44 0 0 0-27 12-46 0 0 12-18 33-18 0 0 18 0 30 18v-16h17zM4090 156c0 0 12 0 20-10 0 0 9-11 9-36 0 0 0-22-8-34 0 0-9-12-21-12 0 0-12 0-20 12 0 0-8 13-8 34 0 0 0 23 9 35 0 0 7 11 19 11zM4217 54l-6 20c0 0-6-6-13-6 0 0-9 0-14 12 0 0-5 10-5 28v65h-18v-124h16v19c0 0 9-21 22-21 0 0 9 0 18 7zM4318 173h-19c0 0-2-6-3-15 0 0-18 18-38 18 0 0-17 0-26-10 0 0-10-9-10-25 0 0 0-15 10-25 0 0 9-10 31-14l17-2c0 0 8-3 15-4 0 0 0-10-1-14 0 0-1-4-3-8 0 0-2-5-8-8 0 0-5-2-14-2 0 0-11 0-18 5 0 0-6 6-9 19l-17-2c0 0 3-21 15-30 0 0 11-9 32-9 0 0 19 0 27 7 0 0 9 6 11 16 0 0 2 10 2 24v28c0 0 0 26 1 34 0 0 1 9 5 17zM4295 119v-8c0 0-15 6-34 9 0 0-20 3-20 20 0 0 0 8 5 14 0 0 5 5 16 5 0 0 13 0 23-9 0 0 10-9 10-31zM4379 173c0 0-7 1-13 1 0 0-11 0-17-4 0 0-5-5-6-12 0 0-1-8-1-21v-72h-13v-16h13v-30l18-12v42h17v16h-17v73c0 0 0 10 1 14 0 0 1 3 8 3 0 0 4 0 8-1zM4412 173h-18v-124h18zM4412 26h-18v-23h18zM4481 47c0 0 21 0 35 16 0 0 13 17 13 47 0 0 0 36-15 51 0 0-15 15-33 15 0 0-20 0-35-15 0 0-14-16-14-50 0 0 0-31 14-48 0 0 14-16 35-16zM4481 158c0 0 15 0 23-12 0 0 7-14 7-35 0 0 0-23-9-35 0 0-8-12-21-12 0 0-13 0-23 12 0 0-8 12-8 35 0 0 0 24 9 36 0 0 9 11 22 11zM4634 173h-17v-75c0 0 0-18-7-25 0 0-5-8-15-8 0 0-8 0-15 5 0 0-7 5-10 13 0 0-3 8-3 23v67h-17v-124h16v18c0 0 5-10 13-15 0 0 9-5 19-5 0 0 9 0 17 3 0 0 7 4 12 10 0 0 5 8 6 16 0 0 1 8 1 21z">
          <text:p/>
        </draw:path>
        <draw:path draw:style-name="gr3" draw:text-style-name="P3" draw:layer="layout" svg:width="0.206cm" svg:height="0.169cm" svg:x="0.117cm" svg:y="15.4cm" svg:viewBox="0 0 207 170" svg:d="M94 170h-94c0 0 0-14 8-28 0 0 8-15 32-37 0 0 14-14 25-29 0 0 11-15 11-30 0 0 0-12-7-21 0 0-8-8-20-8 0 0-12 0-20 8 0 0-8 9-8 26l-18-2c0 0 2-24 15-37 0 0 12-12 31-12 0 0 21 0 33 13 0 0 12 14 12 34 0 0 0 16-10 33 0 0-10 17-39 45 0 0-16 15-21 25h70zM207 130h-19v40h-18v-40h-62v-19l65-111h15v111h19zM170 111v-77l-45 77z">
          <text:p/>
        </draw:path>
        <draw:polygon draw:style-name="gr1" draw:text-style-name="P1" draw:layer="layout" svg:width="1.122cm" svg:height="0.491cm" svg:x="10.502cm" svg:y="3.877cm" svg:viewBox="0 0 1123 492" draw:points="0,0 1123,0 1123,492 0,492">
          <text:p/>
        </draw:polygon>
        <draw:path draw:style-name="gr2" draw:text-style-name="P2" draw:layer="layout" svg:width="0.61cm" svg:height="0.179cm" svg:x="10.762cm" svg:y="4.007cm" svg:viewBox="0 0 611 180" svg:d="M113 177h-20l-75-138v138h-18v-177h19l75 139v-139h19zM185 47c0 0 21 0 35 16 0 0 14 18 14 48 0 0 0 38-15 53 0 0-15 16-34 16 0 0-20 0-34-16 0 0-15-16-15-51 0 0 0-33 15-50 0 0 14-16 34-16zM185 163c0 0 15 0 23-14 0 0 8-14 8-37 0 0 0-23-9-35 0 0-9-13-22-13 0 0-13 0-22 13 0 0-9 13-9 36 0 0 0 24 9 37 0 0 9 13 22 13zM339 50l-39 127h-17l-39-127h18l22 74c0 0 6 20 6 28h1c0 0 1-8 6-21l24-81zM472 177h-18v-138c0 0-13 16-35 26v-21c0 0 30-17 42-44h11zM564 0c0 0 47 0 47 90 0 0 0 46-13 68 0 0-12 22-34 22 0 0-47 0-47-90 0 0 0-45 13-67 0 0 12-23 34-23zM564 163c0 0 14 0 21-18 0 0 7-16 7-55 0 0 0-27-3-41 0 0-3-16-10-23 0 0-5-8-15-8 0 0-15 0-22 17 0 0-7 17-7 55 0 0 0 27 3 42 0 0 4 15 10 23 0 0 6 8 16 8z">
          <text:p/>
        </draw:path>
        <draw:polygon draw:style-name="gr1" draw:text-style-name="P1" draw:layer="layout" svg:width="1.121cm" svg:height="0.491cm" svg:x="11.624cm" svg:y="3.877cm" svg:viewBox="0 0 1122 492" draw:points="0,0 1122,0 1122,492 0,492">
          <text:p/>
        </draw:polygon>
        <draw:path draw:style-name="gr2" draw:text-style-name="P2" draw:layer="layout" svg:width="0.61cm" svg:height="0.179cm" svg:x="11.883cm" svg:y="4.007cm" svg:viewBox="0 0 611 180" svg:d="M113 177h-19l-76-138v138h-18v-177h19l75 139h1v-139h18zM185 47c0 0 21 0 34 16 0 0 15 18 15 48 0 0 0 38-15 53 0 0-15 16-34 16 0 0-20 0-34-16 0 0-15-16-15-51 0 0 0-33 14-50 0 0 14-16 35-16zM185 163c0 0 14 0 22-14 0 0 8-14 8-37 0 0 0-23-8-35 0 0-9-13-22-13 0 0-14 0-22 13 0 0-9 13-9 36 0 0 0 24 9 37 0 0 9 13 22 13zM339 50l-39 127h-17l-39-127h19l21 74c0 0 6 20 7 28h1c0 0 1-8 5-21l24-81zM472 177h-18v-138c0 0-12 16-35 26v-21c0 0 30-17 42-44h11zM611 20c0 0-21 29-37 70 0 0-15 42-18 87h-18c0 0 1-36 14-79 0 0 15-42 37-74h-71v-21h93z">
          <text:p/>
        </draw:path>
        <draw:polygon draw:style-name="gr1" draw:text-style-name="P1" draw:layer="layout" svg:width="4.809cm" svg:height="0.49cm" svg:x="9.059cm" svg:y="3.386cm" svg:viewBox="0 0 4810 491" draw:points="0,0 4810,0 4810,491 0,491">
          <text:p/>
        </draw:polygon>
        <draw:path draw:style-name="gr2" draw:text-style-name="P2" draw:layer="layout" svg:width="0.338cm" svg:height="0.179cm" svg:x="11.301cm" svg:y="3.516cm" svg:viewBox="0 0 339 180" svg:d="M113 177h-19l-76-140v140h-18v-177h20l74 139h1v-139h18zM185 45c0 0 22 0 35 18 0 0 14 16 14 47 0 0 0 39-15 54 0 0-15 16-34 16 0 0-19 0-34-16 0 0-15-16-15-52 0 0 0-33 14-49 0 0 15-18 35-18zM185 162c0 0 16 0 24-14 0 0 7-13 7-37 0 0 0-23-9-35 0 0-8-13-22-13 0 0-13 0-22 13 0 0-9 12-9 36 0 0 0 25 9 38 0 0 10 12 22 12zM339 49l-39 128h-17l-39-128h19l21 73c0 0 6 22 7 29h1c0 0 1-7 5-21l24-81z">
          <text:p/>
        </draw:path>
        <draw:polygon draw:style-name="gr1" draw:text-style-name="P1" draw:layer="layout" svg:width="1.122cm" svg:height="0.491cm" svg:x="12.746cm" svg:y="3.877cm" svg:viewBox="0 0 1123 492" draw:points="0,0 1123,0 1123,492 0,492">
          <text:p/>
        </draw:polygon>
        <draw:path draw:style-name="gr2" draw:text-style-name="P2" draw:layer="layout" svg:width="0.609cm" svg:height="0.179cm" svg:x="13.006cm" svg:y="4.007cm" svg:viewBox="0 0 610 180" svg:d="M113 177h-20l-75-138v138h-18v-177h19l75 139v-139h19zM185 47c0 0 20 0 34 16 0 0 14 18 14 48 0 0 0 38-15 53 0 0-15 16-33 16 0 0-20 0-35-16 0 0-14-16-14-51 0 0 0-33 14-50 0 0 13-16 35-16zM185 163c0 0 14 0 22-14 0 0 8-14 8-37 0 0 0-23-9-35 0 0-9-13-21-13 0 0-14 0-22 13 0 0-10 13-10 36 0 0 0 24 10 37 0 0 8 13 22 13zM339 50l-40 127h-17l-39-127h18l22 74c0 0 6 20 7 28 0 0 2-8 6-21l25-81zM498 177h-95c0 0 0-14 8-30 0 0 9-16 32-38 0 0 14-14 25-29 0 0 11-16 11-31 0 0 0-13-8-22 0 0-7-9-19-9 0 0-11 0-20 9 0 0-7 10-7 27l-19-3c0 0 2-24 14-38 0 0 13-13 33-13 0 0 21 0 33 15 0 0 12 14 12 35 0 0 0 16-10 33 0 0-10 18-40 47 0 0-16 15-21 26h71zM610 135h-19v42h-17v-42h-63v-19l65-116h15v116h19zM574 116v-80h-1l-45 80z">
          <text:p/>
        </draw:path>
        <draw:polygon draw:style-name="gr1" draw:text-style-name="P1" draw:layer="layout" svg:width="1.121cm" svg:height="0.491cm" svg:x="13.868cm" svg:y="3.877cm" svg:viewBox="0 0 1122 492" draw:points="0,0 1122,0 1122,492 0,492">
          <text:p/>
        </draw:polygon>
        <draw:path draw:style-name="gr2" draw:text-style-name="P2" draw:layer="layout" svg:width="0.47cm" svg:height="0.179cm" svg:x="14.183cm" svg:y="4.007cm" svg:viewBox="0 0 471 180" svg:d="M0 0h50c0 0 12 0 22 2 0 0 10 2 19 8 0 0 8 7 15 18 0 0 6 11 10 26 0 0 3 14 3 35 0 0 0 38-15 63 0 0-15 25-52 25h-52zM19 156h31c0 0 9 0 17-1 0 0 7-2 15-8 0 0 7-6 12-21 0 0 5-15 5-38 0 0 0-13-1-25 0 0-2-11-7-20 0 0-6-10-13-14 0 0-6-5-13-6 0 0-6-1-16-1h-30zM233 119h-78c0 0 1 21 10 32 0 0 9 12 22 12 0 0 10 0 17-7 0 0 7-6 10-19l18 1c0 0-4 20-15 32 0 0-13 10-30 10 0 0-24 0-36-17 0 0-14-19-14-48 0 0 0-31 13-50 0 0 13-18 36-18 0 0 11 0 22 6 0 0 10 6 18 21 0 0 7 15 7 45zM214 101c0 0 0-19-9-28 0 0-9-9-19-9 0 0-13 0-21 11 0 0-7 10-9 26zM339 133c0 0-3 24-15 36 0 0-12 11-28 11 0 0-23 0-35-18 0 0-13-18-13-48 0 0 0-25 8-40 0 0 7-15 17-21 0 0 11-6 23-6 0 0 16 0 27 10 0 0 11 11 14 30l-17 3c0 0-3-13-8-19 0 0-6-7-15-7 0 0-15 0-23 13 0 0-7 13-7 36 0 0 0 24 7 37 0 0 8 13 21 13 0 0 12 0 18-9 0 0 7-8 9-24zM471 177h-17v-138c0 0-13 16-35 26v-21c0 0 30-17 41-44h11z">
          <text:p/>
        </draw:path>
        <draw:polygon draw:style-name="gr1" draw:text-style-name="P1" draw:layer="layout" svg:width="1.122cm" svg:height="0.491cm" svg:x="14.99cm" svg:y="3.877cm" svg:viewBox="0 0 1123 492" draw:points="0,0 1123,0 1123,492 0,492">
          <text:p/>
        </draw:polygon>
        <draw:path draw:style-name="gr2" draw:text-style-name="P2" draw:layer="layout" svg:width="0.499cm" svg:height="0.179cm" svg:x="15.305cm" svg:y="4.007cm" svg:viewBox="0 0 500 180" svg:d="M0 0h50c0 0 13 0 22 2 0 0 10 2 18 8 0 0 9 7 15 18 0 0 6 11 11 26 0 0 4 14 4 35 0 0 0 38-16 63 0 0-15 25-52 25h-52zM19 156h31c0 0 10 0 17-1 0 0 7-2 15-8 0 0 7-6 12-21 0 0 5-15 5-38 0 0 0-13-2-25 0 0-2-11-7-20 0 0-5-10-11-14 0 0-7-5-14-6 0 0-5-1-16-1h-30zM234 119h-79c0 0 1 21 10 32 0 0 9 12 22 12 0 0 10 0 17-7 0 0 7-6 10-19l19 1c0 0-4 20-16 32 0 0-13 10-30 10 0 0-23 0-36-17 0 0-13-19-13-48 0 0 0-31 13-50 0 0 12-18 35-18 0 0 11 0 22 6 0 0 11 6 18 21 0 0 8 15 8 45zM215 101c0 0-1-19-10-28 0 0-8-9-19-9 0 0-12 0-21 11 0 0-7 10-9 26zM339 133c0 0-3 24-15 36 0 0-12 11-28 11 0 0-23 0-35-18 0 0-12-18-12-48 0 0 0-25 7-40 0 0 7-15 17-21 0 0 12-6 23-6 0 0 16 0 28 10 0 0 11 11 13 30l-17 3c0 0-2-13-8-19 0 0-6-7-15-7 0 0-15 0-22 13 0 0-8 13-8 36 0 0 0 24 8 37 0 0 7 13 21 13 0 0 11 0 18-9 0 0 6-8 8-24zM473 82c0 0 27 10 27 45 0 0 0 23-14 37 0 0-12 16-34 16 0 0-20 0-34-16 0 0-13-14-13-38 0 0 0-16 7-29 0 0 8-13 21-15 0 0-22-9-22-36 0 0 0-19 11-33 0 0 12-13 30-13 0 0 19 0 30 14 0 0 12 13 12 32 0 0 0 26-21 36zM452 74c0 0 10 0 17-9 0 0 7-7 7-19 0 0 0-11-7-20 0 0-7-8-17-8 0 0-10 0-16 8 0 0-6 8-6 19 0 0 0 13 6 21 0 0 7 8 16 8zM452 163c0 0 13 0 22-11 0 0 7-9 7-25 0 0 0-16-8-26 0 0-9-10-21-10 0 0-13 0-20 11 0 0-9 10-9 24 0 0 0 16 9 26 0 0 8 11 20 11z">
          <text:p/>
        </draw:path>
        <draw:polygon draw:style-name="gr1" draw:text-style-name="P1" draw:layer="layout" svg:width="1.121cm" svg:height="0.491cm" svg:x="16.112cm" svg:y="3.877cm" svg:viewBox="0 0 1122 492" draw:points="0,0 1122,0 1122,492 0,492">
          <text:p/>
        </draw:polygon>
        <draw:path draw:style-name="gr2" draw:text-style-name="P2" draw:layer="layout" svg:width="0.611cm" svg:height="0.179cm" svg:x="16.372cm" svg:y="4.007cm" svg:viewBox="0 0 612 180" svg:d="M0 0h50c0 0 13 0 23 2 0 0 9 2 18 8 0 0 8 7 15 18 0 0 6 11 10 26 0 0 3 14 3 35 0 0 0 38-15 63 0 0-15 25-51 25h-53zM19 156h31c0 0 10 0 17-1 0 0 8-2 15-8 0 0 8-6 13-21 0 0 5-15 5-38 0 0 0-13-2-25 0 0-2-11-7-20 0 0-5-10-11-14 0 0-8-5-14-6 0 0-6-1-16-1h-31zM233 119h-78c0 0 2 21 10 32 0 0 9 12 22 12 0 0 10 0 17-7 0 0 7-6 10-19l19 1c0 0-5 20-16 32 0 0-13 10-30 10 0 0-23 0-36-17 0 0-13-19-13-48 0 0 0-31 13-50 0 0 12-18 35-18 0 0 11 0 22 6 0 0 11 6 18 21 0 0 7 15 7 45zM215 101c0 0-1-19-10-28 0 0-8-9-19-9 0 0-12 0-20 11 0 0-8 10-10 26zM339 133c0 0-3 24-15 36 0 0-12 11-28 11 0 0-23 0-35-18 0 0-12-18-12-48 0 0 0-25 7-40 0 0 7-15 18-21 0 0 10-6 22-6 0 0 16 0 28 10 0 0 11 11 14 30l-17 3c0 0-3-13-9-19 0 0-6-7-15-7 0 0-15 0-22 13 0 0-8 13-8 36 0 0 0 24 7 37 0 0 8 13 22 13 0 0 11 0 18-9 0 0 6-8 8-24zM472 177h-18v-138c0 0-12 16-35 26v-21c0 0 30-17 42-44h11zM540 71c0 0 13-11 27-11 0 0 18 0 31 16 0 0 14 15 14 41 0 0 0 27-14 45 0 0-13 18-35 18 0 0-18 0-31-12 0 0-13-13-15-37l18-2c0 0 2 17 10 25 0 0 7 9 18 9 0 0 13 0 21-13 0 0 9-13 9-31 0 0 0-18-9-29 0 0-8-11-22-11 0 0-17 0-25 18l-17-3 14-91h71v21h-57z">
          <text:p/>
        </draw:path>
        <draw:polygon draw:style-name="gr1" draw:text-style-name="P1" draw:layer="layout" svg:width="1.122cm" svg:height="0.491cm" svg:x="17.234cm" svg:y="3.877cm" svg:viewBox="0 0 1123 492" draw:points="0,0 1123,0 1123,492 0,492">
          <text:p/>
        </draw:polygon>
        <draw:path draw:style-name="gr2" draw:text-style-name="P2" draw:layer="layout" svg:width="0.608cm" svg:height="0.179cm" svg:x="17.494cm" svg:y="4.007cm" svg:viewBox="0 0 609 180" svg:d="M0 0h50c0 0 13 0 22 2 0 0 10 2 19 8 0 0 8 7 14 18 0 0 7 11 11 26 0 0 3 14 3 35 0 0 0 38-15 63 0 0-15 25-51 25h-53zM18 156h32c0 0 10 0 17-1 0 0 8-2 15-8 0 0 7-6 12-21 0 0 5-15 5-38 0 0 0-13-2-25 0 0-1-11-6-20 0 0-6-10-12-14 0 0-7-5-13-6 0 0-6-1-16-1h-32zM233 119h-78c0 0 1 21 10 32 0 0 9 12 22 12 0 0 10 0 17-7 0 0 7-6 10-19l18 1c0 0-4 20-16 32 0 0-12 10-29 10 0 0-24 0-37-17 0 0-13-19-13-48 0 0 0-31 13-50 0 0 13-18 36-18 0 0 11 0 21 6 0 0 11 6 19 21 0 0 7 15 7 45zM215 101c0 0-1-19-11-28 0 0-8-9-18-9 0 0-13 0-21 11 0 0-7 10-9 26zM339 133c0 0-3 24-15 36 0 0-13 11-29 11 0 0-22 0-34-18 0 0-13-18-13-48 0 0 0-25 8-40 0 0 7-15 17-21 0 0 11-6 22-6 0 0 17 0 28 10 0 0 11 11 14 30l-17 3c0 0-3-13-8-19 0 0-6-7-15-7 0 0-15 0-23 13 0 0-8 13-8 36 0 0 0 24 8 37 0 0 7 13 21 13 0 0 12 0 19-9 0 0 6-8 8-24zM498 177h-95c0 0 0-14 8-30 0 0 9-16 32-38 0 0 14-14 25-29 0 0 11-16 11-31 0 0 0-13-8-22 0 0-7-9-19-9 0 0-12 0-20 9 0 0-8 10-8 27l-18-3c0 0 2-24 14-38 0 0 13-13 33-13 0 0 21 0 33 15 0 0 11 14 11 35 0 0 0 16-10 33 0 0-9 18-39 47 0 0-16 15-21 26h71zM609 177h-95c0 0 0-14 9-30 0 0 8-16 31-38 0 0 15-14 25-29 0 0 12-16 12-31 0 0 0-13-8-22 0 0-7-9-19-9 0 0-12 0-20 9 0 0-9 10-9 27l-17-3c0 0 1-24 14-38 0 0 13-13 32-13 0 0 21 0 33 15 0 0 11 14 11 35 0 0 0 16-10 33 0 0-9 18-39 47 0 0-15 15-20 26h70z">
          <text:p/>
        </draw:path>
        <draw:polygon draw:style-name="gr1" draw:text-style-name="P1" draw:layer="layout" svg:width="4.969cm" svg:height="0.49cm" svg:x="13.868cm" svg:y="3.386cm" svg:viewBox="0 0 4970 491" draw:points="0,0 4970,0 4970,491 0,491">
          <text:p/>
        </draw:polygon>
        <draw:path draw:style-name="gr2" draw:text-style-name="P2" draw:layer="layout" svg:width="0.338cm" svg:height="0.179cm" svg:x="16.191cm" svg:y="3.516cm" svg:viewBox="0 0 339 180" svg:d="M0 0h50c0 0 13 0 22 2 0 0 10 1 19 8 0 0 8 6 14 17 0 0 7 11 11 25 0 0 3 14 3 35 0 0 0 40-15 64 0 0-15 26-51 26h-53zM20 156h30c0 0 10 0 17-2 0 0 8-1 15-8 0 0 7-6 12-21 0 0 5-15 5-39 0 0 0-13-1-24 0 0-2-12-7-21 0 0-5-10-12-14 0 0-7-4-13-5 0 0-6-1-16-1h-30zM233 117h-78c0 0 1 22 10 33 0 0 9 12 22 12 0 0 10 0 17-6 0 0 7-7 10-20l18 2c0 0-4 20-16 31 0 0-12 11-29 11 0 0-24 0-36-18 0 0-14-18-14-49 0 0 0-30 13-49 0 0 13-19 36-19 0 0 11 0 21 7 0 0 12 6 19 21 0 0 7 14 7 44zM215 100c0 0-1-20-10-28 0 0-8-9-19-9 0 0-13 0-21 11 0 0-7 9-9 26zM339 133c0 0-3 24-15 36 0 0-13 11-28 11 0 0-23 0-35-18 0 0-13-18-13-50 0 0 0-24 8-39 0 0 7-15 17-21 0 0 11-7 23-7 0 0 16 0 27 11 0 0 11 10 14 30l-17 4c0 0-3-13-8-20 0 0-6-7-15-7 0 0-15 0-23 14 0 0-8 12-8 35 0 0 0 25 8 38 0 0 7 12 22 12 0 0 11 0 18-8 0 0 6-8 8-24z">
          <text:p/>
        </draw:path>
        <draw:polygon draw:style-name="gr1" draw:text-style-name="P1" draw:layer="layout" svg:width="1.121cm" svg:height="0.491cm" svg:x="18.357cm" svg:y="3.877cm" svg:viewBox="0 0 1122 492" draw:points="0,0 1122,0 1122,492 0,492">
          <text:p/>
        </draw:polygon>
        <draw:path draw:style-name="gr2" draw:text-style-name="P2" draw:layer="layout" svg:width="0.61cm" svg:height="0.179cm" svg:x="18.616cm" svg:y="4.007cm" svg:viewBox="0 0 611 180" svg:d="M0 0h50c0 0 12 0 22 2 0 0 10 2 18 8 0 0 9 7 15 18 0 0 6 11 10 26 0 0 4 14 4 35 0 0 0 38-15 63 0 0-15 25-52 25h-52zM19 156h31c0 0 10 0 17-1 0 0 7-2 15-8 0 0 7-6 12-21 0 0 5-15 5-38 0 0 0-13-2-25 0 0-2-11-7-20 0 0-5-10-12-14 0 0-6-5-13-6 0 0-6-1-16-1h-30zM233 119h-78c0 0 0 21 10 32 0 0 8 12 21 12 0 0 11 0 17-7 0 0 8-6 11-19l19 1c0 0-5 20-16 32 0 0-13 10-31 10 0 0-23 0-36-17 0 0-13-19-13-48 0 0 0-31 13-50 0 0 13-18 35-18 0 0 12 0 23 6 0 0 11 6 18 21 0 0 7 15 7 45zM215 101c0 0-1-19-11-28 0 0-8-9-19-9 0 0-12 0-20 11 0 0-8 10-10 26zM339 133c0 0-3 24-15 36 0 0-12 11-28 11 0 0-23 0-35-18 0 0-12-18-12-48 0 0 0-25 7-40 0 0 7-15 18-21 0 0 10-6 22-6 0 0 16 0 28 10 0 0 11 11 13 30l-17 3c0 0-2-13-8-19 0 0-6-7-15-7 0 0-15 0-22 13 0 0-8 13-8 36 0 0 0 24 7 37 0 0 8 13 22 13 0 0 11 0 18-9 0 0 6-8 8-24zM498 177h-95c0 0 0-14 9-30 0 0 8-16 31-38 0 0 14-14 26-29 0 0 10-16 10-31 0 0 0-13-7-22 0 0-8-9-20-9 0 0-11 0-19 9 0 0-8 10-8 27l-19-3c0 0 2-24 15-38 0 0 13-13 32-13 0 0 21 0 33 15 0 0 12 14 12 35 0 0 0 16-10 33 0 0-10 18-40 47 0 0-16 15-21 26h71zM594 95c0 0-6 9-15 16 0 0-9 6-20 6 0 0-17 0-30-15 0 0-12-17-12-42 0 0 0-26 13-43 0 0 12-17 32-17 0 0 20 0 34 20 0 0 15 18 15 65 0 0 0 48-13 72 0 0-14 23-39 23 0 0-15 0-27-10 0 0-10-12-12-33l17-2c0 0 3 28 23 28 0 0 16 0 25-19 0 0 9-18 9-49zM564 98c0 0 12 0 20-11 0 0 7-11 7-28 0 0 0-17-7-29 0 0-8-12-20-12 0 0-12 0-21 12 0 0-8 13-8 31 0 0 0 16 8 27 0 0 9 10 21 10z">
          <text:p/>
        </draw:path>
        <draw:polygon draw:style-name="gr1" draw:text-style-name="P1" draw:layer="layout" svg:width="1.121cm" svg:height="0.491cm" svg:x="19.478cm" svg:y="3.877cm" svg:viewBox="0 0 1122 492" draw:points="0,0 1122,0 1122,492 0,492">
          <text:p/>
        </draw:polygon>
        <draw:path draw:style-name="gr2" draw:text-style-name="P2" draw:layer="layout" svg:width="0.476cm" svg:height="0.179cm" svg:x="19.8cm" svg:y="4.007cm" svg:viewBox="0 0 477 180" svg:d="M78 120c0 0 0 32-10 45 0 0-10 15-30 15 0 0-19 0-29-14 0 0-9-13-9-40l17-3c0 0 0 18 5 27 0 0 6 8 16 8 0 0 10 0 15-6 0 0 5-5 5-12 0 0 2-8 2-19v-121h18zM198 177h-18c0 0-3-6-4-17 0 0-18 20-38 20 0 0-17 0-27-10 0 0-9-11-9-27 0 0 0-16 9-26 0 0 10-11 32-14l17-3c0 0 9-2 15-4 0 0 0-11-1-14 0 0 0-5-3-9 0 0-2-4-8-7 0 0-5-3-13-3 0 0-12 0-19 6 0 0-6 5-9 19l-17-3c0 0 3-20 15-29 0 0 11-10 32-10 0 0 19 0 28 7 0 0 8 6 10 17 0 0 2 9 2 24v29c0 0 0 27 1 35 0 0 1 11 5 19zM175 120v-8c0 0-15 6-34 9 0 0-20 3-20 21 0 0 0 8 5 15 0 0 5 5 16 5 0 0 13 0 23-10 0 0 10-9 10-32zM305 177h-19v-78c0 0 0-20-6-27 0 0-5-8-15-8 0 0-8 0-15 6 0 0-7 4-10 13 0 0-3 8-3 24v70h-18v-128h17v18c0 0 5-10 13-16 0 0 9-5 19-5 0 0 9 0 17 4 0 0 7 3 12 10 0 0 5 8 6 16 0 0 2 8 2 22zM405 70c0 0 12-11 27-11 0 0 19 0 32 16 0 0 13 15 13 42 0 0 0 26-13 44 0 0-14 19-36 19 0 0-18 0-32-13 0 0-13-13-15-37l19-2c0 0 2 17 10 25 0 0 7 9 18 9 0 0 14 0 22-13 0 0 8-12 8-31 0 0 0-18-9-28 0 0-8-12-21-12 0 0-18 0-27 18l-17-3 14-90h72v20h-58z">
          <text:p/>
        </draw:path>
        <draw:polygon draw:style-name="gr1" draw:text-style-name="P1" draw:layer="layout" svg:width="1.122cm" svg:height="0.491cm" svg:x="20.6cm" svg:y="3.877cm" svg:viewBox="0 0 1123 492" draw:points="0,0 1123,0 1123,492 0,492">
          <text:p/>
        </draw:polygon>
        <draw:path draw:style-name="gr2" draw:text-style-name="P2" draw:layer="layout" svg:width="0.585cm" svg:height="0.179cm" svg:x="20.866cm" svg:y="4.007cm" svg:viewBox="0 0 586 180" svg:d="M78 121c0 0 0 32-10 45 0 0-11 14-30 14 0 0-20 0-29-13 0 0-9-13-9-40l17-3c0 0 0 18 5 26 0 0 6 9 16 9 0 0 10 0 15-6 0 0 5-5 5-12 0 0 2-8 2-19v-122h18zM198 177h-18c0 0-3-6-4-16 0 0-18 19-38 19 0 0-17 0-27-10 0 0-9-10-9-26 0 0 0-16 9-27 0 0 10-10 32-14l16-2c0 0 9-2 16-4 0 0 0-11-1-14 0 0 0-5-3-9 0 0-2-4-8-7 0 0-5-3-14-3 0 0-11 0-18 6 0 0-6 5-9 19l-17-3c0 0 3-20 15-29 0 0 11-10 32-10 0 0 18 0 28 7 0 0 8 6 10 16 0 0 2 10 2 25v29c0 0 0 26 1 35 0 0 1 10 5 18zM175 121v-8c0 0-14 6-34 9 0 0-20 3-20 21 0 0 0 8 5 14 0 0 5 6 16 6 0 0 13 0 23-10 0 0 10-9 10-32zM304 177h-17v-77c0 0 0-20-6-27 0 0-6-8-16-8 0 0-8 0-15 5 0 0-7 5-10 13 0 0-3 9-3 25v69h-18v-127h17v18c0 0 5-11 13-16 0 0 9-5 19-5 0 0 9 0 17 3 0 0 7 4 12 11 0 0 5 8 6 16 0 0 1 8 1 22zM448 177h-18v-138c0 0-13 16-35 26v-21c0 0 30-17 42-44h11zM586 177h-95c0 0 0-14 8-30 0 0 9-16 33-38 0 0 13-14 25-29 0 0 11-16 11-31 0 0 0-13-8-22 0 0-8-9-19-9 0 0-12 0-20 9 0 0-9 10-9 27l-18-3c0 0 2-24 14-38 0 0 14-13 33-13 0 0 21 0 33 15 0 0 12 14 12 35 0 0 0 16-10 33 0 0-10 18-39 47 0 0-16 15-22 26h71z">
          <text:p/>
        </draw:path>
        <draw:polygon draw:style-name="gr1" draw:text-style-name="P1" draw:layer="layout" svg:width="1.121cm" svg:height="0.491cm" svg:x="21.722cm" svg:y="3.877cm" svg:viewBox="0 0 1122 492" draw:points="0,0 1122,0 1122,492 0,492">
          <text:p/>
        </draw:polygon>
        <draw:path draw:style-name="gr2" draw:text-style-name="P2" draw:layer="layout" svg:width="0.588cm" svg:height="0.179cm" svg:x="21.988cm" svg:y="4.007cm" svg:viewBox="0 0 589 180" svg:d="M80 121c0 0 0 32-11 45 0 0-11 14-31 14 0 0-19 0-28-13 0 0-10-13-10-40l17-3c0 0 0 18 6 26 0 0 5 9 15 9 0 0 11 0 16-6 0 0 4-5 6-12 0 0 0-8 0-19v-122h20zM199 177h-19c0 0-2-6-3-16 0 0-18 19-39 19 0 0-16 0-26-10 0 0-9-10-9-26 0 0 0-16 9-27 0 0 9-10 32-14l16-2c0 0 10-2 15-4 0 0 0-11 0-14 0 0 0-5-2-9 0 0-3-4-8-7 0 0-6-3-14-3 0 0-12 0-19 6 0 0-6 5-8 19l-18-3c0 0 3-20 15-29 0 0 12-10 32-10 0 0 19 0 27 7 0 0 9 6 11 16 0 0 2 10 2 25v29c0 0 0 26 1 35 0 0 1 10 5 18zM175 121v-8c0 0-13 6-33 9 0 0-20 3-20 21 0 0 0 8 5 14 0 0 6 6 16 6 0 0 13 0 22-10 0 0 10-9 10-32zM305 177h-17v-77c0 0 0-20-6-27 0 0-6-8-16-8 0 0-8 0-15 5 0 0-7 5-10 13 0 0-2 9-2 25v69h-18v-127h15v18c0 0 6-11 15-16 0 0 7-5 19-5 0 0 8 0 16 3 0 0 8 4 12 11 0 0 5 8 6 16 0 0 1 8 1 22zM449 177h-17v-138c0 0-14 16-36 26v-21c0 0 31-17 42-44h11zM570 95c0 0-5 9-14 16 0 0-9 6-19 6 0 0-18 0-31-15 0 0-12-17-12-42 0 0 0-26 13-43 0 0 12-17 33-17 0 0 19 0 34 20 0 0 15 18 15 65 0 0 0 48-14 72 0 0-13 23-38 23 0 0-17 0-27-10 0 0-11-12-13-33l16-2c0 0 5 28 24 28 0 0 17 0 25-19 0 0 9-18 9-49zM541 98c0 0 13 0 21-11 0 0 7-11 7-28 0 0 0-17-8-29 0 0-8-12-20-12 0 0-12 0-21 12 0 0-8 13-8 31 0 0 0 16 8 27 0 0 8 10 21 10z">
          <text:p/>
        </draw:path>
        <draw:polygon draw:style-name="gr1" draw:text-style-name="P1" draw:layer="layout" svg:width="4.969cm" svg:height="0.49cm" svg:x="18.837cm" svg:y="3.386cm" svg:viewBox="0 0 4970 491" draw:points="0,0 4970,0 4970,491 0,491">
          <text:p/>
        </draw:polygon>
        <draw:path draw:style-name="gr2" draw:text-style-name="P2" draw:layer="layout" svg:width="0.304cm" svg:height="0.179cm" svg:x="21.166cm" svg:y="3.516cm" svg:viewBox="0 0 305 180" svg:d="M78 119c0 0 0 34-10 47 0 0-11 14-30 14 0 0-19 0-29-14 0 0-9-13-9-39l17-4c0 0 0 18 5 27 0 0 6 9 16 9 0 0 10 0 15-6 0 0 5-5 5-13 0 0 2-7 2-19v-121h18zM199 177h-19c0 0-3-7-3-16 0 0-18 19-39 19 0 0-17 0-27-10 0 0-9-11-9-27 0 0 0-16 9-27 0 0 10-10 32-13l17-4c0 0 9-2 15-4 0 0 0-10 0-14 0 0-1-4-3-8 0 0-2-4-8-7 0 0-5-3-15-3 0 0-11 0-18 6 0 0-6 5-9 19l-17-3c0 0 3-20 15-29 0 0 11-11 32-11 0 0 20 0 28 7 0 0 9 7 11 17 0 0 2 9 2 24v30c0 0 0 27 1 36 0 0 1 9 5 18zM175 120v-8c0 0-14 5-34 9 0 0-20 4-20 22 0 0 0 8 5 14 0 0 6 6 16 6 0 0 13 0 23-10 0 0 10-9 10-33zM305 177h-17v-79c0 0 0-19-7-27 0 0-6-7-15-7 0 0-8 0-15 5 0 0-7 5-10 13 0 0-3 8-3 24v71h-18v-128h16v17c0 0 6-10 14-16 0 0 8-5 19-5 0 0 9 0 16 5 0 0 8 3 13 10 0 0 4 7 5 16 0 0 2 7 2 21z">
          <text:p/>
        </draw:path>
        <draw:polygon draw:style-name="gr1" draw:text-style-name="P1" draw:layer="layout" svg:width="1.122cm" svg:height="0.491cm" svg:x="22.844cm" svg:y="3.877cm" svg:viewBox="0 0 1123 492" draw:points="0,0 1123,0 1123,492 0,492">
          <text:p/>
        </draw:polygon>
        <draw:path draw:style-name="gr2" draw:text-style-name="P2" draw:layer="layout" svg:width="0.588cm" svg:height="0.179cm" svg:x="23.11cm" svg:y="4.007cm" svg:viewBox="0 0 589 180" svg:d="M78 121c0 0 0 32-10 45 0 0-11 14-30 14 0 0-20 0-29-13 0 0-9-13-9-40l17-3c0 0 0 18 5 26 0 0 6 9 16 9 0 0 10 0 15-6 0 0 5-5 5-12 0 0 2-8 2-19v-122h18zM199 177h-19c0 0-3-6-3-16 0 0-18 19-39 19 0 0-17 0-26-10 0 0-9-10-9-26 0 0 0-16 9-27 0 0 9-10 31-14l17-2c0 0 9-2 15-4 0 0 0-11 0-14 0 0-1-5-3-9 0 0-2-4-8-7 0 0-5-3-14-3 0 0-12 0-18 6 0 0-6 5-9 19l-17-3c0 0 3-20 15-29 0 0 11-10 32-10 0 0 18 0 27 7 0 0 9 6 11 16 0 0 2 10 2 25v29c0 0 0 26 1 35 0 0 1 10 5 18zM175 121v-8c0 0-14 6-34 9 0 0-20 3-20 21 0 0 0 8 6 14 0 0 5 6 16 6 0 0 12 0 22-10 0 0 10-9 10-32zM305 177h-17v-77c0 0 0-20-7-27 0 0-6-8-15-8 0 0-8 0-15 5 0 0-7 5-10 13 0 0-3 9-3 25v69h-18v-127h16v18c0 0 6-11 14-16 0 0 8-5 19-5 0 0 9 0 16 3 0 0 8 4 13 11 0 0 4 8 5 16 0 0 2 8 2 22zM475 177h-95c0 0 0-14 8-30 0 0 9-16 32-38 0 0 14-14 25-29 0 0 11-16 11-31 0 0 0-13-7-22 0 0-8-9-19-9 0 0-13 0-20 9 0 0-9 10-9 27l-18-3c0 0 2-24 15-38 0 0 12-13 32-13 0 0 21 0 32 15 0 0 12 14 12 35 0 0 0 16-10 33 0 0-10 18-39 47 0 0-15 15-20 26h70zM511 86c0 0 12-23 35-23 0 0 18 0 30 16 0 0 13 16 13 41 0 0 0 24-13 43 0 0-12 17-33 17 0 0-20 0-35-19 0 0-15-18-15-66 0 0 0-47 14-71 0 0 13-24 38-24 0 0 16 0 27 11 0 0 11 12 14 33l-18 2c0 0-5-28-24-28 0 0-14 0-24 17 0 0-9 15-9 51zM543 163c0 0 12 0 19-13 0 0 8-12 8-29 0 0 0-17-8-28 0 0-7-11-20-11 0 0-12 0-20 10 0 0-8 11-8 28 0 0 0 17 8 30 0 0 8 13 21 13z">
          <text:p/>
        </draw:path>
        <draw:polygon draw:style-name="gr1" draw:text-style-name="P1" draw:layer="layout" svg:width="1.121cm" svg:height="0.491cm" svg:x="23.967cm" svg:y="3.877cm" svg:viewBox="0 0 1122 492" draw:points="0,0 1122,0 1122,492 0,492">
          <text:p/>
        </draw:polygon>
        <draw:path draw:style-name="gr2" draw:text-style-name="P2" draw:layer="layout" svg:width="0.485cm" svg:height="0.179cm" svg:x="24.287cm" svg:y="4.007cm" svg:viewBox="0 0 486 180" svg:d="M97 22h-79v55h68v20h-68v80h-18v-177h97zM210 119h-78c0 0 1 21 10 32 0 0 9 12 22 12 0 0 10 0 16-7 0 0 7-6 11-19l18 1c0 0-4 20-16 32 0 0-12 10-29 10 0 0-23 0-37-17 0 0-13-19-13-48 0 0 0-31 12-50 0 0 13-18 37-18 0 0 11 0 22 6 0 0 10 6 17 21 0 0 8 15 8 45zM192 101c0 0-2-19-10-28 0 0-9-9-19-9 0 0-12 0-21 11 0 0-8 10-9 26zM249 64c0 0 10-17 28-17 0 0 20 0 32 18 0 0 13 18 13 46 0 0 0 33-14 52 0 0-14 17-32 17 0 0-18 0-28-19v16h-17v-177h17v64zM275 163c0 0 13 0 20-13 0 0 8-13 8-37 0 0 0-23-7-36 0 0-8-13-21-13 0 0-12 0-20 14 0 0-8 13-8 34 0 0 0 21 4 29 0 0 2 9 10 15 0 0 6 7 14 7zM486 177h-94c0 0 0-14 8-30 0 0 8-16 32-38 0 0 14-14 25-29 0 0 11-16 11-31 0 0 0-13-7-22 0 0-8-9-20-9 0 0-11 0-20 9 0 0-8 10-8 27l-18-3c0 0 2-24 15-38 0 0 12-13 32-13 0 0 21 0 32 15 0 0 12 14 12 35 0 0 0 16-10 33 0 0-10 18-39 47 0 0-16 15-21 26h70z">
          <text:p/>
        </draw:path>
        <draw:polygon draw:style-name="gr1" draw:text-style-name="P1" draw:layer="layout" svg:width="1.122cm" svg:height="0.491cm" svg:x="25.088cm" svg:y="3.877cm" svg:viewBox="0 0 1123 492" draw:points="0,0 1123,0 1123,492 0,492">
          <text:p/>
        </draw:polygon>
        <draw:path draw:style-name="gr2" draw:text-style-name="P2" draw:layer="layout" svg:width="0.487cm" svg:height="0.179cm" svg:x="25.409cm" svg:y="4.007cm" svg:viewBox="0 0 488 180" svg:d="M97 22h-78v55h68v20h-68v80h-19v-177h97zM210 119h-78c0 0 1 21 10 32 0 0 9 12 22 12 0 0 10 0 17-7 0 0 7-6 11-19l17 1c0 0-4 20-16 32 0 0-11 10-29 10 0 0-23 0-36-17 0 0-14-19-14-48 0 0 0-31 13-50 0 0 13-18 36-18 0 0 12 0 22 6 0 0 10 6 17 21 0 0 8 15 8 45zM192 101c0 0-1-19-10-28 0 0-9-9-19-9 0 0-12 0-20 11 0 0-8 10-10 26zM249 64c0 0 10-17 29-17 0 0 20 0 32 18 0 0 12 18 12 46 0 0 0 33-13 52 0 0-14 17-32 17 0 0-19 0-29-19v16h-17v-177h18zM275 163c0 0 13 0 20-13 0 0 9-13 9-37 0 0 0-23-7-36 0 0-8-13-22-13 0 0-12 0-19 14 0 0-8 13-8 34 0 0 0 21 3 29 0 0 3 9 10 15 0 0 6 7 14 7zM471 95c0 0-6 9-15 16 0 0-9 6-19 6 0 0-18 0-30-15 0 0-13-17-13-42 0 0 0-26 13-43 0 0 13-17 32-17 0 0 20 0 35 20 0 0 14 18 14 65 0 0 0 48-13 72 0 0-13 23-38 23 0 0-16 0-27-10 0 0-11-12-13-33l17-2c0 0 3 28 23 28 0 0 17 0 25-19 0 0 9-18 9-49zM441 98c0 0 13 0 20-11 0 0 8-11 8-28 0 0 0-17-8-29 0 0-7-12-19-12 0 0-13 0-21 12 0 0-9 13-9 31 0 0 0 16 8 27 0 0 9 10 21 10z">
          <text:p/>
        </draw:path>
        <draw:polygon draw:style-name="gr1" draw:text-style-name="P1" draw:layer="layout" svg:width="1.121cm" svg:height="0.491cm" svg:x="26.211cm" svg:y="3.877cm" svg:viewBox="0 0 1122 492" draw:points="0,0 1122,0 1122,492 0,492">
          <text:p/>
        </draw:polygon>
        <draw:path draw:style-name="gr2" draw:text-style-name="P2" draw:layer="layout" svg:width="0.599cm" svg:height="0.179cm" svg:x="26.475cm" svg:y="4.007cm" svg:viewBox="0 0 600 180" svg:d="M97 22h-78v55h68v20h-68v80h-19v-177h97zM210 119h-78c0 0 1 21 10 32 0 0 9 12 22 12 0 0 10 0 17-7 0 0 6-6 10-19l18 1c0 0-4 20-16 32 0 0-11 10-29 10 0 0-23 0-37-17 0 0-13-19-13-48 0 0 0-31 13-50 0 0 13-18 36-18 0 0 11 0 22 6 0 0 10 6 18 21 0 0 7 15 7 45zM192 101c0 0-1-19-10-28 0 0-9-9-19-9 0 0-12 0-20 11 0 0-8 10-10 26zM249 64c0 0 10-17 29-17 0 0 19 0 32 18 0 0 12 18 12 46 0 0 0 33-14 52 0 0-13 17-31 17 0 0-19 0-29-19v16h-17v-177h18zM275 163c0 0 13 0 20-13 0 0 8-13 8-37 0 0 0-23-7-36 0 0-7-13-20-13 0 0-13 0-20 14 0 0-8 13-8 34 0 0 0 21 3 29 0 0 3 9 10 15 0 0 6 7 14 7zM461 177h-18v-138c0 0-13 16-35 26v-21c0 0 31-17 41-44h12zM523 86c0 0 12-23 35-23 0 0 17 0 30 16 0 0 12 16 12 41 0 0 0 24-12 43 0 0-12 17-33 17 0 0-20 0-35-19 0 0-15-18-15-66 0 0 0-47 14-71 0 0 13-24 38-24 0 0 16 0 27 11 0 0 11 12 14 33l-18 2c0 0-5-28-24-28 0 0-14 0-24 17 0 0-9 15-9 51zM555 163c0 0 12 0 19-13 0 0 8-12 8-29 0 0 0-17-8-28 0 0-7-11-20-11 0 0-12 0-19 10 0 0-9 11-9 28 0 0 0 17 8 30 0 0 8 13 21 13z">
          <text:p/>
        </draw:path>
        <draw:polygon draw:style-name="gr1" draw:text-style-name="P1" draw:layer="layout" svg:width="4.648cm" svg:height="0.49cm" svg:x="23.806cm" svg:y="3.386cm" svg:viewBox="0 0 4649 491" draw:points="0,0 4649,0 4649,491 0,491">
          <text:p/>
        </draw:polygon>
        <draw:path draw:style-name="gr2" draw:text-style-name="P2" draw:layer="layout" svg:width="0.321cm" svg:height="0.179cm" svg:x="25.974cm" svg:y="3.516cm" svg:viewBox="0 0 322 180" svg:d="M97 21h-78v55h68v21h-68v80h-19v-177h97zM211 117h-78c0 0 1 22 10 33 0 0 9 12 22 12 0 0 10 0 17-6 0 0 6-7 10-20l18 2c0 0-4 20-16 31 0 0-12 11-29 11 0 0-24 0-37-18 0 0-13-18-13-49 0 0 0-30 13-49 0 0 13-19 36-19 0 0 11 0 21 7 0 0 11 6 19 21 0 0 7 14 7 44zM192 100c0 0 0-20-10-28 0 0-8-9-18-9 0 0-13 0-21 11 0 0-7 9-9 26zM250 63c0 0 10-18 28-18 0 0 20 0 32 18 0 0 12 19 12 47 0 0 0 34-13 52 0 0-14 18-31 18 0 0-19 0-30-19v16h-16v-177h18zM276 162c0 0 12 0 20-13 0 0 8-13 8-37 0 0 0-22-7-35 0 0-7-14-20-14 0 0-13 0-21 14 0 0-8 13-8 34 0 0 0 21 3 30 0 0 4 9 10 15 0 0 7 6 15 6z">
          <text:p/>
        </draw:path>
        <draw:polygon draw:style-name="gr1" draw:text-style-name="P1" draw:layer="layout" svg:width="1.122cm" svg:height="0.491cm" svg:x="27.332cm" svg:y="3.877cm" svg:viewBox="0 0 1123 492" draw:points="0,0 1123,0 1123,492 0,492">
          <text:p/>
        </draw:polygon>
        <draw:path draw:style-name="gr2" draw:text-style-name="P2" draw:layer="layout" svg:width="0.598cm" svg:height="0.179cm" svg:x="27.598cm" svg:y="4.007cm" svg:viewBox="0 0 599 180" svg:d="M97 22h-79v55h68v20h-68v80h-18v-177h97zM209 119h-77c0 0 1 21 10 32 0 0 9 12 21 12 0 0 10 0 17-7 0 0 7-6 11-19l18 1c0 0-5 20-16 32 0 0-12 10-30 10 0 0-22 0-36-17 0 0-13-19-13-48 0 0 0-31 13-50 0 0 12-18 36-18 0 0 11 0 22 6 0 0 10 6 17 21 0 0 7 15 7 45zM192 101c0 0-2-19-10-28 0 0-9-9-19-9 0 0-12 0-21 11 0 0-8 10-9 26zM249 64c0 0 9-17 28-17 0 0 20 0 32 18 0 0 12 18 12 46 0 0 0 33-14 52 0 0-12 17-31 17 0 0-18 0-28-19v16h-17v-177h17v64zM275 163c0 0 12 0 20-13 0 0 8-13 8-37 0 0 0-23-8-36 0 0-7-13-20-13 0 0-12 0-20 14 0 0-8 13-8 34 0 0 0 21 4 29 0 0 2 9 9 15 0 0 6 7 15 7zM486 177h-95c0 0 0-14 9-30 0 0 8-16 32-38 0 0 14-14 24-29 0 0 12-16 12-31 0 0 0-13-8-22 0 0-7-9-19-9 0 0-12 0-20 9 0 0-8 10-8 27l-18-3c0 0 2-24 14-38 0 0 13-13 33-13 0 0 21 0 32 15 0 0 12 14 12 35 0 0 0 16-10 33 0 0-10 18-39 47 0 0-16 15-21 26h70zM573 82c0 0 13 3 20 15 0 0 6 13 6 28 0 0 0 25-14 39 0 0-14 16-34 16 0 0-19 0-31-14 0 0-12-13-15-36l18-2c0 0 3 17 9 26 0 0 8 9 19 9 0 0 13 0 21-11 0 0 9-11 9-26 0 0 0-15-8-25 0 0-8-10-20-10 0 0-6 0-13 3l2-19c0 0 7 0 12-1 0 0 3-1 8-4 0 0 6-3 9-9 0 0 3-6 3-16 0 0 0-13-7-20 0 0-7-7-16-7 0 0-11 0-18 9 0 0-6 8-8 23l-17-4c0 0 3-23 15-34 0 0 11-12 27-12 0 0 18 0 30 14 0 0 12 13 12 32 0 0 0 24-19 36z">
          <text:p/>
        </draw:path>
        <draw:polygon draw:style-name="gr1" draw:text-style-name="P1" draw:layer="layout" svg:width="0.986cm" svg:height="0.435cm" svg:x="25.053cm" svg:y="3.82cm" svg:viewBox="0 0 987 436" draw:points="0,0 987,0 987,436 0,436">
          <text:p/>
        </draw:polygon>
        <draw:polygon draw:style-name="gr4" draw:text-style-name="P2" draw:layer="layout" svg:width="7.776cm" svg:height="0.473cm" svg:x="0.412cm" svg:y="15.251cm" svg:viewBox="0 0 7777 474" draw:points="0,0 7777,0 7777,474 0,474">
          <text:p/>
        </draw:polygon>
        <draw:path draw:style-name="gr6" draw:text-style-name="P5" draw:layer="layout" svg:width="3.375cm" svg:height="0.222cm" svg:x="1.398cm" svg:y="15.409cm" svg:viewBox="0 0 3376 223" svg:d="M91 54c0 0-1-17-10-25 0 0-8-9-24-9 0 0-15 0-24 7 0 0-10 7-10 19 0 0 0 12 8 17 0 0 6 6 27 11 0 0 18 4 29 9 0 0 11 5 19 15 0 0 8 10 8 28 0 0 0 22-15 36 0 0-14 14-38 14 0 0-30 0-45-16 0 0-15-16-16-41l18-2c0 0 1 20 13 30 0 0 12 9 29 9 0 0 16 0 26-8 0 0 9-7 9-21 0 0 0-14-10-20 0 0-10-6-34-12 0 0-24-6-35-18 0 0-10-11-10-29 0 0 0-21 13-35 0 0 14-13 37-13 0 0 24 0 38 13 0 0 15 14 16 39zM228 117h-78c0 0 1 20 10 31 0 0 8 11 22 11 0 0 9 0 17-6 0 0 6-6 9-19l19 3c0 0-4 19-16 29 0 0-12 10-29 10 0 0-24 0-37-17 0 0-13-16-13-46 0 0 0-29 13-47 0 0 13-18 35-18 0 0 11 0 22 6 0 0 11 6 18 20 0 0 8 14 8 43zM209 101c0 0-1-20-10-28 0 0-8-8-19-8 0 0-12 0-20 10 0 0-8 10-9 26zM266 174h-17v-171h17zM382 117h-77c0 0 1 20 10 31 0 0 9 11 21 11 0 0 11 0 17-6 0 0 7-6 11-19l18 3c0 0-5 19-16 29 0 0-12 10-30 10 0 0-22 0-36-17 0 0-12-16-12-46 0 0 0-29 12-47 0 0 13-18 36-18 0 0 11 0 22 6 0 0 10 6 17 20 0 0 7 14 7 43zM365 101c0 0-2-20-10-28 0 0-9-8-19-8 0 0-12 0-21 10 0 0-8 10-9 26zM488 131c0 0-3 23-15 34 0 0-12 11-28 11 0 0-22 0-34-17 0 0-13-18-13-47 0 0 0-23 7-38 0 0 7-14 18-20 0 0 10-6 22-6 0 0 16 0 28 10 0 0 11 10 13 28l-17 4c0 0-2-12-8-19 0 0-6-6-15-6 0 0-15 0-22 13 0 0-8 12-8 33 0 0 0 24 7 36 0 0 8 12 22 12 0 0 11 0 18-7 0 0 6-8 8-24zM544 173c0 0-8 2-13 2 0 0-12 0-17-5 0 0-5-5-7-12 0 0-1-7-1-21v-70h-13v-17h13v-31l18-12v43h17v17h-17v71c0 0 0 10 2 14 0 0 1 4 7 4 0 0 4 0 8-1zM576 174h-17v-124h17zM576 27h-17v-24h17zM687 174h-17v-75c0 0 0-19-6-26 0 0-5-7-16-7 0 0-8 0-14 4 0 0-7 5-10 13 0 0-3 8-3 23v68h-18v-124h16v18h1c0 0 5-10 13-15 0 0 9-5 19-5 0 0 8 0 16 3 0 0 8 3 12 11 0 0 5 7 6 14 0 0 1 9 1 22zM798 157c0 0 0 26-4 39 0 0-4 13-15 20 0 0-12 7-27 7 0 0-18 0-29-9 0 0-12-9-12-30l17 3c0 0 1 9 7 14 0 0 5 5 17 5 0 0 13 0 20-6 0 0 6-7 7-16 0 0 2-10 2-26 0 0-12 16-29 16 0 0-20 0-33-18 0 0-12-18-12-45 0 0 0-27 12-45 0 0 12-18 33-18 0 0 19 0 30 17v-15h16zM754 156c0 0 11 0 20-10 0 0 8-11 8-35 0 0 0-22-8-35 0 0-8-11-21-11 0 0-12 0-20 12 0 0-8 12-8 33 0 0 0 24 8 35 0 0 9 11 21 11zM970 174h-19c0 0-2-6-3-16 0 0-18 18-39 18 0 0-15 0-25-9 0 0-9-10-9-26 0 0 0-15 8-25 0 0 9-10 32-13l17-3c0 0 8-2 15-4 0 0 0-10-1-14 0 0-1-3-3-7 0 0-2-5-8-7 0 0-4-3-14-3 0 0-11 0-17 5 0 0-7 5-9 19l-17-3c0 0 2-19 14-28 0 0 12-10 32-10 0 0 19 0 28 6 0 0 8 7 10 16 0 0 2 10 2 24v28c0 0 0 26 1 34 0 0 1 9 5 18zM947 119v-8c0 0-14 6-34 10 0 0-20 3-20 20 0 0 0 8 6 13 0 0 5 6 15 6 0 0 13 0 23-9 0 0 10-9 10-32zM1075 174h-17v-75c0 0 0-19-6-26 0 0-6-7-15-7 0 0-8 0-15 4 0 0-7 5-10 13 0 0-3 8-3 23v68h-18v-124h16v18h1c0 0 5-10 13-15 0 0 8-5 19-5 0 0 9 0 16 3 0 0 8 3 13 11 0 0 4 7 6 14 0 0 0 9 0 22zM1186 174h-17v-16c0 0-10 18-29 18 0 0-19 0-31-18 0 0-13-17-13-46 0 0 0-30 12-47 0 0 12-17 32-17 0 0 18 0 28 17v-62h18zM1143 159c0 0 11 0 19-11 0 0 7-11 7-34 0 0 0-23-7-35 0 0-7-14-20-14 0 0-14 0-21 13 0 0-7 13-7 34 0 0 0 15 4 26 0 0 3 10 10 16 0 0 7 5 15 5zM1285 66c0 0 10-18 29-18 0 0 21 0 33 17 0 0 11 18 11 46 0 0 0 30-13 47 0 0-13 18-31 18 0 0-17 0-27-15h-1v59h-18v-170h17zM1312 159c0 0 12 0 21-12 0 0 7-12 7-36 0 0 0-22-7-35 0 0-8-11-20-11 0 0-13 0-21 13 0 0-7 13-7 35 0 0 0 23 7 35 0 0 8 11 20 11zM1463 174h-16v-19c0 0-12 21-32 21 0 0-11 0-20-6 0 0-9-6-13-16 0 0-3-11-3-27v-77h17v69c0 0 0 16 2 23 0 0 1 7 7 11 0 0 5 5 13 5 0 0 10 0 18-8 0 0 10-8 10-33v-67h17zM1546 54l-6 20c0 0-7-4-13-4 0 0-10 0-15 10 0 0-5 11-5 29v65h-18v-124h17v20c0 0 8-22 22-22 0 0 9 0 18 6zM1641 131c0 0-3 23-15 34 0 0-13 11-28 11 0 0-22 0-35-17 0 0-12-18-12-47 0 0 0-23 7-38 0 0 7-14 18-20 0 0 10-6 22-6 0 0 16 0 27 10 0 0 12 10 14 28l-17 4c0 0-2-12-8-19 0 0-6-6-15-6 0 0-15 0-23 13 0 0-7 12-7 33 0 0 0 24 7 36 0 0 8 12 22 12 0 0 11 0 18-7 0 0 6-8 8-24zM1741 174h-18v-78c0 0 0-15-5-22 0 0-6-8-17-8 0 0-10 0-19 9 0 0-8 9-8 31v68h-18v-171h18v62c0 0 13-17 31-17 0 0 10 0 19 5 0 0 9 5 13 15 0 0 4 10 4 28zM1857 174h-19c0 0-2-6-3-16 0 0-18 18-38 18 0 0-16 0-26-9 0 0-10-10-10-26 0 0 0-15 10-25 0 0 9-10 31-13l17-3c0 0 9-2 15-4 0 0 0-10-1-14 0 0 0-3-3-7 0 0-2-5-8-7 0 0-5-3-13-3 0 0-12 0-19 5 0 0-6 5-8 19l-18-3c0 0 3-19 15-28 0 0 11-10 32-10 0 0 19 0 27 6 0 0 9 7 11 16 0 0 2 10 2 24v28c0 0 0 26 1 34 0 0 1 9 5 18zM1834 119v-8c0 0-15 6-34 10 0 0-20 3-20 20 0 0 0 8 5 13 0 0 6 6 16 6 0 0 13 0 23-9 0 0 10-9 10-32zM1936 86c0 0-1-11-7-16 0 0-6-5-16-5 0 0-10 0-17 4 0 0-5 4-5 11 0 0 0 8 5 11 0 0 5 4 19 8 0 0 17 5 25 9 0 0 7 3 12 10 0 0 4 7 4 19 0 0 0 17-11 28 0 0-11 11-29 11 0 0-20 0-32-9 0 0-11-10-13-30l17-3c0 0 1 13 8 19 0 0 7 6 19 6 0 0 11 0 17-6 0 0 7-5 7-14 0 0 0-5-3-8 0 0-3-4-7-5 0 0-4-2-19-6 0 0-22-7-29-15 0 0-7-9-7-22 0 0 0-15 10-25 0 0 10-10 28-10 0 0 18 0 29 8 0 0 10 9 12 26zM1995 174h-17v-124h17zM1995 27h-17v-24h17zM2106 174h-17v-75c0 0 0-19-6-26 0 0-6-7-16-7 0 0-7 0-14 4 0 0-7 5-10 13 0 0-3 8-3 23v68h-18v-124h16v18c0 0 6-10 14-15 0 0 8-5 19-5 0 0 8 0 16 3 0 0 8 3 13 11 0 0 4 7 6 14 0 0 0 9 0 22zM2218 157c0 0 0 26-5 39 0 0-4 13-16 20 0 0-11 7-26 7 0 0-18 0-29-9 0 0-12-9-12-30l17 3c0 0 1 9 7 14 0 0 6 5 17 5 0 0 13 0 19-6 0 0 7-7 8-16 0 0 2-10 2-26 0 0-12 16-29 16 0 0-20 0-32-18 0 0-13-18-13-45 0 0 0-27 12-45 0 0 12-18 33-18 0 0 19 0 30 17h1v-15h16zM2173 156c0 0 11 0 19-10 0 0 9-11 9-35 0 0 0-22-8-35 0 0-8-11-20-11 0 0-13 0-21 12 0 0-8 12-8 33 0 0 0 24 8 35 0 0 9 11 21 11zM2339 173c0 0-7 2-12 2 0 0-12 0-17-5 0 0-6-5-7-12 0 0-1-7-1-21v-70h-13v-17h13v-31l18-12v43h17v17h-17v71c0 0 0 10 1 14 0 0 1 4 9 4 0 0 3 0 7-1zM2411 54l-7 20c0 0-6-4-12-4 0 0-10 0-15 10 0 0-5 11-5 29v65h-18v-124h16v20h1c0 0 8-22 21-22 0 0 10 0 19 6zM2505 174h-16v-19c0 0-12 21-33 21 0 0-11 0-20-6 0 0-9-6-12-16 0 0-3-11-3-27v-77h17v69c0 0 0 16 2 23 0 0 1 7 7 11 0 0 5 5 13 5 0 0 10 0 19-8 0 0 8-8 8-33v-67h18zM2623 117h-78c0 0 1 20 10 31 0 0 8 11 22 11 0 0 10 0 16-6 0 0 7-6 11-19l18 3c0 0-4 19-16 29 0 0-11 10-29 10 0 0-23 0-38-17 0 0-12-16-12-46 0 0 0-29 12-47 0 0 14-18 36-18 0 0 12 0 22 6 0 0 11 6 18 20 0 0 8 14 8 43zM2604 101c0 0 0-20-9-28 0 0-9-8-20-8 0 0-12 0-20 10 0 0-8 10-9 26zM2757 86c0 0-1-11-7-16 0 0-6-5-16-5 0 0-10 0-17 4 0 0-5 4-5 11 0 0 0 8 5 11 0 0 5 4 19 8 0 0 16 5 25 9 0 0 7 3 12 10 0 0 5 7 5 19 0 0 0 17-12 28 0 0-11 11-30 11 0 0-20 0-31-9 0 0-11-10-13-30l17-3c0 0 1 13 8 19 0 0 7 6 19 6 0 0 11 0 17-6 0 0 7-5 7-14 0 0 0-5-3-8 0 0-3-4-7-5 0 0-4-2-19-6 0 0-22-7-29-15 0 0-7-9-7-22 0 0 0-15 10-25 0 0 10-10 28-10 0 0 18 0 28 8 0 0 11 9 13 26zM2888 117h-77c0 0 1 20 10 31 0 0 9 11 22 11 0 0 9 0 16-6 0 0 8-6 11-19l18 3c0 0-4 19-17 29 0 0-11 10-28 10 0 0-24 0-37-17 0 0-13-16-13-46 0 0 0-29 13-47 0 0 12-18 36-18 0 0 11 0 22 6 0 0 10 6 17 20 0 0 7 14 7 43zM2870 101c0 0-1-20-9-28 0 0-9-8-19-8 0 0-13 0-21 10 0 0-7 10-9 26zM2994 174h-17v-75c0 0 0-19-6-26 0 0-6-7-16-7 0 0-8 0-15 4 0 0-7 5-10 13 0 0-3 8-3 23v68h-17v-124h16v18c0 0 6-10 13-15 0 0 9-5 19-5 0 0 9 0 17 3 0 0 7 3 12 11 0 0 5 7 6 14 0 0 1 9 1 22zM3079 86c0 0-2-11-8-16 0 0-5-5-16-5 0 0-10 0-15 4 0 0-7 4-7 11 0 0 0 8 5 11 0 0 5 4 19 8 0 0 17 5 25 9 0 0 8 3 13 10 0 0 4 7 4 19 0 0 0 17-11 28 0 0-12 11-31 11 0 0-19 0-30-9 0 0-11-10-13-30l16-3c0 0 2 13 9 19 0 0 6 6 18 6 0 0 12 0 18-6 0 0 6-5 6-14 0 0 0-5-2-8 0 0-3-4-8-5 0 0-4-2-19-6 0 0-22-7-29-15 0 0-7-9-7-22 0 0 0-15 10-25 0 0 11-10 28-10 0 0 19 0 29 8 0 0 10 9 12 26zM3162 48c0 0 21 0 35 17 0 0 14 15 14 45 0 0 0 37-15 51 0 0-15 15-34 15 0 0-19 0-33-15 0 0-15-15-15-49 0 0 0-32 14-48 0 0 14-16 34-16zM3162 159c0 0 15 0 23-13 0 0 8-13 8-35 0 0 0-22-9-35 0 0-9-11-22-11 0 0-13 0-22 12 0 0-8 12-8 35 0 0 0 24 9 36 0 0 8 11 21 11zM3287 54l-6 20c0 0-7-4-13-4 0 0-10 0-15 10 0 0-5 11-5 29v65h-18v-124h17v20c0 0 8-22 22-22 0 0 9 0 18 6zM3355 86c0 0-1-11-7-16 0 0-5-5-16-5 0 0-10 0-16 4 0 0-6 4-6 11 0 0 0 8 5 11 0 0 5 4 19 8 0 0 17 5 25 9 0 0 8 3 13 10 0 0 4 7 4 19 0 0 0 17-11 28 0 0-12 11-30 11 0 0-20 0-31-9 0 0-11-10-14-30l18-3c0 0 1 13 8 19 0 0 6 6 18 6 0 0 12 0 18-6 0 0 6-5 6-14 0 0 0-5-3-8 0 0-2-4-7-5 0 0-4-2-19-6 0 0-22-7-29-15 0 0-7-9-7-22 0 0 0-15 11-25 0 0 10-10 27-10 0 0 19 0 29 8 0 0 10 9 12 26z">
          <text:p/>
        </draw:path>
        <draw:path draw:style-name="gr3" draw:text-style-name="P3" draw:layer="layout" svg:width="0.207cm" svg:height="0.173cm" svg:x="0.117cm" svg:y="15.873cm" svg:viewBox="0 0 208 174" svg:d="M94 171h-94c0 0 0-14 8-29 0 0 8-15 32-37 0 0 14-14 25-28 0 0 11-16 11-31 0 0 0-12-7-21 0 0-8-8-20-8 0 0-12 0-20 9 0 0-8 8-8 25l-18-2c0 0 2-24 15-36 0 0 12-13 31-13 0 0 21 0 33 13 0 0 12 15 12 34 0 0 0 16-10 34 0 0-10 16-39 44 0 0-16 15-21 26h70zM137 69c0 0 13-11 27-11 0 0 18 0 31 16 0 0 13 14 13 39 0 0 0 25-14 43 0 0-13 18-34 18 0 0-19 0-31-12 0 0-14-12-15-35l17-2c0 0 3 16 10 23 0 0 7 9 19 9 0 0 12 0 21-12 0 0 8-13 8-30 0 0 0-18-8-28 0 0-9-10-22-10 0 0-17 0-26 16l-16-2 14-88h70v20h-57z">
          <text:p/>
        </draw:path>
        <draw:polygon draw:style-name="gr4" draw:text-style-name="P2" draw:layer="layout" svg:width="7.776cm" svg:height="0.474cm" svg:x="0.412cm" svg:y="15.724cm" svg:viewBox="0 0 7777 475" draw:points="0,0 7777,0 7777,475 0,475">
          <text:p/>
        </draw:polygon>
        <draw:path draw:style-name="gr6" draw:text-style-name="P5" draw:layer="layout" svg:width="4.141cm" svg:height="0.219cm" svg:x="1.407cm" svg:y="15.885cm" svg:viewBox="0 0 4142 220" svg:d="M19 170h-19v-170h19zM135 170h-18v-74c0 0 0-19-5-26 0 0-6-7-16-7 0 0-8 0-15 5 0 0-7 4-10 12 0 0-2 9-2 23v67h-18v-123h15v18h1c0 0 6-11 14-16 0 0 8-5 19-5 0 0 8 0 16 4 0 0 8 3 13 11 0 0 4 6 5 15 0 0 1 7 1 21zM202 170c0 0-8 2-13 2 0 0-12 0-17-5 0 0-5-4-7-12 0 0 0-7 0-21v-70h-13v-17h13v-30l17-13v43h17v17h-17v72c0 0 0 9 2 13 0 0 1 4 7 4 0 0 5 0 8-1zM307 114h-77c0 0 0 21 10 32 0 0 8 10 21 10 0 0 10 0 17-6 0 0 7-7 10-19l18 2c0 0-4 20-16 30 0 0-12 11-29 11 0 0-24 0-36-17 0 0-14-18-14-47 0 0 0-29 13-47 0 0 13-19 36-19 0 0 11 0 22 6 0 0 11 6 18 21 0 0 7 15 7 43zM289 97c0 0-1-18-10-27 0 0-8-8-19-8 0 0-12 0-20 10 0 0-8 9-10 25zM413 154c0 0 0 26-5 39 0 0-5 13-15 20 0 0-11 7-27 7 0 0-18 0-29-9 0 0-12-10-12-31l17 4c0 0 1 10 7 14 0 0 6 5 16 5 0 0 14 0 21-7 0 0 6-6 8-16 0 0 1-9 1-26 0 0-12 16-29 16 0 0-20 0-33-17 0 0-12-18-12-45 0 0 0-27 12-45 0 0 12-19 33-19 0 0 18 0 30 19v-16h17zM367 153c0 0 12 0 20-10 0 0 9-11 9-36 0 0 0-21-8-33 0 0-9-12-21-12 0 0-12 0-20 12 0 0-8 12-8 32 0 0 0 25 9 37 0 0 8 10 19 10zM495 50l-7 20c0 0-6-4-12-4 0 0-10 0-15 10 0 0-5 11-5 30v64h-18v-123h16v19c0 0 9-22 22-22 0 0 9 0 19 6zM595 170h-18c0 0-3-6-4-15 0 0-18 19-38 19 0 0-16 0-26-11 0 0-9-9-9-26 0 0 0-15 9-25 0 0 9-9 31-12l17-4c0 0 9-1 15-4 0 0 0-9-1-12 0 0 0-5-3-9 0 0-2-4-8-6 0 0-5-3-13-3 0 0-11 0-18 5 0 0-7 5-10 19l-17-3c0 0 3-19 15-29 0 0 12-10 32-10 0 0 19 0 28 6 0 0 8 7 10 18 0 0 2 8 2 23v28c0 0 0 26 1 34 0 0 1 9 5 17zM572 117v-8c0 0-14 5-34 8 0 0-20 4-20 20 0 0 0 9 6 15 0 0 5 5 15 5 0 0 13 0 23-9 0 0 10-10 10-31zM656 170c0 0-7 2-13 2 0 0-11 0-16-5 0 0-6-4-7-12 0 0-1-7-1-21v-70h-13v-17h13v-30l18-13v43h17v17h-17v72c0 0 0 9 1 13 0 0 1 4 9 4 0 0 3 0 7-1zM689 170h-17v-123h17zM689 23h-17v-23h17zM801 170h-18v-74c0 0 0-19-6-26 0 0-6-7-16-7 0 0-8 0-15 5 0 0-6 4-10 12 0 0-3 9-3 23v67h-17v-123h16v18c0 0 6-11 14-16 0 0 8-5 19-5 0 0 8 0 16 4 0 0 8 3 12 11 0 0 5 6 6 15 0 0 2 7 2 21zM911 154c0 0 0 26-4 39 0 0-5 13-16 20 0 0-11 7-26 7 0 0-18 0-30-9 0 0-11-10-11-31l17 4c0 0 1 10 7 14 0 0 6 5 16 5 0 0 14 0 21-7 0 0 6-6 7-16 0 0 2-9 2-26 0 0-12 16-29 16 0 0-21 0-33-17 0 0-12-18-12-45 0 0 0-27 12-45 0 0 12-19 33-19 0 0 18 0 30 19v-16h16zM867 153c0 0 11 0 19-10 0 0 9-11 9-36 0 0 0-21-8-33 0 0-9-12-21-12 0 0-12 0-20 12 0 0-8 12-8 32 0 0 0 25 8 37 0 0 9 10 21 10zM1034 170c0 0-8 2-14 2 0 0-11 0-17-5 0 0-5-4-6-12 0 0-1-7-1-21v-70h-12v-17h12v-30l17-13v43h18v17h-18v72c0 0 0 9 2 13 0 0 2 4 8 4 0 0 4 0 8-1zM1133 170h-17v-77c0 0 0-15-6-23 0 0-6-7-16-7 0 0-12 0-19 9 0 0-9 8-9 31v67h-17v-170h17v62c0 0 12-18 31-18 0 0 10 0 19 5 0 0 10 5 13 16 0 0 4 10 4 28zM1249 114h-78c0 0 2 21 10 32 0 0 9 10 22 10 0 0 10 0 17-6 0 0 7-7 11-19l18 2c0 0-5 20-17 30 0 0-11 11-29 11 0 0-23 0-36-17 0 0-13-18-13-47 0 0 0-29 13-47 0 0 12-19 36-19 0 0 11 0 21 6 0 0 10 6 17 21 0 0 8 15 8 43zM1231 97c0 0-1-18-9-27 0 0-10-8-19-8 0 0-13 0-21 10 0 0-8 9-9 25zM1383 82c0 0-1-10-7-15 0 0-5-5-15-5 0 0-10 0-16 4 0 0-7 4-7 12 0 0 0 8 5 10 0 0 5 3 20 8 0 0 16 5 24 9 0 0 8 4 13 11 0 0 4 6 4 18 0 0 0 17-11 28 0 0-12 12-30 12 0 0-20 0-31-11 0 0-11-10-14-29l18-3c0 0 2 12 8 19 0 0 7 6 19 6 0 0 11 0 17-5 0 0 6-6 6-14 0 0 0-6-3-10 0 0-2-3-7-5 0 0-4-1-19-5 0 0-22-6-29-16 0 0-7-9-7-21 0 0 0-15 10-26 0 0 11-10 28-10 0 0 19 0 29 9 0 0 10 9 12 27zM1515 114h-77c0 0 1 21 10 32 0 0 8 10 22 10 0 0 10 0 17-6 0 0 6-7 10-19l18 2c0 0-5 20-16 30 0 0-12 11-29 11 0 0-24 0-37-17 0 0-14-18-14-47 0 0 0-29 13-47 0 0 13-19 36-19 0 0 12 0 22 6 0 0 11 6 18 21 0 0 7 15 7 43zM1497 97c0 0-1-18-10-27 0 0-8-8-19-8 0 0-12 0-20 10 0 0-8 9-9 25zM1621 170h-18v-74c0 0 0-19-5-26 0 0-6-7-17-7 0 0-7 0-15 5 0 0-6 4-9 12 0 0-3 9-3 23v67h-18v-123h16v18c0 0 6-11 14-16 0 0 8-5 20-5 0 0 7 0 15 4 0 0 9 3 13 11 0 0 4 6 5 15 0 0 2 7 2 21zM1705 82c0 0-1-10-7-15 0 0-6-5-16-5 0 0-10 0-16 4 0 0-6 4-6 12 0 0 0 8 5 10 0 0 5 3 19 8 0 0 17 5 24 9 0 0 9 4 13 11 0 0 5 6 5 18 0 0 0 17-12 28 0 0-11 12-30 12 0 0-19 0-31-11 0 0-10-10-13-29l18-3c0 0 1 12 7 19 0 0 7 6 19 6 0 0 12 0 17-5 0 0 7-6 7-14 0 0 0-6-3-10 0 0-3-3-7-5 0 0-4-1-19-5 0 0-22-6-29-16 0 0-7-9-7-21 0 0 0-15 10-26 0 0 10-10 28-10 0 0 18 0 29 9 0 0 10 9 12 27zM1789 44c0 0 21 0 35 17 0 0 14 16 14 46 0 0 0 36-16 51 0 0-15 16-33 16 0 0-20 0-34-16 0 0-15-15-15-49 0 0 0-32 14-48 0 0 15-17 35-17zM1789 156c0 0 15 0 23-13 0 0 7-13 7-35 0 0 0-22-8-34 0 0-9-12-22-12 0 0-13 0-22 12 0 0-8 12-8 35 0 0 0 23 8 35 0 0 9 12 22 12zM1913 50l-5 20c0 0-7-4-14-4 0 0-9 0-14 10 0 0-5 11-5 30v64h-18v-123h16v19h1c0 0 8-22 22-22 0 0 8 0 17 6zM1982 82c0 0-1-10-7-15 0 0-6-5-16-5 0 0-10 0-16 4 0 0-6 4-6 12 0 0 0 8 5 10 0 0 5 3 19 8 0 0 16 5 24 9 0 0 9 4 13 11 0 0 4 6 4 18 0 0 0 17-10 28 0 0-12 12-31 12 0 0-19 0-31-11 0 0-10-10-13-29l18-3c0 0 1 12 7 19 0 0 7 6 19 6 0 0 12 0 17-5 0 0 7-6 7-14 0 0 0-6-3-10 0 0-3-3-7-5 0 0-4-1-19-5 0 0-22-6-29-16 0 0-7-9-7-21 0 0 0-15 10-26 0 0 10-10 28-10 0 0 18 0 29 9 0 0 10 9 12 27zM2097 170h-18v-123h18zM2097 23h-18v-23h18zM2208 170h-18v-74c0 0 0-19-5-26 0 0-6-7-17-7 0 0-7 0-14 5 0 0-7 4-10 12 0 0-2 9-2 23v67h-18v-123h15v18h1c0 0 6-11 14-16 0 0 8-5 19-5 0 0 7 0 16 4 0 0 8 3 12 11 0 0 5 6 6 15 0 0 1 7 1 21zM2275 170c0 0-8 2-13 2 0 0-12 0-17-5 0 0-5-4-7-12 0 0-1-7-1-21v-70h-13v-17h13v-30l18-13v43h17v17h-17v72c0 0 0 9 2 13 0 0 1 4 8 4 0 0 4 0 7-1zM2332 44c0 0 21 0 35 17 0 0 13 16 13 46 0 0 0 36-14 51 0 0-15 16-34 16 0 0-19 0-34-16 0 0-14-15-14-49 0 0 0-32 13-48 0 0 14-17 35-17zM2332 156c0 0 15 0 23-13 0 0 8-13 8-35 0 0 0-22-9-34 0 0-9-12-22-12 0 0-14 0-22 12 0 0-9 12-9 35 0 0 0 23 9 35 0 0 9 12 22 12zM2496 170c0 0-7 2-12 2 0 0-12 0-17-5 0 0-5-4-7-12 0 0-1-7-1-21v-70h-13v-17h13v-30l18-13v43h17v17h-17v72c0 0 0 9 1 13 0 0 2 4 8 4 0 0 4 0 8-1zM2596 170h-18v-77c0 0 0-15-5-23 0 0-5-7-17-7 0 0-10 0-19 9 0 0-7 8-7 31v67h-18v-170h18v62c0 0 12-18 31-18 0 0 9 0 19 5 0 0 8 5 12 16 0 0 4 10 4 28zM2713 114h-78c0 0 1 21 10 32 0 0 8 10 22 10 0 0 9 0 17-6 0 0 6-7 9-19l19 2c0 0-4 20-16 30 0 0-12 11-29 11 0 0-24 0-37-17 0 0-13-18-13-47 0 0 0-29 13-47 0 0 13-19 36-19 0 0 10 0 21 6 0 0 11 6 18 21 0 0 8 15 8 43zM2694 97c0 0-1-18-10-27 0 0-8-8-18-8 0 0-13 0-21 10 0 0-8 9-9 25zM2929 170h-18v-77c0 0 0-8-1-14 0 0 0-7-5-11 0 0-4-5-12-5 0 0-11 0-18 8 0 0-8 9-8 28v71h-17v-79c0 0 0-16-5-22 0 0-5-6-13-6 0 0-11 0-19 9 0 0-7 9-7 34v64h-18v-123h16v18c0 0 11-21 31-21 0 0 12 0 20 5 0 0 7 6 10 17 0 0 11-22 32-22 0 0 15 0 24 10 0 0 8 11 8 32zM2973 170h-18v-123h18zM2973 23h-18v-23h18zM3083 128c0 0-2 24-14 35 0 0-13 11-29 11 0 0-22 0-34-18 0 0-12-18-12-46 0 0 0-24 7-39 0 0 7-15 17-21 0 0 11-6 22-6 0 0 17 0 28 10 0 0 11 11 14 30l-17 2c0 0-3-11-8-17 0 0-6-7-16-7 0 0-14 0-22 13 0 0-8 11-8 34 0 0 0 23 8 35 0 0 7 12 21 12 0 0 12 0 18-8 0 0 7-7 9-22zM3155 50l-7 20c0 0-6-4-12-4 0 0-10 0-15 10 0 0-5 11-5 30v64h-18v-123h17v19c0 0 8-22 21-22 0 0 10 0 19 6zM3207 44c0 0 21 0 35 17 0 0 14 16 14 46 0 0 0 36-15 51 0 0-15 16-34 16 0 0-19 0-34-16 0 0-14-15-14-49 0 0 0-32 13-48 0 0 15-17 35-17zM3207 156c0 0 16 0 23-13 0 0 8-13 8-35 0 0 0-22-9-34 0 0-8-12-22-12 0 0-13 0-22 12 0 0-8 12-8 35 0 0 0 23 8 35 0 0 9 12 22 12zM3293 64c0 0 9-20 29-20 0 0 21 0 33 19 0 0 11 17 11 45 0 0 0 30-13 48 0 0-13 18-32 18 0 0-16 0-26-16h-1v59h-18v-170h17zM3320 156c0 0 12 0 20-12 0 0 8-12 8-36 0 0 0-22-7-34 0 0-8-13-20-13 0 0-13 0-21 14 0 0-8 14-8 35 0 0 0 22 8 34 0 0 7 12 20 12zM3443 50l-6 20c0 0-7-4-13-4 0 0-10 0-15 10 0 0-5 11-5 30v64h-17v-123h16v19c0 0 8-22 22-22 0 0 9 0 18 6zM3495 44c0 0 22 0 35 17 0 0 14 16 14 46 0 0 0 36-15 51 0 0-15 16-34 16 0 0-19 0-34-16 0 0-14-15-14-49 0 0 0-32 14-48 0 0 14-17 34-17zM3495 156c0 0 15 0 24-13 0 0 7-13 7-35 0 0 0-22-9-34 0 0-8-12-22-12 0 0-12 0-22 12 0 0-8 12-8 35 0 0 0 23 9 35 0 0 9 12 21 12zM3649 128c0 0-3 24-16 35 0 0-12 11-27 11 0 0-23 0-35-18 0 0-12-18-12-46 0 0 0-24 7-39 0 0 7-15 18-21 0 0 10-6 22-6 0 0 16 0 27 10 0 0 11 11 14 30l-17 2c0 0-2-11-8-17 0 0-6-7-15-7 0 0-15 0-23 13 0 0-7 11-7 34 0 0 0 23 7 35 0 0 7 12 22 12 0 0 11 0 17-8 0 0 7-7 9-22zM3755 114h-79c0 0 2 21 11 32 0 0 8 10 22 10 0 0 10 0 17-6 0 0 6-7 10-19l18 2c0 0-4 20-16 30 0 0-12 11-29 11 0 0-24 0-37-17 0 0-13-18-13-47 0 0 0-29 12-47 0 0 14-19 37-19 0 0 11 0 21 6 0 0 11 6 19 21 0 0 7 15 7 43zM3736 97c0 0 0-18-9-27 0 0-9-8-19-8 0 0-13 0-20 10 0 0-9 9-10 25zM3834 82c0 0-2-10-7-15 0 0-6-5-16-5 0 0-10 0-17 4 0 0-5 4-5 12 0 0 0 8 4 10 0 0 5 3 20 8 0 0 16 5 24 9 0 0 8 4 12 11 0 0 5 6 5 18 0 0 0 17-11 28 0 0-11 12-30 12 0 0-20 0-31-11 0 0-11-10-14-29l18-3c0 0 1 12 8 19 0 0 7 6 19 6 0 0 11 0 17-5 0 0 7-6 7-14 0 0 0-6-3-10 0 0-3-3-7-5 0 0-4-1-19-5 0 0-23-6-29-16 0 0-7-9-7-21 0 0 0-15 10-26 0 0 10-10 27-10 0 0 19 0 29 9 0 0 11 9 13 27zM3933 82c0 0-1-10-7-15 0 0-5-5-16-5 0 0-10 0-16 4 0 0-6 4-6 12 0 0 0 8 5 10 0 0 5 3 19 8 0 0 17 5 25 9 0 0 8 4 13 11 0 0 4 6 4 18 0 0 0 17-11 28 0 0-12 12-31 12 0 0-19 0-30-11 0 0-11-10-14-29l17-3c0 0 2 12 9 19 0 0 6 6 18 6 0 0 12 0 18-5 0 0 6-6 6-14 0 0 0-6-3-10 0 0-2-3-7-5 0 0-4-1-19-5 0 0-22-6-29-16 0 0-7-9-7-21 0 0 0-15 10-26 0 0 11-10 28-10 0 0 19 0 29 9 0 0 10 9 12 27zM4018 44c0 0 20 0 34 17 0 0 14 16 14 46 0 0 0 36-15 51 0 0-15 16-33 16 0 0-20 0-34-16 0 0-15-15-15-49 0 0 0-32 14-48 0 0 14-17 35-17zM4018 156c0 0 14 0 22-13 0 0 8-13 8-35 0 0 0-22-9-34 0 0-9-12-21-12 0 0-14 0-22 12 0 0-9 12-9 35 0 0 0 23 9 35 0 0 8 12 22 12zM4142 50l-6 20c0 0-7-4-13-4 0 0-10 0-15 10 0 0-5 11-5 30v64h-18v-123h17v19c0 0 8-22 22-22 0 0 9 0 18 6z">
          <text:p/>
        </draw:path>
        <draw:path draw:style-name="gr3" draw:text-style-name="P3" draw:layer="layout" svg:width="0.207cm" svg:height="0.173cm" svg:x="0.117cm" svg:y="16.346cm" svg:viewBox="0 0 208 174" svg:d="M94 171h-94c0 0 0-14 8-28 0 0 8-16 32-38 0 0 14-14 25-29 0 0 11-14 11-29 0 0 0-13-7-21 0 0-8-8-20-8 0 0-12 0-20 8 0 0-8 8-8 26l-18-3c0 0 2-24 15-36 0 0 12-13 31-13 0 0 21 0 33 14 0 0 12 14 12 34 0 0 0 16-10 32 0 0-10 17-39 46 0 0-16 15-21 25h70zM131 83c0 0 12-23 34-23 0 0 18 0 30 16 0 0 13 15 13 41 0 0 0 23-13 41 0 0-12 16-32 16 0 0-20 0-35-18 0 0-14-18-14-65 0 0 0-45 12-68 0 0 14-23 39-23 0 0 16 0 26 11 0 0 12 10 15 32l-18 1c0 0-5-26-25-26 0 0-13 0-22 16 0 0-10 15-10 49zM163 157c0 0 12 0 19-11 0 0 7-12 7-29 0 0 0-16-7-27 0 0-7-11-20-11 0 0-12 0-20 10 0 0-8 10-8 28 0 0 0 16 8 28 0 0 8 12 21 12z">
          <text:p/>
        </draw:path>
        <draw:polygon draw:style-name="gr4" draw:text-style-name="P2" draw:layer="layout" svg:width="7.776cm" svg:height="0.473cm" svg:x="0.412cm" svg:y="16.197cm" svg:viewBox="0 0 7777 474" draw:points="0,0 7777,0 7777,474 0,474">
          <text:p/>
        </draw:polygon>
        <draw:path draw:style-name="gr3" draw:text-style-name="P3" draw:layer="layout" svg:width="0.206cm" svg:height="0.17cm" svg:x="0.117cm" svg:y="16.819cm" svg:viewBox="0 0 207 171" svg:d="M94 171h-94c0 0 0-14 8-29 0 0 8-15 32-37 0 0 14-14 25-28 0 0 11-15 11-30 0 0 0-13-7-21 0 0-8-9-20-9 0 0-12 0-20 10 0 0-8 8-8 25l-18-3c0 0 2-23 15-36 0 0 12-13 31-13 0 0 21 0 33 13 0 0 12 16 12 35 0 0 0 16-10 32 0 0-10 17-39 45 0 0-16 15-21 26h70zM207 19c0 0-21 28-36 69 0 0-16 40-18 83h-18c0 0 0-35 14-76 0 0 14-41 35-72h-70v-20h93z">
          <text:p/>
        </draw:path>
        <draw:polygon draw:style-name="gr4" draw:text-style-name="P2" draw:layer="layout" svg:width="7.776cm" svg:height="0.474cm" svg:x="0.412cm" svg:y="16.67cm" svg:viewBox="0 0 7777 475" draw:points="0,0 7777,0 7777,475 0,475">
          <text:p/>
        </draw:polygon>
        <draw:frame draw:style-name="gr5" draw:text-style-name="P4" draw:layer="layout" svg:width="0.318cm" svg:height="0.379cm" svg:x="0.413cm" svg:y="16.718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2.633cm" svg:height="0.185cm" svg:x="0.806cm" svg:y="16.819cm" svg:viewBox="0 0 2634 186" svg:d="M96 86c0 0 5 2 13 14 0 0 7 12 7 29 0 0 0 15-6 29 0 0-8 13-20 19 0 0-12 6-31 6h-59v-180h57c0 0 28 0 41 15 0 0 11 15 11 33 0 0 0 13-6 23 0 0-5 11-7 12zM27 74h27c0 0 9 0 15-1 0 0 5-2 9-6 0 0 4-4 4-13 0 0 0-10-4-15 0 0-4-4-10-5 0 0-6-1-16-1h-25zM27 153h32c0 0 17 0 23-6 0 0 6-7 6-18 0 0 0-12-7-19 0 0-6-6-25-6h-29zM232 183h-28c0 0-4-9-4-10 0 0-13 13-35 13 0 0-18 0-29-12 0 0-10-11-10-29 0 0 0-17 10-29 0 0 10-11 34-15l17-2c0 0 8-2 11-3 0 0 0-5-1-9 0 0 0-3-2-6 0 0-1-3-6-5 0 0-4-2-12-2 0 0-10 0-15 4 0 0-6 4-9 20l-25-4c0 0 4-26 17-37 0 0 13-10 34-10 0 0 20 0 30 7 0 0 10 8 12 18 0 0 2 11 2 26v29c0 0 0 25 2 33 0 0 0 9 7 23zM198 124v-2c0 0-9 5-27 8 0 0-18 2-18 15 0 0 0 6 4 10 0 0 4 4 13 4 0 0 11 0 19-7 0 0 9-9 9-28zM336 132c0 0-5 30-18 42 0 0-13 12-30 12 0 0-24 0-38-19 0 0-13-19-13-51 0 0 0-25 7-41 0 0 8-15 20-22 0 0 12-6 24-6 0 0 17 0 30 11 0 0 13 11 16 37l-25 4c0 0-3-15-8-20 0 0-5-5-12-5 0 0-13 0-20 11 0 0-6 10-6 31 0 0 0 21 6 32 0 0 7 10 19 10 0 0 9 0 14-5 0 0 6-7 8-26zM439 183h-31l-33-61-8 10v51h-25v-180h25v89l36-43h35l-44 52zM497 132h-62v-31h62zM606 127h-77c0 0 1 13 8 22 0 0 8 9 19 9 0 0 9 0 15-5 0 0 6-5 10-20l26 4c0 0-6 26-19 37 0 0-13 12-32 12 0 0-25 0-39-18 0 0-15-19-15-51 0 0 0-31 15-51 0 0 13-19 38-19 0 0 12 0 24 7 0 0 12 6 19 21 0 0 8 16 8 52zM579 99c0 0 0-11-7-19 0 0-8-6-17-6 0 0-10 0-17 8 0 0-7 9-8 17zM712 183h-27v-81c0 0 0-16-4-22 0 0-4-5-13-5 0 0-6 0-12 3 0 0-6 4-8 11 0 0-3 7-3 21v73h-26v-134h25l-5 22c0 0 3-13 12-18 0 0 10-6 21-6 0 0 9 0 18 4 0 0 9 3 14 12 0 0 5 7 6 16 0 0 2 9 2 22zM822 183h-25l4-20c0 0-8 23-29 23 0 0-20 0-34-20 0 0-14-19-14-50 0 0 0-31 13-51 0 0 13-18 35-18 0 0 20 0 28 21l-4-65h26zM774 158c0 0 10 0 17-9 0 0 7-10 7-31 0 0 0-21-7-32 0 0-6-12-17-12 0 0-12 0-18 11 0 0-6 11-6 31 0 0 0 15 3 24 0 0 4 10 9 14 0 0 6 4 12 4zM955 95c0 0-2-14-7-17 0 0-4-4-13-4 0 0-9 0-13 3 0 0-5 3-5 8 0 0 0 4 4 6 0 0 3 3 17 7 0 0 17 5 26 9 0 0 9 4 14 12 0 0 5 9 5 23 0 0 0 19-13 32 0 0-12 12-32 12 0 0-22 0-34-11 0 0-12-12-16-38l26-5c0 0 2 16 7 21 0 0 6 5 16 5 0 0 11 0 15-4 0 0 5-4 5-10 0 0 0-3-2-6 0 0-2-2-5-3 0 0-5-2-19-6 0 0-23-7-31-18 0 0-8-10-8-24 0 0 0-17 12-29 0 0 11-11 30-11 0 0 20 0 31 10 0 0 12 9 15 34zM1042 47c0 0 23 0 38 18 0 0 14 17 14 49 0 0 0 39-16 55 0 0-15 17-36 17 0 0-21 0-37-17 0 0-15-17-15-53 0 0 0-35 15-52 0 0 15-17 37-17zM1042 158c0 0 13 0 20-10 0 0 6-12 6-33 0 0 0-21-7-31 0 0-8-10-19-10 0 0-11 0-19 10 0 0-7 10-7 32 0 0 0 22 8 32 0 0 7 10 18 10zM1164 3l-4 28c0 0-9-2-13-2 0 0-5 0-8 2 0 0-3 2-3 12v6h21v26h-21v108h-25v-108h-16v-26h16v-8c0 0 0-9 1-18 0 0 2-9 9-16 0 0 8-7 22-7 0 0 9 0 21 3zM1212 182c0 0-13 2-19 2 0 0-12 0-19-5 0 0-6-6-7-15 0 0-2-8-2-22v-67h-13v-26h13v-28l26-18v46h17v26h-17v68c0 0 0 8 1 10 0 0 1 2 4 2 0 0 4 0 12-2zM1357 49l-35 134h-24l-13-79c0 0-4 4-6-8 0 0-3-12 1-13l-17 100h-25l-34-134h27l19 86h-1l20-86h24l15 68c0 0 6 28 3 32l20-100zM1463 183h-29c0 0-3-9-4-10 0 0-13 13-35 13 0 0-18 0-28-12 0 0-11-11-11-29 0 0 0-17 11-29 0 0 9-11 33-15l17-2c0 0 8-2 11-3 0 0 0-5 0-9 0 0-1-3-2-6 0 0-2-3-7-5 0 0-4-2-12-2 0 0-10 0-15 4 0 0-6 4-9 20l-25-4c0 0 4-26 17-37 0 0 13-10 35-10 0 0 19 0 29 7 0 0 10 8 13 18 0 0 2 11 2 26v29c0 0 0 25 1 33 0 0 1 9 8 23zM1428 124v-2c0 0-9 5-27 8 0 0-18 2-18 15 0 0 0 6 4 10 0 0 4 4 13 4 0 0 11 0 19-7 0 0 9-9 9-28zM1537 56l-9 29c0 0-10-7-15-7 0 0-7 0-11 8 0 0-4 10-4 27v70h-26v-134h25l-5 24v-1c0 0 7-25 22-25 0 0 11 0 23 9zM1637 127h-77c0 0 1 13 8 22 0 0 8 9 19 9 0 0 8 0 14-5 0 0 6-5 11-20l26 4c0 0-7 26-19 37 0 0-13 12-32 12 0 0-25 0-40-18 0 0-14-19-14-51 0 0 0-31 14-51 0 0 14-19 39-19 0 0 12 0 24 7 0 0 11 6 19 21 0 0 8 16 8 52zM1610 99c0 0 0-11-8-19 0 0-7-6-16-6 0 0-10 0-17 8 0 0-7 9-8 17zM1763 3l-4 28c0 0-9-2-14-2 0 0-5 0-8 2 0 0-2 2-2 12v6h20v26h-20v108h-26v-108h-15v-26h15v-8c0 0 0-9 2-18 0 0 2-9 9-16 0 0 7-7 22-7 0 0 8 0 21 3zM1826 56l-9 29c0 0-10-7-15-7 0 0-8 0-12 8 0 0-4 10-4 27v70h-26v-134h25l-4 24v-1c0 0 5-25 21-25 0 0 10 0 24 9zM1928 183h-28c0 0-4-9-4-10 0 0-13 13-36 13 0 0-17 0-28-12 0 0-10-11-10-29 0 0 0-17 9-29 0 0 11-11 34-15l17-2c0 0 9-2 12-3 0 0 0-5-1-9 0 0 0-3-2-6 0 0-2-3-7-5 0 0-4-2-12-2 0 0-9 0-15 4 0 0-5 4-8 20l-25-4c0 0 4-26 17-37 0 0 12-10 34-10 0 0 20 0 30 7 0 0 10 8 12 18 0 0 2 11 2 26v29c0 0 0 25 1 33 0 0 1 9 8 23zM1894 124v-2c0 0-10 5-27 8 0 0-19 2-19 15 0 0 0 6 4 10 0 0 4 4 13 4 0 0 12 0 20-7 0 0 9-9 9-28zM2087 183h-26v-83c0 0 0-9-1-14 0 0 0-5-3-8 0 0-4-3-10-3 0 0-9 0-16 7 0 0-5 7-5 24v77h-27v-86c0 0 0-13-4-18 0 0-3-4-10-4 0 0-9 0-16 7 0 0-5 8-5 31v70h-27v-134h24l-3 22h-1c0 0 9-24 32-24 0 0 12 0 20 6 0 0 9 7 10 9 0 0 9-15 31-15 0 0 19 0 28 12 0 0 9 11 9 34zM2203 127h-78c0 0 1 13 9 22 0 0 8 9 19 9 0 0 8 0 14-5 0 0 6-5 10-20l26 4c0 0-6 26-18 37 0 0-13 12-32 12 0 0-26 0-40-18 0 0-14-19-14-51 0 0 0-31 14-51 0 0 14-19 38-19 0 0 13 0 25 7 0 0 11 6 19 21 0 0 8 16 8 52zM2176 99c0 0 0-11-8-19 0 0-7-6-17-6 0 0-9 0-16 8 0 0-8 9-8 17zM2355 49l-35 134h-24l-14-79c0 0-3 4-5-8 0 0-3-12 1-13h1l-18 100h-25l-34-134h27l19 86 19-86h24l15 68c0 0 6 28 3 32h-1l21-100zM2406 47c0 0 22 0 37 18 0 0 16 17 16 49 0 0 0 39-17 55 0 0-16 17-36 17 0 0-21 0-37-17 0 0-15-17-15-53 0 0 0-35 14-52 0 0 16-17 38-17zM2406 158c0 0 13 0 20-10 0 0 6-12 6-33 0 0 0-21-8-31 0 0-7-10-18-10 0 0-11 0-19 10 0 0-7 10-7 32 0 0 0 22 7 32 0 0 8 10 19 10zM2535 56l-8 29c0 0-10-7-15-7 0 0-8 0-12 8 0 0-4 10-4 27v70h-26v-134h24l-3 24-1-1c0 0 6-25 23-25 0 0 9 0 22 9zM2634 183h-31l-33-61-7 10v51h-26v-180h26v89l35-43h35l-44 52z">
          <text:p/>
        </draw:path>
        <draw:path draw:style-name="gr3" draw:text-style-name="P3" draw:layer="layout" svg:width="0.207cm" svg:height="0.173cm" svg:x="0.117cm" svg:y="17.292cm" svg:viewBox="0 0 208 174" svg:d="M94 171h-94c0 0 0-14 8-28 0 0 8-16 32-37 0 0 14-14 25-29 0 0 11-14 11-29 0 0 0-13-7-22 0 0-8-9-20-9 0 0-12 0-20 9 0 0-8 9-8 27l-18-3c0 0 2-25 15-37 0 0 12-13 31-13 0 0 21 0 33 14 0 0 12 14 12 34 0 0 0 17-10 33 0 0-10 17-39 45 0 0-16 14-21 25h70zM181 80c0 0 27 10 27 43 0 0 0 22-14 36 0 0-13 15-34 15 0 0-20 0-34-15 0 0-12-15-12-37 0 0 0-16 7-28 0 0 8-12 20-14v-1c0 0-22-8-22-34 0 0 0-20 12-32 0 0 11-13 29-13 0 0 19 0 30 13 0 0 11 13 11 32 0 0 0 25-20 34zM160 71c0 0 10 0 17-7 0 0 7-8 7-19 0 0 0-11-7-20 0 0-7-8-17-8 0 0-10 0-17 8 0 0-6 9-6 19 0 0 0 13 7 20 0 0 6 7 16 7zM160 157c0 0 13 0 21-9 0 0 8-10 8-25 0 0 0-15-8-25 0 0-9-10-21-10 0 0-12 0-21 10 0 0-8 10-8 24 0 0 0 15 9 25 0 0 8 10 20 10z">
          <text:p/>
        </draw:path>
        <draw:polygon draw:style-name="gr4" draw:text-style-name="P2" draw:layer="layout" svg:width="7.776cm" svg:height="0.473cm" svg:x="0.412cm" svg:y="17.144cm" svg:viewBox="0 0 7777 474" draw:points="0,0 7777,0 7777,474 0,474">
          <text:p/>
        </draw:polygon>
        <draw:frame draw:style-name="gr5" draw:text-style-name="P4" draw:layer="layout" svg:width="0.319cm" svg:height="0.379cm" svg:x="0.711cm" svg:y="17.19cm">
          <draw:image xlink:href="Pictures/100002010000001000000010B061184BF1EB51AB.png" xlink:type="simple" xlink:show="embed" xlink:actuate="onLoad">
            <text:p/>
          </draw:image>
        </draw:frame>
        <draw:path draw:style-name="gr6" draw:text-style-name="P5" draw:layer="layout" svg:width="1.727cm" svg:height="0.175cm" svg:x="1.095cm" svg:y="17.302cm" svg:viewBox="0 0 1728 176" svg:d="M112 23h-46v151h-20v-151h-46v-20h112zM186 54l-6 19c0 0-7-5-13-5 0 0-9 0-14 12 0 0-6 10-6 29v65h-17v-125h16v19c0 0 9-21 22-21 0 0 9 0 18 7zM286 174h-18c0 0-2-6-4-16 0 0-17 18-38 18 0 0-16 0-25-10 0 0-10-9-10-25 0 0 0-15 9-25 0 0 9-10 32-14l16-2c0 0 9-2 15-4 0 0 0-10 0-14 0 0-1-5-3-9 0 0-3-4-8-7 0 0-5-2-14-2 0 0-11 0-18 5 0 0-7 5-9 19l-17-2c0 0 3-20 14-30 0 0 12-9 33-9 0 0 18 0 27 7 0 0 8 6 10 16 0 0 3 10 3 24v28c0 0 0 26 1 34 0 0 1 9 4 18zM263 119v-8c0 0-14 6-33 9 0 0-20 3-20 20 0 0 0 8 5 14 0 0 5 5 15 5 0 0 14 0 23-9 0 0 10-8 10-31zM393 174h-18v-75c0 0 0-19-6-27 0 0-6-7-16-7 0 0-8 0-15 5 0 0-7 4-10 13 0 0-2 8-2 23v68h-18v-125h16v18c0 0 5-10 14-15 0 0 8-5 19-5 0 0 8 0 16 3 0 0 9 4 13 11 0 0 5 7 5 14 0 0 2 9 2 23zM477 85c0 0-1-11-7-16 0 0-6-5-16-5 0 0-10 0-16 4 0 0-6 4-6 12 0 0 0 8 5 11 0 0 5 3 19 8 0 0 17 5 24 8 0 0 9 4 13 11 0 0 5 7 5 19 0 0 0 16-12 28 0 0-10 11-30 11 0 0-19 0-31-10 0 0-10-9-13-29l18-4c0 0 1 14 7 20 0 0 7 6 19 6 0 0 12 0 17-6 0 0 7-5 7-14 0 0 0-5-3-9 0 0-3-3-7-4 0 0-4-2-19-7 0 0-22-6-29-15 0 0-7-8-7-21 0 0 0-16 10-26 0 0 10-10 28-10 0 0 18 0 29 8 0 0 10 9 12 27zM567 2l-2 18c0 0-5-1-10-1 0 0-7 0-11 4 0 0-3 3-3 15v11h19v17h-19v108h-18v-108h-16v-17h16v-12c0 0 0-10 1-17 0 0 2-7 8-14 0 0 6-6 19-6 0 0 8 0 16 2zM664 117h-78c0 0 2 20 10 31 0 0 10 11 22 11 0 0 10 0 17-6 0 0 7-6 11-20l17 4c0 0-4 18-16 29 0 0-11 10-29 10 0 0-23 0-36-17 0 0-13-16-13-46 0 0 0-29 13-48 0 0 12-18 36-18 0 0 11 0 21 6 0 0 10 6 18 20 0 0 7 15 7 44zM647 100c0 0-2-19-11-28 0 0-9-8-18-8 0 0-13 0-21 10 0 0-8 11-9 26zM741 54l-6 19c0 0-7-5-13-5 0 0-10 0-15 12 0 0-5 10-5 29v65h-17v-125h15v19h1c0 0 8-21 22-21 0 0 9 0 18 7zM849 47c0 0 21 0 35 16 0 0 14 17 14 47 0 0 0 37-15 51 0 0-15 15-34 15 0 0-19 0-34-15 0 0-14-16-14-49 0 0 0-32 14-49 0 0 14-16 34-16zM849 159c0 0 15 0 23-13 0 0 8-14 8-35 0 0 0-23-10-36 0 0-8-11-21-11 0 0-13 0-22 12 0 0-8 13-8 36 0 0 0 23 8 36 0 0 9 11 22 11zM967 2l-3 18c0 0-5-1-10-1 0 0-6 0-11 4 0 0-4 3-4 15v11h21v17h-21v108h-18v-108h-14v-17h14v-12c0 0 0-10 2-17 0 0 2-7 8-14 0 0 7-6 19-6 0 0 8 0 17 2zM1069 173c0 0-8 1-13 1 0 0-12 0-17-4 0 0-5-5-6-12 0 0-1-8-1-21v-71h-13v-17h13v-30l17-12v42h18v17h-18v72c0 0 0 10 2 14 0 0 1 3 7 3 0 0 5 0 9-1zM1169 174h-18v-78c0 0 0-15-6-24 0 0-5-7-16-7 0 0-11 0-19 9 0 0-8 9-8 32v68h-18v-171h18v61c0 0 12-17 31-17 0 0 10 0 19 5 0 0 9 5 13 15 0 0 4 10 4 29zM1285 117h-77c0 0 0 20 9 31 0 0 9 11 22 11 0 0 10 0 17-6 0 0 7-6 10-20l19 4c0 0-5 18-17 29 0 0-12 10-29 10 0 0-23 0-36-17 0 0-13-16-13-46 0 0 0-29 13-48 0 0 12-18 35-18 0 0 11 0 22 6 0 0 10 6 17 20 0 0 8 15 8 44zM1267 100c0 0-1-19-10-28 0 0-8-8-19-8 0 0-12 0-21 10 0 0-7 11-9 26zM1445 174h-16v-16h-1c0 0-9 18-28 18 0 0-19 0-32-18 0 0-13-18-13-46 0 0 0-30 12-48 0 0 12-17 32-17 0 0 18 0 28 17v-61h18zM1401 159c0 0 12 0 20-11 0 0 8-11 8-34 0 0 0-23-7-37 0 0-7-13-22-13 0 0-13 0-20 13 0 0-7 14-7 35 0 0 0 15 4 25 0 0 4 11 10 16 0 0 7 6 14 6zM1562 174h-18c0 0-3-6-4-16 0 0-18 18-39 18 0 0-16 0-25-10 0 0-9-9-9-25 0 0 0-15 8-25 0 0 9-10 32-14l16-2c0 0 10-2 16-4 0 0 0-10-1-14 0 0-1-5-3-9 0 0-2-4-7-7 0 0-5-2-15-2 0 0-11 0-17 5 0 0-7 5-9 19l-17-2c0 0 2-20 14-30 0 0 12-9 32-9 0 0 19 0 28 7 0 0 8 6 10 16 0 0 3 10 3 24v28c0 0 0 26 0 34 0 0 1 9 5 18zM1539 119v-8c0 0-14 6-34 9 0 0-20 3-20 20 0 0 0 8 5 14 0 0 6 5 16 5 0 0 13 0 23-9 0 0 10-8 10-31zM1624 173c0 0-8 1-14 1 0 0-11 0-17-4 0 0-5-5-6-12 0 0-1-8-1-21v-71h-12v-17h12v-30l18-12v42h17v17h-17v72c0 0 0 10 1 14 0 0 2 3 8 3 0 0 4 0 8-1zM1728 174h-18c0 0-3-6-4-16 0 0-17 18-38 18 0 0-16 0-26-10 0 0-9-9-9-25 0 0 0-15 9-25 0 0 9-10 31-14l17-2c0 0 9-2 15-4 0 0 0-10-1-14 0 0 0-5-3-9 0 0-2-4-7-7 0 0-5-2-14-2 0 0-11 0-18 5 0 0-7 5-9 19l-17-2c0 0 3-20 15-30 0 0 11-9 31-9 0 0 19 0 28 7 0 0 8 6 10 16 0 0 3 10 3 24v28c0 0 0 26 0 34 0 0 1 9 5 18zM1705 119v-8c0 0-13 6-33 9 0 0-21 3-21 20 0 0 0 8 6 14 0 0 5 5 15 5 0 0 13 0 23-9 0 0 10-8 10-31z">
          <text:p/>
        </draw:path>
        <draw:path draw:style-name="gr3" draw:text-style-name="P3" draw:layer="layout" svg:width="0.207cm" svg:height="0.173cm" svg:x="0.117cm" svg:y="17.766cm" svg:viewBox="0 0 208 174" svg:d="M94 171h-94c0 0 0-14 8-29 0 0 8-15 32-37 0 0 14-14 25-28 0 0 11-16 11-31 0 0 0-12-7-21 0 0-8-8-20-8 0 0-12 0-20 8 0 0-8 9-8 26l-18-2c0 0 2-24 15-36 0 0 12-13 31-13 0 0 21 0 33 13 0 0 12 15 12 34 0 0 0 16-10 33 0 0-10 17-39 45 0 0-16 15-21 26h70zM189 91c0 0-5 10-14 16 0 0-8 6-19 6 0 0-18 0-30-15 0 0-12-16-12-41 0 0 0-25 12-41 0 0 12-16 33-16 0 0 19 0 34 18 0 0 15 18 15 64 0 0 0 46-14 69 0 0-13 23-38 23 0 0-16 0-27-11 0 0-10-10-12-31l16-2c0 0 4 27 24 27 0 0 16 0 25-18 0 0 8-17 8-48zM160 95c0 0 13 0 21-10 0 0 7-11 7-29 0 0 0-17-8-27 0 0-8-12-20-12 0 0-12 0-20 12 0 0-9 11-9 29 0 0 0 17 9 27 0 0 8 10 20 10z">
          <text:p/>
        </draw:path>
        <draw:polygon draw:style-name="gr4" draw:text-style-name="P2" draw:layer="layout" svg:width="7.776cm" svg:height="0.473cm" svg:x="0.412cm" svg:y="17.617cm" svg:viewBox="0 0 7777 474" draw:points="0,0 7777,0 7777,474 0,474">
          <text:p/>
        </draw:polygon>
        <draw:path draw:style-name="gr6" draw:text-style-name="P5" draw:layer="layout" svg:width="2.038cm" svg:height="0.222cm" svg:x="1.394cm" svg:y="17.775cm" svg:viewBox="0 0 2039 223" svg:d="M113 23h-47v151h-19v-151h-47v-20h113zM187 54l-7 19c0 0-6-4-13-4 0 0-9 0-14 10 0 0-5 11-5 30v65h-18v-124h16v19c0 0 9-22 22-22 0 0 9 0 19 7zM287 174h-19c0 0-2-6-3-16 0 0-18 19-38 19 0 0-17 0-26-10 0 0-10-10-10-26 0 0 0-15 9-25 0 0 10-10 32-14l16-3c0 0 9-2 16-4 0 0 0-9-1-14 0 0-1-3-3-7 0 0-2-4-8-7 0 0-5-2-14-2 0 0-11 0-18 5 0 0-6 5-9 18l-17-2c0 0 3-20 14-29 0 0 12-10 33-10 0 0 18 0 27 7 0 0 9 6 11 16 0 0 2 9 2 24v28c0 0 0 26 1 35 0 0 1 8 5 17zM264 119v-7c0 0-15 5-34 9 0 0-20 3-20 20 0 0 0 8 6 13 0 0 4 6 15 6 0 0 13 0 23-9 0 0 10-9 10-32zM392 174h-18v-76c0 0 0-18-5-26 0 0-6-7-16-7 0 0-7 0-15 5 0 0-7 5-9 12 0 0-3 9-3 24v68h-18v-124h16v17c0 0 6-10 14-15 0 0 8-5 19-5 0 0 8 0 16 4 0 0 8 3 13 10 0 0 4 7 5 15 0 0 1 8 1 21zM476 85c0 0 0-10-7-15 0 0-5-5-15-5 0 0-10 0-17 4 0 0-5 3-5 11 0 0 0 7 5 11 0 0 4 3 19 7 0 0 16 5 24 9 0 0 8 4 12 11 0 0 5 8 5 19 0 0 0 17-11 28 0 0-11 12-30 12 0 0-20 0-31-10 0 0-11-10-13-30l17-3c0 0 1 13 8 19 0 0 7 6 19 6 0 0 11 0 17-6 0 0 7-5 7-14 0 0 0-5-4-8 0 0-3-4-7-5 0 0-4-2-18-6 0 0-22-7-30-16 0 0-6-9-6-22 0 0 0-15 10-25 0 0 10-10 27-10 0 0 19 0 29 9 0 0 11 9 13 25zM568 3l-3 18c0 0-5-2-10-2 0 0-6 0-10 4 0 0-4 3-4 16v11h19v16h-19v108h-19v-108h-15v-16h15v-13c0 0 0-9 2-17 0 0 1-7 7-13 0 0 7-7 20-7 0 0 9 0 17 3zM664 117h-77c0 0 1 20 10 31 0 0 9 11 21 11 0 0 10 0 17-6 0 0 7-6 11-19l18 3c0 0-5 19-16 29 0 0-12 11-30 11 0 0-22 0-36-18 0 0-13-16-13-46 0 0 0-29 13-48 0 0 13-18 36-18 0 0 11 0 21 7 0 0 10 6 18 20 0 0 7 13 7 43zM647 100c0 0-2-20-10-28 0 0-10-7-19-7 0 0-13 0-21 10 0 0-8 9-9 25zM741 54l-6 19c0 0-7-4-13-4 0 0-10 0-15 10 0 0-5 11-5 30v65h-17v-124h16v19h1c0 0 8-22 22-22 0 0 8 0 17 7zM808 54l-7 19c0 0-6-4-12-4 0 0-10 0-15 10 0 0-5 11-5 30v65h-18v-124h16v19c0 0 9-22 22-22 0 0 9 0 19 7zM836 174h-18v-124h18zM836 27h-18v-24h18zM947 174h-18v-76c0 0 0-18-6-26 0 0-5-7-15-7 0 0-8 0-15 5 0 0-7 5-10 12 0 0-3 9-3 24v68h-17v-124h15v17h1c0 0 6-10 13-15 0 0 9-5 19-5 0 0 9 0 17 4 0 0 7 3 12 10 0 0 5 7 6 15 0 0 1 8 1 21zM1058 157c0 0 0 27-5 39 0 0-4 13-15 20 0 0-11 7-27 7 0 0-17 0-29-9 0 0-11-9-11-30l16 3c0 0 1 10 7 14 0 0 6 5 17 5 0 0 14 0 20-6 0 0 6-7 8-16 0 0 1-10 1-26 0 0-11 16-28 16 0 0-21 0-33-18 0 0-12-18-12-45 0 0 0-27 12-46 0 0 12-18 33-18 0 0 18 0 29 18h1v-15h16zM1013 157c0 0 12 0 20-11 0 0 8-10 8-35 0 0 0-23-7-35 0 0-9-11-21-11 0 0-13 0-20 11 0 0-8 13-8 34 0 0 0 24 8 36 0 0 8 11 20 11zM1224 50l-39 124h-16l-40-124h18l22 72c0 0 6 20 7 27 0 0 2-7 6-20l24-79zM1257 174h-18v-124h18zM1257 27h-18v-24h18zM1367 174h-16v-16h-1c0 0-9 19-28 19 0 0-19 0-32-19 0 0-13-17-13-46 0 0 0-31 12-47 0 0 12-18 32-18 0 0 19 0 29 18v-62h17zM1324 159c0 0 11 0 19-11 0 0 9-11 9-34 0 0 0-23-8-36 0 0-7-13-21-13 0 0-14 0-21 12 0 0-6 14-6 35 0 0 0 15 3 26 0 0 4 10 11 16 0 0 6 5 14 5zM1484 117h-77c0 0 1 20 10 31 0 0 9 11 22 11 0 0 9 0 17-6 0 0 7-6 9-19l19 3c0 0-4 19-16 29 0 0-12 11-29 11 0 0-24 0-36-18 0 0-14-16-14-46 0 0 0-29 13-48 0 0 13-18 36-18 0 0 11 0 21 7 0 0 11 6 18 20 0 0 7 13 7 43zM1467 100c0 0-2-20-10-28 0 0-9-7-19-7 0 0-13 0-21 10 0 0-7 9-9 25zM1548 47c0 0 21 0 35 17 0 0 13 16 13 47 0 0 0 36-15 51 0 0-15 15-33 15 0 0-20 0-35-16 0 0-14-15-14-49 0 0 0-32 14-48 0 0 14-17 35-17zM1548 159c0 0 15 0 23-13 0 0 7-13 7-35 0 0 0-23-9-35 0 0-8-11-21-11 0 0-14 0-23 11 0 0-8 12-8 36 0 0 0 24 8 36 0 0 10 11 23 11zM1755 174h-16v-16c0 0-10 19-28 19 0 0-19 0-33-19 0 0-13-17-13-46 0 0 0-31 12-47 0 0 13-18 32-18 0 0 19 0 28 18h1v-62h17zM1712 159c0 0 11 0 20-11 0 0 8-11 8-34 0 0 0-23-7-36 0 0-8-13-22-13 0 0-13 0-20 12 0 0-7 14-7 35 0 0 0 15 3 26 0 0 5 10 11 16 0 0 6 5 14 5zM1872 174h-18c0 0-3-6-4-16 0 0-17 19-38 19 0 0-16 0-25-10 0 0-10-10-10-26 0 0 0-15 9-25 0 0 9-10 32-14l16-3c0 0 9-2 15-4 0 0 0-9-1-14 0 0 0-3-2-7 0 0-3-4-8-7 0 0-5-2-14-2 0 0-11 0-18 5 0 0-6 5-8 18l-18-2c0 0 3-20 15-29 0 0 11-10 31-10 0 0 20 0 28 7 0 0 9 6 11 16 0 0 2 9 2 24v28c0 0 0 26 0 35 0 0 1 8 5 17zM1849 119v-7c0 0-13 5-33 9 0 0-20 3-20 20 0 0 0 8 5 13 0 0 6 6 16 6 0 0 12 0 22-9 0 0 10-9 10-32zM1934 174c0 0-8 1-13 1 0 0-12 0-17-5 0 0-5-4-6-12 0 0-2-7-2-21v-71h-12v-16h12v-31l18-11v42h18v16h-18v72c0 0 0 10 2 14 0 0 2 4 8 4 0 0 4 0 8-1zM2039 174h-19c0 0-2-6-3-16 0 0-18 19-39 19 0 0-16 0-25-10 0 0-10-10-10-26 0 0 0-15 9-25 0 0 9-10 32-14l16-3c0 0 9-2 16-4 0 0 0-9-1-14 0 0-1-3-3-7 0 0-2-4-7-7 0 0-6-2-15-2 0 0-11 0-17 5 0 0-7 5-9 18l-17-2c0 0 2-20 14-29 0 0 12-10 32-10 0 0 19 0 27 7 0 0 9 6 11 16 0 0 2 9 2 24v28c0 0 0 26 1 35 0 0 1 8 5 17zM2016 119v-7c0 0-14 5-34 9 0 0-20 3-20 20 0 0 0 8 5 13 0 0 6 6 16 6 0 0 12 0 23-9 0 0 10-9 10-32z">
          <text:p/>
        </draw:path>
        <draw:polygon draw:style-name="gr4" draw:text-style-name="P2" draw:layer="layout" svg:width="7.776cm" svg:height="0.474cm" svg:x="0.412cm" svg:y="18.089cm" svg:viewBox="0 0 7777 475" draw:points="0,0 7777,0 7777,475 0,475">
          <text:p/>
        </draw:polygon>
        <draw:line draw:style-name="gr7" draw:text-style-name="P4" draw:layer="layout" svg:x1="13.179cm" svg:y1="3.81cm" svg:x2="13.179cm" svg:y2="36.547cm">
          <text:p/>
        </draw:line>
        <draw:line draw:style-name="gr7" draw:text-style-name="P4" draw:layer="layout" svg:x1="14.308cm" svg:y1="3.81cm" svg:x2="14.308cm" svg:y2="36.547cm">
          <text:p/>
        </draw:line>
        <draw:line draw:style-name="gr7" draw:text-style-name="P4" draw:layer="layout" svg:x1="17.469cm" svg:y1="3.81cm" svg:x2="17.469cm" svg:y2="36.547cm">
          <text:p/>
        </draw:line>
        <draw:line draw:style-name="gr8" draw:text-style-name="P4" draw:layer="layout" svg:x1="13.179cm" svg:y1="3.81cm" svg:x2="13.179cm" svg:y2="36.547cm">
          <text:p/>
        </draw:line>
        <draw:line draw:style-name="gr7" draw:text-style-name="P4" draw:layer="layout" svg:x1="19.05cm" svg:y1="3.81cm" svg:x2="19.05cm" svg:y2="36.547cm">
          <text:p/>
        </draw:line>
        <draw:line draw:style-name="gr7" draw:text-style-name="P4" draw:layer="layout" svg:x1="20.63cm" svg:y1="3.81cm" svg:x2="20.63cm" svg:y2="36.547cm">
          <text:p/>
        </draw:line>
        <draw:line draw:style-name="gr7" draw:text-style-name="P4" draw:layer="layout" svg:x1="22.21cm" svg:y1="3.81cm" svg:x2="22.21cm" svg:y2="36.547cm">
          <text:p/>
        </draw:line>
        <draw:line draw:style-name="gr7" draw:text-style-name="P4" draw:layer="layout" svg:x1="23.791cm" svg:y1="3.81cm" svg:x2="23.791cm" svg:y2="36.547cm">
          <text:p/>
        </draw:line>
        <draw:line draw:style-name="gr8" draw:text-style-name="P4" draw:layer="layout" svg:x1="20.178cm" svg:y1="3.81cm" svg:x2="20.178cm" svg:y2="36.547cm">
          <text:p/>
        </draw:line>
        <draw:line draw:style-name="gr7" draw:text-style-name="P4" draw:layer="layout" svg:x1="25.371cm" svg:y1="3.81cm" svg:x2="25.371cm" svg:y2="36.547cm">
          <text:p/>
        </draw:line>
        <draw:line draw:style-name="gr7" draw:text-style-name="P4" draw:layer="layout" svg:x1="26.952cm" svg:y1="3.81cm" svg:x2="26.952cm" svg:y2="36.547cm">
          <text:p/>
        </draw:line>
        <draw:line draw:style-name="gr7" draw:text-style-name="P4" draw:layer="layout" svg:x1="28.532cm" svg:y1="3.81cm" svg:x2="28.532cm" svg:y2="36.547cm">
          <text:p/>
        </draw:line>
        <draw:line draw:style-name="gr7" draw:text-style-name="P4" draw:layer="layout" svg:x1="30.113cm" svg:y1="3.81cm" svg:x2="30.113cm" svg:y2="36.547cm">
          <text:p/>
        </draw:line>
        <draw:line draw:style-name="gr7" draw:text-style-name="P4" draw:layer="layout" svg:x1="31.693cm" svg:y1="3.81cm" svg:x2="31.693cm" svg:y2="36.547cm">
          <text:p/>
        </draw:line>
        <draw:line draw:style-name="gr8" draw:text-style-name="P4" draw:layer="layout" svg:x1="26.952cm" svg:y1="3.81cm" svg:x2="26.952cm" svg:y2="36.547cm">
          <text:p/>
        </draw:line>
        <draw:line draw:style-name="gr7" draw:text-style-name="P4" draw:layer="layout" svg:x1="33.274cm" svg:y1="3.81cm" svg:x2="33.274cm" svg:y2="36.547cm">
          <text:p/>
        </draw:line>
        <draw:line draw:style-name="gr7" draw:text-style-name="P4" draw:layer="layout" svg:x1="34.854cm" svg:y1="3.81cm" svg:x2="34.854cm" svg:y2="36.547cm">
          <text:p/>
        </draw:line>
        <draw:line draw:style-name="gr7" draw:text-style-name="P4" draw:layer="layout" svg:x1="36.434cm" svg:y1="3.81cm" svg:x2="36.434cm" svg:y2="36.547cm">
          <text:p/>
        </draw:line>
        <draw:line draw:style-name="gr7" draw:text-style-name="P4" draw:layer="layout" svg:x1="38.015cm" svg:y1="3.81cm" svg:x2="38.015cm" svg:y2="36.547cm">
          <text:p/>
        </draw:line>
        <draw:line draw:style-name="gr8" draw:text-style-name="P4" draw:layer="layout" svg:x1="33.951cm" svg:y1="3.81cm" svg:x2="33.951cm" svg:y2="36.547cm">
          <text:p/>
        </draw:line>
        <draw:line draw:style-name="gr7" draw:text-style-name="P4" draw:layer="layout" svg:x1="39.595cm" svg:y1="3.81cm" svg:x2="39.595cm" svg:y2="36.547cm">
          <text:p/>
        </draw:line>
        <draw:line draw:style-name="gr7" draw:text-style-name="P4" draw:layer="layout" svg:x1="41.176cm" svg:y1="3.81cm" svg:x2="41.176cm" svg:y2="36.547cm">
          <text:p/>
        </draw:line>
        <draw:line draw:style-name="gr7" draw:text-style-name="P4" draw:layer="layout" svg:x1="42.756cm" svg:y1="3.81cm" svg:x2="42.756cm" svg:y2="36.547cm">
          <text:p/>
        </draw:line>
        <draw:line draw:style-name="gr7" draw:text-style-name="P4" draw:layer="layout" svg:x1="44.337cm" svg:y1="3.81cm" svg:x2="44.337cm" svg:y2="36.547cm">
          <text:p/>
        </draw:line>
        <draw:line draw:style-name="gr8" draw:text-style-name="P4" draw:layer="layout" svg:x1="40.95cm" svg:y1="3.81cm" svg:x2="40.95cm" svg:y2="36.547cm">
          <text:p/>
        </draw:line>
        <draw:line draw:style-name="gr7" draw:text-style-name="P4" draw:layer="layout" svg:x1="45.917cm" svg:y1="3.81cm" svg:x2="45.917cm" svg:y2="36.547cm">
          <text:p/>
        </draw:line>
        <draw:line draw:style-name="gr7" draw:text-style-name="P4" draw:layer="layout" svg:x1="47.498cm" svg:y1="3.81cm" svg:x2="47.498cm" svg:y2="36.547cm">
          <text:p/>
        </draw:line>
        <draw:line draw:style-name="gr8" draw:text-style-name="P4" draw:layer="layout" svg:x1="47.498cm" svg:y1="3.81cm" svg:x2="47.498cm" svg:y2="36.547cm">
          <text:p/>
        </draw:line>
        <draw:line draw:style-name="gr7" draw:text-style-name="P4" draw:layer="layout" svg:x1="7.296cm" svg:y1="4.689cm" svg:x2="28.731cm" svg:y2="4.689cm">
          <text:p/>
        </draw:line>
        <draw:line draw:style-name="gr7" draw:text-style-name="P4" draw:layer="layout" svg:x1="15.889cm" svg:y1="3.81cm" svg:x2="15.889cm" svg:y2="36.547cm">
          <text:p/>
        </draw:line>
        <draw:polygon draw:style-name="gr9" draw:text-style-name="P6" draw:layer="layout" svg:width="17.311cm" svg:height="0.245cm" svg:x="8.258cm" svg:y="4.491cm" svg:viewBox="0 0 17312 246" draw:points="0,0 17312,0 17312,246 17211,148 100,148 0,246">
          <text:p/>
        </draw:polygon>
        <draw:line draw:style-name="gr7" draw:text-style-name="P4" draw:layer="layout" svg:x1="7.296cm" svg:y1="5.124cm" svg:x2="28.731cm" svg:y2="5.124cm">
          <text:p/>
        </draw:line>
        <draw:polygon draw:style-name="gr9" draw:text-style-name="P6" draw:layer="layout" svg:width="7.372cm" svg:height="0.245cm" svg:x="8.258cm" svg:y="4.981cm" svg:viewBox="0 0 7373 246" draw:points="0,0 7373,0 7373,246 7273,148 100,148 0,246">
          <text:p/>
        </draw:polygon>
        <draw:line draw:style-name="gr7" draw:text-style-name="P4" draw:layer="layout" svg:x1="7.296cm" svg:y1="5.559cm" svg:x2="28.731cm" svg:y2="5.559cm">
          <text:p/>
        </draw:line>
        <draw:polygon draw:style-name="gr10" draw:text-style-name="P7" draw:layer="layout" svg:width="4.007cm" svg:height="0.245cm" svg:x="8.258cm" svg:y="5.472cm" svg:viewBox="0 0 4008 246" draw:points="0,0 4008,0 4008,246 0,246">
          <text:p/>
        </draw:polygon>
        <draw:line draw:style-name="gr7" draw:text-style-name="P4" draw:layer="layout" svg:x1="7.296cm" svg:y1="5.993cm" svg:x2="28.731cm" svg:y2="5.993cm">
          <text:p/>
        </draw:line>
        <draw:polygon draw:style-name="gr10" draw:text-style-name="P7" draw:layer="layout" svg:width="3.366cm" svg:height="0.245cm" svg:x="12.265cm" svg:y="5.963cm" svg:viewBox="0 0 3367 246" draw:points="0,0 3367,0 3367,246 0,246">
          <text:p/>
        </draw:polygon>
        <draw:line draw:style-name="gr7" draw:text-style-name="P4" draw:layer="layout" svg:x1="7.296cm" svg:y1="6.428cm" svg:x2="28.731cm" svg:y2="6.428cm">
          <text:p/>
        </draw:line>
        <draw:polygon draw:style-name="gr10" draw:text-style-name="P7" draw:layer="layout" svg:width="5.61cm" svg:height="0.246cm" svg:x="10.983cm" svg:y="6.454cm" svg:viewBox="0 0 5611 247" draw:points="0,0 5611,0 5611,247 0,247">
          <text:p/>
        </draw:polygon>
        <draw:line draw:style-name="gr7" draw:text-style-name="P4" draw:layer="layout" svg:x1="7.296cm" svg:y1="6.862cm" svg:x2="28.731cm" svg:y2="6.862cm">
          <text:p/>
        </draw:line>
        <draw:polygon draw:style-name="gr9" draw:text-style-name="P6" draw:layer="layout" svg:width="4.648cm" svg:height="0.245cm" svg:x="15.471cm" svg:y="6.945cm" svg:viewBox="0 0 4649 246" draw:points="0,0 4649,0 4649,246 4549,148 100,148 0,246">
          <text:p/>
        </draw:polygon>
        <draw:line draw:style-name="gr7" draw:text-style-name="P4" draw:layer="layout" svg:x1="7.296cm" svg:y1="7.297cm" svg:x2="28.731cm" svg:y2="7.297cm">
          <text:p/>
        </draw:line>
        <draw:polygon draw:style-name="gr10" draw:text-style-name="P7" draw:layer="layout" svg:width="1.442cm" svg:height="0.246cm" svg:x="15.471cm" svg:y="7.435cm" svg:viewBox="0 0 1443 247" draw:points="0,0 1443,0 1443,247 0,247">
          <text:p/>
        </draw:polygon>
        <draw:line draw:style-name="gr7" draw:text-style-name="P4" draw:layer="layout" svg:x1="7.296cm" svg:y1="7.731cm" svg:x2="28.731cm" svg:y2="7.731cm">
          <text:p/>
        </draw:line>
        <draw:polygon draw:style-name="gr10" draw:text-style-name="P7" draw:layer="layout" svg:width="3.366cm" svg:height="0.245cm" svg:x="16.753cm" svg:y="7.927cm" svg:viewBox="0 0 3367 246" draw:points="0,0 3367,0 3367,246 0,246">
          <text:p/>
        </draw:polygon>
        <draw:line draw:style-name="gr7" draw:text-style-name="P4" draw:layer="layout" svg:x1="7.296cm" svg:y1="8.166cm" svg:x2="28.731cm" svg:y2="8.166cm">
          <text:p/>
        </draw:line>
        <draw:polygon draw:style-name="gr10" draw:text-style-name="P7" draw:layer="layout" svg:width="5.61cm" svg:height="0.245cm" svg:x="19.959cm" svg:y="8.417cm" svg:viewBox="0 0 5611 246" draw:points="0,0 5611,0 5611,246 0,246">
          <text:p/>
        </draw:polygon>
        <draw:line draw:style-name="gr7" draw:text-style-name="P4" draw:layer="layout" svg:x1="7.296cm" svg:y1="8.601cm" svg:x2="28.731cm" svg:y2="8.601cm">
          <text:p/>
        </draw:line>
        <draw:line draw:style-name="gr7" draw:text-style-name="P4" draw:layer="layout" svg:x1="7.296cm" svg:y1="9.035cm" svg:x2="28.731cm" svg:y2="9.035cm">
          <text:p/>
        </draw:line>
        <draw:polygon draw:style-name="gr9" draw:text-style-name="P6" draw:layer="layout" svg:width="19.395cm" svg:height="0.245cm" svg:x="8.258cm" svg:y="9.399cm" svg:viewBox="0 0 19396 246" draw:points="0,0 19396,0 19396,246 19296,148 100,148 0,246">
          <text:p/>
        </draw:polygon>
        <draw:line draw:style-name="gr7" draw:text-style-name="P4" draw:layer="layout" svg:x1="7.296cm" svg:y1="9.47cm" svg:x2="28.731cm" svg:y2="9.47cm">
          <text:p/>
        </draw:line>
        <draw:polygon draw:style-name="gr9" draw:text-style-name="P6" draw:layer="layout" svg:width="8.495cm" svg:height="0.245cm" svg:x="8.258cm" svg:y="9.891cm" svg:viewBox="0 0 8496 246" draw:points="0,0 8496,0 8496,246 8396,148 100,148 0,246">
          <text:p/>
        </draw:polygon>
        <draw:line draw:style-name="gr7" draw:text-style-name="P4" draw:layer="layout" svg:x1="7.296cm" svg:y1="9.904cm" svg:x2="28.731cm" svg:y2="9.904cm">
          <text:p/>
        </draw:line>
        <draw:polygon draw:style-name="gr10" draw:text-style-name="P7" draw:layer="layout" svg:width="4.167cm" svg:height="0.245cm" svg:x="8.258cm" svg:y="10.381cm" svg:viewBox="0 0 4168 246" draw:points="0,0 4168,0 4168,246 0,246">
          <text:p/>
        </draw:polygon>
        <draw:line draw:style-name="gr7" draw:text-style-name="P4" draw:layer="layout" svg:x1="7.296cm" svg:y1="10.339cm" svg:x2="28.731cm" svg:y2="10.339cm">
          <text:p/>
        </draw:line>
        <draw:polygon draw:style-name="gr10" draw:text-style-name="P7" draw:layer="layout" svg:width="3.206cm" svg:height="0.246cm" svg:x="12.265cm" svg:y="10.872cm" svg:viewBox="0 0 3207 247" draw:points="0,0 3207,0 3207,247 0,247">
          <text:p/>
        </draw:polygon>
        <draw:line draw:style-name="gr7" draw:text-style-name="P4" draw:layer="layout" svg:x1="7.296cm" svg:y1="10.773cm" svg:x2="28.731cm" svg:y2="10.773cm">
          <text:p/>
        </draw:line>
        <draw:polygon draw:style-name="gr10" draw:text-style-name="P7" draw:layer="layout" svg:width="1.442cm" svg:height="0.245cm" svg:x="15.311cm" svg:y="11.363cm" svg:viewBox="0 0 1443 246" draw:points="0,0 1443,0 1443,246 0,246">
          <text:p/>
        </draw:polygon>
        <draw:line draw:style-name="gr7" draw:text-style-name="P4" draw:layer="layout" svg:x1="7.296cm" svg:y1="11.208cm" svg:x2="28.731cm" svg:y2="11.208cm">
          <text:p/>
        </draw:line>
        <draw:polygon draw:style-name="gr9" draw:text-style-name="P6" draw:layer="layout" svg:width="7.693cm" svg:height="0.246cm" svg:x="16.593cm" svg:y="11.854cm" svg:viewBox="0 0 7694 247" draw:points="0,0 7694,0 7694,247 7594,149 100,149 0,247">
          <text:p/>
        </draw:polygon>
        <draw:line draw:style-name="gr7" draw:text-style-name="P4" draw:layer="layout" svg:x1="7.296cm" svg:y1="11.642cm" svg:x2="28.731cm" svg:y2="11.642cm">
          <text:p/>
        </draw:line>
        <draw:polygon draw:style-name="gr10" draw:text-style-name="P7" draw:layer="layout" svg:width="1.442cm" svg:height="0.245cm" svg:x="16.593cm" svg:y="12.345cm" svg:viewBox="0 0 1443 246" draw:points="0,0 1443,0 1443,246 0,246">
          <text:p/>
        </draw:polygon>
        <draw:line draw:style-name="gr7" draw:text-style-name="P4" draw:layer="layout" svg:x1="7.296cm" svg:y1="12.077cm" svg:x2="28.731cm" svg:y2="12.077cm">
          <text:p/>
        </draw:line>
        <draw:polygon draw:style-name="gr10" draw:text-style-name="P7" draw:layer="layout" svg:width="3.366cm" svg:height="0.245cm" svg:x="16.593cm" svg:y="12.836cm" svg:viewBox="0 0 3367 246" draw:points="0,0 3367,0 3367,246 0,246">
          <text:p/>
        </draw:polygon>
        <draw:line draw:style-name="gr7" draw:text-style-name="P4" draw:layer="layout" svg:x1="7.296cm" svg:y1="12.512cm" svg:x2="28.731cm" svg:y2="12.512cm">
          <text:p/>
        </draw:line>
        <draw:polygon draw:style-name="gr10" draw:text-style-name="P7" draw:layer="layout" svg:width="4.487cm" svg:height="0.245cm" svg:x="19.799cm" svg:y="13.327cm" svg:viewBox="0 0 4488 246" draw:points="0,0 4488,0 4488,246 0,246">
          <text:p/>
        </draw:polygon>
        <draw:line draw:style-name="gr7" draw:text-style-name="P4" draw:layer="layout" svg:x1="7.296cm" svg:y1="12.946cm" svg:x2="28.731cm" svg:y2="12.946cm">
          <text:p/>
        </draw:line>
        <draw:polygon draw:style-name="gr9" draw:text-style-name="P6" draw:layer="layout" svg:width="9.938cm" svg:height="0.245cm" svg:x="16.593cm" svg:y="13.817cm" svg:viewBox="0 0 9939 246" draw:points="0,0 9939,0 9939,246 9838,148 100,148 0,246">
          <text:p/>
        </draw:polygon>
        <draw:line draw:style-name="gr7" draw:text-style-name="P4" draw:layer="layout" svg:x1="7.296cm" svg:y1="13.381cm" svg:x2="28.731cm" svg:y2="13.381cm">
          <text:p/>
        </draw:line>
        <draw:polygon draw:style-name="gr10" draw:text-style-name="P7" draw:layer="layout" svg:width="3.366cm" svg:height="0.245cm" svg:x="16.593cm" svg:y="14.309cm" svg:viewBox="0 0 3367 246" draw:points="0,0 3367,0 3367,246 0,246">
          <text:p/>
        </draw:polygon>
        <draw:line draw:style-name="gr7" draw:text-style-name="P4" draw:layer="layout" svg:x1="7.296cm" svg:y1="13.815cm" svg:x2="28.731cm" svg:y2="13.815cm">
          <text:p/>
        </draw:line>
        <draw:polygon draw:style-name="gr10" draw:text-style-name="P7" draw:layer="layout" svg:width="6.731cm" svg:height="0.245cm" svg:x="19.799cm" svg:y="14.799cm" svg:viewBox="0 0 6732 246" draw:points="0,0 6732,0 6732,246 0,246">
          <text:p/>
        </draw:polygon>
        <draw:line draw:style-name="gr7" draw:text-style-name="P4" draw:layer="layout" svg:x1="7.296cm" svg:y1="14.25cm" svg:x2="28.731cm" svg:y2="14.25cm">
          <text:p/>
        </draw:line>
        <draw:polygon draw:style-name="gr9" draw:text-style-name="P6" draw:layer="layout" svg:width="7.694cm" svg:height="0.246cm" svg:x="19.959cm" svg:y="15.29cm" svg:viewBox="0 0 7695 247" draw:points="0,0 7695,0 7695,247 7595,149 100,149 0,247">
          <text:p/>
        </draw:polygon>
        <draw:line draw:style-name="gr7" draw:text-style-name="P4" draw:layer="layout" svg:x1="7.296cm" svg:y1="14.684cm" svg:x2="28.731cm" svg:y2="14.684cm">
          <text:p/>
        </draw:line>
        <draw:polygon draw:style-name="gr10" draw:text-style-name="P7" draw:layer="layout" svg:width="4.488cm" svg:height="0.245cm" svg:x="19.959cm" svg:y="15.781cm" svg:viewBox="0 0 4489 246" draw:points="0,0 4489,0 4489,246 0,246">
          <text:p/>
        </draw:polygon>
        <draw:line draw:style-name="gr7" draw:text-style-name="P4" draw:layer="layout" svg:x1="7.296cm" svg:y1="15.119cm" svg:x2="28.731cm" svg:y2="15.119cm">
          <text:p/>
        </draw:line>
        <draw:polygon draw:style-name="gr10" draw:text-style-name="P7" draw:layer="layout" svg:width="3.366cm" svg:height="0.246cm" svg:x="24.287cm" svg:y="16.272cm" svg:viewBox="0 0 3367 247" draw:points="0,0 3367,0 3367,247 0,247">
          <text:p/>
        </draw:polygon>
        <draw:line draw:style-name="gr7" draw:text-style-name="P4" draw:layer="layout" svg:x1="7.296cm" svg:y1="15.554cm" svg:x2="28.731cm" svg:y2="15.554cm">
          <text:p/>
        </draw:line>
        <draw:line draw:style-name="gr7" draw:text-style-name="P4" draw:layer="layout" svg:x1="7.296cm" svg:y1="15.989cm" svg:x2="28.731cm" svg:y2="15.989cm">
          <text:p/>
        </draw:line>
        <draw:polygon draw:style-name="gr9" draw:text-style-name="P6" draw:layer="layout" svg:width="7.053cm" svg:height="0.245cm" svg:x="8.418cm" svg:y="17.254cm" svg:viewBox="0 0 7054 246" draw:points="0,0 7054,0 7054,246 6953,149 100,149 0,246">
          <text:p/>
        </draw:polygon>
        <draw:line draw:style-name="gr7" draw:text-style-name="P4" draw:layer="layout" svg:x1="7.296cm" svg:y1="16.423cm" svg:x2="28.731cm" svg:y2="16.423cm">
          <text:p/>
        </draw:line>
        <draw:polygon draw:style-name="gr9" draw:text-style-name="P6" draw:layer="layout" svg:width="4.007cm" svg:height="0.245cm" svg:x="8.418cm" svg:y="17.745cm" svg:viewBox="0 0 4008 246" draw:points="0,0 4008,0 4008,246 3908,148 100,148 0,246">
          <text:p/>
        </draw:polygon>
        <draw:line draw:style-name="gr7" draw:text-style-name="P4" draw:layer="layout" svg:x1="7.296cm" svg:y1="16.857cm" svg:x2="28.731cm" svg:y2="16.8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UnicodeMS" svg:font-family="ArialUnicodeMS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1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6" style:page-layout-name="PM0" draw:style-name="Mdp1"/>
    <style:master-page style:name="master-page41" style:page-layout-name="PM0" draw:style-name="Mdp1"/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1T15:35:11.529431692</dc:date>
    <meta:editing-duration>PT8M19S</meta:editing-duration>
    <meta:editing-cycles>2</meta:editing-cycles>
    <meta:generator>LibreOffice/6.0.7.3.0$Linux_X86_64 LibreOffice_project/00$Build-3</meta:generator>
    <meta:document-statistic meta:object-count="237"/>
  </office:meta>
</office:document-meta>
</file>